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lad1" table:style-name="ta1">
        <table:shapes>
          <draw:frame draw:z-index="0" draw:style-name="gr1" draw:text-style-name="P1" svg:width="15.999cm" svg:height="8.999cm" svg:x="7.256cm" svg:y="2.878cm">
            <draw:object draw:notify-on-update-of-ranges="Blad1.A1:Blad1.A64 Blad1.B1:Blad1.B64 Blad1.C1:Blad1.C6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123cm" svg:y="3.122cm">
            <draw:object draw:notify-on-update-of-ranges="Blad1.N1:Blad1.N64 Blad1.O1:Blad1.O64 Blad1.P1:Blad1.P6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float" office:value="0.515688" calcext:value-type="float">
            <text:p>0.515688</text:p>
          </table:table-cell>
          <table:table-cell office:value-type="float" office:value="0.500794" calcext:value-type="float">
            <text:p>0.500794</text:p>
          </table:table-cell>
          <table:table-cell office:value-type="float" office:value="0.500183" calcext:value-type="float">
            <text:p>0.500183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/>
          <table:table-cell office:value-type="float" office:value="0.513368" calcext:value-type="float">
            <text:p>0.513368</text:p>
          </table:table-cell>
          <table:table-cell office:value-type="float" office:value="0.502136" calcext:value-type="float">
            <text:p>0.502136</text:p>
          </table:table-cell>
          <table:table-cell office:value-type="float" office:value="0.507997" calcext:value-type="float">
            <text:p>0.507997</text:p>
          </table:table-cell>
        </table:table-row>
        <table:table-row table:style-name="ro1">
          <table:table-cell office:value-type="float" office:value="0.515932" calcext:value-type="float">
            <text:p>0.515932</text:p>
          </table:table-cell>
          <table:table-cell office:value-type="float" office:value="0.501282" calcext:value-type="float">
            <text:p>0.501282</text:p>
          </table:table-cell>
          <table:table-cell office:value-type="float" office:value="0.499939" calcext:value-type="float">
            <text:p>0.499939</text:p>
          </table:table-cell>
          <table:table-cell table:number-columns-repeated="8"/>
          <table:table-cell office:value-type="string" calcext:value-type="string">
            <text:p>upU</text:p>
          </table:table-cell>
          <table:table-cell/>
          <table:table-cell office:value-type="float" office:value="0.515566" calcext:value-type="float">
            <text:p>0.515566</text:p>
          </table:table-cell>
          <table:table-cell office:value-type="float" office:value="0.501526" calcext:value-type="float">
            <text:p>0.501526</text:p>
          </table:table-cell>
          <table:table-cell office:value-type="float" office:value="0.508973" calcext:value-type="float">
            <text:p>0.508973</text:p>
          </table:table-cell>
        </table:table-row>
        <table:table-row table:style-name="ro1">
          <table:table-cell office:value-type="float" office:value="0.51642" calcext:value-type="float">
            <text:p>0.51642</text:p>
          </table:table-cell>
          <table:table-cell office:value-type="float" office:value="0.500427" calcext:value-type="float">
            <text:p>0.500427</text:p>
          </table:table-cell>
          <table:table-cell office:value-type="float" office:value="0.501526" calcext:value-type="float">
            <text:p>0.501526</text:p>
          </table:table-cell>
          <table:table-cell table:number-columns-repeated="10"/>
          <table:table-cell office:value-type="float" office:value="0.515444" calcext:value-type="float">
            <text:p>0.515444</text:p>
          </table:table-cell>
          <table:table-cell office:value-type="float" office:value="0.501648" calcext:value-type="float">
            <text:p>0.501648</text:p>
          </table:table-cell>
          <table:table-cell office:value-type="float" office:value="0.510194" calcext:value-type="float">
            <text:p>0.510194</text:p>
          </table:table-cell>
        </table:table-row>
        <table:table-row table:style-name="ro1">
          <table:table-cell office:value-type="float" office:value="0.516298" calcext:value-type="float">
            <text:p>0.516298</text:p>
          </table:table-cell>
          <table:table-cell office:value-type="float" office:value="0.501892" calcext:value-type="float">
            <text:p>0.501892</text:p>
          </table:table-cell>
          <table:table-cell office:value-type="float" office:value="0.503724" calcext:value-type="float">
            <text:p>0.503724</text:p>
          </table:table-cell>
          <table:table-cell table:number-columns-repeated="10"/>
          <table:table-cell office:value-type="float" office:value="0.51642" calcext:value-type="float">
            <text:p>0.51642</text:p>
          </table:table-cell>
          <table:table-cell office:value-type="float" office:value="0.503601" calcext:value-type="float">
            <text:p>0.503601</text:p>
          </table:table-cell>
          <table:table-cell office:value-type="float" office:value="0.509217" calcext:value-type="float">
            <text:p>0.509217</text:p>
          </table:table-cell>
        </table:table-row>
        <table:table-row table:style-name="ro1">
          <table:table-cell office:value-type="float" office:value="0.516909" calcext:value-type="float">
            <text:p>0.516909</text:p>
          </table:table-cell>
          <table:table-cell office:value-type="float" office:value="0.502869" calcext:value-type="float">
            <text:p>0.502869</text:p>
          </table:table-cell>
          <table:table-cell office:value-type="float" office:value="0.506287" calcext:value-type="float">
            <text:p>0.506287</text:p>
          </table:table-cell>
          <table:table-cell table:number-columns-repeated="10"/>
          <table:table-cell office:value-type="float" office:value="0.515688" calcext:value-type="float">
            <text:p>0.515688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511537" calcext:value-type="float">
            <text:p>0.511537</text:p>
          </table:table-cell>
        </table:table-row>
        <table:table-row table:style-name="ro1">
          <table:table-cell office:value-type="float" office:value="0.516665" calcext:value-type="float">
            <text:p>0.516665</text:p>
          </table:table-cell>
          <table:table-cell office:value-type="float" office:value="0.505189" calcext:value-type="float">
            <text:p>0.505189</text:p>
          </table:table-cell>
          <table:table-cell office:value-type="float" office:value="0.507752" calcext:value-type="float">
            <text:p>0.507752</text:p>
          </table:table-cell>
          <table:table-cell table:number-columns-repeated="10"/>
          <table:table-cell office:value-type="float" office:value="0.514589" calcext:value-type="float">
            <text:p>0.514589</text:p>
          </table:table-cell>
          <table:table-cell office:value-type="float" office:value="0.503968" calcext:value-type="float">
            <text:p>0.503968</text:p>
          </table:table-cell>
          <table:table-cell office:value-type="float" office:value="0.513735" calcext:value-type="float">
            <text:p>0.513735</text:p>
          </table:table-cell>
        </table:table-row>
        <table:table-row table:style-name="ro1">
          <table:table-cell office:value-type="float" office:value="0.516298" calcext:value-type="float">
            <text:p>0.516298</text:p>
          </table:table-cell>
          <table:table-cell office:value-type="float" office:value="0.508607" calcext:value-type="float">
            <text:p>0.508607</text:p>
          </table:table-cell>
          <table:table-cell office:value-type="float" office:value="0.511415" calcext:value-type="float">
            <text:p>0.511415</text:p>
          </table:table-cell>
          <table:table-cell table:number-columns-repeated="10"/>
          <table:table-cell office:value-type="float" office:value="0.513246" calcext:value-type="float">
            <text:p>0.513246</text:p>
          </table:table-cell>
          <table:table-cell office:value-type="float" office:value="0.506043" calcext:value-type="float">
            <text:p>0.506043</text:p>
          </table:table-cell>
          <table:table-cell office:value-type="float" office:value="0.51288" calcext:value-type="float">
            <text:p>0.51288</text:p>
          </table:table-cell>
        </table:table-row>
        <table:table-row table:style-name="ro1">
          <table:table-cell office:value-type="float" office:value="0.513735" calcext:value-type="float">
            <text:p>0.513735</text:p>
          </table:table-cell>
          <table:table-cell office:value-type="float" office:value="0.512758" calcext:value-type="float">
            <text:p>0.512758</text:p>
          </table:table-cell>
          <table:table-cell office:value-type="float" office:value="0.514955" calcext:value-type="float">
            <text:p>0.514955</text:p>
          </table:table-cell>
          <table:table-cell table:number-columns-repeated="10"/>
          <table:table-cell office:value-type="float" office:value="0.512758" calcext:value-type="float">
            <text:p>0.512758</text:p>
          </table:table-cell>
          <table:table-cell office:value-type="float" office:value="0.507264" calcext:value-type="float">
            <text:p>0.507264</text:p>
          </table:table-cell>
          <table:table-cell office:value-type="float" office:value="0.516543" calcext:value-type="float">
            <text:p>0.516543</text:p>
          </table:table-cell>
        </table:table-row>
        <table:table-row table:style-name="ro1">
          <table:table-cell office:value-type="float" office:value="0.50763" calcext:value-type="float">
            <text:p>0.50763</text:p>
          </table:table-cell>
          <table:table-cell office:value-type="float" office:value="0.519351" calcext:value-type="float">
            <text:p>0.519351</text:p>
          </table:table-cell>
          <table:table-cell office:value-type="float" office:value="0.516909" calcext:value-type="float">
            <text:p>0.516909</text:p>
          </table:table-cell>
          <table:table-cell table:number-columns-repeated="10"/>
          <table:table-cell office:value-type="float" office:value="0.510072" calcext:value-type="float">
            <text:p>0.510072</text:p>
          </table:table-cell>
          <table:table-cell office:value-type="float" office:value="0.508363" calcext:value-type="float">
            <text:p>0.508363</text:p>
          </table:table-cell>
          <table:table-cell office:value-type="float" office:value="0.519106" calcext:value-type="float">
            <text:p>0.519106</text:p>
          </table:table-cell>
        </table:table-row>
        <table:table-row table:style-name="ro1">
          <table:table-cell office:value-type="float" office:value="0.505921" calcext:value-type="float">
            <text:p>0.505921</text:p>
          </table:table-cell>
          <table:table-cell office:value-type="float" office:value="0.524844" calcext:value-type="float">
            <text:p>0.524844</text:p>
          </table:table-cell>
          <table:table-cell office:value-type="float" office:value="0.519106" calcext:value-type="float">
            <text:p>0.519106</text:p>
          </table:table-cell>
          <table:table-cell table:number-columns-repeated="10"/>
          <table:table-cell office:value-type="float" office:value="0.507874" calcext:value-type="float">
            <text:p>0.507874</text:p>
          </table:table-cell>
          <table:table-cell office:value-type="float" office:value="0.513002" calcext:value-type="float">
            <text:p>0.513002</text:p>
          </table:table-cell>
          <table:table-cell office:value-type="float" office:value="0.520449" calcext:value-type="float">
            <text:p>0.520449</text:p>
          </table:table-cell>
        </table:table-row>
        <table:table-row table:style-name="ro1">
          <table:table-cell office:value-type="float" office:value="0.504578" calcext:value-type="float">
            <text:p>0.504578</text:p>
          </table:table-cell>
          <table:table-cell office:value-type="float" office:value="0.530827" calcext:value-type="float">
            <text:p>0.530827</text:p>
          </table:table-cell>
          <table:table-cell office:value-type="float" office:value="0.522647" calcext:value-type="float">
            <text:p>0.522647</text:p>
          </table:table-cell>
          <table:table-cell table:number-columns-repeated="10"/>
          <table:table-cell office:value-type="float" office:value="0.506409" calcext:value-type="float">
            <text:p>0.506409</text:p>
          </table:table-cell>
          <table:table-cell office:value-type="float" office:value="0.517641" calcext:value-type="float">
            <text:p>0.517641</text:p>
          </table:table-cell>
          <table:table-cell office:value-type="float" office:value="0.524112" calcext:value-type="float">
            <text:p>0.524112</text:p>
          </table:table-cell>
        </table:table-row>
        <table:table-row table:style-name="ro1">
          <table:table-cell office:value-type="float" office:value="0.504456" calcext:value-type="float">
            <text:p>0.504456</text:p>
          </table:table-cell>
          <table:table-cell office:value-type="float" office:value="0.537297" calcext:value-type="float">
            <text:p>0.537297</text:p>
          </table:table-cell>
          <table:table-cell office:value-type="float" office:value="0.52692" calcext:value-type="float">
            <text:p>0.52692</text:p>
          </table:table-cell>
          <table:table-cell table:number-columns-repeated="10"/>
          <table:table-cell office:value-type="float" office:value="0.505189" calcext:value-type="float">
            <text:p>0.505189</text:p>
          </table:table-cell>
          <table:table-cell office:value-type="float" office:value="0.522403" calcext:value-type="float">
            <text:p>0.522403</text:p>
          </table:table-cell>
          <table:table-cell office:value-type="float" office:value="0.528995" calcext:value-type="float">
            <text:p>0.528995</text:p>
          </table:table-cell>
        </table:table-row>
        <table:table-row table:style-name="ro1">
          <table:table-cell office:value-type="float" office:value="0.503968" calcext:value-type="float">
            <text:p>0.503968</text:p>
          </table:table-cell>
          <table:table-cell office:value-type="float" office:value="0.538274" calcext:value-type="float">
            <text:p>0.538274</text:p>
          </table:table-cell>
          <table:table-cell office:value-type="float" office:value="0.532047" calcext:value-type="float">
            <text:p>0.532047</text:p>
          </table:table-cell>
          <table:table-cell table:number-columns-repeated="10"/>
          <table:table-cell office:value-type="float" office:value="0.502503" calcext:value-type="float">
            <text:p>0.502503</text:p>
          </table:table-cell>
          <table:table-cell office:value-type="float" office:value="0.524234" calcext:value-type="float">
            <text:p>0.524234</text:p>
          </table:table-cell>
          <table:table-cell office:value-type="float" office:value="0.532169" calcext:value-type="float">
            <text:p>0.532169</text:p>
          </table:table-cell>
        </table:table-row>
        <table:table-row table:style-name="ro1">
          <table:table-cell office:value-type="float" office:value="0.505555" calcext:value-type="float">
            <text:p>0.505555</text:p>
          </table:table-cell>
          <table:table-cell office:value-type="float" office:value="0.540593" calcext:value-type="float">
            <text:p>0.540593</text:p>
          </table:table-cell>
          <table:table-cell office:value-type="float" office:value="0.53803" calcext:value-type="float">
            <text:p>0.53803</text:p>
          </table:table-cell>
          <table:table-cell table:number-columns-repeated="10"/>
          <table:table-cell office:value-type="float" office:value="0.503235" calcext:value-type="float">
            <text:p>0.503235</text:p>
          </table:table-cell>
          <table:table-cell office:value-type="float" office:value="0.527652" calcext:value-type="float">
            <text:p>0.527652</text:p>
          </table:table-cell>
          <table:table-cell office:value-type="float" office:value="0.534245" calcext:value-type="float">
            <text:p>0.534245</text:p>
          </table:table-cell>
        </table:table-row>
        <table:table-row table:style-name="ro1">
          <table:table-cell office:value-type="float" office:value="0.506898" calcext:value-type="float">
            <text:p>0.506898</text:p>
          </table:table-cell>
          <table:table-cell office:value-type="float" office:value="0.541692" calcext:value-type="float">
            <text:p>0.541692</text:p>
          </table:table-cell>
          <table:table-cell office:value-type="float" office:value="0.538274" calcext:value-type="float">
            <text:p>0.538274</text:p>
          </table:table-cell>
          <table:table-cell table:number-columns-repeated="10"/>
          <table:table-cell office:value-type="float" office:value="0.502747" calcext:value-type="float">
            <text:p>0.502747</text:p>
          </table:table-cell>
          <table:table-cell office:value-type="float" office:value="0.532047" calcext:value-type="float">
            <text:p>0.532047</text:p>
          </table:table-cell>
          <table:table-cell office:value-type="float" office:value="0.537663" calcext:value-type="float">
            <text:p>0.537663</text:p>
          </table:table-cell>
        </table:table-row>
        <table:table-row table:style-name="ro1">
          <table:table-cell office:value-type="float" office:value="0.507508" calcext:value-type="float">
            <text:p>0.507508</text:p>
          </table:table-cell>
          <table:table-cell office:value-type="float" office:value="0.541082" calcext:value-type="float">
            <text:p>0.541082</text:p>
          </table:table-cell>
          <table:table-cell office:value-type="float" office:value="0.539128" calcext:value-type="float">
            <text:p>0.539128</text:p>
          </table:table-cell>
          <table:table-cell table:number-columns-repeated="10"/>
          <table:table-cell office:value-type="float" office:value="0.502014" calcext:value-type="float">
            <text:p>0.502014</text:p>
          </table:table-cell>
          <table:table-cell office:value-type="float" office:value="0.534001" calcext:value-type="float">
            <text:p>0.534001</text:p>
          </table:table-cell>
          <table:table-cell office:value-type="float" office:value="0.540471" calcext:value-type="float">
            <text:p>0.540471</text:p>
          </table:table-cell>
        </table:table-row>
        <table:table-row table:style-name="ro1">
          <table:table-cell office:value-type="float" office:value="0.506532" calcext:value-type="float">
            <text:p>0.506532</text:p>
          </table:table-cell>
          <table:table-cell office:value-type="float" office:value="0.541204" calcext:value-type="float">
            <text:p>0.541204</text:p>
          </table:table-cell>
          <table:table-cell office:value-type="float" office:value="0.538884" calcext:value-type="float">
            <text:p>0.538884</text:p>
          </table:table-cell>
          <table:table-cell table:number-columns-repeated="10"/>
          <table:table-cell office:value-type="float" office:value="0.502136" calcext:value-type="float">
            <text:p>0.502136</text:p>
          </table:table-cell>
          <table:table-cell office:value-type="float" office:value="0.534245" calcext:value-type="float">
            <text:p>0.534245</text:p>
          </table:table-cell>
          <table:table-cell office:value-type="float" office:value="0.541448" calcext:value-type="float">
            <text:p>0.541448</text:p>
          </table:table-cell>
        </table:table-row>
        <table:table-row table:style-name="ro1">
          <table:table-cell office:value-type="float" office:value="0.506409" calcext:value-type="float">
            <text:p>0.506409</text:p>
          </table:table-cell>
          <table:table-cell office:value-type="float" office:value="0.539373" calcext:value-type="float">
            <text:p>0.539373</text:p>
          </table:table-cell>
          <table:table-cell office:value-type="float" office:value="0.53632" calcext:value-type="float">
            <text:p>0.53632</text:p>
          </table:table-cell>
          <table:table-cell table:number-columns-repeated="10"/>
          <table:table-cell office:value-type="float" office:value="0.504212" calcext:value-type="float">
            <text:p>0.504212</text:p>
          </table:table-cell>
          <table:table-cell office:value-type="float" office:value="0.534489" calcext:value-type="float">
            <text:p>0.534489</text:p>
          </table:table-cell>
          <table:table-cell office:value-type="float" office:value="0.541814" calcext:value-type="float">
            <text:p>0.541814</text:p>
          </table:table-cell>
        </table:table-row>
        <table:table-row table:style-name="ro1">
          <table:table-cell office:value-type="float" office:value="0.506409" calcext:value-type="float">
            <text:p>0.506409</text:p>
          </table:table-cell>
          <table:table-cell office:value-type="float" office:value="0.535954" calcext:value-type="float">
            <text:p>0.535954</text:p>
          </table:table-cell>
          <table:table-cell office:value-type="float" office:value="0.533757" calcext:value-type="float">
            <text:p>0.533757</text:p>
          </table:table-cell>
          <table:table-cell table:number-columns-repeated="10"/>
          <table:table-cell office:value-type="float" office:value="0.505555" calcext:value-type="float">
            <text:p>0.505555</text:p>
          </table:table-cell>
          <table:table-cell office:value-type="float" office:value="0.532658" calcext:value-type="float">
            <text:p>0.532658</text:p>
          </table:table-cell>
          <table:table-cell office:value-type="float" office:value="0.538884" calcext:value-type="float">
            <text:p>0.538884</text:p>
          </table:table-cell>
        </table:table-row>
        <table:table-row table:style-name="ro1">
          <table:table-cell office:value-type="float" office:value="0.507142" calcext:value-type="float">
            <text:p>0.507142</text:p>
          </table:table-cell>
          <table:table-cell office:value-type="float" office:value="0.533634" calcext:value-type="float">
            <text:p>0.533634</text:p>
          </table:table-cell>
          <table:table-cell office:value-type="float" office:value="0.53046" calcext:value-type="float">
            <text:p>0.53046</text:p>
          </table:table-cell>
          <table:table-cell table:number-columns-repeated="10"/>
          <table:table-cell office:value-type="float" office:value="0.504944" calcext:value-type="float">
            <text:p>0.504944</text:p>
          </table:table-cell>
          <table:table-cell office:value-type="float" office:value="0.530216" calcext:value-type="float">
            <text:p>0.530216</text:p>
          </table:table-cell>
          <table:table-cell office:value-type="float" office:value="0.537785" calcext:value-type="float">
            <text:p>0.537785</text:p>
          </table:table-cell>
        </table:table-row>
        <table:table-row table:style-name="ro1">
          <table:table-cell office:value-type="float" office:value="0.508973" calcext:value-type="float">
            <text:p>0.508973</text:p>
          </table:table-cell>
          <table:table-cell office:value-type="float" office:value="0.536565" calcext:value-type="float">
            <text:p>0.536565</text:p>
          </table:table-cell>
          <table:table-cell office:value-type="float" office:value="0.523868" calcext:value-type="float">
            <text:p>0.523868</text:p>
          </table:table-cell>
          <table:table-cell table:number-columns-repeated="10"/>
          <table:table-cell office:value-type="float" office:value="0.504822" calcext:value-type="float">
            <text:p>0.504822</text:p>
          </table:table-cell>
          <table:table-cell office:value-type="float" office:value="0.528507" calcext:value-type="float">
            <text:p>0.528507</text:p>
          </table:table-cell>
          <table:table-cell office:value-type="float" office:value="0.533879" calcext:value-type="float">
            <text:p>0.533879</text:p>
          </table:table-cell>
        </table:table-row>
        <table:table-row table:style-name="ro1">
          <table:table-cell office:value-type="float" office:value="0.509828" calcext:value-type="float">
            <text:p>0.509828</text:p>
          </table:table-cell>
          <table:table-cell office:value-type="float" office:value="0.534245" calcext:value-type="float">
            <text:p>0.534245</text:p>
          </table:table-cell>
          <table:table-cell office:value-type="float" office:value="0.519106" calcext:value-type="float">
            <text:p>0.519106</text:p>
          </table:table-cell>
          <table:table-cell table:number-columns-repeated="10"/>
          <table:table-cell office:value-type="float" office:value="0.503357" calcext:value-type="float">
            <text:p>0.503357</text:p>
          </table:table-cell>
          <table:table-cell office:value-type="float" office:value="0.523379" calcext:value-type="float">
            <text:p>0.523379</text:p>
          </table:table-cell>
          <table:table-cell office:value-type="float" office:value="0.531437" calcext:value-type="float">
            <text:p>0.531437</text:p>
          </table:table-cell>
        </table:table-row>
        <table:table-row table:style-name="ro1">
          <table:table-cell office:value-type="float" office:value="0.511537" calcext:value-type="float">
            <text:p>0.511537</text:p>
          </table:table-cell>
          <table:table-cell office:value-type="float" office:value="0.527408" calcext:value-type="float">
            <text:p>0.527408</text:p>
          </table:table-cell>
          <table:table-cell office:value-type="float" office:value="0.521304" calcext:value-type="float">
            <text:p>0.521304</text:p>
          </table:table-cell>
          <table:table-cell table:number-columns-repeated="10"/>
          <table:table-cell office:value-type="float" office:value="0.503479" calcext:value-type="float">
            <text:p>0.503479</text:p>
          </table:table-cell>
          <table:table-cell office:value-type="float" office:value="0.518496" calcext:value-type="float">
            <text:p>0.518496</text:p>
          </table:table-cell>
          <table:table-cell office:value-type="float" office:value="0.529361" calcext:value-type="float">
            <text:p>0.529361</text:p>
          </table:table-cell>
        </table:table-row>
        <table:table-row table:style-name="ro1">
          <table:table-cell office:value-type="float" office:value="0.512025" calcext:value-type="float">
            <text:p>0.512025</text:p>
          </table:table-cell>
          <table:table-cell office:value-type="float" office:value="0.524478" calcext:value-type="float">
            <text:p>0.524478</text:p>
          </table:table-cell>
          <table:table-cell office:value-type="float" office:value="0.518374" calcext:value-type="float">
            <text:p>0.518374</text:p>
          </table:table-cell>
          <table:table-cell table:number-columns-repeated="10"/>
          <table:table-cell office:value-type="float" office:value="0.503357" calcext:value-type="float">
            <text:p>0.503357</text:p>
          </table:table-cell>
          <table:table-cell office:value-type="float" office:value="0.514833" calcext:value-type="float">
            <text:p>0.514833</text:p>
          </table:table-cell>
          <table:table-cell office:value-type="float" office:value="0.525455" calcext:value-type="float">
            <text:p>0.525455</text:p>
          </table:table-cell>
        </table:table-row>
        <table:table-row table:style-name="ro1">
          <table:table-cell office:value-type="float" office:value="0.511537" calcext:value-type="float">
            <text:p>0.511537</text:p>
          </table:table-cell>
          <table:table-cell office:value-type="float" office:value="0.521182" calcext:value-type="float">
            <text:p>0.521182</text:p>
          </table:table-cell>
          <table:table-cell office:value-type="float" office:value="0.5152" calcext:value-type="float">
            <text:p>0.5152</text:p>
          </table:table-cell>
          <table:table-cell table:number-columns-repeated="10"/>
          <table:table-cell office:value-type="float" office:value="0.503846" calcext:value-type="float">
            <text:p>0.503846</text:p>
          </table:table-cell>
          <table:table-cell office:value-type="float" office:value="0.512147" calcext:value-type="float">
            <text:p>0.512147</text:p>
          </table:table-cell>
          <table:table-cell office:value-type="float" office:value="0.521914" calcext:value-type="float">
            <text:p>0.521914</text:p>
          </table:table-cell>
        </table:table-row>
        <table:table-row table:style-name="ro1">
          <table:table-cell office:value-type="float" office:value="0.511537" calcext:value-type="float">
            <text:p>0.511537</text:p>
          </table:table-cell>
          <table:table-cell office:value-type="float" office:value="0.517763" calcext:value-type="float">
            <text:p>0.517763</text:p>
          </table:table-cell>
          <table:table-cell office:value-type="float" office:value="0.513246" calcext:value-type="float">
            <text:p>0.513246</text:p>
          </table:table-cell>
          <table:table-cell table:number-columns-repeated="10"/>
          <table:table-cell office:value-type="float" office:value="0.505677" calcext:value-type="float">
            <text:p>0.505677</text:p>
          </table:table-cell>
          <table:table-cell office:value-type="float" office:value="0.509095" calcext:value-type="float">
            <text:p>0.509095</text:p>
          </table:table-cell>
          <table:table-cell office:value-type="float" office:value="0.519351" calcext:value-type="float">
            <text:p>0.519351</text:p>
          </table:table-cell>
        </table:table-row>
        <table:table-row table:style-name="ro1">
          <table:table-cell office:value-type="float" office:value="0.512392" calcext:value-type="float">
            <text:p>0.512392</text:p>
          </table:table-cell>
          <table:table-cell office:value-type="float" office:value="0.513979" calcext:value-type="float">
            <text:p>0.513979</text:p>
          </table:table-cell>
          <table:table-cell office:value-type="float" office:value="0.510194" calcext:value-type="float">
            <text:p>0.510194</text:p>
          </table:table-cell>
          <table:table-cell table:number-columns-repeated="10"/>
          <table:table-cell office:value-type="float" office:value="0.505799" calcext:value-type="float">
            <text:p>0.505799</text:p>
          </table:table-cell>
          <table:table-cell office:value-type="float" office:value="0.507752" calcext:value-type="float">
            <text:p>0.507752</text:p>
          </table:table-cell>
          <table:table-cell office:value-type="float" office:value="0.517031" calcext:value-type="float">
            <text:p>0.517031</text:p>
          </table:table-cell>
        </table:table-row>
        <table:table-row table:style-name="ro1">
          <table:table-cell office:value-type="float" office:value="0.512392" calcext:value-type="float">
            <text:p>0.512392</text:p>
          </table:table-cell>
          <table:table-cell office:value-type="float" office:value="0.510682" calcext:value-type="float">
            <text:p>0.510682</text:p>
          </table:table-cell>
          <table:table-cell office:value-type="float" office:value="0.508363" calcext:value-type="float">
            <text:p>0.508363</text:p>
          </table:table-cell>
          <table:table-cell table:number-columns-repeated="10"/>
          <table:table-cell office:value-type="float" office:value="0.507874" calcext:value-type="float">
            <text:p>0.507874</text:p>
          </table:table-cell>
          <table:table-cell office:value-type="float" office:value="0.508363" calcext:value-type="float">
            <text:p>0.508363</text:p>
          </table:table-cell>
          <table:table-cell office:value-type="float" office:value="0.512514" calcext:value-type="float">
            <text:p>0.512514</text:p>
          </table:table-cell>
        </table:table-row>
        <table:table-row table:style-name="ro1">
          <table:table-cell office:value-type="float" office:value="0.512392" calcext:value-type="float">
            <text:p>0.512392</text:p>
          </table:table-cell>
          <table:table-cell office:value-type="float" office:value="0.507997" calcext:value-type="float">
            <text:p>0.507997</text:p>
          </table:table-cell>
          <table:table-cell office:value-type="float" office:value="0.50702" calcext:value-type="float">
            <text:p>0.50702</text:p>
          </table:table-cell>
          <table:table-cell table:number-columns-repeated="10"/>
          <table:table-cell office:value-type="float" office:value="0.509217" calcext:value-type="float">
            <text:p>0.509217</text:p>
          </table:table-cell>
          <table:table-cell office:value-type="float" office:value="0.507752" calcext:value-type="float">
            <text:p>0.507752</text:p>
          </table:table-cell>
          <table:table-cell office:value-type="float" office:value="0.51056" calcext:value-type="float">
            <text:p>0.51056</text:p>
          </table:table-cell>
        </table:table-row>
        <table:table-row table:style-name="ro1">
          <table:table-cell office:value-type="float" office:value="0.510316" calcext:value-type="float">
            <text:p>0.510316</text:p>
          </table:table-cell>
          <table:table-cell office:value-type="float" office:value="0.507508" calcext:value-type="float">
            <text:p>0.507508</text:p>
          </table:table-cell>
          <table:table-cell office:value-type="float" office:value="0.506165" calcext:value-type="float">
            <text:p>0.506165</text:p>
          </table:table-cell>
          <table:table-cell table:number-columns-repeated="10"/>
          <table:table-cell office:value-type="float" office:value="0.50995" calcext:value-type="float">
            <text:p>0.50995</text:p>
          </table:table-cell>
          <table:table-cell office:value-type="float" office:value="0.506532" calcext:value-type="float">
            <text:p>0.506532</text:p>
          </table:table-cell>
          <table:table-cell office:value-type="float" office:value="0.51056" calcext:value-type="float">
            <text:p>0.51056</text:p>
          </table:table-cell>
        </table:table-row>
        <table:table-row table:style-name="ro1">
          <table:table-cell office:value-type="float" office:value="0.510927" calcext:value-type="float">
            <text:p>0.510927</text:p>
          </table:table-cell>
          <table:table-cell office:value-type="float" office:value="0.506165" calcext:value-type="float">
            <text:p>0.506165</text:p>
          </table:table-cell>
          <table:table-cell office:value-type="float" office:value="0.505921" calcext:value-type="float">
            <text:p>0.505921</text:p>
          </table:table-cell>
          <table:table-cell table:number-columns-repeated="10"/>
          <table:table-cell office:value-type="float" office:value="0.510682" calcext:value-type="float">
            <text:p>0.510682</text:p>
          </table:table-cell>
          <table:table-cell office:value-type="float" office:value="0.506409" calcext:value-type="float">
            <text:p>0.506409</text:p>
          </table:table-cell>
          <table:table-cell office:value-type="float" office:value="0.509584" calcext:value-type="float">
            <text:p>0.509584</text:p>
          </table:table-cell>
        </table:table-row>
        <table:table-row table:style-name="ro1">
          <table:table-cell office:value-type="float" office:value="0.512147" calcext:value-type="float">
            <text:p>0.512147</text:p>
          </table:table-cell>
          <table:table-cell office:value-type="float" office:value="0.503846" calcext:value-type="float">
            <text:p>0.503846</text:p>
          </table:table-cell>
          <table:table-cell office:value-type="float" office:value="0.50702" calcext:value-type="float">
            <text:p>0.50702</text:p>
          </table:table-cell>
          <table:table-cell table:number-columns-repeated="10"/>
          <table:table-cell office:value-type="float" office:value="0.51227" calcext:value-type="float">
            <text:p>0.51227</text:p>
          </table:table-cell>
          <table:table-cell office:value-type="float" office:value="0.507508" calcext:value-type="float">
            <text:p>0.507508</text:p>
          </table:table-cell>
          <table:table-cell office:value-type="float" office:value="0.507874" calcext:value-type="float">
            <text:p>0.507874</text:p>
          </table:table-cell>
        </table:table-row>
        <table:table-row table:style-name="ro1">
          <table:table-cell office:value-type="float" office:value="0.513368" calcext:value-type="float">
            <text:p>0.513368</text:p>
          </table:table-cell>
          <table:table-cell office:value-type="float" office:value="0.502136" calcext:value-type="float">
            <text:p>0.502136</text:p>
          </table:table-cell>
          <table:table-cell office:value-type="float" office:value="0.507997" calcext:value-type="float">
            <text:p>0.507997</text:p>
          </table:table-cell>
          <table:table-cell table:number-columns-repeated="10"/>
          <table:table-cell office:value-type="float" office:value="0.515688" calcext:value-type="float">
            <text:p>0.515688</text:p>
          </table:table-cell>
          <table:table-cell office:value-type="float" office:value="0.500794" calcext:value-type="float">
            <text:p>0.500794</text:p>
          </table:table-cell>
          <table:table-cell office:value-type="float" office:value="0.500183" calcext:value-type="float">
            <text:p>0.500183</text:p>
          </table:table-cell>
        </table:table-row>
        <table:table-row table:style-name="ro1">
          <table:table-cell office:value-type="float" office:value="0.515566" calcext:value-type="float">
            <text:p>0.515566</text:p>
          </table:table-cell>
          <table:table-cell office:value-type="float" office:value="0.501526" calcext:value-type="float">
            <text:p>0.501526</text:p>
          </table:table-cell>
          <table:table-cell office:value-type="float" office:value="0.508973" calcext:value-type="float">
            <text:p>0.508973</text:p>
          </table:table-cell>
          <table:table-cell table:number-columns-repeated="10"/>
          <table:table-cell office:value-type="float" office:value="0.515932" calcext:value-type="float">
            <text:p>0.515932</text:p>
          </table:table-cell>
          <table:table-cell office:value-type="float" office:value="0.501282" calcext:value-type="float">
            <text:p>0.501282</text:p>
          </table:table-cell>
          <table:table-cell office:value-type="float" office:value="0.499939" calcext:value-type="float">
            <text:p>0.499939</text:p>
          </table:table-cell>
        </table:table-row>
        <table:table-row table:style-name="ro1">
          <table:table-cell office:value-type="float" office:value="0.515444" calcext:value-type="float">
            <text:p>0.515444</text:p>
          </table:table-cell>
          <table:table-cell office:value-type="float" office:value="0.501648" calcext:value-type="float">
            <text:p>0.501648</text:p>
          </table:table-cell>
          <table:table-cell office:value-type="float" office:value="0.510194" calcext:value-type="float">
            <text:p>0.510194</text:p>
          </table:table-cell>
          <table:table-cell table:number-columns-repeated="10"/>
          <table:table-cell office:value-type="float" office:value="0.51642" calcext:value-type="float">
            <text:p>0.51642</text:p>
          </table:table-cell>
          <table:table-cell office:value-type="float" office:value="0.500427" calcext:value-type="float">
            <text:p>0.500427</text:p>
          </table:table-cell>
          <table:table-cell office:value-type="float" office:value="0.501526" calcext:value-type="float">
            <text:p>0.501526</text:p>
          </table:table-cell>
        </table:table-row>
        <table:table-row table:style-name="ro1">
          <table:table-cell office:value-type="float" office:value="0.51642" calcext:value-type="float">
            <text:p>0.51642</text:p>
          </table:table-cell>
          <table:table-cell office:value-type="float" office:value="0.503601" calcext:value-type="float">
            <text:p>0.503601</text:p>
          </table:table-cell>
          <table:table-cell office:value-type="float" office:value="0.509217" calcext:value-type="float">
            <text:p>0.509217</text:p>
          </table:table-cell>
          <table:table-cell table:number-columns-repeated="10"/>
          <table:table-cell office:value-type="float" office:value="0.516298" calcext:value-type="float">
            <text:p>0.516298</text:p>
          </table:table-cell>
          <table:table-cell office:value-type="float" office:value="0.501892" calcext:value-type="float">
            <text:p>0.501892</text:p>
          </table:table-cell>
          <table:table-cell office:value-type="float" office:value="0.503724" calcext:value-type="float">
            <text:p>0.503724</text:p>
          </table:table-cell>
        </table:table-row>
        <table:table-row table:style-name="ro1">
          <table:table-cell office:value-type="float" office:value="0.515688" calcext:value-type="float">
            <text:p>0.515688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511537" calcext:value-type="float">
            <text:p>0.511537</text:p>
          </table:table-cell>
          <table:table-cell table:number-columns-repeated="10"/>
          <table:table-cell office:value-type="float" office:value="0.516909" calcext:value-type="float">
            <text:p>0.516909</text:p>
          </table:table-cell>
          <table:table-cell office:value-type="float" office:value="0.502869" calcext:value-type="float">
            <text:p>0.502869</text:p>
          </table:table-cell>
          <table:table-cell office:value-type="float" office:value="0.506287" calcext:value-type="float">
            <text:p>0.506287</text:p>
          </table:table-cell>
        </table:table-row>
        <table:table-row table:style-name="ro1">
          <table:table-cell office:value-type="float" office:value="0.514589" calcext:value-type="float">
            <text:p>0.514589</text:p>
          </table:table-cell>
          <table:table-cell office:value-type="float" office:value="0.503968" calcext:value-type="float">
            <text:p>0.503968</text:p>
          </table:table-cell>
          <table:table-cell office:value-type="float" office:value="0.513735" calcext:value-type="float">
            <text:p>0.513735</text:p>
          </table:table-cell>
          <table:table-cell table:number-columns-repeated="10"/>
          <table:table-cell office:value-type="float" office:value="0.516665" calcext:value-type="float">
            <text:p>0.516665</text:p>
          </table:table-cell>
          <table:table-cell office:value-type="float" office:value="0.505189" calcext:value-type="float">
            <text:p>0.505189</text:p>
          </table:table-cell>
          <table:table-cell office:value-type="float" office:value="0.507752" calcext:value-type="float">
            <text:p>0.507752</text:p>
          </table:table-cell>
        </table:table-row>
        <table:table-row table:style-name="ro1">
          <table:table-cell office:value-type="float" office:value="0.513246" calcext:value-type="float">
            <text:p>0.513246</text:p>
          </table:table-cell>
          <table:table-cell office:value-type="float" office:value="0.506043" calcext:value-type="float">
            <text:p>0.506043</text:p>
          </table:table-cell>
          <table:table-cell office:value-type="float" office:value="0.51288" calcext:value-type="float">
            <text:p>0.51288</text:p>
          </table:table-cell>
          <table:table-cell table:number-columns-repeated="10"/>
          <table:table-cell office:value-type="float" office:value="0.516298" calcext:value-type="float">
            <text:p>0.516298</text:p>
          </table:table-cell>
          <table:table-cell office:value-type="float" office:value="0.508607" calcext:value-type="float">
            <text:p>0.508607</text:p>
          </table:table-cell>
          <table:table-cell office:value-type="float" office:value="0.511415" calcext:value-type="float">
            <text:p>0.511415</text:p>
          </table:table-cell>
        </table:table-row>
        <table:table-row table:style-name="ro1">
          <table:table-cell office:value-type="float" office:value="0.512758" calcext:value-type="float">
            <text:p>0.512758</text:p>
          </table:table-cell>
          <table:table-cell office:value-type="float" office:value="0.507264" calcext:value-type="float">
            <text:p>0.507264</text:p>
          </table:table-cell>
          <table:table-cell office:value-type="float" office:value="0.516543" calcext:value-type="float">
            <text:p>0.516543</text:p>
          </table:table-cell>
          <table:table-cell table:number-columns-repeated="10"/>
          <table:table-cell office:value-type="float" office:value="0.513735" calcext:value-type="float">
            <text:p>0.513735</text:p>
          </table:table-cell>
          <table:table-cell office:value-type="float" office:value="0.512758" calcext:value-type="float">
            <text:p>0.512758</text:p>
          </table:table-cell>
          <table:table-cell office:value-type="float" office:value="0.514955" calcext:value-type="float">
            <text:p>0.514955</text:p>
          </table:table-cell>
        </table:table-row>
        <table:table-row table:style-name="ro1">
          <table:table-cell office:value-type="float" office:value="0.510072" calcext:value-type="float">
            <text:p>0.510072</text:p>
          </table:table-cell>
          <table:table-cell office:value-type="float" office:value="0.508363" calcext:value-type="float">
            <text:p>0.508363</text:p>
          </table:table-cell>
          <table:table-cell office:value-type="float" office:value="0.519106" calcext:value-type="float">
            <text:p>0.519106</text:p>
          </table:table-cell>
          <table:table-cell table:number-columns-repeated="10"/>
          <table:table-cell office:value-type="float" office:value="0.50763" calcext:value-type="float">
            <text:p>0.50763</text:p>
          </table:table-cell>
          <table:table-cell office:value-type="float" office:value="0.519351" calcext:value-type="float">
            <text:p>0.519351</text:p>
          </table:table-cell>
          <table:table-cell office:value-type="float" office:value="0.516909" calcext:value-type="float">
            <text:p>0.516909</text:p>
          </table:table-cell>
        </table:table-row>
        <table:table-row table:style-name="ro1">
          <table:table-cell office:value-type="float" office:value="0.507874" calcext:value-type="float">
            <text:p>0.507874</text:p>
          </table:table-cell>
          <table:table-cell office:value-type="float" office:value="0.513002" calcext:value-type="float">
            <text:p>0.513002</text:p>
          </table:table-cell>
          <table:table-cell office:value-type="float" office:value="0.520449" calcext:value-type="float">
            <text:p>0.520449</text:p>
          </table:table-cell>
          <table:table-cell table:number-columns-repeated="10"/>
          <table:table-cell office:value-type="float" office:value="0.505921" calcext:value-type="float">
            <text:p>0.505921</text:p>
          </table:table-cell>
          <table:table-cell office:value-type="float" office:value="0.524844" calcext:value-type="float">
            <text:p>0.524844</text:p>
          </table:table-cell>
          <table:table-cell office:value-type="float" office:value="0.519106" calcext:value-type="float">
            <text:p>0.519106</text:p>
          </table:table-cell>
        </table:table-row>
        <table:table-row table:style-name="ro1">
          <table:table-cell office:value-type="float" office:value="0.506409" calcext:value-type="float">
            <text:p>0.506409</text:p>
          </table:table-cell>
          <table:table-cell office:value-type="float" office:value="0.517641" calcext:value-type="float">
            <text:p>0.517641</text:p>
          </table:table-cell>
          <table:table-cell office:value-type="float" office:value="0.524112" calcext:value-type="float">
            <text:p>0.524112</text:p>
          </table:table-cell>
          <table:table-cell table:number-columns-repeated="10"/>
          <table:table-cell office:value-type="float" office:value="0.504578" calcext:value-type="float">
            <text:p>0.504578</text:p>
          </table:table-cell>
          <table:table-cell office:value-type="float" office:value="0.530827" calcext:value-type="float">
            <text:p>0.530827</text:p>
          </table:table-cell>
          <table:table-cell office:value-type="float" office:value="0.522647" calcext:value-type="float">
            <text:p>0.522647</text:p>
          </table:table-cell>
        </table:table-row>
        <table:table-row table:style-name="ro1">
          <table:table-cell office:value-type="float" office:value="0.505189" calcext:value-type="float">
            <text:p>0.505189</text:p>
          </table:table-cell>
          <table:table-cell office:value-type="float" office:value="0.522403" calcext:value-type="float">
            <text:p>0.522403</text:p>
          </table:table-cell>
          <table:table-cell office:value-type="float" office:value="0.528995" calcext:value-type="float">
            <text:p>0.528995</text:p>
          </table:table-cell>
          <table:table-cell table:number-columns-repeated="10"/>
          <table:table-cell office:value-type="float" office:value="0.504456" calcext:value-type="float">
            <text:p>0.504456</text:p>
          </table:table-cell>
          <table:table-cell office:value-type="float" office:value="0.537297" calcext:value-type="float">
            <text:p>0.537297</text:p>
          </table:table-cell>
          <table:table-cell office:value-type="float" office:value="0.52692" calcext:value-type="float">
            <text:p>0.52692</text:p>
          </table:table-cell>
        </table:table-row>
        <table:table-row table:style-name="ro1">
          <table:table-cell office:value-type="float" office:value="0.502503" calcext:value-type="float">
            <text:p>0.502503</text:p>
          </table:table-cell>
          <table:table-cell office:value-type="float" office:value="0.524234" calcext:value-type="float">
            <text:p>0.524234</text:p>
          </table:table-cell>
          <table:table-cell office:value-type="float" office:value="0.532169" calcext:value-type="float">
            <text:p>0.532169</text:p>
          </table:table-cell>
          <table:table-cell table:number-columns-repeated="10"/>
          <table:table-cell office:value-type="float" office:value="0.503968" calcext:value-type="float">
            <text:p>0.503968</text:p>
          </table:table-cell>
          <table:table-cell office:value-type="float" office:value="0.538274" calcext:value-type="float">
            <text:p>0.538274</text:p>
          </table:table-cell>
          <table:table-cell office:value-type="float" office:value="0.532047" calcext:value-type="float">
            <text:p>0.532047</text:p>
          </table:table-cell>
        </table:table-row>
        <table:table-row table:style-name="ro1">
          <table:table-cell office:value-type="float" office:value="0.503235" calcext:value-type="float">
            <text:p>0.503235</text:p>
          </table:table-cell>
          <table:table-cell office:value-type="float" office:value="0.527652" calcext:value-type="float">
            <text:p>0.527652</text:p>
          </table:table-cell>
          <table:table-cell office:value-type="float" office:value="0.534245" calcext:value-type="float">
            <text:p>0.534245</text:p>
          </table:table-cell>
          <table:table-cell table:number-columns-repeated="10"/>
          <table:table-cell office:value-type="float" office:value="0.505555" calcext:value-type="float">
            <text:p>0.505555</text:p>
          </table:table-cell>
          <table:table-cell office:value-type="float" office:value="0.540593" calcext:value-type="float">
            <text:p>0.540593</text:p>
          </table:table-cell>
          <table:table-cell office:value-type="float" office:value="0.53803" calcext:value-type="float">
            <text:p>0.53803</text:p>
          </table:table-cell>
        </table:table-row>
        <table:table-row table:style-name="ro1">
          <table:table-cell office:value-type="float" office:value="0.502747" calcext:value-type="float">
            <text:p>0.502747</text:p>
          </table:table-cell>
          <table:table-cell office:value-type="float" office:value="0.532047" calcext:value-type="float">
            <text:p>0.532047</text:p>
          </table:table-cell>
          <table:table-cell office:value-type="float" office:value="0.537663" calcext:value-type="float">
            <text:p>0.537663</text:p>
          </table:table-cell>
          <table:table-cell table:number-columns-repeated="10"/>
          <table:table-cell office:value-type="float" office:value="0.506898" calcext:value-type="float">
            <text:p>0.506898</text:p>
          </table:table-cell>
          <table:table-cell office:value-type="float" office:value="0.541692" calcext:value-type="float">
            <text:p>0.541692</text:p>
          </table:table-cell>
          <table:table-cell office:value-type="float" office:value="0.538274" calcext:value-type="float">
            <text:p>0.538274</text:p>
          </table:table-cell>
        </table:table-row>
        <table:table-row table:style-name="ro1">
          <table:table-cell office:value-type="float" office:value="0.502014" calcext:value-type="float">
            <text:p>0.502014</text:p>
          </table:table-cell>
          <table:table-cell office:value-type="float" office:value="0.534001" calcext:value-type="float">
            <text:p>0.534001</text:p>
          </table:table-cell>
          <table:table-cell office:value-type="float" office:value="0.540471" calcext:value-type="float">
            <text:p>0.540471</text:p>
          </table:table-cell>
          <table:table-cell table:number-columns-repeated="10"/>
          <table:table-cell office:value-type="float" office:value="0.507508" calcext:value-type="float">
            <text:p>0.507508</text:p>
          </table:table-cell>
          <table:table-cell office:value-type="float" office:value="0.541082" calcext:value-type="float">
            <text:p>0.541082</text:p>
          </table:table-cell>
          <table:table-cell office:value-type="float" office:value="0.539128" calcext:value-type="float">
            <text:p>0.539128</text:p>
          </table:table-cell>
        </table:table-row>
        <table:table-row table:style-name="ro1">
          <table:table-cell office:value-type="float" office:value="0.502136" calcext:value-type="float">
            <text:p>0.502136</text:p>
          </table:table-cell>
          <table:table-cell office:value-type="float" office:value="0.534245" calcext:value-type="float">
            <text:p>0.534245</text:p>
          </table:table-cell>
          <table:table-cell office:value-type="float" office:value="0.541448" calcext:value-type="float">
            <text:p>0.541448</text:p>
          </table:table-cell>
          <table:table-cell table:number-columns-repeated="10"/>
          <table:table-cell office:value-type="float" office:value="0.506532" calcext:value-type="float">
            <text:p>0.506532</text:p>
          </table:table-cell>
          <table:table-cell office:value-type="float" office:value="0.541204" calcext:value-type="float">
            <text:p>0.541204</text:p>
          </table:table-cell>
          <table:table-cell office:value-type="float" office:value="0.538884" calcext:value-type="float">
            <text:p>0.538884</text:p>
          </table:table-cell>
        </table:table-row>
        <table:table-row table:style-name="ro1">
          <table:table-cell office:value-type="float" office:value="0.504212" calcext:value-type="float">
            <text:p>0.504212</text:p>
          </table:table-cell>
          <table:table-cell office:value-type="float" office:value="0.534489" calcext:value-type="float">
            <text:p>0.534489</text:p>
          </table:table-cell>
          <table:table-cell office:value-type="float" office:value="0.541814" calcext:value-type="float">
            <text:p>0.541814</text:p>
          </table:table-cell>
          <table:table-cell table:number-columns-repeated="10"/>
          <table:table-cell office:value-type="float" office:value="0.506409" calcext:value-type="float">
            <text:p>0.506409</text:p>
          </table:table-cell>
          <table:table-cell office:value-type="float" office:value="0.539373" calcext:value-type="float">
            <text:p>0.539373</text:p>
          </table:table-cell>
          <table:table-cell office:value-type="float" office:value="0.53632" calcext:value-type="float">
            <text:p>0.53632</text:p>
          </table:table-cell>
        </table:table-row>
        <table:table-row table:style-name="ro1">
          <table:table-cell office:value-type="float" office:value="0.505555" calcext:value-type="float">
            <text:p>0.505555</text:p>
          </table:table-cell>
          <table:table-cell office:value-type="float" office:value="0.532658" calcext:value-type="float">
            <text:p>0.532658</text:p>
          </table:table-cell>
          <table:table-cell office:value-type="float" office:value="0.538884" calcext:value-type="float">
            <text:p>0.538884</text:p>
          </table:table-cell>
          <table:table-cell table:number-columns-repeated="10"/>
          <table:table-cell office:value-type="float" office:value="0.506409" calcext:value-type="float">
            <text:p>0.506409</text:p>
          </table:table-cell>
          <table:table-cell office:value-type="float" office:value="0.535954" calcext:value-type="float">
            <text:p>0.535954</text:p>
          </table:table-cell>
          <table:table-cell office:value-type="float" office:value="0.533757" calcext:value-type="float">
            <text:p>0.533757</text:p>
          </table:table-cell>
        </table:table-row>
        <table:table-row table:style-name="ro1">
          <table:table-cell office:value-type="float" office:value="0.504944" calcext:value-type="float">
            <text:p>0.504944</text:p>
          </table:table-cell>
          <table:table-cell office:value-type="float" office:value="0.530216" calcext:value-type="float">
            <text:p>0.530216</text:p>
          </table:table-cell>
          <table:table-cell office:value-type="float" office:value="0.537785" calcext:value-type="float">
            <text:p>0.537785</text:p>
          </table:table-cell>
          <table:table-cell table:number-columns-repeated="10"/>
          <table:table-cell office:value-type="float" office:value="0.507142" calcext:value-type="float">
            <text:p>0.507142</text:p>
          </table:table-cell>
          <table:table-cell office:value-type="float" office:value="0.533634" calcext:value-type="float">
            <text:p>0.533634</text:p>
          </table:table-cell>
          <table:table-cell office:value-type="float" office:value="0.53046" calcext:value-type="float">
            <text:p>0.53046</text:p>
          </table:table-cell>
        </table:table-row>
        <table:table-row table:style-name="ro1">
          <table:table-cell office:value-type="float" office:value="0.504822" calcext:value-type="float">
            <text:p>0.504822</text:p>
          </table:table-cell>
          <table:table-cell office:value-type="float" office:value="0.528507" calcext:value-type="float">
            <text:p>0.528507</text:p>
          </table:table-cell>
          <table:table-cell office:value-type="float" office:value="0.533879" calcext:value-type="float">
            <text:p>0.533879</text:p>
          </table:table-cell>
          <table:table-cell table:number-columns-repeated="10"/>
          <table:table-cell office:value-type="float" office:value="0.508973" calcext:value-type="float">
            <text:p>0.508973</text:p>
          </table:table-cell>
          <table:table-cell office:value-type="float" office:value="0.536565" calcext:value-type="float">
            <text:p>0.536565</text:p>
          </table:table-cell>
          <table:table-cell office:value-type="float" office:value="0.523868" calcext:value-type="float">
            <text:p>0.523868</text:p>
          </table:table-cell>
        </table:table-row>
        <table:table-row table:style-name="ro1">
          <table:table-cell office:value-type="float" office:value="0.503357" calcext:value-type="float">
            <text:p>0.503357</text:p>
          </table:table-cell>
          <table:table-cell office:value-type="float" office:value="0.523379" calcext:value-type="float">
            <text:p>0.523379</text:p>
          </table:table-cell>
          <table:table-cell office:value-type="float" office:value="0.531437" calcext:value-type="float">
            <text:p>0.531437</text:p>
          </table:table-cell>
          <table:table-cell table:number-columns-repeated="10"/>
          <table:table-cell office:value-type="float" office:value="0.509828" calcext:value-type="float">
            <text:p>0.509828</text:p>
          </table:table-cell>
          <table:table-cell office:value-type="float" office:value="0.534245" calcext:value-type="float">
            <text:p>0.534245</text:p>
          </table:table-cell>
          <table:table-cell office:value-type="float" office:value="0.519106" calcext:value-type="float">
            <text:p>0.519106</text:p>
          </table:table-cell>
        </table:table-row>
        <table:table-row table:style-name="ro1">
          <table:table-cell office:value-type="float" office:value="0.503479" calcext:value-type="float">
            <text:p>0.503479</text:p>
          </table:table-cell>
          <table:table-cell office:value-type="float" office:value="0.518496" calcext:value-type="float">
            <text:p>0.518496</text:p>
          </table:table-cell>
          <table:table-cell office:value-type="float" office:value="0.529361" calcext:value-type="float">
            <text:p>0.529361</text:p>
          </table:table-cell>
          <table:table-cell table:number-columns-repeated="10"/>
          <table:table-cell office:value-type="float" office:value="0.511537" calcext:value-type="float">
            <text:p>0.511537</text:p>
          </table:table-cell>
          <table:table-cell office:value-type="float" office:value="0.527408" calcext:value-type="float">
            <text:p>0.527408</text:p>
          </table:table-cell>
          <table:table-cell office:value-type="float" office:value="0.521304" calcext:value-type="float">
            <text:p>0.521304</text:p>
          </table:table-cell>
        </table:table-row>
        <table:table-row table:style-name="ro1">
          <table:table-cell office:value-type="float" office:value="0.503357" calcext:value-type="float">
            <text:p>0.503357</text:p>
          </table:table-cell>
          <table:table-cell office:value-type="float" office:value="0.514833" calcext:value-type="float">
            <text:p>0.514833</text:p>
          </table:table-cell>
          <table:table-cell office:value-type="float" office:value="0.525455" calcext:value-type="float">
            <text:p>0.525455</text:p>
          </table:table-cell>
          <table:table-cell table:number-columns-repeated="10"/>
          <table:table-cell office:value-type="float" office:value="0.512025" calcext:value-type="float">
            <text:p>0.512025</text:p>
          </table:table-cell>
          <table:table-cell office:value-type="float" office:value="0.524478" calcext:value-type="float">
            <text:p>0.524478</text:p>
          </table:table-cell>
          <table:table-cell office:value-type="float" office:value="0.518374" calcext:value-type="float">
            <text:p>0.518374</text:p>
          </table:table-cell>
        </table:table-row>
        <table:table-row table:style-name="ro1">
          <table:table-cell office:value-type="float" office:value="0.503846" calcext:value-type="float">
            <text:p>0.503846</text:p>
          </table:table-cell>
          <table:table-cell office:value-type="float" office:value="0.512147" calcext:value-type="float">
            <text:p>0.512147</text:p>
          </table:table-cell>
          <table:table-cell office:value-type="float" office:value="0.521914" calcext:value-type="float">
            <text:p>0.521914</text:p>
          </table:table-cell>
          <table:table-cell table:number-columns-repeated="10"/>
          <table:table-cell office:value-type="float" office:value="0.511537" calcext:value-type="float">
            <text:p>0.511537</text:p>
          </table:table-cell>
          <table:table-cell office:value-type="float" office:value="0.521182" calcext:value-type="float">
            <text:p>0.521182</text:p>
          </table:table-cell>
          <table:table-cell office:value-type="float" office:value="0.5152" calcext:value-type="float">
            <text:p>0.5152</text:p>
          </table:table-cell>
        </table:table-row>
        <table:table-row table:style-name="ro1">
          <table:table-cell office:value-type="float" office:value="0.505677" calcext:value-type="float">
            <text:p>0.505677</text:p>
          </table:table-cell>
          <table:table-cell office:value-type="float" office:value="0.509095" calcext:value-type="float">
            <text:p>0.509095</text:p>
          </table:table-cell>
          <table:table-cell office:value-type="float" office:value="0.519351" calcext:value-type="float">
            <text:p>0.519351</text:p>
          </table:table-cell>
          <table:table-cell table:number-columns-repeated="10"/>
          <table:table-cell office:value-type="float" office:value="0.511537" calcext:value-type="float">
            <text:p>0.511537</text:p>
          </table:table-cell>
          <table:table-cell office:value-type="float" office:value="0.517763" calcext:value-type="float">
            <text:p>0.517763</text:p>
          </table:table-cell>
          <table:table-cell office:value-type="float" office:value="0.513246" calcext:value-type="float">
            <text:p>0.513246</text:p>
          </table:table-cell>
        </table:table-row>
        <table:table-row table:style-name="ro1">
          <table:table-cell office:value-type="float" office:value="0.505799" calcext:value-type="float">
            <text:p>0.505799</text:p>
          </table:table-cell>
          <table:table-cell office:value-type="float" office:value="0.507752" calcext:value-type="float">
            <text:p>0.507752</text:p>
          </table:table-cell>
          <table:table-cell office:value-type="float" office:value="0.517031" calcext:value-type="float">
            <text:p>0.517031</text:p>
          </table:table-cell>
          <table:table-cell table:number-columns-repeated="10"/>
          <table:table-cell office:value-type="float" office:value="0.512392" calcext:value-type="float">
            <text:p>0.512392</text:p>
          </table:table-cell>
          <table:table-cell office:value-type="float" office:value="0.513979" calcext:value-type="float">
            <text:p>0.513979</text:p>
          </table:table-cell>
          <table:table-cell office:value-type="float" office:value="0.510194" calcext:value-type="float">
            <text:p>0.510194</text:p>
          </table:table-cell>
        </table:table-row>
        <table:table-row table:style-name="ro1">
          <table:table-cell office:value-type="float" office:value="0.507874" calcext:value-type="float">
            <text:p>0.507874</text:p>
          </table:table-cell>
          <table:table-cell office:value-type="float" office:value="0.508363" calcext:value-type="float">
            <text:p>0.508363</text:p>
          </table:table-cell>
          <table:table-cell office:value-type="float" office:value="0.512514" calcext:value-type="float">
            <text:p>0.512514</text:p>
          </table:table-cell>
          <table:table-cell table:number-columns-repeated="10"/>
          <table:table-cell office:value-type="float" office:value="0.512392" calcext:value-type="float">
            <text:p>0.512392</text:p>
          </table:table-cell>
          <table:table-cell office:value-type="float" office:value="0.510682" calcext:value-type="float">
            <text:p>0.510682</text:p>
          </table:table-cell>
          <table:table-cell office:value-type="float" office:value="0.508363" calcext:value-type="float">
            <text:p>0.508363</text:p>
          </table:table-cell>
        </table:table-row>
        <table:table-row table:style-name="ro1">
          <table:table-cell office:value-type="float" office:value="0.509217" calcext:value-type="float">
            <text:p>0.509217</text:p>
          </table:table-cell>
          <table:table-cell office:value-type="float" office:value="0.507752" calcext:value-type="float">
            <text:p>0.507752</text:p>
          </table:table-cell>
          <table:table-cell office:value-type="float" office:value="0.51056" calcext:value-type="float">
            <text:p>0.51056</text:p>
          </table:table-cell>
          <table:table-cell table:number-columns-repeated="10"/>
          <table:table-cell office:value-type="float" office:value="0.512392" calcext:value-type="float">
            <text:p>0.512392</text:p>
          </table:table-cell>
          <table:table-cell office:value-type="float" office:value="0.507997" calcext:value-type="float">
            <text:p>0.507997</text:p>
          </table:table-cell>
          <table:table-cell office:value-type="float" office:value="0.50702" calcext:value-type="float">
            <text:p>0.50702</text:p>
          </table:table-cell>
        </table:table-row>
        <table:table-row table:style-name="ro1">
          <table:table-cell office:value-type="float" office:value="0.50995" calcext:value-type="float">
            <text:p>0.50995</text:p>
          </table:table-cell>
          <table:table-cell office:value-type="float" office:value="0.506532" calcext:value-type="float">
            <text:p>0.506532</text:p>
          </table:table-cell>
          <table:table-cell office:value-type="float" office:value="0.51056" calcext:value-type="float">
            <text:p>0.51056</text:p>
          </table:table-cell>
          <table:table-cell table:number-columns-repeated="10"/>
          <table:table-cell office:value-type="float" office:value="0.510316" calcext:value-type="float">
            <text:p>0.510316</text:p>
          </table:table-cell>
          <table:table-cell office:value-type="float" office:value="0.507508" calcext:value-type="float">
            <text:p>0.507508</text:p>
          </table:table-cell>
          <table:table-cell office:value-type="float" office:value="0.506165" calcext:value-type="float">
            <text:p>0.506165</text:p>
          </table:table-cell>
        </table:table-row>
        <table:table-row table:style-name="ro1">
          <table:table-cell office:value-type="float" office:value="0.510682" calcext:value-type="float">
            <text:p>0.510682</text:p>
          </table:table-cell>
          <table:table-cell office:value-type="float" office:value="0.506409" calcext:value-type="float">
            <text:p>0.506409</text:p>
          </table:table-cell>
          <table:table-cell office:value-type="float" office:value="0.509584" calcext:value-type="float">
            <text:p>0.509584</text:p>
          </table:table-cell>
          <table:table-cell table:number-columns-repeated="10"/>
          <table:table-cell office:value-type="float" office:value="0.510927" calcext:value-type="float">
            <text:p>0.510927</text:p>
          </table:table-cell>
          <table:table-cell office:value-type="float" office:value="0.506165" calcext:value-type="float">
            <text:p>0.506165</text:p>
          </table:table-cell>
          <table:table-cell office:value-type="float" office:value="0.505921" calcext:value-type="float">
            <text:p>0.505921</text:p>
          </table:table-cell>
        </table:table-row>
        <table:table-row table:style-name="ro1">
          <table:table-cell office:value-type="float" office:value="0.51227" calcext:value-type="float">
            <text:p>0.51227</text:p>
          </table:table-cell>
          <table:table-cell office:value-type="float" office:value="0.507508" calcext:value-type="float">
            <text:p>0.507508</text:p>
          </table:table-cell>
          <table:table-cell office:value-type="float" office:value="0.507874" calcext:value-type="float">
            <text:p>0.507874</text:p>
          </table:table-cell>
          <table:table-cell table:number-columns-repeated="10"/>
          <table:table-cell office:value-type="float" office:value="0.512147" calcext:value-type="float">
            <text:p>0.512147</text:p>
          </table:table-cell>
          <table:table-cell office:value-type="float" office:value="0.503846" calcext:value-type="float">
            <text:p>0.503846</text:p>
          </table:table-cell>
          <table:table-cell office:value-type="float" office:value="0.50702" calcext:value-type="float">
            <text:p>0.50702</text:p>
          </table:table-cell>
        </table:table-row>
      </table:table>
      <table:table table:name="Blad2" table:style-name="ta1">
        <table:shapes>
          <draw:frame draw:z-index="0" draw:style-name="gr1" draw:text-style-name="P1" svg:width="15.999cm" svg:height="8.999cm" svg:x="6.771cm" svg:y="3.504cm">
            <draw:object draw:notify-on-update-of-ranges="Blad2.A1:Blad2.A64 Blad2.B1:Blad2.B64 Blad2.C1:Blad2.C6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5.248cm" svg:y="2.532cm">
            <draw:object draw:notify-on-update-of-ranges="Blad2.H1:Blad2.H64 Blad2.I1:Blad2.I64 Blad2.J1:Blad2.J6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.504578" calcext:value-type="float">
            <text:p>0.504578</text:p>
          </table:table-cell>
          <table:table-cell office:value-type="float" office:value="0.539128" calcext:value-type="float">
            <text:p>0.539128</text:p>
          </table:table-cell>
          <table:table-cell office:value-type="float" office:value="0.528629" calcext:value-type="float">
            <text:p>0.52862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wnU</text:p>
          </table:table-cell>
          <table:table-cell/>
          <table:table-cell office:value-type="float" office:value="0.500549" calcext:value-type="float">
            <text:p>0.500549</text:p>
          </table:table-cell>
          <table:table-cell office:value-type="float" office:value="0.536809" calcext:value-type="float">
            <text:p>0.536809</text:p>
          </table:table-cell>
          <table:table-cell office:value-type="float" office:value="0.534977" calcext:value-type="float">
            <text:p>0.534977</text:p>
          </table:table-cell>
        </table:table-row>
        <table:table-row table:style-name="ro1">
          <table:table-cell office:value-type="float" office:value="0.504578" calcext:value-type="float">
            <text:p>0.504578</text:p>
          </table:table-cell>
          <table:table-cell office:value-type="float" office:value="0.540471" calcext:value-type="float">
            <text:p>0.540471</text:p>
          </table:table-cell>
          <table:table-cell office:value-type="float" office:value="0.531803" calcext:value-type="float">
            <text:p>0.53180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1526" calcext:value-type="float">
            <text:p>0.501526</text:p>
          </table:table-cell>
          <table:table-cell office:value-type="float" office:value="0.537907" calcext:value-type="float">
            <text:p>0.537907</text:p>
          </table:table-cell>
          <table:table-cell office:value-type="float" office:value="0.532292" calcext:value-type="float">
            <text:p>0.532292</text:p>
          </table:table-cell>
        </table:table-row>
        <table:table-row table:style-name="ro1">
          <table:table-cell office:value-type="float" office:value="0.504578" calcext:value-type="float">
            <text:p>0.504578</text:p>
          </table:table-cell>
          <table:table-cell office:value-type="float" office:value="0.540715" calcext:value-type="float">
            <text:p>0.540715</text:p>
          </table:table-cell>
          <table:table-cell office:value-type="float" office:value="0.537175" calcext:value-type="float">
            <text:p>0.53717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1526" calcext:value-type="float">
            <text:p>0.501526</text:p>
          </table:table-cell>
          <table:table-cell office:value-type="float" office:value="0.538152" calcext:value-type="float">
            <text:p>0.538152</text:p>
          </table:table-cell>
          <table:table-cell office:value-type="float" office:value="0.531559" calcext:value-type="float">
            <text:p>0.531559</text:p>
          </table:table-cell>
        </table:table-row>
        <table:table-row table:style-name="ro1">
          <table:table-cell office:value-type="float" office:value="0.503724" calcext:value-type="float">
            <text:p>0.503724</text:p>
          </table:table-cell>
          <table:table-cell office:value-type="float" office:value="0.539861" calcext:value-type="float">
            <text:p>0.539861</text:p>
          </table:table-cell>
          <table:table-cell office:value-type="float" office:value="0.539983" calcext:value-type="float">
            <text:p>0.53998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1892" calcext:value-type="float">
            <text:p>0.501892</text:p>
          </table:table-cell>
          <table:table-cell office:value-type="float" office:value="0.537663" calcext:value-type="float">
            <text:p>0.537663</text:p>
          </table:table-cell>
          <table:table-cell office:value-type="float" office:value="0.529239" calcext:value-type="float">
            <text:p>0.529239</text:p>
          </table:table-cell>
        </table:table-row>
        <table:table-row table:style-name="ro1">
          <table:table-cell office:value-type="float" office:value="0.502625" calcext:value-type="float">
            <text:p>0.502625</text:p>
          </table:table-cell>
          <table:table-cell office:value-type="float" office:value="0.540349" calcext:value-type="float">
            <text:p>0.540349</text:p>
          </table:table-cell>
          <table:table-cell office:value-type="float" office:value="0.54096" calcext:value-type="float">
            <text:p>0.5409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409" calcext:value-type="float">
            <text:p>0.50409</text:p>
          </table:table-cell>
          <table:table-cell office:value-type="float" office:value="0.533879" calcext:value-type="float">
            <text:p>0.533879</text:p>
          </table:table-cell>
          <table:table-cell office:value-type="float" office:value="0.52692" calcext:value-type="float">
            <text:p>0.52692</text:p>
          </table:table-cell>
        </table:table-row>
        <table:table-row table:style-name="ro1">
          <table:table-cell office:value-type="float" office:value="0.500305" calcext:value-type="float">
            <text:p>0.500305</text:p>
          </table:table-cell>
          <table:table-cell office:value-type="float" office:value="0.538762" calcext:value-type="float">
            <text:p>0.538762</text:p>
          </table:table-cell>
          <table:table-cell office:value-type="float" office:value="0.540105" calcext:value-type="float">
            <text:p>0.54010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6409" calcext:value-type="float">
            <text:p>0.506409</text:p>
          </table:table-cell>
          <table:table-cell office:value-type="float" office:value="0.531193" calcext:value-type="float">
            <text:p>0.531193</text:p>
          </table:table-cell>
          <table:table-cell office:value-type="float" office:value="0.524966" calcext:value-type="float">
            <text:p>0.524966</text:p>
          </table:table-cell>
        </table:table-row>
        <table:table-row table:style-name="ro1">
          <table:table-cell office:value-type="float" office:value="0.499329" calcext:value-type="float">
            <text:p>0.499329</text:p>
          </table:table-cell>
          <table:table-cell office:value-type="float" office:value="0.534001" calcext:value-type="float">
            <text:p>0.534001</text:p>
          </table:table-cell>
          <table:table-cell office:value-type="float" office:value="0.538762" calcext:value-type="float">
            <text:p>0.53876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702" calcext:value-type="float">
            <text:p>0.50702</text:p>
          </table:table-cell>
          <table:table-cell office:value-type="float" office:value="0.52985" calcext:value-type="float">
            <text:p>0.52985</text:p>
          </table:table-cell>
          <table:table-cell office:value-type="float" office:value="0.521182" calcext:value-type="float">
            <text:p>0.521182</text:p>
          </table:table-cell>
        </table:table-row>
        <table:table-row table:style-name="ro1">
          <table:table-cell office:value-type="float" office:value="0.49884" calcext:value-type="float">
            <text:p>0.49884</text:p>
          </table:table-cell>
          <table:table-cell office:value-type="float" office:value="0.529484" calcext:value-type="float">
            <text:p>0.529484</text:p>
          </table:table-cell>
          <table:table-cell office:value-type="float" office:value="0.535466" calcext:value-type="float">
            <text:p>0.53546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763" calcext:value-type="float">
            <text:p>0.50763</text:p>
          </table:table-cell>
          <table:table-cell office:value-type="float" office:value="0.528263" calcext:value-type="float">
            <text:p>0.528263</text:p>
          </table:table-cell>
          <table:table-cell office:value-type="float" office:value="0.517031" calcext:value-type="float">
            <text:p>0.517031</text:p>
          </table:table-cell>
        </table:table-row>
        <table:table-row table:style-name="ro1">
          <table:table-cell office:value-type="float" office:value="0.498718" calcext:value-type="float">
            <text:p>0.498718</text:p>
          </table:table-cell>
          <table:table-cell office:value-type="float" office:value="0.52399" calcext:value-type="float">
            <text:p>0.52399</text:p>
          </table:table-cell>
          <table:table-cell office:value-type="float" office:value="0.531925" calcext:value-type="float">
            <text:p>0.53192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9462" calcext:value-type="float">
            <text:p>0.509462</text:p>
          </table:table-cell>
          <table:table-cell office:value-type="float" office:value="0.524234" calcext:value-type="float">
            <text:p>0.524234</text:p>
          </table:table-cell>
          <table:table-cell office:value-type="float" office:value="0.515322" calcext:value-type="float">
            <text:p>0.515322</text:p>
          </table:table-cell>
        </table:table-row>
        <table:table-row table:style-name="ro1">
          <table:table-cell office:value-type="float" office:value="0.500061" calcext:value-type="float">
            <text:p>0.500061</text:p>
          </table:table-cell>
          <table:table-cell office:value-type="float" office:value="0.520083" calcext:value-type="float">
            <text:p>0.520083</text:p>
          </table:table-cell>
          <table:table-cell office:value-type="float" office:value="0.528263" calcext:value-type="float">
            <text:p>0.52826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1415" calcext:value-type="float">
            <text:p>0.511415</text:p>
          </table:table-cell>
          <table:table-cell office:value-type="float" office:value="0.520693" calcext:value-type="float">
            <text:p>0.520693</text:p>
          </table:table-cell>
          <table:table-cell office:value-type="float" office:value="0.513002" calcext:value-type="float">
            <text:p>0.513002</text:p>
          </table:table-cell>
        </table:table-row>
        <table:table-row table:style-name="ro1">
          <table:table-cell office:value-type="float" office:value="0.500183" calcext:value-type="float">
            <text:p>0.500183</text:p>
          </table:table-cell>
          <table:table-cell office:value-type="float" office:value="0.518252" calcext:value-type="float">
            <text:p>0.518252</text:p>
          </table:table-cell>
          <table:table-cell office:value-type="float" office:value="0.523257" calcext:value-type="float">
            <text:p>0.52325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0316" calcext:value-type="float">
            <text:p>0.510316</text:p>
          </table:table-cell>
          <table:table-cell office:value-type="float" office:value="0.517763" calcext:value-type="float">
            <text:p>0.517763</text:p>
          </table:table-cell>
          <table:table-cell office:value-type="float" office:value="0.510438" calcext:value-type="float">
            <text:p>0.510438</text:p>
          </table:table-cell>
        </table:table-row>
        <table:table-row table:style-name="ro1">
          <table:table-cell office:value-type="float" office:value="0.500549" calcext:value-type="float">
            <text:p>0.500549</text:p>
          </table:table-cell>
          <table:table-cell office:value-type="float" office:value="0.514589" calcext:value-type="float">
            <text:p>0.514589</text:p>
          </table:table-cell>
          <table:table-cell office:value-type="float" office:value="0.520083" calcext:value-type="float">
            <text:p>0.52008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0805" calcext:value-type="float">
            <text:p>0.510805</text:p>
          </table:table-cell>
          <table:table-cell office:value-type="float" office:value="0.514467" calcext:value-type="float">
            <text:p>0.514467</text:p>
          </table:table-cell>
          <table:table-cell office:value-type="float" office:value="0.508485" calcext:value-type="float">
            <text:p>0.508485</text:p>
          </table:table-cell>
        </table:table-row>
        <table:table-row table:style-name="ro1">
          <table:table-cell office:value-type="float" office:value="0.503357" calcext:value-type="float">
            <text:p>0.503357</text:p>
          </table:table-cell>
          <table:table-cell office:value-type="float" office:value="0.510316" calcext:value-type="float">
            <text:p>0.510316</text:p>
          </table:table-cell>
          <table:table-cell office:value-type="float" office:value="0.517397" calcext:value-type="float">
            <text:p>0.51739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1415" calcext:value-type="float">
            <text:p>0.511415</text:p>
          </table:table-cell>
          <table:table-cell office:value-type="float" office:value="0.510927" calcext:value-type="float">
            <text:p>0.510927</text:p>
          </table:table-cell>
          <table:table-cell office:value-type="float" office:value="0.50763" calcext:value-type="float">
            <text:p>0.50763</text:p>
          </table:table-cell>
        </table:table-row>
        <table:table-row table:style-name="ro1">
          <table:table-cell office:value-type="float" office:value="0.503968" calcext:value-type="float">
            <text:p>0.503968</text:p>
          </table:table-cell>
          <table:table-cell office:value-type="float" office:value="0.50763" calcext:value-type="float">
            <text:p>0.50763</text:p>
          </table:table-cell>
          <table:table-cell office:value-type="float" office:value="0.513246" calcext:value-type="float">
            <text:p>0.51324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2758" calcext:value-type="float">
            <text:p>0.512758</text:p>
          </table:table-cell>
          <table:table-cell office:value-type="float" office:value="0.507997" calcext:value-type="float">
            <text:p>0.507997</text:p>
          </table:table-cell>
          <table:table-cell office:value-type="float" office:value="0.505921" calcext:value-type="float">
            <text:p>0.505921</text:p>
          </table:table-cell>
        </table:table-row>
        <table:table-row table:style-name="ro1">
          <table:table-cell office:value-type="float" office:value="0.505433" calcext:value-type="float">
            <text:p>0.505433</text:p>
          </table:table-cell>
          <table:table-cell office:value-type="float" office:value="0.504822" calcext:value-type="float">
            <text:p>0.504822</text:p>
          </table:table-cell>
          <table:table-cell office:value-type="float" office:value="0.509706" calcext:value-type="float">
            <text:p>0.50970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4467" calcext:value-type="float">
            <text:p>0.514467</text:p>
          </table:table-cell>
          <table:table-cell office:value-type="float" office:value="0.506043" calcext:value-type="float">
            <text:p>0.506043</text:p>
          </table:table-cell>
          <table:table-cell office:value-type="float" office:value="0.502503" calcext:value-type="float">
            <text:p>0.502503</text:p>
          </table:table-cell>
        </table:table-row>
        <table:table-row table:style-name="ro1">
          <table:table-cell office:value-type="float" office:value="0.506898" calcext:value-type="float">
            <text:p>0.506898</text:p>
          </table:table-cell>
          <table:table-cell office:value-type="float" office:value="0.502136" calcext:value-type="float">
            <text:p>0.502136</text:p>
          </table:table-cell>
          <table:table-cell office:value-type="float" office:value="0.507264" calcext:value-type="float">
            <text:p>0.50726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5566" calcext:value-type="float">
            <text:p>0.515566</text:p>
          </table:table-cell>
          <table:table-cell office:value-type="float" office:value="0.502014" calcext:value-type="float">
            <text:p>0.502014</text:p>
          </table:table-cell>
          <table:table-cell office:value-type="float" office:value="0.503846" calcext:value-type="float">
            <text:p>0.503846</text:p>
          </table:table-cell>
        </table:table-row>
        <table:table-row table:style-name="ro1">
          <table:table-cell office:value-type="float" office:value="0.50763" calcext:value-type="float">
            <text:p>0.50763</text:p>
          </table:table-cell>
          <table:table-cell office:value-type="float" office:value="0.500305" calcext:value-type="float">
            <text:p>0.500305</text:p>
          </table:table-cell>
          <table:table-cell office:value-type="float" office:value="0.505067" calcext:value-type="float">
            <text:p>0.50506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6787" calcext:value-type="float">
            <text:p>0.516787</text:p>
          </table:table-cell>
          <table:table-cell office:value-type="float" office:value="0.499817" calcext:value-type="float">
            <text:p>0.499817</text:p>
          </table:table-cell>
          <table:table-cell office:value-type="float" office:value="0.505433" calcext:value-type="float">
            <text:p>0.505433</text:p>
          </table:table-cell>
        </table:table-row>
        <table:table-row table:style-name="ro1">
          <table:table-cell office:value-type="float" office:value="0.508119" calcext:value-type="float">
            <text:p>0.508119</text:p>
          </table:table-cell>
          <table:table-cell office:value-type="float" office:value="0.498718" calcext:value-type="float">
            <text:p>0.498718</text:p>
          </table:table-cell>
          <table:table-cell office:value-type="float" office:value="0.504212" calcext:value-type="float">
            <text:p>0.50421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7275" calcext:value-type="float">
            <text:p>0.517275</text:p>
          </table:table-cell>
          <table:table-cell office:value-type="float" office:value="0.499451" calcext:value-type="float">
            <text:p>0.499451</text:p>
          </table:table-cell>
          <table:table-cell office:value-type="float" office:value="0.506043" calcext:value-type="float">
            <text:p>0.506043</text:p>
          </table:table-cell>
        </table:table-row>
        <table:table-row table:style-name="ro1">
          <table:table-cell office:value-type="float" office:value="0.509828" calcext:value-type="float">
            <text:p>0.509828</text:p>
          </table:table-cell>
          <table:table-cell office:value-type="float" office:value="0.497131" calcext:value-type="float">
            <text:p>0.497131</text:p>
          </table:table-cell>
          <table:table-cell office:value-type="float" office:value="0.505555" calcext:value-type="float">
            <text:p>0.50555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6543" calcext:value-type="float">
            <text:p>0.516543</text:p>
          </table:table-cell>
          <table:table-cell office:value-type="float" office:value="0.500305" calcext:value-type="float">
            <text:p>0.500305</text:p>
          </table:table-cell>
          <table:table-cell office:value-type="float" office:value="0.508241" calcext:value-type="float">
            <text:p>0.508241</text:p>
          </table:table-cell>
        </table:table-row>
        <table:table-row table:style-name="ro1">
          <table:table-cell office:value-type="float" office:value="0.511171" calcext:value-type="float">
            <text:p>0.511171</text:p>
          </table:table-cell>
          <table:table-cell office:value-type="float" office:value="0.497864" calcext:value-type="float">
            <text:p>0.497864</text:p>
          </table:table-cell>
          <table:table-cell office:value-type="float" office:value="0.507264" calcext:value-type="float">
            <text:p>0.50726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5932" calcext:value-type="float">
            <text:p>0.515932</text:p>
          </table:table-cell>
          <table:table-cell office:value-type="float" office:value="0.502136" calcext:value-type="float">
            <text:p>0.502136</text:p>
          </table:table-cell>
          <table:table-cell office:value-type="float" office:value="0.50934" calcext:value-type="float">
            <text:p>0.50934</text:p>
          </table:table-cell>
        </table:table-row>
        <table:table-row table:style-name="ro1">
          <table:table-cell office:value-type="float" office:value="0.511293" calcext:value-type="float">
            <text:p>0.511293</text:p>
          </table:table-cell>
          <table:table-cell office:value-type="float" office:value="0.501038" calcext:value-type="float">
            <text:p>0.501038</text:p>
          </table:table-cell>
          <table:table-cell office:value-type="float" office:value="0.509828" calcext:value-type="float">
            <text:p>0.50982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4955" calcext:value-type="float">
            <text:p>0.514955</text:p>
          </table:table-cell>
          <table:table-cell office:value-type="float" office:value="0.504578" calcext:value-type="float">
            <text:p>0.504578</text:p>
          </table:table-cell>
          <table:table-cell office:value-type="float" office:value="0.510194" calcext:value-type="float">
            <text:p>0.510194</text:p>
          </table:table-cell>
        </table:table-row>
        <table:table-row table:style-name="ro1">
          <table:table-cell office:value-type="float" office:value="0.508363" calcext:value-type="float">
            <text:p>0.508363</text:p>
          </table:table-cell>
          <table:table-cell office:value-type="float" office:value="0.505067" calcext:value-type="float">
            <text:p>0.505067</text:p>
          </table:table-cell>
          <table:table-cell office:value-type="float" office:value="0.514345" calcext:value-type="float">
            <text:p>0.51434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3002" calcext:value-type="float">
            <text:p>0.513002</text:p>
          </table:table-cell>
          <table:table-cell office:value-type="float" office:value="0.506409" calcext:value-type="float">
            <text:p>0.506409</text:p>
          </table:table-cell>
          <table:table-cell office:value-type="float" office:value="0.511293" calcext:value-type="float">
            <text:p>0.511293</text:p>
          </table:table-cell>
        </table:table-row>
        <table:table-row table:style-name="ro1">
          <table:table-cell office:value-type="float" office:value="0.507386" calcext:value-type="float">
            <text:p>0.507386</text:p>
          </table:table-cell>
          <table:table-cell office:value-type="float" office:value="0.508485" calcext:value-type="float">
            <text:p>0.508485</text:p>
          </table:table-cell>
          <table:table-cell office:value-type="float" office:value="0.517397" calcext:value-type="float">
            <text:p>0.51739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2025" calcext:value-type="float">
            <text:p>0.512025</text:p>
          </table:table-cell>
          <table:table-cell office:value-type="float" office:value="0.509584" calcext:value-type="float">
            <text:p>0.509584</text:p>
          </table:table-cell>
          <table:table-cell office:value-type="float" office:value="0.513124" calcext:value-type="float">
            <text:p>0.513124</text:p>
          </table:table-cell>
        </table:table-row>
        <table:table-row table:style-name="ro1">
          <table:table-cell office:value-type="float" office:value="0.505677" calcext:value-type="float">
            <text:p>0.505677</text:p>
          </table:table-cell>
          <table:table-cell office:value-type="float" office:value="0.513735" calcext:value-type="float">
            <text:p>0.513735</text:p>
          </table:table-cell>
          <table:table-cell office:value-type="float" office:value="0.522281" calcext:value-type="float">
            <text:p>0.52228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9095" calcext:value-type="float">
            <text:p>0.509095</text:p>
          </table:table-cell>
          <table:table-cell office:value-type="float" office:value="0.515444" calcext:value-type="float">
            <text:p>0.515444</text:p>
          </table:table-cell>
          <table:table-cell office:value-type="float" office:value="0.51349" calcext:value-type="float">
            <text:p>0.51349</text:p>
          </table:table-cell>
        </table:table-row>
        <table:table-row table:style-name="ro1">
          <table:table-cell office:value-type="float" office:value="0.502869" calcext:value-type="float">
            <text:p>0.502869</text:p>
          </table:table-cell>
          <table:table-cell office:value-type="float" office:value="0.516665" calcext:value-type="float">
            <text:p>0.516665</text:p>
          </table:table-cell>
          <table:table-cell office:value-type="float" office:value="0.526309" calcext:value-type="float">
            <text:p>0.52630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6898" calcext:value-type="float">
            <text:p>0.506898</text:p>
          </table:table-cell>
          <table:table-cell office:value-type="float" office:value="0.51874" calcext:value-type="float">
            <text:p>0.51874</text:p>
          </table:table-cell>
          <table:table-cell office:value-type="float" office:value="0.515444" calcext:value-type="float">
            <text:p>0.515444</text:p>
          </table:table-cell>
        </table:table-row>
        <table:table-row table:style-name="ro1">
          <table:table-cell office:value-type="float" office:value="0.502625" calcext:value-type="float">
            <text:p>0.502625</text:p>
          </table:table-cell>
          <table:table-cell office:value-type="float" office:value="0.521792" calcext:value-type="float">
            <text:p>0.521792</text:p>
          </table:table-cell>
          <table:table-cell office:value-type="float" office:value="0.528507" calcext:value-type="float">
            <text:p>0.52850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5555" calcext:value-type="float">
            <text:p>0.505555</text:p>
          </table:table-cell>
          <table:table-cell office:value-type="float" office:value="0.523501" calcext:value-type="float">
            <text:p>0.523501</text:p>
          </table:table-cell>
          <table:table-cell office:value-type="float" office:value="0.518496" calcext:value-type="float">
            <text:p>0.518496</text:p>
          </table:table-cell>
        </table:table-row>
        <table:table-row table:style-name="ro1">
          <table:table-cell office:value-type="float" office:value="0.501038" calcext:value-type="float">
            <text:p>0.501038</text:p>
          </table:table-cell>
          <table:table-cell office:value-type="float" office:value="0.525455" calcext:value-type="float">
            <text:p>0.525455</text:p>
          </table:table-cell>
          <table:table-cell office:value-type="float" office:value="0.530827" calcext:value-type="float">
            <text:p>0.53082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1892" calcext:value-type="float">
            <text:p>0.501892</text:p>
          </table:table-cell>
          <table:table-cell office:value-type="float" office:value="0.531193" calcext:value-type="float">
            <text:p>0.531193</text:p>
          </table:table-cell>
          <table:table-cell office:value-type="float" office:value="0.521182" calcext:value-type="float">
            <text:p>0.521182</text:p>
          </table:table-cell>
        </table:table-row>
        <table:table-row table:style-name="ro1">
          <table:table-cell office:value-type="float" office:value="0.500794" calcext:value-type="float">
            <text:p>0.500794</text:p>
          </table:table-cell>
          <table:table-cell office:value-type="float" office:value="0.528263" calcext:value-type="float">
            <text:p>0.528263</text:p>
          </table:table-cell>
          <table:table-cell office:value-type="float" office:value="0.533024" calcext:value-type="float">
            <text:p>0.53302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499695" calcext:value-type="float">
            <text:p>0.499695</text:p>
          </table:table-cell>
          <table:table-cell office:value-type="float" office:value="0.534977" calcext:value-type="float">
            <text:p>0.534977</text:p>
          </table:table-cell>
          <table:table-cell office:value-type="float" office:value="0.523623" calcext:value-type="float">
            <text:p>0.523623</text:p>
          </table:table-cell>
        </table:table-row>
        <table:table-row table:style-name="ro1">
          <table:table-cell office:value-type="float" office:value="0.499817" calcext:value-type="float">
            <text:p>0.499817</text:p>
          </table:table-cell>
          <table:table-cell office:value-type="float" office:value="0.530949" calcext:value-type="float">
            <text:p>0.530949</text:p>
          </table:table-cell>
          <table:table-cell office:value-type="float" office:value="0.532902" calcext:value-type="float">
            <text:p>0.53290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0794" calcext:value-type="float">
            <text:p>0.500794</text:p>
          </table:table-cell>
          <table:table-cell office:value-type="float" office:value="0.537663" calcext:value-type="float">
            <text:p>0.537663</text:p>
          </table:table-cell>
          <table:table-cell office:value-type="float" office:value="0.525699" calcext:value-type="float">
            <text:p>0.525699</text:p>
          </table:table-cell>
        </table:table-row>
        <table:table-row table:style-name="ro1">
          <table:table-cell office:value-type="float" office:value="0.500305" calcext:value-type="float">
            <text:p>0.500305</text:p>
          </table:table-cell>
          <table:table-cell office:value-type="float" office:value="0.531437" calcext:value-type="float">
            <text:p>0.531437</text:p>
          </table:table-cell>
          <table:table-cell office:value-type="float" office:value="0.535344" calcext:value-type="float">
            <text:p>0.53534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1526" calcext:value-type="float">
            <text:p>0.501526</text:p>
          </table:table-cell>
          <table:table-cell office:value-type="float" office:value="0.537663" calcext:value-type="float">
            <text:p>0.537663</text:p>
          </table:table-cell>
          <table:table-cell office:value-type="float" office:value="0.528995" calcext:value-type="float">
            <text:p>0.528995</text:p>
          </table:table-cell>
        </table:table-row>
        <table:table-row table:style-name="ro1">
          <table:table-cell office:value-type="float" office:value="0.502136" calcext:value-type="float">
            <text:p>0.502136</text:p>
          </table:table-cell>
          <table:table-cell office:value-type="float" office:value="0.533512" calcext:value-type="float">
            <text:p>0.533512</text:p>
          </table:table-cell>
          <table:table-cell office:value-type="float" office:value="0.53571" calcext:value-type="float">
            <text:p>0.5357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1038" calcext:value-type="float">
            <text:p>0.501038</text:p>
          </table:table-cell>
          <table:table-cell office:value-type="float" office:value="0.536687" calcext:value-type="float">
            <text:p>0.536687</text:p>
          </table:table-cell>
          <table:table-cell office:value-type="float" office:value="0.531803" calcext:value-type="float">
            <text:p>0.531803</text:p>
          </table:table-cell>
        </table:table-row>
        <table:table-row table:style-name="ro1">
          <table:table-cell office:value-type="float" office:value="0.501038" calcext:value-type="float">
            <text:p>0.501038</text:p>
          </table:table-cell>
          <table:table-cell office:value-type="float" office:value="0.535344" calcext:value-type="float">
            <text:p>0.535344</text:p>
          </table:table-cell>
          <table:table-cell office:value-type="float" office:value="0.536565" calcext:value-type="float">
            <text:p>0.53656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0794" calcext:value-type="float">
            <text:p>0.500794</text:p>
          </table:table-cell>
          <table:table-cell office:value-type="float" office:value="0.537419" calcext:value-type="float">
            <text:p>0.537419</text:p>
          </table:table-cell>
          <table:table-cell office:value-type="float" office:value="0.532658" calcext:value-type="float">
            <text:p>0.532658</text:p>
          </table:table-cell>
        </table:table-row>
        <table:table-row table:style-name="ro1">
          <table:table-cell office:value-type="float" office:value="0.500549" calcext:value-type="float">
            <text:p>0.500549</text:p>
          </table:table-cell>
          <table:table-cell office:value-type="float" office:value="0.536809" calcext:value-type="float">
            <text:p>0.536809</text:p>
          </table:table-cell>
          <table:table-cell office:value-type="float" office:value="0.534977" calcext:value-type="float">
            <text:p>0.53497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4578" calcext:value-type="float">
            <text:p>0.504578</text:p>
          </table:table-cell>
          <table:table-cell office:value-type="float" office:value="0.539128" calcext:value-type="float">
            <text:p>0.539128</text:p>
          </table:table-cell>
          <table:table-cell office:value-type="float" office:value="0.528629" calcext:value-type="float">
            <text:p>0.528629</text:p>
          </table:table-cell>
        </table:table-row>
        <table:table-row table:style-name="ro1">
          <table:table-cell office:value-type="float" office:value="0.501526" calcext:value-type="float">
            <text:p>0.501526</text:p>
          </table:table-cell>
          <table:table-cell office:value-type="float" office:value="0.537907" calcext:value-type="float">
            <text:p>0.537907</text:p>
          </table:table-cell>
          <table:table-cell office:value-type="float" office:value="0.532292" calcext:value-type="float">
            <text:p>0.53229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4578" calcext:value-type="float">
            <text:p>0.504578</text:p>
          </table:table-cell>
          <table:table-cell office:value-type="float" office:value="0.540471" calcext:value-type="float">
            <text:p>0.540471</text:p>
          </table:table-cell>
          <table:table-cell office:value-type="float" office:value="0.531803" calcext:value-type="float">
            <text:p>0.531803</text:p>
          </table:table-cell>
        </table:table-row>
        <table:table-row table:style-name="ro1">
          <table:table-cell office:value-type="float" office:value="0.501526" calcext:value-type="float">
            <text:p>0.501526</text:p>
          </table:table-cell>
          <table:table-cell office:value-type="float" office:value="0.538152" calcext:value-type="float">
            <text:p>0.538152</text:p>
          </table:table-cell>
          <table:table-cell office:value-type="float" office:value="0.531559" calcext:value-type="float">
            <text:p>0.53155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4578" calcext:value-type="float">
            <text:p>0.504578</text:p>
          </table:table-cell>
          <table:table-cell office:value-type="float" office:value="0.540715" calcext:value-type="float">
            <text:p>0.540715</text:p>
          </table:table-cell>
          <table:table-cell office:value-type="float" office:value="0.537175" calcext:value-type="float">
            <text:p>0.537175</text:p>
          </table:table-cell>
        </table:table-row>
        <table:table-row table:style-name="ro1">
          <table:table-cell office:value-type="float" office:value="0.501892" calcext:value-type="float">
            <text:p>0.501892</text:p>
          </table:table-cell>
          <table:table-cell office:value-type="float" office:value="0.537663" calcext:value-type="float">
            <text:p>0.537663</text:p>
          </table:table-cell>
          <table:table-cell office:value-type="float" office:value="0.529239" calcext:value-type="float">
            <text:p>0.52923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3724" calcext:value-type="float">
            <text:p>0.503724</text:p>
          </table:table-cell>
          <table:table-cell office:value-type="float" office:value="0.539861" calcext:value-type="float">
            <text:p>0.539861</text:p>
          </table:table-cell>
          <table:table-cell office:value-type="float" office:value="0.539983" calcext:value-type="float">
            <text:p>0.539983</text:p>
          </table:table-cell>
        </table:table-row>
        <table:table-row table:style-name="ro1">
          <table:table-cell office:value-type="float" office:value="0.50409" calcext:value-type="float">
            <text:p>0.50409</text:p>
          </table:table-cell>
          <table:table-cell office:value-type="float" office:value="0.533879" calcext:value-type="float">
            <text:p>0.533879</text:p>
          </table:table-cell>
          <table:table-cell office:value-type="float" office:value="0.52692" calcext:value-type="float">
            <text:p>0.5269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2625" calcext:value-type="float">
            <text:p>0.502625</text:p>
          </table:table-cell>
          <table:table-cell office:value-type="float" office:value="0.540349" calcext:value-type="float">
            <text:p>0.540349</text:p>
          </table:table-cell>
          <table:table-cell office:value-type="float" office:value="0.54096" calcext:value-type="float">
            <text:p>0.54096</text:p>
          </table:table-cell>
        </table:table-row>
        <table:table-row table:style-name="ro1">
          <table:table-cell office:value-type="float" office:value="0.506409" calcext:value-type="float">
            <text:p>0.506409</text:p>
          </table:table-cell>
          <table:table-cell office:value-type="float" office:value="0.531193" calcext:value-type="float">
            <text:p>0.531193</text:p>
          </table:table-cell>
          <table:table-cell office:value-type="float" office:value="0.524966" calcext:value-type="float">
            <text:p>0.52496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0305" calcext:value-type="float">
            <text:p>0.500305</text:p>
          </table:table-cell>
          <table:table-cell office:value-type="float" office:value="0.538762" calcext:value-type="float">
            <text:p>0.538762</text:p>
          </table:table-cell>
          <table:table-cell office:value-type="float" office:value="0.540105" calcext:value-type="float">
            <text:p>0.540105</text:p>
          </table:table-cell>
        </table:table-row>
        <table:table-row table:style-name="ro1">
          <table:table-cell office:value-type="float" office:value="0.50702" calcext:value-type="float">
            <text:p>0.50702</text:p>
          </table:table-cell>
          <table:table-cell office:value-type="float" office:value="0.52985" calcext:value-type="float">
            <text:p>0.52985</text:p>
          </table:table-cell>
          <table:table-cell office:value-type="float" office:value="0.521182" calcext:value-type="float">
            <text:p>0.52118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499329" calcext:value-type="float">
            <text:p>0.499329</text:p>
          </table:table-cell>
          <table:table-cell office:value-type="float" office:value="0.534001" calcext:value-type="float">
            <text:p>0.534001</text:p>
          </table:table-cell>
          <table:table-cell office:value-type="float" office:value="0.538762" calcext:value-type="float">
            <text:p>0.538762</text:p>
          </table:table-cell>
        </table:table-row>
        <table:table-row table:style-name="ro1">
          <table:table-cell office:value-type="float" office:value="0.50763" calcext:value-type="float">
            <text:p>0.50763</text:p>
          </table:table-cell>
          <table:table-cell office:value-type="float" office:value="0.528263" calcext:value-type="float">
            <text:p>0.528263</text:p>
          </table:table-cell>
          <table:table-cell office:value-type="float" office:value="0.517031" calcext:value-type="float">
            <text:p>0.51703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49884" calcext:value-type="float">
            <text:p>0.49884</text:p>
          </table:table-cell>
          <table:table-cell office:value-type="float" office:value="0.529484" calcext:value-type="float">
            <text:p>0.529484</text:p>
          </table:table-cell>
          <table:table-cell office:value-type="float" office:value="0.535466" calcext:value-type="float">
            <text:p>0.535466</text:p>
          </table:table-cell>
        </table:table-row>
        <table:table-row table:style-name="ro1">
          <table:table-cell office:value-type="float" office:value="0.509462" calcext:value-type="float">
            <text:p>0.509462</text:p>
          </table:table-cell>
          <table:table-cell office:value-type="float" office:value="0.524234" calcext:value-type="float">
            <text:p>0.524234</text:p>
          </table:table-cell>
          <table:table-cell office:value-type="float" office:value="0.515322" calcext:value-type="float">
            <text:p>0.51532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498718" calcext:value-type="float">
            <text:p>0.498718</text:p>
          </table:table-cell>
          <table:table-cell office:value-type="float" office:value="0.52399" calcext:value-type="float">
            <text:p>0.52399</text:p>
          </table:table-cell>
          <table:table-cell office:value-type="float" office:value="0.531925" calcext:value-type="float">
            <text:p>0.531925</text:p>
          </table:table-cell>
        </table:table-row>
        <table:table-row table:style-name="ro1">
          <table:table-cell office:value-type="float" office:value="0.511415" calcext:value-type="float">
            <text:p>0.511415</text:p>
          </table:table-cell>
          <table:table-cell office:value-type="float" office:value="0.520693" calcext:value-type="float">
            <text:p>0.520693</text:p>
          </table:table-cell>
          <table:table-cell office:value-type="float" office:value="0.513002" calcext:value-type="float">
            <text:p>0.51300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0061" calcext:value-type="float">
            <text:p>0.500061</text:p>
          </table:table-cell>
          <table:table-cell office:value-type="float" office:value="0.520083" calcext:value-type="float">
            <text:p>0.520083</text:p>
          </table:table-cell>
          <table:table-cell office:value-type="float" office:value="0.528263" calcext:value-type="float">
            <text:p>0.528263</text:p>
          </table:table-cell>
        </table:table-row>
        <table:table-row table:style-name="ro1">
          <table:table-cell office:value-type="float" office:value="0.510316" calcext:value-type="float">
            <text:p>0.510316</text:p>
          </table:table-cell>
          <table:table-cell office:value-type="float" office:value="0.517763" calcext:value-type="float">
            <text:p>0.517763</text:p>
          </table:table-cell>
          <table:table-cell office:value-type="float" office:value="0.510438" calcext:value-type="float">
            <text:p>0.51043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0183" calcext:value-type="float">
            <text:p>0.500183</text:p>
          </table:table-cell>
          <table:table-cell office:value-type="float" office:value="0.518252" calcext:value-type="float">
            <text:p>0.518252</text:p>
          </table:table-cell>
          <table:table-cell office:value-type="float" office:value="0.523257" calcext:value-type="float">
            <text:p>0.523257</text:p>
          </table:table-cell>
        </table:table-row>
        <table:table-row table:style-name="ro1">
          <table:table-cell office:value-type="float" office:value="0.510805" calcext:value-type="float">
            <text:p>0.510805</text:p>
          </table:table-cell>
          <table:table-cell office:value-type="float" office:value="0.514467" calcext:value-type="float">
            <text:p>0.514467</text:p>
          </table:table-cell>
          <table:table-cell office:value-type="float" office:value="0.508485" calcext:value-type="float">
            <text:p>0.50848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0549" calcext:value-type="float">
            <text:p>0.500549</text:p>
          </table:table-cell>
          <table:table-cell office:value-type="float" office:value="0.514589" calcext:value-type="float">
            <text:p>0.514589</text:p>
          </table:table-cell>
          <table:table-cell office:value-type="float" office:value="0.520083" calcext:value-type="float">
            <text:p>0.520083</text:p>
          </table:table-cell>
        </table:table-row>
        <table:table-row table:style-name="ro1">
          <table:table-cell office:value-type="float" office:value="0.511415" calcext:value-type="float">
            <text:p>0.511415</text:p>
          </table:table-cell>
          <table:table-cell office:value-type="float" office:value="0.510927" calcext:value-type="float">
            <text:p>0.510927</text:p>
          </table:table-cell>
          <table:table-cell office:value-type="float" office:value="0.50763" calcext:value-type="float">
            <text:p>0.5076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3357" calcext:value-type="float">
            <text:p>0.503357</text:p>
          </table:table-cell>
          <table:table-cell office:value-type="float" office:value="0.510316" calcext:value-type="float">
            <text:p>0.510316</text:p>
          </table:table-cell>
          <table:table-cell office:value-type="float" office:value="0.517397" calcext:value-type="float">
            <text:p>0.517397</text:p>
          </table:table-cell>
        </table:table-row>
        <table:table-row table:style-name="ro1">
          <table:table-cell office:value-type="float" office:value="0.512758" calcext:value-type="float">
            <text:p>0.512758</text:p>
          </table:table-cell>
          <table:table-cell office:value-type="float" office:value="0.507997" calcext:value-type="float">
            <text:p>0.507997</text:p>
          </table:table-cell>
          <table:table-cell office:value-type="float" office:value="0.505921" calcext:value-type="float">
            <text:p>0.50592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3968" calcext:value-type="float">
            <text:p>0.503968</text:p>
          </table:table-cell>
          <table:table-cell office:value-type="float" office:value="0.50763" calcext:value-type="float">
            <text:p>0.50763</text:p>
          </table:table-cell>
          <table:table-cell office:value-type="float" office:value="0.513246" calcext:value-type="float">
            <text:p>0.513246</text:p>
          </table:table-cell>
        </table:table-row>
        <table:table-row table:style-name="ro1">
          <table:table-cell office:value-type="float" office:value="0.514467" calcext:value-type="float">
            <text:p>0.514467</text:p>
          </table:table-cell>
          <table:table-cell office:value-type="float" office:value="0.506043" calcext:value-type="float">
            <text:p>0.506043</text:p>
          </table:table-cell>
          <table:table-cell office:value-type="float" office:value="0.502503" calcext:value-type="float">
            <text:p>0.50250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5433" calcext:value-type="float">
            <text:p>0.505433</text:p>
          </table:table-cell>
          <table:table-cell office:value-type="float" office:value="0.504822" calcext:value-type="float">
            <text:p>0.504822</text:p>
          </table:table-cell>
          <table:table-cell office:value-type="float" office:value="0.509706" calcext:value-type="float">
            <text:p>0.509706</text:p>
          </table:table-cell>
        </table:table-row>
        <table:table-row table:style-name="ro1">
          <table:table-cell office:value-type="float" office:value="0.515566" calcext:value-type="float">
            <text:p>0.515566</text:p>
          </table:table-cell>
          <table:table-cell office:value-type="float" office:value="0.502014" calcext:value-type="float">
            <text:p>0.502014</text:p>
          </table:table-cell>
          <table:table-cell office:value-type="float" office:value="0.503846" calcext:value-type="float">
            <text:p>0.50384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6898" calcext:value-type="float">
            <text:p>0.506898</text:p>
          </table:table-cell>
          <table:table-cell office:value-type="float" office:value="0.502136" calcext:value-type="float">
            <text:p>0.502136</text:p>
          </table:table-cell>
          <table:table-cell office:value-type="float" office:value="0.507264" calcext:value-type="float">
            <text:p>0.507264</text:p>
          </table:table-cell>
        </table:table-row>
        <table:table-row table:style-name="ro1">
          <table:table-cell office:value-type="float" office:value="0.516787" calcext:value-type="float">
            <text:p>0.516787</text:p>
          </table:table-cell>
          <table:table-cell office:value-type="float" office:value="0.499817" calcext:value-type="float">
            <text:p>0.499817</text:p>
          </table:table-cell>
          <table:table-cell office:value-type="float" office:value="0.505433" calcext:value-type="float">
            <text:p>0.50543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763" calcext:value-type="float">
            <text:p>0.50763</text:p>
          </table:table-cell>
          <table:table-cell office:value-type="float" office:value="0.500305" calcext:value-type="float">
            <text:p>0.500305</text:p>
          </table:table-cell>
          <table:table-cell office:value-type="float" office:value="0.505067" calcext:value-type="float">
            <text:p>0.505067</text:p>
          </table:table-cell>
        </table:table-row>
        <table:table-row table:style-name="ro1">
          <table:table-cell office:value-type="float" office:value="0.517275" calcext:value-type="float">
            <text:p>0.517275</text:p>
          </table:table-cell>
          <table:table-cell office:value-type="float" office:value="0.499451" calcext:value-type="float">
            <text:p>0.499451</text:p>
          </table:table-cell>
          <table:table-cell office:value-type="float" office:value="0.506043" calcext:value-type="float">
            <text:p>0.50604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8119" calcext:value-type="float">
            <text:p>0.508119</text:p>
          </table:table-cell>
          <table:table-cell office:value-type="float" office:value="0.498718" calcext:value-type="float">
            <text:p>0.498718</text:p>
          </table:table-cell>
          <table:table-cell office:value-type="float" office:value="0.504212" calcext:value-type="float">
            <text:p>0.504212</text:p>
          </table:table-cell>
        </table:table-row>
        <table:table-row table:style-name="ro1">
          <table:table-cell office:value-type="float" office:value="0.516543" calcext:value-type="float">
            <text:p>0.516543</text:p>
          </table:table-cell>
          <table:table-cell office:value-type="float" office:value="0.500305" calcext:value-type="float">
            <text:p>0.500305</text:p>
          </table:table-cell>
          <table:table-cell office:value-type="float" office:value="0.508241" calcext:value-type="float">
            <text:p>0.50824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9828" calcext:value-type="float">
            <text:p>0.509828</text:p>
          </table:table-cell>
          <table:table-cell office:value-type="float" office:value="0.497131" calcext:value-type="float">
            <text:p>0.497131</text:p>
          </table:table-cell>
          <table:table-cell office:value-type="float" office:value="0.505555" calcext:value-type="float">
            <text:p>0.505555</text:p>
          </table:table-cell>
        </table:table-row>
        <table:table-row table:style-name="ro1">
          <table:table-cell office:value-type="float" office:value="0.515932" calcext:value-type="float">
            <text:p>0.515932</text:p>
          </table:table-cell>
          <table:table-cell office:value-type="float" office:value="0.502136" calcext:value-type="float">
            <text:p>0.502136</text:p>
          </table:table-cell>
          <table:table-cell office:value-type="float" office:value="0.50934" calcext:value-type="float">
            <text:p>0.5093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1171" calcext:value-type="float">
            <text:p>0.511171</text:p>
          </table:table-cell>
          <table:table-cell office:value-type="float" office:value="0.497864" calcext:value-type="float">
            <text:p>0.497864</text:p>
          </table:table-cell>
          <table:table-cell office:value-type="float" office:value="0.507264" calcext:value-type="float">
            <text:p>0.507264</text:p>
          </table:table-cell>
        </table:table-row>
        <table:table-row table:style-name="ro1">
          <table:table-cell office:value-type="float" office:value="0.514955" calcext:value-type="float">
            <text:p>0.514955</text:p>
          </table:table-cell>
          <table:table-cell office:value-type="float" office:value="0.504578" calcext:value-type="float">
            <text:p>0.504578</text:p>
          </table:table-cell>
          <table:table-cell office:value-type="float" office:value="0.510194" calcext:value-type="float">
            <text:p>0.51019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11293" calcext:value-type="float">
            <text:p>0.511293</text:p>
          </table:table-cell>
          <table:table-cell office:value-type="float" office:value="0.501038" calcext:value-type="float">
            <text:p>0.501038</text:p>
          </table:table-cell>
          <table:table-cell office:value-type="float" office:value="0.509828" calcext:value-type="float">
            <text:p>0.509828</text:p>
          </table:table-cell>
        </table:table-row>
        <table:table-row table:style-name="ro1">
          <table:table-cell office:value-type="float" office:value="0.513002" calcext:value-type="float">
            <text:p>0.513002</text:p>
          </table:table-cell>
          <table:table-cell office:value-type="float" office:value="0.506409" calcext:value-type="float">
            <text:p>0.506409</text:p>
          </table:table-cell>
          <table:table-cell office:value-type="float" office:value="0.511293" calcext:value-type="float">
            <text:p>0.51129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8363" calcext:value-type="float">
            <text:p>0.508363</text:p>
          </table:table-cell>
          <table:table-cell office:value-type="float" office:value="0.505067" calcext:value-type="float">
            <text:p>0.505067</text:p>
          </table:table-cell>
          <table:table-cell office:value-type="float" office:value="0.514345" calcext:value-type="float">
            <text:p>0.514345</text:p>
          </table:table-cell>
        </table:table-row>
        <table:table-row table:style-name="ro1">
          <table:table-cell office:value-type="float" office:value="0.512025" calcext:value-type="float">
            <text:p>0.512025</text:p>
          </table:table-cell>
          <table:table-cell office:value-type="float" office:value="0.509584" calcext:value-type="float">
            <text:p>0.509584</text:p>
          </table:table-cell>
          <table:table-cell office:value-type="float" office:value="0.513124" calcext:value-type="float">
            <text:p>0.51312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7386" calcext:value-type="float">
            <text:p>0.507386</text:p>
          </table:table-cell>
          <table:table-cell office:value-type="float" office:value="0.508485" calcext:value-type="float">
            <text:p>0.508485</text:p>
          </table:table-cell>
          <table:table-cell office:value-type="float" office:value="0.517397" calcext:value-type="float">
            <text:p>0.517397</text:p>
          </table:table-cell>
        </table:table-row>
        <table:table-row table:style-name="ro1">
          <table:table-cell office:value-type="float" office:value="0.509095" calcext:value-type="float">
            <text:p>0.509095</text:p>
          </table:table-cell>
          <table:table-cell office:value-type="float" office:value="0.515444" calcext:value-type="float">
            <text:p>0.515444</text:p>
          </table:table-cell>
          <table:table-cell office:value-type="float" office:value="0.51349" calcext:value-type="float">
            <text:p>0.5134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5677" calcext:value-type="float">
            <text:p>0.505677</text:p>
          </table:table-cell>
          <table:table-cell office:value-type="float" office:value="0.513735" calcext:value-type="float">
            <text:p>0.513735</text:p>
          </table:table-cell>
          <table:table-cell office:value-type="float" office:value="0.522281" calcext:value-type="float">
            <text:p>0.522281</text:p>
          </table:table-cell>
        </table:table-row>
        <table:table-row table:style-name="ro1">
          <table:table-cell office:value-type="float" office:value="0.506898" calcext:value-type="float">
            <text:p>0.506898</text:p>
          </table:table-cell>
          <table:table-cell office:value-type="float" office:value="0.51874" calcext:value-type="float">
            <text:p>0.51874</text:p>
          </table:table-cell>
          <table:table-cell office:value-type="float" office:value="0.515444" calcext:value-type="float">
            <text:p>0.51544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2869" calcext:value-type="float">
            <text:p>0.502869</text:p>
          </table:table-cell>
          <table:table-cell office:value-type="float" office:value="0.516665" calcext:value-type="float">
            <text:p>0.516665</text:p>
          </table:table-cell>
          <table:table-cell office:value-type="float" office:value="0.526309" calcext:value-type="float">
            <text:p>0.526309</text:p>
          </table:table-cell>
        </table:table-row>
        <table:table-row table:style-name="ro1">
          <table:table-cell office:value-type="float" office:value="0.505555" calcext:value-type="float">
            <text:p>0.505555</text:p>
          </table:table-cell>
          <table:table-cell office:value-type="float" office:value="0.523501" calcext:value-type="float">
            <text:p>0.523501</text:p>
          </table:table-cell>
          <table:table-cell office:value-type="float" office:value="0.518496" calcext:value-type="float">
            <text:p>0.518496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2625" calcext:value-type="float">
            <text:p>0.502625</text:p>
          </table:table-cell>
          <table:table-cell office:value-type="float" office:value="0.521792" calcext:value-type="float">
            <text:p>0.521792</text:p>
          </table:table-cell>
          <table:table-cell office:value-type="float" office:value="0.528507" calcext:value-type="float">
            <text:p>0.528507</text:p>
          </table:table-cell>
        </table:table-row>
        <table:table-row table:style-name="ro1">
          <table:table-cell office:value-type="float" office:value="0.501892" calcext:value-type="float">
            <text:p>0.501892</text:p>
          </table:table-cell>
          <table:table-cell office:value-type="float" office:value="0.531193" calcext:value-type="float">
            <text:p>0.531193</text:p>
          </table:table-cell>
          <table:table-cell office:value-type="float" office:value="0.521182" calcext:value-type="float">
            <text:p>0.521182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1038" calcext:value-type="float">
            <text:p>0.501038</text:p>
          </table:table-cell>
          <table:table-cell office:value-type="float" office:value="0.525455" calcext:value-type="float">
            <text:p>0.525455</text:p>
          </table:table-cell>
          <table:table-cell office:value-type="float" office:value="0.530827" calcext:value-type="float">
            <text:p>0.530827</text:p>
          </table:table-cell>
        </table:table-row>
        <table:table-row table:style-name="ro1">
          <table:table-cell office:value-type="float" office:value="0.499695" calcext:value-type="float">
            <text:p>0.499695</text:p>
          </table:table-cell>
          <table:table-cell office:value-type="float" office:value="0.534977" calcext:value-type="float">
            <text:p>0.534977</text:p>
          </table:table-cell>
          <table:table-cell office:value-type="float" office:value="0.523623" calcext:value-type="float">
            <text:p>0.52362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0794" calcext:value-type="float">
            <text:p>0.500794</text:p>
          </table:table-cell>
          <table:table-cell office:value-type="float" office:value="0.528263" calcext:value-type="float">
            <text:p>0.528263</text:p>
          </table:table-cell>
          <table:table-cell office:value-type="float" office:value="0.533024" calcext:value-type="float">
            <text:p>0.533024</text:p>
          </table:table-cell>
        </table:table-row>
        <table:table-row table:style-name="ro1">
          <table:table-cell office:value-type="float" office:value="0.500794" calcext:value-type="float">
            <text:p>0.500794</text:p>
          </table:table-cell>
          <table:table-cell office:value-type="float" office:value="0.537663" calcext:value-type="float">
            <text:p>0.537663</text:p>
          </table:table-cell>
          <table:table-cell office:value-type="float" office:value="0.525699" calcext:value-type="float">
            <text:p>0.52569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499817" calcext:value-type="float">
            <text:p>0.499817</text:p>
          </table:table-cell>
          <table:table-cell office:value-type="float" office:value="0.530949" calcext:value-type="float">
            <text:p>0.530949</text:p>
          </table:table-cell>
          <table:table-cell office:value-type="float" office:value="0.532902" calcext:value-type="float">
            <text:p>0.532902</text:p>
          </table:table-cell>
        </table:table-row>
        <table:table-row table:style-name="ro1">
          <table:table-cell office:value-type="float" office:value="0.501526" calcext:value-type="float">
            <text:p>0.501526</text:p>
          </table:table-cell>
          <table:table-cell office:value-type="float" office:value="0.537663" calcext:value-type="float">
            <text:p>0.537663</text:p>
          </table:table-cell>
          <table:table-cell office:value-type="float" office:value="0.528995" calcext:value-type="float">
            <text:p>0.52899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0305" calcext:value-type="float">
            <text:p>0.500305</text:p>
          </table:table-cell>
          <table:table-cell office:value-type="float" office:value="0.531437" calcext:value-type="float">
            <text:p>0.531437</text:p>
          </table:table-cell>
          <table:table-cell office:value-type="float" office:value="0.535344" calcext:value-type="float">
            <text:p>0.535344</text:p>
          </table:table-cell>
        </table:table-row>
        <table:table-row table:style-name="ro1">
          <table:table-cell office:value-type="float" office:value="0.501038" calcext:value-type="float">
            <text:p>0.501038</text:p>
          </table:table-cell>
          <table:table-cell office:value-type="float" office:value="0.536687" calcext:value-type="float">
            <text:p>0.536687</text:p>
          </table:table-cell>
          <table:table-cell office:value-type="float" office:value="0.531803" calcext:value-type="float">
            <text:p>0.53180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2136" calcext:value-type="float">
            <text:p>0.502136</text:p>
          </table:table-cell>
          <table:table-cell office:value-type="float" office:value="0.533512" calcext:value-type="float">
            <text:p>0.533512</text:p>
          </table:table-cell>
          <table:table-cell office:value-type="float" office:value="0.53571" calcext:value-type="float">
            <text:p>0.53571</text:p>
          </table:table-cell>
        </table:table-row>
        <table:table-row table:style-name="ro1">
          <table:table-cell office:value-type="float" office:value="0.500794" calcext:value-type="float">
            <text:p>0.500794</text:p>
          </table:table-cell>
          <table:table-cell office:value-type="float" office:value="0.537419" calcext:value-type="float">
            <text:p>0.537419</text:p>
          </table:table-cell>
          <table:table-cell office:value-type="float" office:value="0.532658" calcext:value-type="float">
            <text:p>0.53265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501038" calcext:value-type="float">
            <text:p>0.501038</text:p>
          </table:table-cell>
          <table:table-cell office:value-type="float" office:value="0.535344" calcext:value-type="float">
            <text:p>0.535344</text:p>
          </table:table-cell>
          <table:table-cell office:value-type="float" office:value="0.536565" calcext:value-type="float">
            <text:p>0.536565</text:p>
          </table:table-cell>
        </table:table-row>
      </table:table>
      <table:table table:name="Blad3" table:style-name="ta1">
        <table:shapes>
          <draw:frame draw:z-index="0" draw:style-name="gr1" draw:text-style-name="P1" svg:width="15.999cm" svg:height="8.999cm" svg:x="6.387cm" svg:y="5.415cm">
            <draw:object draw:notify-on-update-of-ranges="Blad3.A1:Blad3.A64 Blad3.B1:Blad3.B64 Blad3.C1:Blad3.C6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.511171" calcext:value-type="float">
            <text:p>0.511171</text:p>
          </table:table-cell>
          <table:table-cell office:value-type="float" office:value="0.524234" calcext:value-type="float">
            <text:p>0.524234</text:p>
          </table:table-cell>
          <table:table-cell office:value-type="float" office:value="0.523501" calcext:value-type="float">
            <text:p>0.5235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ightU</text:p>
          </table:table-cell>
        </table:table-row>
        <table:table-row table:style-name="ro1">
          <table:table-cell office:value-type="float" office:value="0.510194" calcext:value-type="float">
            <text:p>0.510194</text:p>
          </table:table-cell>
          <table:table-cell office:value-type="float" office:value="0.525577" calcext:value-type="float">
            <text:p>0.525577</text:p>
          </table:table-cell>
          <table:table-cell office:value-type="float" office:value="0.52399" calcext:value-type="float">
            <text:p>0.5239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8485" calcext:value-type="float">
            <text:p>0.508485</text:p>
          </table:table-cell>
          <table:table-cell office:value-type="float" office:value="0.525943" calcext:value-type="float">
            <text:p>0.525943</text:p>
          </table:table-cell>
          <table:table-cell office:value-type="float" office:value="0.525455" calcext:value-type="float">
            <text:p>0.52545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7508" calcext:value-type="float">
            <text:p>0.507508</text:p>
          </table:table-cell>
          <table:table-cell office:value-type="float" office:value="0.525821" calcext:value-type="float">
            <text:p>0.525821</text:p>
          </table:table-cell>
          <table:table-cell office:value-type="float" office:value="0.52692" calcext:value-type="float">
            <text:p>0.5269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5921" calcext:value-type="float">
            <text:p>0.505921</text:p>
          </table:table-cell>
          <table:table-cell office:value-type="float" office:value="0.525211" calcext:value-type="float">
            <text:p>0.525211</text:p>
          </table:table-cell>
          <table:table-cell office:value-type="float" office:value="0.528019" calcext:value-type="float">
            <text:p>0.5280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4212" calcext:value-type="float">
            <text:p>0.504212</text:p>
          </table:table-cell>
          <table:table-cell office:value-type="float" office:value="0.524112" calcext:value-type="float">
            <text:p>0.524112</text:p>
          </table:table-cell>
          <table:table-cell office:value-type="float" office:value="0.529239" calcext:value-type="float">
            <text:p>0.52923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2136" calcext:value-type="float">
            <text:p>0.502136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528507" calcext:value-type="float">
            <text:p>0.52850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0061" calcext:value-type="float">
            <text:p>0.500061</text:p>
          </table:table-cell>
          <table:table-cell office:value-type="float" office:value="0.523501" calcext:value-type="float">
            <text:p>0.523501</text:p>
          </table:table-cell>
          <table:table-cell office:value-type="float" office:value="0.528385" calcext:value-type="float">
            <text:p>0.52838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8596" calcext:value-type="float">
            <text:p>0.498596</text:p>
          </table:table-cell>
          <table:table-cell office:value-type="float" office:value="0.520693" calcext:value-type="float">
            <text:p>0.520693</text:p>
          </table:table-cell>
          <table:table-cell office:value-type="float" office:value="0.529361" calcext:value-type="float">
            <text:p>0.52936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7131" calcext:value-type="float">
            <text:p>0.497131</text:p>
          </table:table-cell>
          <table:table-cell office:value-type="float" office:value="0.51813" calcext:value-type="float">
            <text:p>0.51813</text:p>
          </table:table-cell>
          <table:table-cell office:value-type="float" office:value="0.529606" calcext:value-type="float">
            <text:p>0.52960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5178" calcext:value-type="float">
            <text:p>0.495178</text:p>
          </table:table-cell>
          <table:table-cell office:value-type="float" office:value="0.515932" calcext:value-type="float">
            <text:p>0.515932</text:p>
          </table:table-cell>
          <table:table-cell office:value-type="float" office:value="0.529606" calcext:value-type="float">
            <text:p>0.52960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2736" calcext:value-type="float">
            <text:p>0.492736</text:p>
          </table:table-cell>
          <table:table-cell office:value-type="float" office:value="0.511049" calcext:value-type="float">
            <text:p>0.511049</text:p>
          </table:table-cell>
          <table:table-cell office:value-type="float" office:value="0.531315" calcext:value-type="float">
            <text:p>0.5313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2492" calcext:value-type="float">
            <text:p>0.492492</text:p>
          </table:table-cell>
          <table:table-cell office:value-type="float" office:value="0.506654" calcext:value-type="float">
            <text:p>0.506654</text:p>
          </table:table-cell>
          <table:table-cell office:value-type="float" office:value="0.531925" calcext:value-type="float">
            <text:p>0.5319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2736" calcext:value-type="float">
            <text:p>0.492736</text:p>
          </table:table-cell>
          <table:table-cell office:value-type="float" office:value="0.502991" calcext:value-type="float">
            <text:p>0.502991</text:p>
          </table:table-cell>
          <table:table-cell office:value-type="float" office:value="0.533146" calcext:value-type="float">
            <text:p>0.53314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3102" calcext:value-type="float">
            <text:p>0.493102</text:p>
          </table:table-cell>
          <table:table-cell office:value-type="float" office:value="0.500794" calcext:value-type="float">
            <text:p>0.500794</text:p>
          </table:table-cell>
          <table:table-cell office:value-type="float" office:value="0.53339" calcext:value-type="float">
            <text:p>0.5333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2858" calcext:value-type="float">
            <text:p>0.492858</text:p>
          </table:table-cell>
          <table:table-cell office:value-type="float" office:value="0.499817" calcext:value-type="float">
            <text:p>0.499817</text:p>
          </table:table-cell>
          <table:table-cell office:value-type="float" office:value="0.533512" calcext:value-type="float">
            <text:p>0.5335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3346" calcext:value-type="float">
            <text:p>0.493346</text:p>
          </table:table-cell>
          <table:table-cell office:value-type="float" office:value="0.498962" calcext:value-type="float">
            <text:p>0.498962</text:p>
          </table:table-cell>
          <table:table-cell office:value-type="float" office:value="0.53339" calcext:value-type="float">
            <text:p>0.5333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3957" calcext:value-type="float">
            <text:p>0.493957</text:p>
          </table:table-cell>
          <table:table-cell office:value-type="float" office:value="0.500427" calcext:value-type="float">
            <text:p>0.500427</text:p>
          </table:table-cell>
          <table:table-cell office:value-type="float" office:value="0.532292" calcext:value-type="float">
            <text:p>0.53229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5056" calcext:value-type="float">
            <text:p>0.495056</text:p>
          </table:table-cell>
          <table:table-cell office:value-type="float" office:value="0.502747" calcext:value-type="float">
            <text:p>0.502747</text:p>
          </table:table-cell>
          <table:table-cell office:value-type="float" office:value="0.531193" calcext:value-type="float">
            <text:p>0.53119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5056" calcext:value-type="float">
            <text:p>0.495056</text:p>
          </table:table-cell>
          <table:table-cell office:value-type="float" office:value="0.506287" calcext:value-type="float">
            <text:p>0.506287</text:p>
          </table:table-cell>
          <table:table-cell office:value-type="float" office:value="0.530827" calcext:value-type="float">
            <text:p>0.53082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4689" calcext:value-type="float">
            <text:p>0.494689</text:p>
          </table:table-cell>
          <table:table-cell office:value-type="float" office:value="0.508241" calcext:value-type="float">
            <text:p>0.508241</text:p>
          </table:table-cell>
          <table:table-cell office:value-type="float" office:value="0.531559" calcext:value-type="float">
            <text:p>0.53155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5666" calcext:value-type="float">
            <text:p>0.495666</text:p>
          </table:table-cell>
          <table:table-cell office:value-type="float" office:value="0.51288" calcext:value-type="float">
            <text:p>0.51288</text:p>
          </table:table-cell>
          <table:table-cell office:value-type="float" office:value="0.531437" calcext:value-type="float">
            <text:p>0.53143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7864" calcext:value-type="float">
            <text:p>0.497864</text:p>
          </table:table-cell>
          <table:table-cell office:value-type="float" office:value="0.51581" calcext:value-type="float">
            <text:p>0.51581</text:p>
          </table:table-cell>
          <table:table-cell office:value-type="float" office:value="0.531315" calcext:value-type="float">
            <text:p>0.5313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8352" calcext:value-type="float">
            <text:p>0.498352</text:p>
          </table:table-cell>
          <table:table-cell office:value-type="float" office:value="0.519228" calcext:value-type="float">
            <text:p>0.519228</text:p>
          </table:table-cell>
          <table:table-cell office:value-type="float" office:value="0.531437" calcext:value-type="float">
            <text:p>0.53143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498474" calcext:value-type="float">
            <text:p>0.498474</text:p>
          </table:table-cell>
          <table:table-cell office:value-type="float" office:value="0.523379" calcext:value-type="float">
            <text:p>0.523379</text:p>
          </table:table-cell>
          <table:table-cell office:value-type="float" office:value="0.529484" calcext:value-type="float">
            <text:p>0.52948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1038" calcext:value-type="float">
            <text:p>0.501038</text:p>
          </table:table-cell>
          <table:table-cell office:value-type="float" office:value="0.526187" calcext:value-type="float">
            <text:p>0.526187</text:p>
          </table:table-cell>
          <table:table-cell office:value-type="float" office:value="0.526554" calcext:value-type="float">
            <text:p>0.52655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3357" calcext:value-type="float">
            <text:p>0.503357</text:p>
          </table:table-cell>
          <table:table-cell office:value-type="float" office:value="0.528019" calcext:value-type="float">
            <text:p>0.528019</text:p>
          </table:table-cell>
          <table:table-cell office:value-type="float" office:value="0.524234" calcext:value-type="float">
            <text:p>0.52423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6409" calcext:value-type="float">
            <text:p>0.506409</text:p>
          </table:table-cell>
          <table:table-cell office:value-type="float" office:value="0.529728" calcext:value-type="float">
            <text:p>0.529728</text:p>
          </table:table-cell>
          <table:table-cell office:value-type="float" office:value="0.522158" calcext:value-type="float">
            <text:p>0.52215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8241" calcext:value-type="float">
            <text:p>0.508241</text:p>
          </table:table-cell>
          <table:table-cell office:value-type="float" office:value="0.529361" calcext:value-type="float">
            <text:p>0.529361</text:p>
          </table:table-cell>
          <table:table-cell office:value-type="float" office:value="0.522525" calcext:value-type="float">
            <text:p>0.5225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056" calcext:value-type="float">
            <text:p>0.51056</text:p>
          </table:table-cell>
          <table:table-cell office:value-type="float" office:value="0.52985" calcext:value-type="float">
            <text:p>0.52985</text:p>
          </table:table-cell>
          <table:table-cell office:value-type="float" office:value="0.522036" calcext:value-type="float">
            <text:p>0.52203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056" calcext:value-type="float">
            <text:p>0.51056</text:p>
          </table:table-cell>
          <table:table-cell office:value-type="float" office:value="0.528995" calcext:value-type="float">
            <text:p>0.528995</text:p>
          </table:table-cell>
          <table:table-cell office:value-type="float" office:value="0.522158" calcext:value-type="float">
            <text:p>0.52215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1659" calcext:value-type="float">
            <text:p>0.511659</text:p>
          </table:table-cell>
          <table:table-cell office:value-type="float" office:value="0.527164" calcext:value-type="float">
            <text:p>0.527164</text:p>
          </table:table-cell>
          <table:table-cell office:value-type="float" office:value="0.52167" calcext:value-type="float">
            <text:p>0.5216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1903" calcext:value-type="float">
            <text:p>0.511903</text:p>
          </table:table-cell>
          <table:table-cell office:value-type="float" office:value="0.525333" calcext:value-type="float">
            <text:p>0.525333</text:p>
          </table:table-cell>
          <table:table-cell office:value-type="float" office:value="0.520816" calcext:value-type="float">
            <text:p>0.52081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2147" calcext:value-type="float">
            <text:p>0.512147</text:p>
          </table:table-cell>
          <table:table-cell office:value-type="float" office:value="0.522769" calcext:value-type="float">
            <text:p>0.522769</text:p>
          </table:table-cell>
          <table:table-cell office:value-type="float" office:value="0.520449" calcext:value-type="float">
            <text:p>0.52044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2025" calcext:value-type="float">
            <text:p>0.512025</text:p>
          </table:table-cell>
          <table:table-cell office:value-type="float" office:value="0.519961" calcext:value-type="float">
            <text:p>0.519961</text:p>
          </table:table-cell>
          <table:table-cell office:value-type="float" office:value="0.519473" calcext:value-type="float">
            <text:p>0.51947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2025" calcext:value-type="float">
            <text:p>0.512025</text:p>
          </table:table-cell>
          <table:table-cell office:value-type="float" office:value="0.517763" calcext:value-type="float">
            <text:p>0.517763</text:p>
          </table:table-cell>
          <table:table-cell office:value-type="float" office:value="0.51874" calcext:value-type="float">
            <text:p>0.5187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1781" calcext:value-type="float">
            <text:p>0.511781</text:p>
          </table:table-cell>
          <table:table-cell office:value-type="float" office:value="0.515322" calcext:value-type="float">
            <text:p>0.515322</text:p>
          </table:table-cell>
          <table:table-cell office:value-type="float" office:value="0.517763" calcext:value-type="float">
            <text:p>0.51776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2147" calcext:value-type="float">
            <text:p>0.512147</text:p>
          </table:table-cell>
          <table:table-cell office:value-type="float" office:value="0.512758" calcext:value-type="float">
            <text:p>0.512758</text:p>
          </table:table-cell>
          <table:table-cell office:value-type="float" office:value="0.516909" calcext:value-type="float">
            <text:p>0.51690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3246" calcext:value-type="float">
            <text:p>0.513246</text:p>
          </table:table-cell>
          <table:table-cell office:value-type="float" office:value="0.510805" calcext:value-type="float">
            <text:p>0.510805</text:p>
          </table:table-cell>
          <table:table-cell office:value-type="float" office:value="0.517031" calcext:value-type="float">
            <text:p>0.51703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4467" calcext:value-type="float">
            <text:p>0.514467</text:p>
          </table:table-cell>
          <table:table-cell office:value-type="float" office:value="0.507997" calcext:value-type="float">
            <text:p>0.507997</text:p>
          </table:table-cell>
          <table:table-cell office:value-type="float" office:value="0.51874" calcext:value-type="float">
            <text:p>0.5187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3735" calcext:value-type="float">
            <text:p>0.513735</text:p>
          </table:table-cell>
          <table:table-cell office:value-type="float" office:value="0.505433" calcext:value-type="float">
            <text:p>0.505433</text:p>
          </table:table-cell>
          <table:table-cell office:value-type="float" office:value="0.519106" calcext:value-type="float">
            <text:p>0.51910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288" calcext:value-type="float">
            <text:p>0.51288</text:p>
          </table:table-cell>
          <table:table-cell office:value-type="float" office:value="0.505311" calcext:value-type="float">
            <text:p>0.505311</text:p>
          </table:table-cell>
          <table:table-cell office:value-type="float" office:value="0.517519" calcext:value-type="float">
            <text:p>0.5175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0072" calcext:value-type="float">
            <text:p>0.510072</text:p>
          </table:table-cell>
          <table:table-cell office:value-type="float" office:value="0.501526" calcext:value-type="float">
            <text:p>0.501526</text:p>
          </table:table-cell>
          <table:table-cell office:value-type="float" office:value="0.518862" calcext:value-type="float">
            <text:p>0.51886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0194" calcext:value-type="float">
            <text:p>0.510194</text:p>
          </table:table-cell>
          <table:table-cell office:value-type="float" office:value="0.497497" calcext:value-type="float">
            <text:p>0.497497</text:p>
          </table:table-cell>
          <table:table-cell office:value-type="float" office:value="0.520083" calcext:value-type="float">
            <text:p>0.52008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7508" calcext:value-type="float">
            <text:p>0.507508</text:p>
          </table:table-cell>
          <table:table-cell office:value-type="float" office:value="0.492003" calcext:value-type="float">
            <text:p>0.492003</text:p>
          </table:table-cell>
          <table:table-cell office:value-type="float" office:value="0.521792" calcext:value-type="float">
            <text:p>0.52179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5921" calcext:value-type="float">
            <text:p>0.505921</text:p>
          </table:table-cell>
          <table:table-cell office:value-type="float" office:value="0.489562" calcext:value-type="float">
            <text:p>0.489562</text:p>
          </table:table-cell>
          <table:table-cell office:value-type="float" office:value="0.524356" calcext:value-type="float">
            <text:p>0.52435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4334" calcext:value-type="float">
            <text:p>0.504334</text:p>
          </table:table-cell>
          <table:table-cell office:value-type="float" office:value="0.488341" calcext:value-type="float">
            <text:p>0.488341</text:p>
          </table:table-cell>
          <table:table-cell office:value-type="float" office:value="0.524844" calcext:value-type="float">
            <text:p>0.52484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6165" calcext:value-type="float">
            <text:p>0.506165</text:p>
          </table:table-cell>
          <table:table-cell office:value-type="float" office:value="0.485655" calcext:value-type="float">
            <text:p>0.485655</text:p>
          </table:table-cell>
          <table:table-cell office:value-type="float" office:value="0.526676" calcext:value-type="float">
            <text:p>0.52667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4456" calcext:value-type="float">
            <text:p>0.504456</text:p>
          </table:table-cell>
          <table:table-cell office:value-type="float" office:value="0.481382" calcext:value-type="float">
            <text:p>0.481382</text:p>
          </table:table-cell>
          <table:table-cell office:value-type="float" office:value="0.527896" calcext:value-type="float">
            <text:p>0.52789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4212" calcext:value-type="float">
            <text:p>0.504212</text:p>
          </table:table-cell>
          <table:table-cell office:value-type="float" office:value="0.478086" calcext:value-type="float">
            <text:p>0.478086</text:p>
          </table:table-cell>
          <table:table-cell office:value-type="float" office:value="0.530949" calcext:value-type="float">
            <text:p>0.53094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3724" calcext:value-type="float">
            <text:p>0.503724</text:p>
          </table:table-cell>
          <table:table-cell office:value-type="float" office:value="0.478696" calcext:value-type="float">
            <text:p>0.478696</text:p>
          </table:table-cell>
          <table:table-cell office:value-type="float" office:value="0.531193" calcext:value-type="float">
            <text:p>0.53119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3601" calcext:value-type="float">
            <text:p>0.503601</text:p>
          </table:table-cell>
          <table:table-cell office:value-type="float" office:value="0.482237" calcext:value-type="float">
            <text:p>0.482237</text:p>
          </table:table-cell>
          <table:table-cell office:value-type="float" office:value="0.529239" calcext:value-type="float">
            <text:p>0.52923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4578" calcext:value-type="float">
            <text:p>0.504578</text:p>
          </table:table-cell>
          <table:table-cell office:value-type="float" office:value="0.48419" calcext:value-type="float">
            <text:p>0.48419</text:p>
          </table:table-cell>
          <table:table-cell office:value-type="float" office:value="0.528751" calcext:value-type="float">
            <text:p>0.52875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4944" calcext:value-type="float">
            <text:p>0.504944</text:p>
          </table:table-cell>
          <table:table-cell office:value-type="float" office:value="0.485655" calcext:value-type="float">
            <text:p>0.485655</text:p>
          </table:table-cell>
          <table:table-cell office:value-type="float" office:value="0.528141" calcext:value-type="float">
            <text:p>0.52814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5311" calcext:value-type="float">
            <text:p>0.505311</text:p>
          </table:table-cell>
          <table:table-cell office:value-type="float" office:value="0.487242" calcext:value-type="float">
            <text:p>0.487242</text:p>
          </table:table-cell>
          <table:table-cell office:value-type="float" office:value="0.52753" calcext:value-type="float">
            <text:p>0.5275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5921" calcext:value-type="float">
            <text:p>0.505921</text:p>
          </table:table-cell>
          <table:table-cell office:value-type="float" office:value="0.49066" calcext:value-type="float">
            <text:p>0.49066</text:p>
          </table:table-cell>
          <table:table-cell office:value-type="float" office:value="0.526065" calcext:value-type="float">
            <text:p>0.52606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7142" calcext:value-type="float">
            <text:p>0.507142</text:p>
          </table:table-cell>
          <table:table-cell office:value-type="float" office:value="0.493591" calcext:value-type="float">
            <text:p>0.493591</text:p>
          </table:table-cell>
          <table:table-cell office:value-type="float" office:value="0.52399" calcext:value-type="float">
            <text:p>0.5239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7874" calcext:value-type="float">
            <text:p>0.507874</text:p>
          </table:table-cell>
          <table:table-cell office:value-type="float" office:value="0.497131" calcext:value-type="float">
            <text:p>0.497131</text:p>
          </table:table-cell>
          <table:table-cell office:value-type="float" office:value="0.522158" calcext:value-type="float">
            <text:p>0.52215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09095" calcext:value-type="float">
            <text:p>0.509095</text:p>
          </table:table-cell>
          <table:table-cell office:value-type="float" office:value="0.50116" calcext:value-type="float">
            <text:p>0.50116</text:p>
          </table:table-cell>
          <table:table-cell office:value-type="float" office:value="0.519595" calcext:value-type="float">
            <text:p>0.51959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0438" calcext:value-type="float">
            <text:p>0.510438</text:p>
          </table:table-cell>
          <table:table-cell office:value-type="float" office:value="0.505555" calcext:value-type="float">
            <text:p>0.505555</text:p>
          </table:table-cell>
          <table:table-cell office:value-type="float" office:value="0.517153" calcext:value-type="float">
            <text:p>0.51715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1171" calcext:value-type="float">
            <text:p>0.511171</text:p>
          </table:table-cell>
          <table:table-cell office:value-type="float" office:value="0.510316" calcext:value-type="float">
            <text:p>0.510316</text:p>
          </table:table-cell>
          <table:table-cell office:value-type="float" office:value="0.514833" calcext:value-type="float">
            <text:p>0.51483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2392" calcext:value-type="float">
            <text:p>0.512392</text:p>
          </table:table-cell>
          <table:table-cell table:number-columns-repeated="2" office:value-type="float" office:value="0.514223" calcext:value-type="float">
            <text:p>0.51422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2636" calcext:value-type="float">
            <text:p>0.512636</text:p>
          </table:table-cell>
          <table:table-cell office:value-type="float" office:value="0.51581" calcext:value-type="float">
            <text:p>0.51581</text:p>
          </table:table-cell>
          <table:table-cell office:value-type="float" office:value="0.514467" calcext:value-type="float">
            <text:p>0.51446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0.513368" calcext:value-type="float">
            <text:p>0.513368</text:p>
          </table:table-cell>
          <table:table-cell office:value-type="float" office:value="0.517397" calcext:value-type="float">
            <text:p>0.517397</text:p>
          </table:table-cell>
          <table:table-cell office:value-type="float" office:value="0.514345" calcext:value-type="float">
            <text:p>0.51434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Blad4" table:style-name="ta1">
        <table:shapes>
          <draw:frame draw:z-index="0" draw:style-name="gr1" draw:text-style-name="P1" svg:width="15.999cm" svg:height="8.999cm" svg:x="9.409cm" svg:y="2.948cm">
            <draw:object draw:notify-on-update-of-ranges="Blad4.A1:Blad4.A64 Blad4.B1:Blad4.B64 Blad4.C1:Blad4.C6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.506165" calcext:value-type="float">
            <text:p>0.506165</text:p>
          </table:table-cell>
          <table:table-cell office:value-type="float" office:value="0.52985" calcext:value-type="float">
            <text:p>0.52985</text:p>
          </table:table-cell>
          <table:table-cell office:value-type="float" office:value="0.519839" calcext:value-type="float">
            <text:p>0.51983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ornerRD</text:p>
          </table:table-cell>
        </table:table-row>
        <table:table-row table:style-name="ro1">
          <table:table-cell office:value-type="float" office:value="0.507386" calcext:value-type="float">
            <text:p>0.507386</text:p>
          </table:table-cell>
          <table:table-cell office:value-type="float" office:value="0.528385" calcext:value-type="float">
            <text:p>0.528385</text:p>
          </table:table-cell>
          <table:table-cell office:value-type="float" office:value="0.521914" calcext:value-type="float">
            <text:p>0.5219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8607" calcext:value-type="float">
            <text:p>0.508607</text:p>
          </table:table-cell>
          <table:table-cell office:value-type="float" office:value="0.525821" calcext:value-type="float">
            <text:p>0.525821</text:p>
          </table:table-cell>
          <table:table-cell office:value-type="float" office:value="0.525577" calcext:value-type="float">
            <text:p>0.52557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8485" calcext:value-type="float">
            <text:p>0.508485</text:p>
          </table:table-cell>
          <table:table-cell office:value-type="float" office:value="0.523746" calcext:value-type="float">
            <text:p>0.523746</text:p>
          </table:table-cell>
          <table:table-cell office:value-type="float" office:value="0.529972" calcext:value-type="float">
            <text:p>0.52997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8973" calcext:value-type="float">
            <text:p>0.508973</text:p>
          </table:table-cell>
          <table:table-cell office:value-type="float" office:value="0.523746" calcext:value-type="float">
            <text:p>0.523746</text:p>
          </table:table-cell>
          <table:table-cell office:value-type="float" office:value="0.532047" calcext:value-type="float">
            <text:p>0.5320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7752" calcext:value-type="float">
            <text:p>0.507752</text:p>
          </table:table-cell>
          <table:table-cell office:value-type="float" office:value="0.522158" calcext:value-type="float">
            <text:p>0.522158</text:p>
          </table:table-cell>
          <table:table-cell office:value-type="float" office:value="0.534611" calcext:value-type="float">
            <text:p>0.53461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8119" calcext:value-type="float">
            <text:p>0.508119</text:p>
          </table:table-cell>
          <table:table-cell office:value-type="float" office:value="0.520816" calcext:value-type="float">
            <text:p>0.520816</text:p>
          </table:table-cell>
          <table:table-cell office:value-type="float" office:value="0.534489" calcext:value-type="float">
            <text:p>0.53448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9584" calcext:value-type="float">
            <text:p>0.509584</text:p>
          </table:table-cell>
          <table:table-cell office:value-type="float" office:value="0.519839" calcext:value-type="float">
            <text:p>0.519839</text:p>
          </table:table-cell>
          <table:table-cell office:value-type="float" office:value="0.534611" calcext:value-type="float">
            <text:p>0.53461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8485" calcext:value-type="float">
            <text:p>0.508485</text:p>
          </table:table-cell>
          <table:table-cell office:value-type="float" office:value="0.518984" calcext:value-type="float">
            <text:p>0.518984</text:p>
          </table:table-cell>
          <table:table-cell office:value-type="float" office:value="0.532169" calcext:value-type="float">
            <text:p>0.53216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0316" calcext:value-type="float">
            <text:p>0.510316</text:p>
          </table:table-cell>
          <table:table-cell office:value-type="float" office:value="0.517275" calcext:value-type="float">
            <text:p>0.517275</text:p>
          </table:table-cell>
          <table:table-cell office:value-type="float" office:value="0.530338" calcext:value-type="float">
            <text:p>0.53033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8973" calcext:value-type="float">
            <text:p>0.508973</text:p>
          </table:table-cell>
          <table:table-cell office:value-type="float" office:value="0.514101" calcext:value-type="float">
            <text:p>0.514101</text:p>
          </table:table-cell>
          <table:table-cell office:value-type="float" office:value="0.528629" calcext:value-type="float">
            <text:p>0.5286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8485" calcext:value-type="float">
            <text:p>0.508485</text:p>
          </table:table-cell>
          <table:table-cell office:value-type="float" office:value="0.511659" calcext:value-type="float">
            <text:p>0.511659</text:p>
          </table:table-cell>
          <table:table-cell office:value-type="float" office:value="0.524844" calcext:value-type="float">
            <text:p>0.5248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9706" calcext:value-type="float">
            <text:p>0.509706</text:p>
          </table:table-cell>
          <table:table-cell office:value-type="float" office:value="0.509584" calcext:value-type="float">
            <text:p>0.509584</text:p>
          </table:table-cell>
          <table:table-cell office:value-type="float" office:value="0.520693" calcext:value-type="float">
            <text:p>0.52069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0316" calcext:value-type="float">
            <text:p>0.510316</text:p>
          </table:table-cell>
          <table:table-cell office:value-type="float" office:value="0.507264" calcext:value-type="float">
            <text:p>0.507264</text:p>
          </table:table-cell>
          <table:table-cell office:value-type="float" office:value="0.517763" calcext:value-type="float">
            <text:p>0.51776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0072" calcext:value-type="float">
            <text:p>0.510072</text:p>
          </table:table-cell>
          <table:table-cell office:value-type="float" office:value="0.504578" calcext:value-type="float">
            <text:p>0.504578</text:p>
          </table:table-cell>
          <table:table-cell office:value-type="float" office:value="0.514833" calcext:value-type="float">
            <text:p>0.51483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0316" calcext:value-type="float">
            <text:p>0.510316</text:p>
          </table:table-cell>
          <table:table-cell office:value-type="float" office:value="0.502136" calcext:value-type="float">
            <text:p>0.502136</text:p>
          </table:table-cell>
          <table:table-cell office:value-type="float" office:value="0.511903" calcext:value-type="float">
            <text:p>0.51190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1537" calcext:value-type="float">
            <text:p>0.511537</text:p>
          </table:table-cell>
          <table:table-cell office:value-type="float" office:value="0.500305" calcext:value-type="float">
            <text:p>0.500305</text:p>
          </table:table-cell>
          <table:table-cell office:value-type="float" office:value="0.509828" calcext:value-type="float">
            <text:p>0.50982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1415" calcext:value-type="float">
            <text:p>0.511415</text:p>
          </table:table-cell>
          <table:table-cell office:value-type="float" office:value="0.499206" calcext:value-type="float">
            <text:p>0.499206</text:p>
          </table:table-cell>
          <table:table-cell office:value-type="float" office:value="0.508241" calcext:value-type="float">
            <text:p>0.50824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2636" calcext:value-type="float">
            <text:p>0.512636</text:p>
          </table:table-cell>
          <table:table-cell office:value-type="float" office:value="0.498718" calcext:value-type="float">
            <text:p>0.498718</text:p>
          </table:table-cell>
          <table:table-cell office:value-type="float" office:value="0.50702" calcext:value-type="float">
            <text:p>0.5070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3368" calcext:value-type="float">
            <text:p>0.513368</text:p>
          </table:table-cell>
          <table:table-cell office:value-type="float" office:value="0.497986" calcext:value-type="float">
            <text:p>0.497986</text:p>
          </table:table-cell>
          <table:table-cell office:value-type="float" office:value="0.506776" calcext:value-type="float">
            <text:p>0.50677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4833" calcext:value-type="float">
            <text:p>0.514833</text:p>
          </table:table-cell>
          <table:table-cell office:value-type="float" office:value="0.496398" calcext:value-type="float">
            <text:p>0.496398</text:p>
          </table:table-cell>
          <table:table-cell office:value-type="float" office:value="0.508485" calcext:value-type="float">
            <text:p>0.50848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6543" calcext:value-type="float">
            <text:p>0.516543</text:p>
          </table:table-cell>
          <table:table-cell office:value-type="float" office:value="0.497864" calcext:value-type="float">
            <text:p>0.497864</text:p>
          </table:table-cell>
          <table:table-cell office:value-type="float" office:value="0.510682" calcext:value-type="float">
            <text:p>0.51068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5932" calcext:value-type="float">
            <text:p>0.515932</text:p>
          </table:table-cell>
          <table:table-cell office:value-type="float" office:value="0.499573" calcext:value-type="float">
            <text:p>0.499573</text:p>
          </table:table-cell>
          <table:table-cell office:value-type="float" office:value="0.513857" calcext:value-type="float">
            <text:p>0.51385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3857" calcext:value-type="float">
            <text:p>0.513857</text:p>
          </table:table-cell>
          <table:table-cell office:value-type="float" office:value="0.501526" calcext:value-type="float">
            <text:p>0.501526</text:p>
          </table:table-cell>
          <table:table-cell office:value-type="float" office:value="0.516665" calcext:value-type="float">
            <text:p>0.51666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3368" calcext:value-type="float">
            <text:p>0.513368</text:p>
          </table:table-cell>
          <table:table-cell office:value-type="float" office:value="0.506165" calcext:value-type="float">
            <text:p>0.506165</text:p>
          </table:table-cell>
          <table:table-cell office:value-type="float" office:value="0.517641" calcext:value-type="float">
            <text:p>0.51764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1293" calcext:value-type="float">
            <text:p>0.511293</text:p>
          </table:table-cell>
          <table:table-cell office:value-type="float" office:value="0.508241" calcext:value-type="float">
            <text:p>0.508241</text:p>
          </table:table-cell>
          <table:table-cell office:value-type="float" office:value="0.519595" calcext:value-type="float">
            <text:p>0.51959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0316" calcext:value-type="float">
            <text:p>0.510316</text:p>
          </table:table-cell>
          <table:table-cell office:value-type="float" office:value="0.50995" calcext:value-type="float">
            <text:p>0.50995</text:p>
          </table:table-cell>
          <table:table-cell office:value-type="float" office:value="0.522525" calcext:value-type="float">
            <text:p>0.52252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0316" calcext:value-type="float">
            <text:p>0.510316</text:p>
          </table:table-cell>
          <table:table-cell office:value-type="float" office:value="0.51227" calcext:value-type="float">
            <text:p>0.51227</text:p>
          </table:table-cell>
          <table:table-cell office:value-type="float" office:value="0.523746" calcext:value-type="float">
            <text:p>0.5237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8729" calcext:value-type="float">
            <text:p>0.508729</text:p>
          </table:table-cell>
          <table:table-cell office:value-type="float" office:value="0.513857" calcext:value-type="float">
            <text:p>0.513857</text:p>
          </table:table-cell>
          <table:table-cell office:value-type="float" office:value="0.526187" calcext:value-type="float">
            <text:p>0.52618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8729" calcext:value-type="float">
            <text:p>0.508729</text:p>
          </table:table-cell>
          <table:table-cell office:value-type="float" office:value="0.516909" calcext:value-type="float">
            <text:p>0.516909</text:p>
          </table:table-cell>
          <table:table-cell office:value-type="float" office:value="0.527896" calcext:value-type="float">
            <text:p>0.52789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6898" calcext:value-type="float">
            <text:p>0.506898</text:p>
          </table:table-cell>
          <table:table-cell office:value-type="float" office:value="0.52106" calcext:value-type="float">
            <text:p>0.52106</text:p>
          </table:table-cell>
          <table:table-cell office:value-type="float" office:value="0.529484" calcext:value-type="float">
            <text:p>0.52948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5799" calcext:value-type="float">
            <text:p>0.505799</text:p>
          </table:table-cell>
          <table:table-cell office:value-type="float" office:value="0.522647" calcext:value-type="float">
            <text:p>0.522647</text:p>
          </table:table-cell>
          <table:table-cell office:value-type="float" office:value="0.532047" calcext:value-type="float">
            <text:p>0.5320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5555" calcext:value-type="float">
            <text:p>0.505555</text:p>
          </table:table-cell>
          <table:table-cell office:value-type="float" office:value="0.523379" calcext:value-type="float">
            <text:p>0.523379</text:p>
          </table:table-cell>
          <table:table-cell office:value-type="float" office:value="0.534733" calcext:value-type="float">
            <text:p>0.53473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4822" calcext:value-type="float">
            <text:p>0.504822</text:p>
          </table:table-cell>
          <table:table-cell office:value-type="float" office:value="0.526431" calcext:value-type="float">
            <text:p>0.526431</text:p>
          </table:table-cell>
          <table:table-cell office:value-type="float" office:value="0.533757" calcext:value-type="float">
            <text:p>0.53375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4578" calcext:value-type="float">
            <text:p>0.504578</text:p>
          </table:table-cell>
          <table:table-cell office:value-type="float" office:value="0.528385" calcext:value-type="float">
            <text:p>0.528385</text:p>
          </table:table-cell>
          <table:table-cell office:value-type="float" office:value="0.532047" calcext:value-type="float">
            <text:p>0.5320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409" calcext:value-type="float">
            <text:p>0.50409</text:p>
          </table:table-cell>
          <table:table-cell office:value-type="float" office:value="0.528019" calcext:value-type="float">
            <text:p>0.528019</text:p>
          </table:table-cell>
          <table:table-cell office:value-type="float" office:value="0.53046" calcext:value-type="float">
            <text:p>0.5304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4212" calcext:value-type="float">
            <text:p>0.504212</text:p>
          </table:table-cell>
          <table:table-cell office:value-type="float" office:value="0.528507" calcext:value-type="float">
            <text:p>0.528507</text:p>
          </table:table-cell>
          <table:table-cell office:value-type="float" office:value="0.526676" calcext:value-type="float">
            <text:p>0.52667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4578" calcext:value-type="float">
            <text:p>0.504578</text:p>
          </table:table-cell>
          <table:table-cell office:value-type="float" office:value="0.525943" calcext:value-type="float">
            <text:p>0.525943</text:p>
          </table:table-cell>
          <table:table-cell office:value-type="float" office:value="0.525211" calcext:value-type="float">
            <text:p>0.52521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4944" calcext:value-type="float">
            <text:p>0.504944</text:p>
          </table:table-cell>
          <table:table-cell office:value-type="float" office:value="0.525455" calcext:value-type="float">
            <text:p>0.525455</text:p>
          </table:table-cell>
          <table:table-cell office:value-type="float" office:value="0.522647" calcext:value-type="float">
            <text:p>0.52264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5067" calcext:value-type="float">
            <text:p>0.505067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520938" calcext:value-type="float">
            <text:p>0.52093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5189" calcext:value-type="float">
            <text:p>0.505189</text:p>
          </table:table-cell>
          <table:table-cell office:value-type="float" office:value="0.524478" calcext:value-type="float">
            <text:p>0.524478</text:p>
          </table:table-cell>
          <table:table-cell office:value-type="float" office:value="0.519228" calcext:value-type="float">
            <text:p>0.51922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5189" calcext:value-type="float">
            <text:p>0.505189</text:p>
          </table:table-cell>
          <table:table-cell office:value-type="float" office:value="0.523868" calcext:value-type="float">
            <text:p>0.523868</text:p>
          </table:table-cell>
          <table:table-cell office:value-type="float" office:value="0.518984" calcext:value-type="float">
            <text:p>0.51898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3846" calcext:value-type="float">
            <text:p>0.503846</text:p>
          </table:table-cell>
          <table:table-cell office:value-type="float" office:value="0.522158" calcext:value-type="float">
            <text:p>0.522158</text:p>
          </table:table-cell>
          <table:table-cell office:value-type="float" office:value="0.520327" calcext:value-type="float">
            <text:p>0.52032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3357" calcext:value-type="float">
            <text:p>0.503357</text:p>
          </table:table-cell>
          <table:table-cell office:value-type="float" office:value="0.521426" calcext:value-type="float">
            <text:p>0.521426</text:p>
          </table:table-cell>
          <table:table-cell office:value-type="float" office:value="0.519595" calcext:value-type="float">
            <text:p>0.51959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3601" calcext:value-type="float">
            <text:p>0.503601</text:p>
          </table:table-cell>
          <table:table-cell office:value-type="float" office:value="0.522891" calcext:value-type="float">
            <text:p>0.522891</text:p>
          </table:table-cell>
          <table:table-cell office:value-type="float" office:value="0.519228" calcext:value-type="float">
            <text:p>0.51922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2503" calcext:value-type="float">
            <text:p>0.502503</text:p>
          </table:table-cell>
          <table:table-cell office:value-type="float" office:value="0.521304" calcext:value-type="float">
            <text:p>0.521304</text:p>
          </table:table-cell>
          <table:table-cell office:value-type="float" office:value="0.519228" calcext:value-type="float">
            <text:p>0.51922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2625" calcext:value-type="float">
            <text:p>0.502625</text:p>
          </table:table-cell>
          <table:table-cell office:value-type="float" office:value="0.51874" calcext:value-type="float">
            <text:p>0.51874</text:p>
          </table:table-cell>
          <table:table-cell office:value-type="float" office:value="0.521792" calcext:value-type="float">
            <text:p>0.52179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2869" calcext:value-type="float">
            <text:p>0.502869</text:p>
          </table:table-cell>
          <table:table-cell office:value-type="float" office:value="0.516054" calcext:value-type="float">
            <text:p>0.516054</text:p>
          </table:table-cell>
          <table:table-cell office:value-type="float" office:value="0.524112" calcext:value-type="float">
            <text:p>0.52411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2381" calcext:value-type="float">
            <text:p>0.502381</text:p>
          </table:table-cell>
          <table:table-cell office:value-type="float" office:value="0.515932" calcext:value-type="float">
            <text:p>0.515932</text:p>
          </table:table-cell>
          <table:table-cell office:value-type="float" office:value="0.525699" calcext:value-type="float">
            <text:p>0.52569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2259" calcext:value-type="float">
            <text:p>0.502259</text:p>
          </table:table-cell>
          <table:table-cell office:value-type="float" office:value="0.515688" calcext:value-type="float">
            <text:p>0.515688</text:p>
          </table:table-cell>
          <table:table-cell office:value-type="float" office:value="0.526309" calcext:value-type="float">
            <text:p>0.52630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177" calcext:value-type="float">
            <text:p>0.50177</text:p>
          </table:table-cell>
          <table:table-cell office:value-type="float" office:value="0.51227" calcext:value-type="float">
            <text:p>0.51227</text:p>
          </table:table-cell>
          <table:table-cell office:value-type="float" office:value="0.530094" calcext:value-type="float">
            <text:p>0.53009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1282" calcext:value-type="float">
            <text:p>0.501282</text:p>
          </table:table-cell>
          <table:table-cell office:value-type="float" office:value="0.512147" calcext:value-type="float">
            <text:p>0.512147</text:p>
          </table:table-cell>
          <table:table-cell office:value-type="float" office:value="0.529972" calcext:value-type="float">
            <text:p>0.52997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2014" calcext:value-type="float">
            <text:p>0.502014</text:p>
          </table:table-cell>
          <table:table-cell office:value-type="float" office:value="0.514589" calcext:value-type="float">
            <text:p>0.514589</text:p>
          </table:table-cell>
          <table:table-cell office:value-type="float" office:value="0.528751" calcext:value-type="float">
            <text:p>0.52875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2259" calcext:value-type="float">
            <text:p>0.502259</text:p>
          </table:table-cell>
          <table:table-cell office:value-type="float" office:value="0.515932" calcext:value-type="float">
            <text:p>0.515932</text:p>
          </table:table-cell>
          <table:table-cell office:value-type="float" office:value="0.52753" calcext:value-type="float">
            <text:p>0.5275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1526" calcext:value-type="float">
            <text:p>0.501526</text:p>
          </table:table-cell>
          <table:table-cell office:value-type="float" office:value="0.51874" calcext:value-type="float">
            <text:p>0.51874</text:p>
          </table:table-cell>
          <table:table-cell office:value-type="float" office:value="0.525211" calcext:value-type="float">
            <text:p>0.52521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2381" calcext:value-type="float">
            <text:p>0.502381</text:p>
          </table:table-cell>
          <table:table-cell office:value-type="float" office:value="0.520205" calcext:value-type="float">
            <text:p>0.520205</text:p>
          </table:table-cell>
          <table:table-cell office:value-type="float" office:value="0.523501" calcext:value-type="float">
            <text:p>0.52350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4212" calcext:value-type="float">
            <text:p>0.504212</text:p>
          </table:table-cell>
          <table:table-cell table:number-columns-repeated="2" office:value-type="float" office:value="0.521182" calcext:value-type="float">
            <text:p>0.52118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5677" calcext:value-type="float">
            <text:p>0.505677</text:p>
          </table:table-cell>
          <table:table-cell office:value-type="float" office:value="0.524112" calcext:value-type="float">
            <text:p>0.524112</text:p>
          </table:table-cell>
          <table:table-cell office:value-type="float" office:value="0.518618" calcext:value-type="float">
            <text:p>0.5186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5921" calcext:value-type="float">
            <text:p>0.505921</text:p>
          </table:table-cell>
          <table:table-cell office:value-type="float" office:value="0.52753" calcext:value-type="float">
            <text:p>0.52753</text:p>
          </table:table-cell>
          <table:table-cell office:value-type="float" office:value="0.516665" calcext:value-type="float">
            <text:p>0.51666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6287" calcext:value-type="float">
            <text:p>0.506287</text:p>
          </table:table-cell>
          <table:table-cell office:value-type="float" office:value="0.530216" calcext:value-type="float">
            <text:p>0.530216</text:p>
          </table:table-cell>
          <table:table-cell office:value-type="float" office:value="0.5152" calcext:value-type="float">
            <text:p>0.515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702" calcext:value-type="float">
            <text:p>0.50702</text:p>
          </table:table-cell>
          <table:table-cell office:value-type="float" office:value="0.532414" calcext:value-type="float">
            <text:p>0.532414</text:p>
          </table:table-cell>
          <table:table-cell office:value-type="float" office:value="0.514345" calcext:value-type="float">
            <text:p>0.5143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08851" calcext:value-type="float">
            <text:p>0.508851</text:p>
          </table:table-cell>
          <table:table-cell office:value-type="float" office:value="0.534001" calcext:value-type="float">
            <text:p>0.534001</text:p>
          </table:table-cell>
          <table:table-cell office:value-type="float" office:value="0.514833" calcext:value-type="float">
            <text:p>0.51483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0682" calcext:value-type="float">
            <text:p>0.510682</text:p>
          </table:table-cell>
          <table:table-cell office:value-type="float" office:value="0.534855" calcext:value-type="float">
            <text:p>0.534855</text:p>
          </table:table-cell>
          <table:table-cell office:value-type="float" office:value="0.515932" calcext:value-type="float">
            <text:p>0.51593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512392" calcext:value-type="float">
            <text:p>0.512392</text:p>
          </table:table-cell>
          <table:table-cell office:value-type="float" office:value="0.535222" calcext:value-type="float">
            <text:p>0.535222</text:p>
          </table:table-cell>
          <table:table-cell office:value-type="float" office:value="0.518008" calcext:value-type="float">
            <text:p>0.51800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table table:name="Blad5" table:style-name="ta1">
        <table:shapes>
          <draw:frame draw:z-index="0" draw:style-name="gr1" draw:text-style-name="P1" svg:width="15.999cm" svg:height="8.999cm" svg:x="7.048cm" svg:y="2.116cm">
            <draw:object draw:notify-on-update-of-ranges="Blad5.A1:Blad5.A49 Blad5.B1:Blad5.B49 Blad5.C1:Blad5.C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.513002" calcext:value-type="float">
            <text:p>0.513002</text:p>
          </table:table-cell>
          <table:table-cell office:value-type="float" office:value="0.494445" calcext:value-type="float">
            <text:p>0.494445</text:p>
          </table:table-cell>
          <table:table-cell office:value-type="float" office:value="0.50702" calcext:value-type="float">
            <text:p>0.5070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triangle</text:p>
          </table:table-cell>
        </table:table-row>
        <table:table-row table:style-name="ro1">
          <table:table-cell office:value-type="float" office:value="0.513979" calcext:value-type="float">
            <text:p>0.513979</text:p>
          </table:table-cell>
          <table:table-cell office:value-type="float" office:value="0.495178" calcext:value-type="float">
            <text:p>0.495178</text:p>
          </table:table-cell>
          <table:table-cell office:value-type="float" office:value="0.506165" calcext:value-type="float">
            <text:p>0.50616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5444" calcext:value-type="float">
            <text:p>0.515444</text:p>
          </table:table-cell>
          <table:table-cell office:value-type="float" office:value="0.500061" calcext:value-type="float">
            <text:p>0.500061</text:p>
          </table:table-cell>
          <table:table-cell office:value-type="float" office:value="0.505555" calcext:value-type="float">
            <text:p>0.50555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7397" calcext:value-type="float">
            <text:p>0.517397</text:p>
          </table:table-cell>
          <table:table-cell office:value-type="float" office:value="0.503601" calcext:value-type="float">
            <text:p>0.503601</text:p>
          </table:table-cell>
          <table:table-cell office:value-type="float" office:value="0.506532" calcext:value-type="float">
            <text:p>0.50653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8618" calcext:value-type="float">
            <text:p>0.518618</text:p>
          </table:table-cell>
          <table:table-cell office:value-type="float" office:value="0.504212" calcext:value-type="float">
            <text:p>0.504212</text:p>
          </table:table-cell>
          <table:table-cell office:value-type="float" office:value="0.50934" calcext:value-type="float">
            <text:p>0.5093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7641" calcext:value-type="float">
            <text:p>0.517641</text:p>
          </table:table-cell>
          <table:table-cell office:value-type="float" office:value="0.505555" calcext:value-type="float">
            <text:p>0.505555</text:p>
          </table:table-cell>
          <table:table-cell office:value-type="float" office:value="0.513002" calcext:value-type="float">
            <text:p>0.51300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5566" calcext:value-type="float">
            <text:p>0.515566</text:p>
          </table:table-cell>
          <table:table-cell office:value-type="float" office:value="0.507508" calcext:value-type="float">
            <text:p>0.507508</text:p>
          </table:table-cell>
          <table:table-cell office:value-type="float" office:value="0.515688" calcext:value-type="float">
            <text:p>0.51568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5688" calcext:value-type="float">
            <text:p>0.515688</text:p>
          </table:table-cell>
          <table:table-cell office:value-type="float" office:value="0.508729" calcext:value-type="float">
            <text:p>0.508729</text:p>
          </table:table-cell>
          <table:table-cell office:value-type="float" office:value="0.517519" calcext:value-type="float">
            <text:p>0.51751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4467" calcext:value-type="float">
            <text:p>0.514467</text:p>
          </table:table-cell>
          <table:table-cell office:value-type="float" office:value="0.508851" calcext:value-type="float">
            <text:p>0.508851</text:p>
          </table:table-cell>
          <table:table-cell office:value-type="float" office:value="0.519473" calcext:value-type="float">
            <text:p>0.51947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5078" calcext:value-type="float">
            <text:p>0.515078</text:p>
          </table:table-cell>
          <table:table-cell office:value-type="float" office:value="0.509462" calcext:value-type="float">
            <text:p>0.509462</text:p>
          </table:table-cell>
          <table:table-cell office:value-type="float" office:value="0.52167" calcext:value-type="float">
            <text:p>0.5216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4833" calcext:value-type="float">
            <text:p>0.514833</text:p>
          </table:table-cell>
          <table:table-cell office:value-type="float" office:value="0.510072" calcext:value-type="float">
            <text:p>0.510072</text:p>
          </table:table-cell>
          <table:table-cell office:value-type="float" office:value="0.525088" calcext:value-type="float">
            <text:p>0.52508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2147" calcext:value-type="float">
            <text:p>0.512147</text:p>
          </table:table-cell>
          <table:table-cell office:value-type="float" office:value="0.510072" calcext:value-type="float">
            <text:p>0.510072</text:p>
          </table:table-cell>
          <table:table-cell office:value-type="float" office:value="0.528141" calcext:value-type="float">
            <text:p>0.52814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0927" calcext:value-type="float">
            <text:p>0.510927</text:p>
          </table:table-cell>
          <table:table-cell office:value-type="float" office:value="0.512514" calcext:value-type="float">
            <text:p>0.512514</text:p>
          </table:table-cell>
          <table:table-cell office:value-type="float" office:value="0.530949" calcext:value-type="float">
            <text:p>0.53094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7997" calcext:value-type="float">
            <text:p>0.507997</text:p>
          </table:table-cell>
          <table:table-cell office:value-type="float" office:value="0.511415" calcext:value-type="float">
            <text:p>0.511415</text:p>
          </table:table-cell>
          <table:table-cell office:value-type="float" office:value="0.535466" calcext:value-type="float">
            <text:p>0.53546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6654" calcext:value-type="float">
            <text:p>0.506654</text:p>
          </table:table-cell>
          <table:table-cell office:value-type="float" office:value="0.510927" calcext:value-type="float">
            <text:p>0.510927</text:p>
          </table:table-cell>
          <table:table-cell office:value-type="float" office:value="0.538396" calcext:value-type="float">
            <text:p>0.53839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5921" calcext:value-type="float">
            <text:p>0.505921</text:p>
          </table:table-cell>
          <table:table-cell office:value-type="float" office:value="0.510072" calcext:value-type="float">
            <text:p>0.510072</text:p>
          </table:table-cell>
          <table:table-cell office:value-type="float" office:value="0.539861" calcext:value-type="float">
            <text:p>0.53986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409" calcext:value-type="float">
            <text:p>0.50409</text:p>
          </table:table-cell>
          <table:table-cell office:value-type="float" office:value="0.508363" calcext:value-type="float">
            <text:p>0.508363</text:p>
          </table:table-cell>
          <table:table-cell office:value-type="float" office:value="0.540838" calcext:value-type="float">
            <text:p>0.54083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3479" calcext:value-type="float">
            <text:p>0.503479</text:p>
          </table:table-cell>
          <table:table-cell office:value-type="float" office:value="0.506776" calcext:value-type="float">
            <text:p>0.506776</text:p>
          </table:table-cell>
          <table:table-cell office:value-type="float" office:value="0.540838" calcext:value-type="float">
            <text:p>0.54083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1892" calcext:value-type="float">
            <text:p>0.501892</text:p>
          </table:table-cell>
          <table:table-cell office:value-type="float" office:value="0.504822" calcext:value-type="float">
            <text:p>0.504822</text:p>
          </table:table-cell>
          <table:table-cell office:value-type="float" office:value="0.540227" calcext:value-type="float">
            <text:p>0.54022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0916" calcext:value-type="float">
            <text:p>0.500916</text:p>
          </table:table-cell>
          <table:table-cell office:value-type="float" office:value="0.505189" calcext:value-type="float">
            <text:p>0.505189</text:p>
          </table:table-cell>
          <table:table-cell office:value-type="float" office:value="0.537785" calcext:value-type="float">
            <text:p>0.53778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0427" calcext:value-type="float">
            <text:p>0.500427</text:p>
          </table:table-cell>
          <table:table-cell office:value-type="float" office:value="0.505921" calcext:value-type="float">
            <text:p>0.505921</text:p>
          </table:table-cell>
          <table:table-cell office:value-type="float" office:value="0.534245" calcext:value-type="float">
            <text:p>0.53424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0183" calcext:value-type="float">
            <text:p>0.500183</text:p>
          </table:table-cell>
          <table:table-cell office:value-type="float" office:value="0.506898" calcext:value-type="float">
            <text:p>0.506898</text:p>
          </table:table-cell>
          <table:table-cell office:value-type="float" office:value="0.530704" calcext:value-type="float">
            <text:p>0.53070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0305" calcext:value-type="float">
            <text:p>0.500305</text:p>
          </table:table-cell>
          <table:table-cell office:value-type="float" office:value="0.507386" calcext:value-type="float">
            <text:p>0.507386</text:p>
          </table:table-cell>
          <table:table-cell office:value-type="float" office:value="0.528629" calcext:value-type="float">
            <text:p>0.52862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0183" calcext:value-type="float">
            <text:p>0.500183</text:p>
          </table:table-cell>
          <table:table-cell office:value-type="float" office:value="0.507752" calcext:value-type="float">
            <text:p>0.507752</text:p>
          </table:table-cell>
          <table:table-cell office:value-type="float" office:value="0.527286" calcext:value-type="float">
            <text:p>0.52728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0794" calcext:value-type="float">
            <text:p>0.500794</text:p>
          </table:table-cell>
          <table:table-cell office:value-type="float" office:value="0.508485" calcext:value-type="float">
            <text:p>0.508485</text:p>
          </table:table-cell>
          <table:table-cell office:value-type="float" office:value="0.526065" calcext:value-type="float">
            <text:p>0.52606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1892" calcext:value-type="float">
            <text:p>0.501892</text:p>
          </table:table-cell>
          <table:table-cell office:value-type="float" office:value="0.509828" calcext:value-type="float">
            <text:p>0.509828</text:p>
          </table:table-cell>
          <table:table-cell office:value-type="float" office:value="0.525211" calcext:value-type="float">
            <text:p>0.52521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2381" calcext:value-type="float">
            <text:p>0.502381</text:p>
          </table:table-cell>
          <table:table-cell office:value-type="float" office:value="0.511659" calcext:value-type="float">
            <text:p>0.511659</text:p>
          </table:table-cell>
          <table:table-cell office:value-type="float" office:value="0.524112" calcext:value-type="float">
            <text:p>0.524112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3724" calcext:value-type="float">
            <text:p>0.503724</text:p>
          </table:table-cell>
          <table:table-cell office:value-type="float" office:value="0.514833" calcext:value-type="float">
            <text:p>0.514833</text:p>
          </table:table-cell>
          <table:table-cell office:value-type="float" office:value="0.523013" calcext:value-type="float">
            <text:p>0.52301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4944" calcext:value-type="float">
            <text:p>0.504944</text:p>
          </table:table-cell>
          <table:table-cell office:value-type="float" office:value="0.51874" calcext:value-type="float">
            <text:p>0.51874</text:p>
          </table:table-cell>
          <table:table-cell office:value-type="float" office:value="0.522036" calcext:value-type="float">
            <text:p>0.52203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6043" calcext:value-type="float">
            <text:p>0.506043</text:p>
          </table:table-cell>
          <table:table-cell office:value-type="float" office:value="0.522158" calcext:value-type="float">
            <text:p>0.522158</text:p>
          </table:table-cell>
          <table:table-cell office:value-type="float" office:value="0.520938" calcext:value-type="float">
            <text:p>0.52093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7752" calcext:value-type="float">
            <text:p>0.507752</text:p>
          </table:table-cell>
          <table:table-cell office:value-type="float" office:value="0.527164" calcext:value-type="float">
            <text:p>0.527164</text:p>
          </table:table-cell>
          <table:table-cell office:value-type="float" office:value="0.51874" calcext:value-type="float">
            <text:p>0.5187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08119" calcext:value-type="float">
            <text:p>0.508119</text:p>
          </table:table-cell>
          <table:table-cell office:value-type="float" office:value="0.530338" calcext:value-type="float">
            <text:p>0.530338</text:p>
          </table:table-cell>
          <table:table-cell office:value-type="float" office:value="0.517763" calcext:value-type="float">
            <text:p>0.51776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0316" calcext:value-type="float">
            <text:p>0.510316</text:p>
          </table:table-cell>
          <table:table-cell office:value-type="float" office:value="0.532047" calcext:value-type="float">
            <text:p>0.532047</text:p>
          </table:table-cell>
          <table:table-cell office:value-type="float" office:value="0.517275" calcext:value-type="float">
            <text:p>0.51727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349" calcext:value-type="float">
            <text:p>0.51349</text:p>
          </table:table-cell>
          <table:table-cell office:value-type="float" office:value="0.534123" calcext:value-type="float">
            <text:p>0.534123</text:p>
          </table:table-cell>
          <table:table-cell office:value-type="float" office:value="0.517763" calcext:value-type="float">
            <text:p>0.51776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3735" calcext:value-type="float">
            <text:p>0.513735</text:p>
          </table:table-cell>
          <table:table-cell office:value-type="float" office:value="0.533879" calcext:value-type="float">
            <text:p>0.533879</text:p>
          </table:table-cell>
          <table:table-cell office:value-type="float" office:value="0.521548" calcext:value-type="float">
            <text:p>0.52154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349" calcext:value-type="float">
            <text:p>0.51349</text:p>
          </table:table-cell>
          <table:table-cell office:value-type="float" office:value="0.532292" calcext:value-type="float">
            <text:p>0.532292</text:p>
          </table:table-cell>
          <table:table-cell office:value-type="float" office:value="0.5246" calcext:value-type="float">
            <text:p>0.5246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349" calcext:value-type="float">
            <text:p>0.51349</text:p>
          </table:table-cell>
          <table:table-cell office:value-type="float" office:value="0.531315" calcext:value-type="float">
            <text:p>0.531315</text:p>
          </table:table-cell>
          <table:table-cell office:value-type="float" office:value="0.526554" calcext:value-type="float">
            <text:p>0.52655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3979" calcext:value-type="float">
            <text:p>0.513979</text:p>
          </table:table-cell>
          <table:table-cell office:value-type="float" office:value="0.529361" calcext:value-type="float">
            <text:p>0.529361</text:p>
          </table:table-cell>
          <table:table-cell office:value-type="float" office:value="0.528385" calcext:value-type="float">
            <text:p>0.52838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3124" calcext:value-type="float">
            <text:p>0.513124</text:p>
          </table:table-cell>
          <table:table-cell office:value-type="float" office:value="0.526798" calcext:value-type="float">
            <text:p>0.526798</text:p>
          </table:table-cell>
          <table:table-cell office:value-type="float" office:value="0.529728" calcext:value-type="float">
            <text:p>0.52972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3002" calcext:value-type="float">
            <text:p>0.513002</text:p>
          </table:table-cell>
          <table:table-cell office:value-type="float" office:value="0.525088" calcext:value-type="float">
            <text:p>0.525088</text:p>
          </table:table-cell>
          <table:table-cell office:value-type="float" office:value="0.529728" calcext:value-type="float">
            <text:p>0.52972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4589" calcext:value-type="float">
            <text:p>0.514589</text:p>
          </table:table-cell>
          <table:table-cell office:value-type="float" office:value="0.524478" calcext:value-type="float">
            <text:p>0.524478</text:p>
          </table:table-cell>
          <table:table-cell office:value-type="float" office:value="0.529239" calcext:value-type="float">
            <text:p>0.52923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4223" calcext:value-type="float">
            <text:p>0.514223</text:p>
          </table:table-cell>
          <table:table-cell office:value-type="float" office:value="0.522891" calcext:value-type="float">
            <text:p>0.522891</text:p>
          </table:table-cell>
          <table:table-cell office:value-type="float" office:value="0.527774" calcext:value-type="float">
            <text:p>0.52777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52" calcext:value-type="float">
            <text:p>0.5152</text:p>
          </table:table-cell>
          <table:table-cell office:value-type="float" office:value="0.520327" calcext:value-type="float">
            <text:p>0.520327</text:p>
          </table:table-cell>
          <table:table-cell office:value-type="float" office:value="0.526431" calcext:value-type="float">
            <text:p>0.52643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2514" calcext:value-type="float">
            <text:p>0.512514</text:p>
          </table:table-cell>
          <table:table-cell office:value-type="float" office:value="0.517886" calcext:value-type="float">
            <text:p>0.517886</text:p>
          </table:table-cell>
          <table:table-cell office:value-type="float" office:value="0.523379" calcext:value-type="float">
            <text:p>0.52337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3979" calcext:value-type="float">
            <text:p>0.513979</text:p>
          </table:table-cell>
          <table:table-cell office:value-type="float" office:value="0.514711" calcext:value-type="float">
            <text:p>0.514711</text:p>
          </table:table-cell>
          <table:table-cell office:value-type="float" office:value="0.520449" calcext:value-type="float">
            <text:p>0.52044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3735" calcext:value-type="float">
            <text:p>0.513735</text:p>
          </table:table-cell>
          <table:table-cell office:value-type="float" office:value="0.509462" calcext:value-type="float">
            <text:p>0.509462</text:p>
          </table:table-cell>
          <table:table-cell office:value-type="float" office:value="0.518374" calcext:value-type="float">
            <text:p>0.51837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227" calcext:value-type="float">
            <text:p>0.51227</text:p>
          </table:table-cell>
          <table:table-cell office:value-type="float" office:value="0.505067" calcext:value-type="float">
            <text:p>0.505067</text:p>
          </table:table-cell>
          <table:table-cell office:value-type="float" office:value="0.51581" calcext:value-type="float">
            <text:p>0.5158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1537" calcext:value-type="float">
            <text:p>0.511537</text:p>
          </table:table-cell>
          <table:table-cell office:value-type="float" office:value="0.50116" calcext:value-type="float">
            <text:p>0.50116</text:p>
          </table:table-cell>
          <table:table-cell office:value-type="float" office:value="0.513857" calcext:value-type="float">
            <text:p>0.51385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.511781" calcext:value-type="float">
            <text:p>0.511781</text:p>
          </table:table-cell>
          <table:table-cell office:value-type="float" office:value="0.497986" calcext:value-type="float">
            <text:p>0.497986</text:p>
          </table:table-cell>
          <table:table-cell office:value-type="float" office:value="0.511537" calcext:value-type="float">
            <text:p>0.51153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</table:table>
      <table:table table:name="Blad6" table:style-name="ta1">
        <table:shapes>
          <draw:frame draw:z-index="0" draw:style-name="gr1" draw:text-style-name="P1" svg:width="15.999cm" svg:height="8.999cm" svg:x="9.722cm" svg:y="5.206cm">
            <draw:object draw:notify-on-update-of-ranges="Blad6.A1:Blad6.A64 Blad6.B1:Blad6.B64 Blad6.C1:Blad6.C6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.516543" calcext:value-type="float">
            <text:p>0.516543</text:p>
          </table:table-cell>
          <table:table-cell office:value-type="float" office:value="0.51349" calcext:value-type="float">
            <text:p>0.51349</text:p>
          </table:table-cell>
          <table:table-cell office:value-type="float" office:value="0.510316" calcext:value-type="float">
            <text:p>0.51031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ornerRU</text:p>
          </table:table-cell>
        </table:table-row>
        <table:table-row table:style-name="ro1">
          <table:table-cell office:value-type="float" office:value="0.514955" calcext:value-type="float">
            <text:p>0.514955</text:p>
          </table:table-cell>
          <table:table-cell office:value-type="float" office:value="0.510682" calcext:value-type="float">
            <text:p>0.510682</text:p>
          </table:table-cell>
          <table:table-cell office:value-type="float" office:value="0.510805" calcext:value-type="float">
            <text:p>0.51080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3735" calcext:value-type="float">
            <text:p>0.513735</text:p>
          </table:table-cell>
          <table:table-cell office:value-type="float" office:value="0.509584" calcext:value-type="float">
            <text:p>0.509584</text:p>
          </table:table-cell>
          <table:table-cell office:value-type="float" office:value="0.510682" calcext:value-type="float">
            <text:p>0.51068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1171" calcext:value-type="float">
            <text:p>0.511171</text:p>
          </table:table-cell>
          <table:table-cell office:value-type="float" office:value="0.50934" calcext:value-type="float">
            <text:p>0.50934</text:p>
          </table:table-cell>
          <table:table-cell office:value-type="float" office:value="0.511293" calcext:value-type="float">
            <text:p>0.51129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1415" calcext:value-type="float">
            <text:p>0.511415</text:p>
          </table:table-cell>
          <table:table-cell office:value-type="float" office:value="0.508973" calcext:value-type="float">
            <text:p>0.508973</text:p>
          </table:table-cell>
          <table:table-cell office:value-type="float" office:value="0.51227" calcext:value-type="float">
            <text:p>0.512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0805" calcext:value-type="float">
            <text:p>0.510805</text:p>
          </table:table-cell>
          <table:table-cell office:value-type="float" office:value="0.50995" calcext:value-type="float">
            <text:p>0.50995</text:p>
          </table:table-cell>
          <table:table-cell office:value-type="float" office:value="0.513002" calcext:value-type="float">
            <text:p>0.5130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7997" calcext:value-type="float">
            <text:p>0.507997</text:p>
          </table:table-cell>
          <table:table-cell office:value-type="float" office:value="0.513246" calcext:value-type="float">
            <text:p>0.513246</text:p>
          </table:table-cell>
          <table:table-cell office:value-type="float" office:value="0.516054" calcext:value-type="float">
            <text:p>0.51605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6287" calcext:value-type="float">
            <text:p>0.506287</text:p>
          </table:table-cell>
          <table:table-cell office:value-type="float" office:value="0.518374" calcext:value-type="float">
            <text:p>0.518374</text:p>
          </table:table-cell>
          <table:table-cell office:value-type="float" office:value="0.517397" calcext:value-type="float">
            <text:p>0.51739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2503" calcext:value-type="float">
            <text:p>0.502503</text:p>
          </table:table-cell>
          <table:table-cell office:value-type="float" office:value="0.523501" calcext:value-type="float">
            <text:p>0.523501</text:p>
          </table:table-cell>
          <table:table-cell office:value-type="float" office:value="0.519839" calcext:value-type="float">
            <text:p>0.51983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499817" calcext:value-type="float">
            <text:p>0.499817</text:p>
          </table:table-cell>
          <table:table-cell office:value-type="float" office:value="0.525699" calcext:value-type="float">
            <text:p>0.525699</text:p>
          </table:table-cell>
          <table:table-cell office:value-type="float" office:value="0.524478" calcext:value-type="float">
            <text:p>0.52447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499451" calcext:value-type="float">
            <text:p>0.499451</text:p>
          </table:table-cell>
          <table:table-cell office:value-type="float" office:value="0.529972" calcext:value-type="float">
            <text:p>0.529972</text:p>
          </table:table-cell>
          <table:table-cell office:value-type="float" office:value="0.527774" calcext:value-type="float">
            <text:p>0.52777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49884" calcext:value-type="float">
            <text:p>0.49884</text:p>
          </table:table-cell>
          <table:table-cell office:value-type="float" office:value="0.535588" calcext:value-type="float">
            <text:p>0.535588</text:p>
          </table:table-cell>
          <table:table-cell office:value-type="float" office:value="0.52985" calcext:value-type="float">
            <text:p>0.5298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498352" calcext:value-type="float">
            <text:p>0.498352</text:p>
          </table:table-cell>
          <table:table-cell office:value-type="float" office:value="0.537541" calcext:value-type="float">
            <text:p>0.537541</text:p>
          </table:table-cell>
          <table:table-cell office:value-type="float" office:value="0.533146" calcext:value-type="float">
            <text:p>0.53314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497253" calcext:value-type="float">
            <text:p>0.497253</text:p>
          </table:table-cell>
          <table:table-cell office:value-type="float" office:value="0.537907" calcext:value-type="float">
            <text:p>0.537907</text:p>
          </table:table-cell>
          <table:table-cell office:value-type="float" office:value="0.535466" calcext:value-type="float">
            <text:p>0.53546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496765" calcext:value-type="float">
            <text:p>0.496765</text:p>
          </table:table-cell>
          <table:table-cell office:value-type="float" office:value="0.539006" calcext:value-type="float">
            <text:p>0.539006</text:p>
          </table:table-cell>
          <table:table-cell office:value-type="float" office:value="0.536809" calcext:value-type="float">
            <text:p>0.53680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495178" calcext:value-type="float">
            <text:p>0.495178</text:p>
          </table:table-cell>
          <table:table-cell office:value-type="float" office:value="0.540227" calcext:value-type="float">
            <text:p>0.540227</text:p>
          </table:table-cell>
          <table:table-cell office:value-type="float" office:value="0.537175" calcext:value-type="float">
            <text:p>0.53717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496643" calcext:value-type="float">
            <text:p>0.496643</text:p>
          </table:table-cell>
          <table:table-cell office:value-type="float" office:value="0.541814" calcext:value-type="float">
            <text:p>0.541814</text:p>
          </table:table-cell>
          <table:table-cell office:value-type="float" office:value="0.532536" calcext:value-type="float">
            <text:p>0.53253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497741" calcext:value-type="float">
            <text:p>0.497741</text:p>
          </table:table-cell>
          <table:table-cell office:value-type="float" office:value="0.539495" calcext:value-type="float">
            <text:p>0.539495</text:p>
          </table:table-cell>
          <table:table-cell office:value-type="float" office:value="0.530704" calcext:value-type="float">
            <text:p>0.53070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497986" calcext:value-type="float">
            <text:p>0.497986</text:p>
          </table:table-cell>
          <table:table-cell office:value-type="float" office:value="0.536076" calcext:value-type="float">
            <text:p>0.536076</text:p>
          </table:table-cell>
          <table:table-cell office:value-type="float" office:value="0.529728" calcext:value-type="float">
            <text:p>0.5297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49823" calcext:value-type="float">
            <text:p>0.49823</text:p>
          </table:table-cell>
          <table:table-cell office:value-type="float" office:value="0.533879" calcext:value-type="float">
            <text:p>0.533879</text:p>
          </table:table-cell>
          <table:table-cell office:value-type="float" office:value="0.526798" calcext:value-type="float">
            <text:p>0.52679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499451" calcext:value-type="float">
            <text:p>0.499451</text:p>
          </table:table-cell>
          <table:table-cell office:value-type="float" office:value="0.532047" calcext:value-type="float">
            <text:p>0.532047</text:p>
          </table:table-cell>
          <table:table-cell office:value-type="float" office:value="0.523623" calcext:value-type="float">
            <text:p>0.52362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0916" calcext:value-type="float">
            <text:p>0.500916</text:p>
          </table:table-cell>
          <table:table-cell office:value-type="float" office:value="0.530094" calcext:value-type="float">
            <text:p>0.530094</text:p>
          </table:table-cell>
          <table:table-cell office:value-type="float" office:value="0.521792" calcext:value-type="float">
            <text:p>0.52179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1282" calcext:value-type="float">
            <text:p>0.501282</text:p>
          </table:table-cell>
          <table:table-cell office:value-type="float" office:value="0.526676" calcext:value-type="float">
            <text:p>0.526676</text:p>
          </table:table-cell>
          <table:table-cell office:value-type="float" office:value="0.519473" calcext:value-type="float">
            <text:p>0.51947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2869" calcext:value-type="float">
            <text:p>0.502869</text:p>
          </table:table-cell>
          <table:table-cell office:value-type="float" office:value="0.522281" calcext:value-type="float">
            <text:p>0.522281</text:p>
          </table:table-cell>
          <table:table-cell office:value-type="float" office:value="0.517763" calcext:value-type="float">
            <text:p>0.51776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6287" calcext:value-type="float">
            <text:p>0.506287</text:p>
          </table:table-cell>
          <table:table-cell office:value-type="float" office:value="0.519351" calcext:value-type="float">
            <text:p>0.519351</text:p>
          </table:table-cell>
          <table:table-cell office:value-type="float" office:value="0.51642" calcext:value-type="float">
            <text:p>0.5164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6776" calcext:value-type="float">
            <text:p>0.506776</text:p>
          </table:table-cell>
          <table:table-cell office:value-type="float" office:value="0.516543" calcext:value-type="float">
            <text:p>0.516543</text:p>
          </table:table-cell>
          <table:table-cell office:value-type="float" office:value="0.514345" calcext:value-type="float">
            <text:p>0.51434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7264" calcext:value-type="float">
            <text:p>0.507264</text:p>
          </table:table-cell>
          <table:table-cell office:value-type="float" office:value="0.514467" calcext:value-type="float">
            <text:p>0.514467</text:p>
          </table:table-cell>
          <table:table-cell office:value-type="float" office:value="0.511537" calcext:value-type="float">
            <text:p>0.51153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9095" calcext:value-type="float">
            <text:p>0.509095</text:p>
          </table:table-cell>
          <table:table-cell office:value-type="float" office:value="0.510805" calcext:value-type="float">
            <text:p>0.510805</text:p>
          </table:table-cell>
          <table:table-cell office:value-type="float" office:value="0.508851" calcext:value-type="float">
            <text:p>0.50885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2147" calcext:value-type="float">
            <text:p>0.512147</text:p>
          </table:table-cell>
          <table:table-cell office:value-type="float" office:value="0.508729" calcext:value-type="float">
            <text:p>0.508729</text:p>
          </table:table-cell>
          <table:table-cell office:value-type="float" office:value="0.508485" calcext:value-type="float">
            <text:p>0.50848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2025" calcext:value-type="float">
            <text:p>0.512025</text:p>
          </table:table-cell>
          <table:table-cell office:value-type="float" office:value="0.507997" calcext:value-type="float">
            <text:p>0.507997</text:p>
          </table:table-cell>
          <table:table-cell office:value-type="float" office:value="0.508485" calcext:value-type="float">
            <text:p>0.50848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3979" calcext:value-type="float">
            <text:p>0.513979</text:p>
          </table:table-cell>
          <table:table-cell office:value-type="float" office:value="0.508119" calcext:value-type="float">
            <text:p>0.508119</text:p>
          </table:table-cell>
          <table:table-cell office:value-type="float" office:value="0.509095" calcext:value-type="float">
            <text:p>0.50909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6054" calcext:value-type="float">
            <text:p>0.516054</text:p>
          </table:table-cell>
          <table:table-cell office:value-type="float" office:value="0.510316" calcext:value-type="float">
            <text:p>0.510316</text:p>
          </table:table-cell>
          <table:table-cell office:value-type="float" office:value="0.510194" calcext:value-type="float">
            <text:p>0.51019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6054" calcext:value-type="float">
            <text:p>0.516054</text:p>
          </table:table-cell>
          <table:table-cell office:value-type="float" office:value="0.51288" calcext:value-type="float">
            <text:p>0.51288</text:p>
          </table:table-cell>
          <table:table-cell office:value-type="float" office:value="0.510805" calcext:value-type="float">
            <text:p>0.51080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21914" calcext:value-type="float">
            <text:p>0.521914</text:p>
          </table:table-cell>
          <table:table-cell office:value-type="float" office:value="0.514833" calcext:value-type="float">
            <text:p>0.514833</text:p>
          </table:table-cell>
          <table:table-cell office:value-type="float" office:value="0.51349" calcext:value-type="float">
            <text:p>0.5134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20938" calcext:value-type="float">
            <text:p>0.520938</text:p>
          </table:table-cell>
          <table:table-cell office:value-type="float" office:value="0.517275" calcext:value-type="float">
            <text:p>0.517275</text:p>
          </table:table-cell>
          <table:table-cell office:value-type="float" office:value="0.515688" calcext:value-type="float">
            <text:p>0.51568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9228" calcext:value-type="float">
            <text:p>0.519228</text:p>
          </table:table-cell>
          <table:table-cell office:value-type="float" office:value="0.521548" calcext:value-type="float">
            <text:p>0.521548</text:p>
          </table:table-cell>
          <table:table-cell office:value-type="float" office:value="0.515078" calcext:value-type="float">
            <text:p>0.51507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9839" calcext:value-type="float">
            <text:p>0.519839</text:p>
          </table:table-cell>
          <table:table-cell office:value-type="float" office:value="0.524478" calcext:value-type="float">
            <text:p>0.524478</text:p>
          </table:table-cell>
          <table:table-cell office:value-type="float" office:value="0.513368" calcext:value-type="float">
            <text:p>0.51336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20205" calcext:value-type="float">
            <text:p>0.520205</text:p>
          </table:table-cell>
          <table:table-cell office:value-type="float" office:value="0.522891" calcext:value-type="float">
            <text:p>0.522891</text:p>
          </table:table-cell>
          <table:table-cell office:value-type="float" office:value="0.514589" calcext:value-type="float">
            <text:p>0.51458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9228" calcext:value-type="float">
            <text:p>0.519228</text:p>
          </table:table-cell>
          <table:table-cell office:value-type="float" office:value="0.518374" calcext:value-type="float">
            <text:p>0.518374</text:p>
          </table:table-cell>
          <table:table-cell office:value-type="float" office:value="0.519595" calcext:value-type="float">
            <text:p>0.51959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6909" calcext:value-type="float">
            <text:p>0.516909</text:p>
          </table:table-cell>
          <table:table-cell office:value-type="float" office:value="0.5152" calcext:value-type="float">
            <text:p>0.5152</text:p>
          </table:table-cell>
          <table:table-cell office:value-type="float" office:value="0.520571" calcext:value-type="float">
            <text:p>0.52057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7397" calcext:value-type="float">
            <text:p>0.517397</text:p>
          </table:table-cell>
          <table:table-cell office:value-type="float" office:value="0.514101" calcext:value-type="float">
            <text:p>0.514101</text:p>
          </table:table-cell>
          <table:table-cell office:value-type="float" office:value="0.520571" calcext:value-type="float">
            <text:p>0.52057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6909" calcext:value-type="float">
            <text:p>0.516909</text:p>
          </table:table-cell>
          <table:table-cell office:value-type="float" office:value="0.511659" calcext:value-type="float">
            <text:p>0.511659</text:p>
          </table:table-cell>
          <table:table-cell office:value-type="float" office:value="0.521792" calcext:value-type="float">
            <text:p>0.52179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288" calcext:value-type="float">
            <text:p>0.51288</text:p>
          </table:table-cell>
          <table:table-cell office:value-type="float" office:value="0.507752" calcext:value-type="float">
            <text:p>0.507752</text:p>
          </table:table-cell>
          <table:table-cell office:value-type="float" office:value="0.524478" calcext:value-type="float">
            <text:p>0.52447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1659" calcext:value-type="float">
            <text:p>0.511659</text:p>
          </table:table-cell>
          <table:table-cell office:value-type="float" office:value="0.505067" calcext:value-type="float">
            <text:p>0.505067</text:p>
          </table:table-cell>
          <table:table-cell office:value-type="float" office:value="0.524844" calcext:value-type="float">
            <text:p>0.52484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9584" calcext:value-type="float">
            <text:p>0.509584</text:p>
          </table:table-cell>
          <table:table-cell office:value-type="float" office:value="0.500916" calcext:value-type="float">
            <text:p>0.500916</text:p>
          </table:table-cell>
          <table:table-cell office:value-type="float" office:value="0.527896" calcext:value-type="float">
            <text:p>0.52789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8241" calcext:value-type="float">
            <text:p>0.508241</text:p>
          </table:table-cell>
          <table:table-cell office:value-type="float" office:value="0.49823" calcext:value-type="float">
            <text:p>0.49823</text:p>
          </table:table-cell>
          <table:table-cell office:value-type="float" office:value="0.530338" calcext:value-type="float">
            <text:p>0.53033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6165" calcext:value-type="float">
            <text:p>0.506165</text:p>
          </table:table-cell>
          <table:table-cell office:value-type="float" office:value="0.496276" calcext:value-type="float">
            <text:p>0.496276</text:p>
          </table:table-cell>
          <table:table-cell office:value-type="float" office:value="0.531681" calcext:value-type="float">
            <text:p>0.53168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4578" calcext:value-type="float">
            <text:p>0.504578</text:p>
          </table:table-cell>
          <table:table-cell office:value-type="float" office:value="0.495056" calcext:value-type="float">
            <text:p>0.495056</text:p>
          </table:table-cell>
          <table:table-cell office:value-type="float" office:value="0.53339" calcext:value-type="float">
            <text:p>0.5333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5311" calcext:value-type="float">
            <text:p>0.505311</text:p>
          </table:table-cell>
          <table:table-cell office:value-type="float" office:value="0.496032" calcext:value-type="float">
            <text:p>0.496032</text:p>
          </table:table-cell>
          <table:table-cell office:value-type="float" office:value="0.534001" calcext:value-type="float">
            <text:p>0.53400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6043" calcext:value-type="float">
            <text:p>0.506043</text:p>
          </table:table-cell>
          <table:table-cell office:value-type="float" office:value="0.497619" calcext:value-type="float">
            <text:p>0.497619</text:p>
          </table:table-cell>
          <table:table-cell office:value-type="float" office:value="0.53278" calcext:value-type="float">
            <text:p>0.5327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7508" calcext:value-type="float">
            <text:p>0.507508</text:p>
          </table:table-cell>
          <table:table-cell office:value-type="float" office:value="0.499939" calcext:value-type="float">
            <text:p>0.499939</text:p>
          </table:table-cell>
          <table:table-cell office:value-type="float" office:value="0.531559" calcext:value-type="float">
            <text:p>0.53155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7386" calcext:value-type="float">
            <text:p>0.507386</text:p>
          </table:table-cell>
          <table:table-cell office:value-type="float" office:value="0.50177" calcext:value-type="float">
            <text:p>0.50177</text:p>
          </table:table-cell>
          <table:table-cell office:value-type="float" office:value="0.529606" calcext:value-type="float">
            <text:p>0.52960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8729" calcext:value-type="float">
            <text:p>0.508729</text:p>
          </table:table-cell>
          <table:table-cell office:value-type="float" office:value="0.503479" calcext:value-type="float">
            <text:p>0.503479</text:p>
          </table:table-cell>
          <table:table-cell office:value-type="float" office:value="0.528507" calcext:value-type="float">
            <text:p>0.52850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9706" calcext:value-type="float">
            <text:p>0.509706</text:p>
          </table:table-cell>
          <table:table-cell office:value-type="float" office:value="0.503968" calcext:value-type="float">
            <text:p>0.503968</text:p>
          </table:table-cell>
          <table:table-cell office:value-type="float" office:value="0.528995" calcext:value-type="float">
            <text:p>0.52899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9462" calcext:value-type="float">
            <text:p>0.509462</text:p>
          </table:table-cell>
          <table:table-cell office:value-type="float" office:value="0.504822" calcext:value-type="float">
            <text:p>0.504822</text:p>
          </table:table-cell>
          <table:table-cell office:value-type="float" office:value="0.529117" calcext:value-type="float">
            <text:p>0.52911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09462" calcext:value-type="float">
            <text:p>0.509462</text:p>
          </table:table-cell>
          <table:table-cell office:value-type="float" office:value="0.506532" calcext:value-type="float">
            <text:p>0.506532</text:p>
          </table:table-cell>
          <table:table-cell office:value-type="float" office:value="0.527896" calcext:value-type="float">
            <text:p>0.52789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0927" calcext:value-type="float">
            <text:p>0.510927</text:p>
          </table:table-cell>
          <table:table-cell office:value-type="float" office:value="0.508485" calcext:value-type="float">
            <text:p>0.508485</text:p>
          </table:table-cell>
          <table:table-cell office:value-type="float" office:value="0.525333" calcext:value-type="float">
            <text:p>0.52533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2514" calcext:value-type="float">
            <text:p>0.512514</text:p>
          </table:table-cell>
          <table:table-cell office:value-type="float" office:value="0.510682" calcext:value-type="float">
            <text:p>0.510682</text:p>
          </table:table-cell>
          <table:table-cell office:value-type="float" office:value="0.524112" calcext:value-type="float">
            <text:p>0.52411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4833" calcext:value-type="float">
            <text:p>0.514833</text:p>
          </table:table-cell>
          <table:table-cell office:value-type="float" office:value="0.512392" calcext:value-type="float">
            <text:p>0.512392</text:p>
          </table:table-cell>
          <table:table-cell office:value-type="float" office:value="0.521792" calcext:value-type="float">
            <text:p>0.52179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6176" calcext:value-type="float">
            <text:p>0.516176</text:p>
          </table:table-cell>
          <table:table-cell office:value-type="float" office:value="0.5152" calcext:value-type="float">
            <text:p>0.5152</text:p>
          </table:table-cell>
          <table:table-cell office:value-type="float" office:value="0.519595" calcext:value-type="float">
            <text:p>0.51959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8496" calcext:value-type="float">
            <text:p>0.518496</text:p>
          </table:table-cell>
          <table:table-cell office:value-type="float" office:value="0.520816" calcext:value-type="float">
            <text:p>0.520816</text:p>
          </table:table-cell>
          <table:table-cell office:value-type="float" office:value="0.514467" calcext:value-type="float">
            <text:p>0.51446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9717" calcext:value-type="float">
            <text:p>0.519717</text:p>
          </table:table-cell>
          <table:table-cell office:value-type="float" office:value="0.522769" calcext:value-type="float">
            <text:p>0.522769</text:p>
          </table:table-cell>
          <table:table-cell office:value-type="float" office:value="0.512392" calcext:value-type="float">
            <text:p>0.51239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9595" calcext:value-type="float">
            <text:p>0.519595</text:p>
          </table:table-cell>
          <table:table-cell office:value-type="float" office:value="0.522769" calcext:value-type="float">
            <text:p>0.522769</text:p>
          </table:table-cell>
          <table:table-cell office:value-type="float" office:value="0.512147" calcext:value-type="float">
            <text:p>0.51214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518252" calcext:value-type="float">
            <text:p>0.518252</text:p>
          </table:table-cell>
          <table:table-cell office:value-type="float" office:value="0.524356" calcext:value-type="float">
            <text:p>0.524356</text:p>
          </table:table-cell>
          <table:table-cell office:value-type="float" office:value="0.508851" calcext:value-type="float">
            <text:p>0.50885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</table:table>
      <table:table table:name="Blad7" table:style-name="ta1">
        <table:shapes>
          <draw:frame draw:z-index="0" draw:style-name="gr1" draw:text-style-name="P1" svg:width="15.999cm" svg:height="8.999cm" svg:x="8.159cm" svg:y="3.643cm">
            <draw:object draw:notify-on-update-of-ranges="Blad7.A1:Blad7.A65 Blad7.B1:Blad7.B65 Blad7.C1:Blad7.C6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.510316" calcext:value-type="float">
            <text:p>0.510316</text:p>
          </table:table-cell>
          <table:table-cell office:value-type="float" office:value="0.509217" calcext:value-type="float">
            <text:p>0.509217</text:p>
          </table:table-cell>
          <table:table-cell office:value-type="float" office:value="0.51813" calcext:value-type="float">
            <text:p>0.518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nfinity</text:p>
          </table:table-cell>
        </table:table-row>
        <table:table-row table:style-name="ro1">
          <table:table-cell office:value-type="float" office:value="0.510682" calcext:value-type="float">
            <text:p>0.510682</text:p>
          </table:table-cell>
          <table:table-cell office:value-type="float" office:value="0.507997" calcext:value-type="float">
            <text:p>0.507997</text:p>
          </table:table-cell>
          <table:table-cell office:value-type="float" office:value="0.516665" calcext:value-type="float">
            <text:p>0.51666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995" calcext:value-type="float">
            <text:p>0.50995</text:p>
          </table:table-cell>
          <table:table-cell office:value-type="float" office:value="0.505921" calcext:value-type="float">
            <text:p>0.505921</text:p>
          </table:table-cell>
          <table:table-cell office:value-type="float" office:value="0.515688" calcext:value-type="float">
            <text:p>0.51568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995" calcext:value-type="float">
            <text:p>0.50995</text:p>
          </table:table-cell>
          <table:table-cell office:value-type="float" office:value="0.503113" calcext:value-type="float">
            <text:p>0.503113</text:p>
          </table:table-cell>
          <table:table-cell office:value-type="float" office:value="0.514467" calcext:value-type="float">
            <text:p>0.51446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1049" calcext:value-type="float">
            <text:p>0.511049</text:p>
          </table:table-cell>
          <table:table-cell office:value-type="float" office:value="0.500427" calcext:value-type="float">
            <text:p>0.500427</text:p>
          </table:table-cell>
          <table:table-cell office:value-type="float" office:value="0.513857" calcext:value-type="float">
            <text:p>0.51385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1293" calcext:value-type="float">
            <text:p>0.511293</text:p>
          </table:table-cell>
          <table:table-cell office:value-type="float" office:value="0.498962" calcext:value-type="float">
            <text:p>0.498962</text:p>
          </table:table-cell>
          <table:table-cell office:value-type="float" office:value="0.513246" calcext:value-type="float">
            <text:p>0.51324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1293" calcext:value-type="float">
            <text:p>0.511293</text:p>
          </table:table-cell>
          <table:table-cell office:value-type="float" office:value="0.498108" calcext:value-type="float">
            <text:p>0.498108</text:p>
          </table:table-cell>
          <table:table-cell office:value-type="float" office:value="0.51288" calcext:value-type="float">
            <text:p>0.5128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0927" calcext:value-type="float">
            <text:p>0.510927</text:p>
          </table:table-cell>
          <table:table-cell office:value-type="float" office:value="0.497864" calcext:value-type="float">
            <text:p>0.497864</text:p>
          </table:table-cell>
          <table:table-cell office:value-type="float" office:value="0.513124" calcext:value-type="float">
            <text:p>0.51312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1415" calcext:value-type="float">
            <text:p>0.511415</text:p>
          </table:table-cell>
          <table:table-cell office:value-type="float" office:value="0.498718" calcext:value-type="float">
            <text:p>0.498718</text:p>
          </table:table-cell>
          <table:table-cell office:value-type="float" office:value="0.51349" calcext:value-type="float">
            <text:p>0.5134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1415" calcext:value-type="float">
            <text:p>0.511415</text:p>
          </table:table-cell>
          <table:table-cell office:value-type="float" office:value="0.498962" calcext:value-type="float">
            <text:p>0.498962</text:p>
          </table:table-cell>
          <table:table-cell office:value-type="float" office:value="0.5152" calcext:value-type="float">
            <text:p>0.515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0927" calcext:value-type="float">
            <text:p>0.510927</text:p>
          </table:table-cell>
          <table:table-cell office:value-type="float" office:value="0.49823" calcext:value-type="float">
            <text:p>0.49823</text:p>
          </table:table-cell>
          <table:table-cell office:value-type="float" office:value="0.517519" calcext:value-type="float">
            <text:p>0.51751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1049" calcext:value-type="float">
            <text:p>0.511049</text:p>
          </table:table-cell>
          <table:table-cell office:value-type="float" office:value="0.497619" calcext:value-type="float">
            <text:p>0.497619</text:p>
          </table:table-cell>
          <table:table-cell office:value-type="float" office:value="0.520693" calcext:value-type="float">
            <text:p>0.52069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9828" calcext:value-type="float">
            <text:p>0.509828</text:p>
          </table:table-cell>
          <table:table-cell office:value-type="float" office:value="0.499573" calcext:value-type="float">
            <text:p>0.499573</text:p>
          </table:table-cell>
          <table:table-cell office:value-type="float" office:value="0.523257" calcext:value-type="float">
            <text:p>0.52325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8851" calcext:value-type="float">
            <text:p>0.508851</text:p>
          </table:table-cell>
          <table:table-cell office:value-type="float" office:value="0.502014" calcext:value-type="float">
            <text:p>0.502014</text:p>
          </table:table-cell>
          <table:table-cell office:value-type="float" office:value="0.524844" calcext:value-type="float">
            <text:p>0.52484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7508" calcext:value-type="float">
            <text:p>0.507508</text:p>
          </table:table-cell>
          <table:table-cell office:value-type="float" office:value="0.504822" calcext:value-type="float">
            <text:p>0.504822</text:p>
          </table:table-cell>
          <table:table-cell office:value-type="float" office:value="0.526309" calcext:value-type="float">
            <text:p>0.52630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6654" calcext:value-type="float">
            <text:p>0.506654</text:p>
          </table:table-cell>
          <table:table-cell office:value-type="float" office:value="0.506165" calcext:value-type="float">
            <text:p>0.506165</text:p>
          </table:table-cell>
          <table:table-cell office:value-type="float" office:value="0.528263" calcext:value-type="float">
            <text:p>0.52826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5799" calcext:value-type="float">
            <text:p>0.505799</text:p>
          </table:table-cell>
          <table:table-cell office:value-type="float" office:value="0.507508" calcext:value-type="float">
            <text:p>0.507508</text:p>
          </table:table-cell>
          <table:table-cell office:value-type="float" office:value="0.530582" calcext:value-type="float">
            <text:p>0.53058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5555" calcext:value-type="float">
            <text:p>0.505555</text:p>
          </table:table-cell>
          <table:table-cell office:value-type="float" office:value="0.51056" calcext:value-type="float">
            <text:p>0.51056</text:p>
          </table:table-cell>
          <table:table-cell office:value-type="float" office:value="0.531071" calcext:value-type="float">
            <text:p>0.53107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5189" calcext:value-type="float">
            <text:p>0.505189</text:p>
          </table:table-cell>
          <table:table-cell office:value-type="float" office:value="0.512514" calcext:value-type="float">
            <text:p>0.512514</text:p>
          </table:table-cell>
          <table:table-cell office:value-type="float" office:value="0.532536" calcext:value-type="float">
            <text:p>0.53253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3479" calcext:value-type="float">
            <text:p>0.503479</text:p>
          </table:table-cell>
          <table:table-cell office:value-type="float" office:value="0.513857" calcext:value-type="float">
            <text:p>0.513857</text:p>
          </table:table-cell>
          <table:table-cell office:value-type="float" office:value="0.534611" calcext:value-type="float">
            <text:p>0.53461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4456" calcext:value-type="float">
            <text:p>0.504456</text:p>
          </table:table-cell>
          <table:table-cell office:value-type="float" office:value="0.515322" calcext:value-type="float">
            <text:p>0.515322</text:p>
          </table:table-cell>
          <table:table-cell office:value-type="float" office:value="0.536198" calcext:value-type="float">
            <text:p>0.53619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4578" calcext:value-type="float">
            <text:p>0.504578</text:p>
          </table:table-cell>
          <table:table-cell office:value-type="float" office:value="0.51813" calcext:value-type="float">
            <text:p>0.51813</text:p>
          </table:table-cell>
          <table:table-cell office:value-type="float" office:value="0.535954" calcext:value-type="float">
            <text:p>0.53595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4822" calcext:value-type="float">
            <text:p>0.504822</text:p>
          </table:table-cell>
          <table:table-cell office:value-type="float" office:value="0.52106" calcext:value-type="float">
            <text:p>0.52106</text:p>
          </table:table-cell>
          <table:table-cell office:value-type="float" office:value="0.536442" calcext:value-type="float">
            <text:p>0.53644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3113" calcext:value-type="float">
            <text:p>0.503113</text:p>
          </table:table-cell>
          <table:table-cell office:value-type="float" office:value="0.522036" calcext:value-type="float">
            <text:p>0.522036</text:p>
          </table:table-cell>
          <table:table-cell office:value-type="float" office:value="0.536809" calcext:value-type="float">
            <text:p>0.53680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5311" calcext:value-type="float">
            <text:p>0.505311</text:p>
          </table:table-cell>
          <table:table-cell office:value-type="float" office:value="0.52167" calcext:value-type="float">
            <text:p>0.52167</text:p>
          </table:table-cell>
          <table:table-cell office:value-type="float" office:value="0.536198" calcext:value-type="float">
            <text:p>0.53619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5311" calcext:value-type="float">
            <text:p>0.505311</text:p>
          </table:table-cell>
          <table:table-cell office:value-type="float" office:value="0.522769" calcext:value-type="float">
            <text:p>0.522769</text:p>
          </table:table-cell>
          <table:table-cell office:value-type="float" office:value="0.536198" calcext:value-type="float">
            <text:p>0.53619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4944" calcext:value-type="float">
            <text:p>0.504944</text:p>
          </table:table-cell>
          <table:table-cell office:value-type="float" office:value="0.523501" calcext:value-type="float">
            <text:p>0.523501</text:p>
          </table:table-cell>
          <table:table-cell office:value-type="float" office:value="0.534855" calcext:value-type="float">
            <text:p>0.53485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6532" calcext:value-type="float">
            <text:p>0.506532</text:p>
          </table:table-cell>
          <table:table-cell office:value-type="float" office:value="0.52399" calcext:value-type="float">
            <text:p>0.52399</text:p>
          </table:table-cell>
          <table:table-cell office:value-type="float" office:value="0.531559" calcext:value-type="float">
            <text:p>0.53155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7264" calcext:value-type="float">
            <text:p>0.507264</text:p>
          </table:table-cell>
          <table:table-cell office:value-type="float" office:value="0.522403" calcext:value-type="float">
            <text:p>0.522403</text:p>
          </table:table-cell>
          <table:table-cell office:value-type="float" office:value="0.530094" calcext:value-type="float">
            <text:p>0.53009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7752" calcext:value-type="float">
            <text:p>0.507752</text:p>
          </table:table-cell>
          <table:table-cell office:value-type="float" office:value="0.519839" calcext:value-type="float">
            <text:p>0.519839</text:p>
          </table:table-cell>
          <table:table-cell office:value-type="float" office:value="0.528385" calcext:value-type="float">
            <text:p>0.52838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9217" calcext:value-type="float">
            <text:p>0.509217</text:p>
          </table:table-cell>
          <table:table-cell office:value-type="float" office:value="0.517519" calcext:value-type="float">
            <text:p>0.517519</text:p>
          </table:table-cell>
          <table:table-cell office:value-type="float" office:value="0.527042" calcext:value-type="float">
            <text:p>0.52704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9462" calcext:value-type="float">
            <text:p>0.509462</text:p>
          </table:table-cell>
          <table:table-cell office:value-type="float" office:value="0.515322" calcext:value-type="float">
            <text:p>0.515322</text:p>
          </table:table-cell>
          <table:table-cell office:value-type="float" office:value="0.525699" calcext:value-type="float">
            <text:p>0.52569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9706" calcext:value-type="float">
            <text:p>0.509706</text:p>
          </table:table-cell>
          <table:table-cell office:value-type="float" office:value="0.514345" calcext:value-type="float">
            <text:p>0.514345</text:p>
          </table:table-cell>
          <table:table-cell office:value-type="float" office:value="0.523379" calcext:value-type="float">
            <text:p>0.52337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056" calcext:value-type="float">
            <text:p>0.51056</text:p>
          </table:table-cell>
          <table:table-cell office:value-type="float" office:value="0.513246" calcext:value-type="float">
            <text:p>0.513246</text:p>
          </table:table-cell>
          <table:table-cell office:value-type="float" office:value="0.521182" calcext:value-type="float">
            <text:p>0.52118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1415" calcext:value-type="float">
            <text:p>0.511415</text:p>
          </table:table-cell>
          <table:table-cell office:value-type="float" office:value="0.510316" calcext:value-type="float">
            <text:p>0.510316</text:p>
          </table:table-cell>
          <table:table-cell office:value-type="float" office:value="0.519106" calcext:value-type="float">
            <text:p>0.51910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227" calcext:value-type="float">
            <text:p>0.51227</text:p>
          </table:table-cell>
          <table:table-cell office:value-type="float" office:value="0.508729" calcext:value-type="float">
            <text:p>0.508729</text:p>
          </table:table-cell>
          <table:table-cell office:value-type="float" office:value="0.51642" calcext:value-type="float">
            <text:p>0.5164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227" calcext:value-type="float">
            <text:p>0.51227</text:p>
          </table:table-cell>
          <table:table-cell office:value-type="float" office:value="0.507752" calcext:value-type="float">
            <text:p>0.507752</text:p>
          </table:table-cell>
          <table:table-cell office:value-type="float" office:value="0.514467" calcext:value-type="float">
            <text:p>0.51446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3124" calcext:value-type="float">
            <text:p>0.513124</text:p>
          </table:table-cell>
          <table:table-cell office:value-type="float" office:value="0.506043" calcext:value-type="float">
            <text:p>0.506043</text:p>
          </table:table-cell>
          <table:table-cell office:value-type="float" office:value="0.512758" calcext:value-type="float">
            <text:p>0.51275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4101" calcext:value-type="float">
            <text:p>0.514101</text:p>
          </table:table-cell>
          <table:table-cell office:value-type="float" office:value="0.503968" calcext:value-type="float">
            <text:p>0.503968</text:p>
          </table:table-cell>
          <table:table-cell office:value-type="float" office:value="0.512025" calcext:value-type="float">
            <text:p>0.51202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4589" calcext:value-type="float">
            <text:p>0.514589</text:p>
          </table:table-cell>
          <table:table-cell office:value-type="float" office:value="0.502747" calcext:value-type="float">
            <text:p>0.502747</text:p>
          </table:table-cell>
          <table:table-cell office:value-type="float" office:value="0.511049" calcext:value-type="float">
            <text:p>0.51104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4833" calcext:value-type="float">
            <text:p>0.514833</text:p>
          </table:table-cell>
          <table:table-cell office:value-type="float" office:value="0.503724" calcext:value-type="float">
            <text:p>0.503724</text:p>
          </table:table-cell>
          <table:table-cell office:value-type="float" office:value="0.510072" calcext:value-type="float">
            <text:p>0.51007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5688" calcext:value-type="float">
            <text:p>0.515688</text:p>
          </table:table-cell>
          <table:table-cell office:value-type="float" office:value="0.504578" calcext:value-type="float">
            <text:p>0.504578</text:p>
          </table:table-cell>
          <table:table-cell office:value-type="float" office:value="0.50995" calcext:value-type="float">
            <text:p>0.5099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7397" calcext:value-type="float">
            <text:p>0.517397</text:p>
          </table:table-cell>
          <table:table-cell office:value-type="float" office:value="0.505921" calcext:value-type="float">
            <text:p>0.505921</text:p>
          </table:table-cell>
          <table:table-cell office:value-type="float" office:value="0.510316" calcext:value-type="float">
            <text:p>0.5103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7763" calcext:value-type="float">
            <text:p>0.517763</text:p>
          </table:table-cell>
          <table:table-cell office:value-type="float" office:value="0.50763" calcext:value-type="float">
            <text:p>0.50763</text:p>
          </table:table-cell>
          <table:table-cell office:value-type="float" office:value="0.510927" calcext:value-type="float">
            <text:p>0.51092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813" calcext:value-type="float">
            <text:p>0.51813</text:p>
          </table:table-cell>
          <table:table-cell office:value-type="float" office:value="0.507997" calcext:value-type="float">
            <text:p>0.507997</text:p>
          </table:table-cell>
          <table:table-cell office:value-type="float" office:value="0.512025" calcext:value-type="float">
            <text:p>0.51202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7641" calcext:value-type="float">
            <text:p>0.517641</text:p>
          </table:table-cell>
          <table:table-cell office:value-type="float" office:value="0.509584" calcext:value-type="float">
            <text:p>0.509584</text:p>
          </table:table-cell>
          <table:table-cell office:value-type="float" office:value="0.513735" calcext:value-type="float">
            <text:p>0.51373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7397" calcext:value-type="float">
            <text:p>0.517397</text:p>
          </table:table-cell>
          <table:table-cell office:value-type="float" office:value="0.512025" calcext:value-type="float">
            <text:p>0.512025</text:p>
          </table:table-cell>
          <table:table-cell office:value-type="float" office:value="0.514101" calcext:value-type="float">
            <text:p>0.51410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6665" calcext:value-type="float">
            <text:p>0.516665</text:p>
          </table:table-cell>
          <table:table-cell table:number-columns-repeated="2" office:value-type="float" office:value="0.514833" calcext:value-type="float">
            <text:p>0.51483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5932" calcext:value-type="float">
            <text:p>0.515932</text:p>
          </table:table-cell>
          <table:table-cell office:value-type="float" office:value="0.516298" calcext:value-type="float">
            <text:p>0.516298</text:p>
          </table:table-cell>
          <table:table-cell office:value-type="float" office:value="0.515444" calcext:value-type="float">
            <text:p>0.51544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5932" calcext:value-type="float">
            <text:p>0.515932</text:p>
          </table:table-cell>
          <table:table-cell office:value-type="float" office:value="0.520571" calcext:value-type="float">
            <text:p>0.520571</text:p>
          </table:table-cell>
          <table:table-cell office:value-type="float" office:value="0.515688" calcext:value-type="float">
            <text:p>0.51568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5078" calcext:value-type="float">
            <text:p>0.515078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516787" calcext:value-type="float">
            <text:p>0.51678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3857" calcext:value-type="float">
            <text:p>0.513857</text:p>
          </table:table-cell>
          <table:table-cell office:value-type="float" office:value="0.52753" calcext:value-type="float">
            <text:p>0.52753</text:p>
          </table:table-cell>
          <table:table-cell office:value-type="float" office:value="0.518374" calcext:value-type="float">
            <text:p>0.51837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3979" calcext:value-type="float">
            <text:p>0.513979</text:p>
          </table:table-cell>
          <table:table-cell office:value-type="float" office:value="0.530338" calcext:value-type="float">
            <text:p>0.530338</text:p>
          </table:table-cell>
          <table:table-cell office:value-type="float" office:value="0.519717" calcext:value-type="float">
            <text:p>0.5197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3857" calcext:value-type="float">
            <text:p>0.513857</text:p>
          </table:table-cell>
          <table:table-cell office:value-type="float" office:value="0.530949" calcext:value-type="float">
            <text:p>0.530949</text:p>
          </table:table-cell>
          <table:table-cell office:value-type="float" office:value="0.522403" calcext:value-type="float">
            <text:p>0.52240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3002" calcext:value-type="float">
            <text:p>0.513002</text:p>
          </table:table-cell>
          <table:table-cell office:value-type="float" office:value="0.531193" calcext:value-type="float">
            <text:p>0.531193</text:p>
          </table:table-cell>
          <table:table-cell office:value-type="float" office:value="0.524234" calcext:value-type="float">
            <text:p>0.52423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2025" calcext:value-type="float">
            <text:p>0.512025</text:p>
          </table:table-cell>
          <table:table-cell office:value-type="float" office:value="0.531559" calcext:value-type="float">
            <text:p>0.531559</text:p>
          </table:table-cell>
          <table:table-cell office:value-type="float" office:value="0.525821" calcext:value-type="float">
            <text:p>0.52582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1537" calcext:value-type="float">
            <text:p>0.511537</text:p>
          </table:table-cell>
          <table:table-cell office:value-type="float" office:value="0.531559" calcext:value-type="float">
            <text:p>0.531559</text:p>
          </table:table-cell>
          <table:table-cell office:value-type="float" office:value="0.528141" calcext:value-type="float">
            <text:p>0.52814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1415" calcext:value-type="float">
            <text:p>0.511415</text:p>
          </table:table-cell>
          <table:table-cell office:value-type="float" office:value="0.531315" calcext:value-type="float">
            <text:p>0.531315</text:p>
          </table:table-cell>
          <table:table-cell office:value-type="float" office:value="0.530216" calcext:value-type="float">
            <text:p>0.5302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1049" calcext:value-type="float">
            <text:p>0.511049</text:p>
          </table:table-cell>
          <table:table-cell office:value-type="float" office:value="0.531681" calcext:value-type="float">
            <text:p>0.531681</text:p>
          </table:table-cell>
          <table:table-cell office:value-type="float" office:value="0.530827" calcext:value-type="float">
            <text:p>0.53082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0316" calcext:value-type="float">
            <text:p>0.510316</text:p>
          </table:table-cell>
          <table:table-cell office:value-type="float" office:value="0.530582" calcext:value-type="float">
            <text:p>0.530582</text:p>
          </table:table-cell>
          <table:table-cell office:value-type="float" office:value="0.532658" calcext:value-type="float">
            <text:p>0.53265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9462" calcext:value-type="float">
            <text:p>0.509462</text:p>
          </table:table-cell>
          <table:table-cell office:value-type="float" office:value="0.529361" calcext:value-type="float">
            <text:p>0.529361</text:p>
          </table:table-cell>
          <table:table-cell office:value-type="float" office:value="0.531803" calcext:value-type="float">
            <text:p>0.53180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995" calcext:value-type="float">
            <text:p>0.50995</text:p>
          </table:table-cell>
          <table:table-cell office:value-type="float" office:value="0.526798" calcext:value-type="float">
            <text:p>0.526798</text:p>
          </table:table-cell>
          <table:table-cell office:value-type="float" office:value="0.530216" calcext:value-type="float">
            <text:p>0.5302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10438" calcext:value-type="float">
            <text:p>0.510438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529239" calcext:value-type="float">
            <text:p>0.52923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9828" calcext:value-type="float">
            <text:p>0.509828</text:p>
          </table:table-cell>
          <table:table-cell office:value-type="float" office:value="0.522891" calcext:value-type="float">
            <text:p>0.522891</text:p>
          </table:table-cell>
          <table:table-cell office:value-type="float" office:value="0.527408" calcext:value-type="float">
            <text:p>0.52740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0.509217" calcext:value-type="float">
            <text:p>0.509217</text:p>
          </table:table-cell>
          <table:table-cell office:value-type="float" office:value="0.521304" calcext:value-type="float">
            <text:p>0.521304</text:p>
          </table:table-cell>
          <table:table-cell office:value-type="float" office:value="0.524722" calcext:value-type="float">
            <text:p>0.52472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</table:table>
      <table:table table:name="Blad8" table:style-name="ta1">
        <table:shapes>
          <draw:frame draw:z-index="0" draw:style-name="gr1" draw:text-style-name="P1" svg:width="15.999cm" svg:height="8.999cm" svg:x="6.769cm" svg:y="3.331cm">
            <draw:object draw:notify-on-update-of-ranges="Blad8.A1:Blad8.A64 Blad8.B1:Blad8.B64 Blad8.C1:Blad8.C64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.497741" calcext:value-type="float">
            <text:p>0.497741</text:p>
          </table:table-cell>
          <table:table-cell office:value-type="float" office:value="0.491881" calcext:value-type="float">
            <text:p>0.491881</text:p>
          </table:table-cell>
          <table:table-cell office:value-type="float" office:value="0.527408" calcext:value-type="float">
            <text:p>0.52740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eftU</text:p>
          </table:table-cell>
        </table:table-row>
        <table:table-row table:style-name="ro1">
          <table:table-cell office:value-type="float" office:value="0.499939" calcext:value-type="float">
            <text:p>0.499939</text:p>
          </table:table-cell>
          <table:table-cell office:value-type="float" office:value="0.492736" calcext:value-type="float">
            <text:p>0.492736</text:p>
          </table:table-cell>
          <table:table-cell office:value-type="float" office:value="0.525455" calcext:value-type="float">
            <text:p>0.52545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1648" calcext:value-type="float">
            <text:p>0.501648</text:p>
          </table:table-cell>
          <table:table-cell office:value-type="float" office:value="0.493835" calcext:value-type="float">
            <text:p>0.493835</text:p>
          </table:table-cell>
          <table:table-cell office:value-type="float" office:value="0.524356" calcext:value-type="float">
            <text:p>0.52435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3601" calcext:value-type="float">
            <text:p>0.503601</text:p>
          </table:table-cell>
          <table:table-cell office:value-type="float" office:value="0.495178" calcext:value-type="float">
            <text:p>0.495178</text:p>
          </table:table-cell>
          <table:table-cell office:value-type="float" office:value="0.523746" calcext:value-type="float">
            <text:p>0.52374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5677" calcext:value-type="float">
            <text:p>0.505677</text:p>
          </table:table-cell>
          <table:table-cell office:value-type="float" office:value="0.496032" calcext:value-type="float">
            <text:p>0.496032</text:p>
          </table:table-cell>
          <table:table-cell office:value-type="float" office:value="0.523501" calcext:value-type="float">
            <text:p>0.52350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7752" calcext:value-type="float">
            <text:p>0.507752</text:p>
          </table:table-cell>
          <table:table-cell office:value-type="float" office:value="0.497619" calcext:value-type="float">
            <text:p>0.497619</text:p>
          </table:table-cell>
          <table:table-cell office:value-type="float" office:value="0.522403" calcext:value-type="float">
            <text:p>0.52240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9217" calcext:value-type="float">
            <text:p>0.509217</text:p>
          </table:table-cell>
          <table:table-cell office:value-type="float" office:value="0.499939" calcext:value-type="float">
            <text:p>0.499939</text:p>
          </table:table-cell>
          <table:table-cell office:value-type="float" office:value="0.52167" calcext:value-type="float">
            <text:p>0.5216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11415" calcext:value-type="float">
            <text:p>0.511415</text:p>
          </table:table-cell>
          <table:table-cell office:value-type="float" office:value="0.50177" calcext:value-type="float">
            <text:p>0.50177</text:p>
          </table:table-cell>
          <table:table-cell office:value-type="float" office:value="0.520205" calcext:value-type="float">
            <text:p>0.52020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13246" calcext:value-type="float">
            <text:p>0.513246</text:p>
          </table:table-cell>
          <table:table-cell office:value-type="float" office:value="0.502869" calcext:value-type="float">
            <text:p>0.502869</text:p>
          </table:table-cell>
          <table:table-cell office:value-type="float" office:value="0.519595" calcext:value-type="float">
            <text:p>0.51959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14467" calcext:value-type="float">
            <text:p>0.514467</text:p>
          </table:table-cell>
          <table:table-cell office:value-type="float" office:value="0.504578" calcext:value-type="float">
            <text:p>0.504578</text:p>
          </table:table-cell>
          <table:table-cell office:value-type="float" office:value="0.519595" calcext:value-type="float">
            <text:p>0.51959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15932" calcext:value-type="float">
            <text:p>0.515932</text:p>
          </table:table-cell>
          <table:table-cell office:value-type="float" office:value="0.50763" calcext:value-type="float">
            <text:p>0.50763</text:p>
          </table:table-cell>
          <table:table-cell office:value-type="float" office:value="0.518496" calcext:value-type="float">
            <text:p>0.51849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16909" calcext:value-type="float">
            <text:p>0.516909</text:p>
          </table:table-cell>
          <table:table-cell office:value-type="float" office:value="0.50934" calcext:value-type="float">
            <text:p>0.50934</text:p>
          </table:table-cell>
          <table:table-cell office:value-type="float" office:value="0.517886" calcext:value-type="float">
            <text:p>0.51788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19106" calcext:value-type="float">
            <text:p>0.519106</text:p>
          </table:table-cell>
          <table:table-cell office:value-type="float" office:value="0.512514" calcext:value-type="float">
            <text:p>0.512514</text:p>
          </table:table-cell>
          <table:table-cell office:value-type="float" office:value="0.517275" calcext:value-type="float">
            <text:p>0.51727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21426" calcext:value-type="float">
            <text:p>0.521426</text:p>
          </table:table-cell>
          <table:table-cell office:value-type="float" office:value="0.515444" calcext:value-type="float">
            <text:p>0.515444</text:p>
          </table:table-cell>
          <table:table-cell office:value-type="float" office:value="0.516543" calcext:value-type="float">
            <text:p>0.51654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22647" calcext:value-type="float">
            <text:p>0.522647</text:p>
          </table:table-cell>
          <table:table-cell office:value-type="float" office:value="0.518008" calcext:value-type="float">
            <text:p>0.518008</text:p>
          </table:table-cell>
          <table:table-cell office:value-type="float" office:value="0.515932" calcext:value-type="float">
            <text:p>0.51593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23135" calcext:value-type="float">
            <text:p>0.523135</text:p>
          </table:table-cell>
          <table:table-cell office:value-type="float" office:value="0.519595" calcext:value-type="float">
            <text:p>0.519595</text:p>
          </table:table-cell>
          <table:table-cell office:value-type="float" office:value="0.516298" calcext:value-type="float">
            <text:p>0.51629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22769" calcext:value-type="float">
            <text:p>0.522769</text:p>
          </table:table-cell>
          <table:table-cell office:value-type="float" office:value="0.520938" calcext:value-type="float">
            <text:p>0.520938</text:p>
          </table:table-cell>
          <table:table-cell office:value-type="float" office:value="0.516909" calcext:value-type="float">
            <text:p>0.51690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23013" calcext:value-type="float">
            <text:p>0.523013</text:p>
          </table:table-cell>
          <table:table-cell office:value-type="float" office:value="0.520205" calcext:value-type="float">
            <text:p>0.520205</text:p>
          </table:table-cell>
          <table:table-cell office:value-type="float" office:value="0.517886" calcext:value-type="float">
            <text:p>0.51788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22769" calcext:value-type="float">
            <text:p>0.522769</text:p>
          </table:table-cell>
          <table:table-cell office:value-type="float" office:value="0.518008" calcext:value-type="float">
            <text:p>0.518008</text:p>
          </table:table-cell>
          <table:table-cell office:value-type="float" office:value="0.519106" calcext:value-type="float">
            <text:p>0.51910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2106" calcext:value-type="float">
            <text:p>0.52106</text:p>
          </table:table-cell>
          <table:table-cell office:value-type="float" office:value="0.51642" calcext:value-type="float">
            <text:p>0.51642</text:p>
          </table:table-cell>
          <table:table-cell office:value-type="float" office:value="0.519717" calcext:value-type="float">
            <text:p>0.5197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20327" calcext:value-type="float">
            <text:p>0.520327</text:p>
          </table:table-cell>
          <table:table-cell office:value-type="float" office:value="0.51581" calcext:value-type="float">
            <text:p>0.51581</text:p>
          </table:table-cell>
          <table:table-cell office:value-type="float" office:value="0.51874" calcext:value-type="float">
            <text:p>0.5187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19106" calcext:value-type="float">
            <text:p>0.519106</text:p>
          </table:table-cell>
          <table:table-cell office:value-type="float" office:value="0.513613" calcext:value-type="float">
            <text:p>0.513613</text:p>
          </table:table-cell>
          <table:table-cell office:value-type="float" office:value="0.519717" calcext:value-type="float">
            <text:p>0.5197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16665" calcext:value-type="float">
            <text:p>0.516665</text:p>
          </table:table-cell>
          <table:table-cell office:value-type="float" office:value="0.511049" calcext:value-type="float">
            <text:p>0.511049</text:p>
          </table:table-cell>
          <table:table-cell office:value-type="float" office:value="0.520816" calcext:value-type="float">
            <text:p>0.5208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152" calcext:value-type="float">
            <text:p>0.5152</text:p>
          </table:table-cell>
          <table:table-cell office:value-type="float" office:value="0.508241" calcext:value-type="float">
            <text:p>0.508241</text:p>
          </table:table-cell>
          <table:table-cell office:value-type="float" office:value="0.522036" calcext:value-type="float">
            <text:p>0.5220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13124" calcext:value-type="float">
            <text:p>0.513124</text:p>
          </table:table-cell>
          <table:table-cell office:value-type="float" office:value="0.50934" calcext:value-type="float">
            <text:p>0.50934</text:p>
          </table:table-cell>
          <table:table-cell office:value-type="float" office:value="0.519961" calcext:value-type="float">
            <text:p>0.51996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10316" calcext:value-type="float">
            <text:p>0.510316</text:p>
          </table:table-cell>
          <table:table-cell office:value-type="float" office:value="0.507752" calcext:value-type="float">
            <text:p>0.507752</text:p>
          </table:table-cell>
          <table:table-cell office:value-type="float" office:value="0.521182" calcext:value-type="float">
            <text:p>0.52118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7264" calcext:value-type="float">
            <text:p>0.507264</text:p>
          </table:table-cell>
          <table:table-cell office:value-type="float" office:value="0.504334" calcext:value-type="float">
            <text:p>0.504334</text:p>
          </table:table-cell>
          <table:table-cell office:value-type="float" office:value="0.523257" calcext:value-type="float">
            <text:p>0.52325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4212" calcext:value-type="float">
            <text:p>0.504212</text:p>
          </table:table-cell>
          <table:table-cell office:value-type="float" office:value="0.501404" calcext:value-type="float">
            <text:p>0.501404</text:p>
          </table:table-cell>
          <table:table-cell office:value-type="float" office:value="0.523746" calcext:value-type="float">
            <text:p>0.52374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2381" calcext:value-type="float">
            <text:p>0.502381</text:p>
          </table:table-cell>
          <table:table-cell office:value-type="float" office:value="0.500427" calcext:value-type="float">
            <text:p>0.500427</text:p>
          </table:table-cell>
          <table:table-cell office:value-type="float" office:value="0.522769" calcext:value-type="float">
            <text:p>0.52276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3968" calcext:value-type="float">
            <text:p>0.503968</text:p>
          </table:table-cell>
          <table:table-cell office:value-type="float" office:value="0.496765" calcext:value-type="float">
            <text:p>0.496765</text:p>
          </table:table-cell>
          <table:table-cell office:value-type="float" office:value="0.524722" calcext:value-type="float">
            <text:p>0.52472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2869" calcext:value-type="float">
            <text:p>0.502869</text:p>
          </table:table-cell>
          <table:table-cell office:value-type="float" office:value="0.493957" calcext:value-type="float">
            <text:p>0.493957</text:p>
          </table:table-cell>
          <table:table-cell office:value-type="float" office:value="0.527164" calcext:value-type="float">
            <text:p>0.52716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2014" calcext:value-type="float">
            <text:p>0.502014</text:p>
          </table:table-cell>
          <table:table-cell office:value-type="float" office:value="0.492003" calcext:value-type="float">
            <text:p>0.492003</text:p>
          </table:table-cell>
          <table:table-cell office:value-type="float" office:value="0.528507" calcext:value-type="float">
            <text:p>0.52850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1282" calcext:value-type="float">
            <text:p>0.501282</text:p>
          </table:table-cell>
          <table:table-cell office:value-type="float" office:value="0.491393" calcext:value-type="float">
            <text:p>0.491393</text:p>
          </table:table-cell>
          <table:table-cell office:value-type="float" office:value="0.528873" calcext:value-type="float">
            <text:p>0.52887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0794" calcext:value-type="float">
            <text:p>0.500794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0.530094" calcext:value-type="float">
            <text:p>0.53009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0794" calcext:value-type="float">
            <text:p>0.500794</text:p>
          </table:table-cell>
          <table:table-cell office:value-type="float" office:value="0.49005" calcext:value-type="float">
            <text:p>0.49005</text:p>
          </table:table-cell>
          <table:table-cell office:value-type="float" office:value="0.530094" calcext:value-type="float">
            <text:p>0.53009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0916" calcext:value-type="float">
            <text:p>0.500916</text:p>
          </table:table-cell>
          <table:table-cell office:value-type="float" office:value="0.490538" calcext:value-type="float">
            <text:p>0.490538</text:p>
          </table:table-cell>
          <table:table-cell office:value-type="float" office:value="0.530216" calcext:value-type="float">
            <text:p>0.53021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9939" calcext:value-type="float">
            <text:p>0.499939</text:p>
          </table:table-cell>
          <table:table-cell office:value-type="float" office:value="0.491271" calcext:value-type="float">
            <text:p>0.491271</text:p>
          </table:table-cell>
          <table:table-cell office:value-type="float" office:value="0.530827" calcext:value-type="float">
            <text:p>0.53082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9451" calcext:value-type="float">
            <text:p>0.499451</text:p>
          </table:table-cell>
          <table:table-cell office:value-type="float" office:value="0.492614" calcext:value-type="float">
            <text:p>0.492614</text:p>
          </table:table-cell>
          <table:table-cell office:value-type="float" office:value="0.531437" calcext:value-type="float">
            <text:p>0.53143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9451" calcext:value-type="float">
            <text:p>0.499451</text:p>
          </table:table-cell>
          <table:table-cell office:value-type="float" office:value="0.494323" calcext:value-type="float">
            <text:p>0.494323</text:p>
          </table:table-cell>
          <table:table-cell office:value-type="float" office:value="0.53278" calcext:value-type="float">
            <text:p>0.5327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7375" calcext:value-type="float">
            <text:p>0.497375</text:p>
          </table:table-cell>
          <table:table-cell office:value-type="float" office:value="0.496887" calcext:value-type="float">
            <text:p>0.496887</text:p>
          </table:table-cell>
          <table:table-cell office:value-type="float" office:value="0.532658" calcext:value-type="float">
            <text:p>0.53265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8108" calcext:value-type="float">
            <text:p>0.498108</text:p>
          </table:table-cell>
          <table:table-cell office:value-type="float" office:value="0.499939" calcext:value-type="float">
            <text:p>0.499939</text:p>
          </table:table-cell>
          <table:table-cell office:value-type="float" office:value="0.533024" calcext:value-type="float">
            <text:p>0.53302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823" calcext:value-type="float">
            <text:p>0.49823</text:p>
          </table:table-cell>
          <table:table-cell office:value-type="float" office:value="0.503846" calcext:value-type="float">
            <text:p>0.503846</text:p>
          </table:table-cell>
          <table:table-cell office:value-type="float" office:value="0.532658" calcext:value-type="float">
            <text:p>0.53265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7497" calcext:value-type="float">
            <text:p>0.497497</text:p>
          </table:table-cell>
          <table:table-cell office:value-type="float" office:value="0.507142" calcext:value-type="float">
            <text:p>0.507142</text:p>
          </table:table-cell>
          <table:table-cell office:value-type="float" office:value="0.531925" calcext:value-type="float">
            <text:p>0.53192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8108" calcext:value-type="float">
            <text:p>0.498108</text:p>
          </table:table-cell>
          <table:table-cell office:value-type="float" office:value="0.511537" calcext:value-type="float">
            <text:p>0.511537</text:p>
          </table:table-cell>
          <table:table-cell office:value-type="float" office:value="0.531071" calcext:value-type="float">
            <text:p>0.53107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823" calcext:value-type="float">
            <text:p>0.49823</text:p>
          </table:table-cell>
          <table:table-cell office:value-type="float" office:value="0.515322" calcext:value-type="float">
            <text:p>0.515322</text:p>
          </table:table-cell>
          <table:table-cell office:value-type="float" office:value="0.530582" calcext:value-type="float">
            <text:p>0.53058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9817" calcext:value-type="float">
            <text:p>0.499817</text:p>
          </table:table-cell>
          <table:table-cell office:value-type="float" office:value="0.520083" calcext:value-type="float">
            <text:p>0.520083</text:p>
          </table:table-cell>
          <table:table-cell office:value-type="float" office:value="0.529361" calcext:value-type="float">
            <text:p>0.52936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3113" calcext:value-type="float">
            <text:p>0.503113</text:p>
          </table:table-cell>
          <table:table-cell office:value-type="float" office:value="0.524112" calcext:value-type="float">
            <text:p>0.524112</text:p>
          </table:table-cell>
          <table:table-cell office:value-type="float" office:value="0.526798" calcext:value-type="float">
            <text:p>0.52679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4456" calcext:value-type="float">
            <text:p>0.504456</text:p>
          </table:table-cell>
          <table:table-cell office:value-type="float" office:value="0.526309" calcext:value-type="float">
            <text:p>0.526309</text:p>
          </table:table-cell>
          <table:table-cell office:value-type="float" office:value="0.526431" calcext:value-type="float">
            <text:p>0.52643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5555" calcext:value-type="float">
            <text:p>0.505555</text:p>
          </table:table-cell>
          <table:table-cell office:value-type="float" office:value="0.526187" calcext:value-type="float">
            <text:p>0.526187</text:p>
          </table:table-cell>
          <table:table-cell office:value-type="float" office:value="0.526065" calcext:value-type="float">
            <text:p>0.52606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6532" calcext:value-type="float">
            <text:p>0.506532</text:p>
          </table:table-cell>
          <table:table-cell office:value-type="float" office:value="0.527286" calcext:value-type="float">
            <text:p>0.527286</text:p>
          </table:table-cell>
          <table:table-cell office:value-type="float" office:value="0.525088" calcext:value-type="float">
            <text:p>0.52508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5799" calcext:value-type="float">
            <text:p>0.505799</text:p>
          </table:table-cell>
          <table:table-cell office:value-type="float" office:value="0.527042" calcext:value-type="float">
            <text:p>0.527042</text:p>
          </table:table-cell>
          <table:table-cell office:value-type="float" office:value="0.5246" calcext:value-type="float">
            <text:p>0.524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4944" calcext:value-type="float">
            <text:p>0.504944</text:p>
          </table:table-cell>
          <table:table-cell table:number-columns-repeated="2" office:value-type="float" office:value="0.524966" calcext:value-type="float">
            <text:p>0.52496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5677" calcext:value-type="float">
            <text:p>0.505677</text:p>
          </table:table-cell>
          <table:table-cell office:value-type="float" office:value="0.52399" calcext:value-type="float">
            <text:p>0.52399</text:p>
          </table:table-cell>
          <table:table-cell office:value-type="float" office:value="0.525088" calcext:value-type="float">
            <text:p>0.52508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4578" calcext:value-type="float">
            <text:p>0.504578</text:p>
          </table:table-cell>
          <table:table-cell office:value-type="float" office:value="0.523746" calcext:value-type="float">
            <text:p>0.523746</text:p>
          </table:table-cell>
          <table:table-cell office:value-type="float" office:value="0.525577" calcext:value-type="float">
            <text:p>0.52557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4578" calcext:value-type="float">
            <text:p>0.504578</text:p>
          </table:table-cell>
          <table:table-cell office:value-type="float" office:value="0.523623" calcext:value-type="float">
            <text:p>0.523623</text:p>
          </table:table-cell>
          <table:table-cell office:value-type="float" office:value="0.525943" calcext:value-type="float">
            <text:p>0.52594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2381" calcext:value-type="float">
            <text:p>0.502381</text:p>
          </table:table-cell>
          <table:table-cell office:value-type="float" office:value="0.521914" calcext:value-type="float">
            <text:p>0.521914</text:p>
          </table:table-cell>
          <table:table-cell office:value-type="float" office:value="0.527286" calcext:value-type="float">
            <text:p>0.52728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500305" calcext:value-type="float">
            <text:p>0.500305</text:p>
          </table:table-cell>
          <table:table-cell office:value-type="float" office:value="0.517763" calcext:value-type="float">
            <text:p>0.517763</text:p>
          </table:table-cell>
          <table:table-cell office:value-type="float" office:value="0.530827" calcext:value-type="float">
            <text:p>0.53082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9695" calcext:value-type="float">
            <text:p>0.499695</text:p>
          </table:table-cell>
          <table:table-cell office:value-type="float" office:value="0.513613" calcext:value-type="float">
            <text:p>0.513613</text:p>
          </table:table-cell>
          <table:table-cell office:value-type="float" office:value="0.533512" calcext:value-type="float">
            <text:p>0.53351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7131" calcext:value-type="float">
            <text:p>0.497131</text:p>
          </table:table-cell>
          <table:table-cell office:value-type="float" office:value="0.50995" calcext:value-type="float">
            <text:p>0.50995</text:p>
          </table:table-cell>
          <table:table-cell office:value-type="float" office:value="0.535832" calcext:value-type="float">
            <text:p>0.53583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53" calcext:value-type="float">
            <text:p>0.4953</text:p>
          </table:table-cell>
          <table:table-cell office:value-type="float" office:value="0.507142" calcext:value-type="float">
            <text:p>0.507142</text:p>
          </table:table-cell>
          <table:table-cell office:value-type="float" office:value="0.53571" calcext:value-type="float">
            <text:p>0.5357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4567" calcext:value-type="float">
            <text:p>0.494567</text:p>
          </table:table-cell>
          <table:table-cell office:value-type="float" office:value="0.503357" calcext:value-type="float">
            <text:p>0.503357</text:p>
          </table:table-cell>
          <table:table-cell office:value-type="float" office:value="0.53571" calcext:value-type="float">
            <text:p>0.5357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4811" calcext:value-type="float">
            <text:p>0.494811</text:p>
          </table:table-cell>
          <table:table-cell office:value-type="float" office:value="0.499206" calcext:value-type="float">
            <text:p>0.499206</text:p>
          </table:table-cell>
          <table:table-cell office:value-type="float" office:value="0.534611" calcext:value-type="float">
            <text:p>0.53461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6154" calcext:value-type="float">
            <text:p>0.496154</text:p>
          </table:table-cell>
          <table:table-cell office:value-type="float" office:value="0.496887" calcext:value-type="float">
            <text:p>0.496887</text:p>
          </table:table-cell>
          <table:table-cell office:value-type="float" office:value="0.533879" calcext:value-type="float">
            <text:p>0.53387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0.496643" calcext:value-type="float">
            <text:p>0.496643</text:p>
          </table:table-cell>
          <table:table-cell office:value-type="float" office:value="0.495422" calcext:value-type="float">
            <text:p>0.495422</text:p>
          </table:table-cell>
          <table:table-cell office:value-type="float" office:value="0.532536" calcext:value-type="float">
            <text:p>0.5325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17:00:32.800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6:36:15.167000000</meta:creation-date>
    <dc:date>2014-06-18T11:29:41.443000000</dc:date>
    <meta:editing-duration>P1DT19H23M52S</meta:editing-duration>
    <meta:editing-cycles>2</meta:editing-cycles>
    <meta:generator>LibreOffice/4.2.1.1$Windows_x86 LibreOffice_project/d7dbbd7842e6a58b0f521599204e827654e1fb8b</meta:generator>
    <meta:document-statistic meta:table-count="8" meta:cell-count="23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interval-minor-divisor="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lad1.A1:Blad1.C64" svg:x="0.77cm" svg:y="0.855cm" svg:width="14.59cm" svg:height="7.545cm">
          <chartooo:coordinate-region svg:x="0.77cm" svg:y="0.855cm" svg:width="14.59cm" svg:height="7.54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Blad1.A1:Blad1.A64" chart:class="chart:line">
            <chart:data-point chart:repeated="64"/>
          </chart:series>
          <chart:series chart:style-name="ch7" chart:values-cell-range-address="Blad1.B1:Blad1.B64" chart:class="chart:line">
            <chart:data-point chart:repeated="64"/>
          </chart:series>
          <chart:series chart:style-name="ch8" chart:values-cell-range-address="Blad1.C1:Blad1.C64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  <table:table-cell office:value-type="string">
                <text:p>Kolom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5688">
                <text:p>0.515688</text:p>
                <draw:g>
                  <svg:desc>Blad1.A1:Blad1.A64</svg:desc>
                </draw:g>
              </table:table-cell>
              <table:table-cell office:value-type="float" office:value="0.500794">
                <text:p>0.500794</text:p>
                <draw:g>
                  <svg:desc>Blad1.B1:Blad1.B64</svg:desc>
                </draw:g>
              </table:table-cell>
              <table:table-cell office:value-type="float" office:value="0.500183">
                <text:p>0.500183</text:p>
                <draw:g>
                  <svg:desc>Blad1.C1:Blad1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5932">
                <text:p>0.515932</text:p>
              </table:table-cell>
              <table:table-cell office:value-type="float" office:value="0.501282">
                <text:p>0.501282</text:p>
              </table:table-cell>
              <table:table-cell office:value-type="float" office:value="0.499939">
                <text:p>0.499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642">
                <text:p>0.51642</text:p>
              </table:table-cell>
              <table:table-cell office:value-type="float" office:value="0.500427">
                <text:p>0.500427</text:p>
              </table:table-cell>
              <table:table-cell office:value-type="float" office:value="0.501526">
                <text:p>0.501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298">
                <text:p>0.516298</text:p>
              </table:table-cell>
              <table:table-cell office:value-type="float" office:value="0.501892">
                <text:p>0.501892</text:p>
              </table:table-cell>
              <table:table-cell office:value-type="float" office:value="0.503724">
                <text:p>0.503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6909">
                <text:p>0.516909</text:p>
              </table:table-cell>
              <table:table-cell office:value-type="float" office:value="0.502869">
                <text:p>0.502869</text:p>
              </table:table-cell>
              <table:table-cell office:value-type="float" office:value="0.506287">
                <text:p>0.506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6665">
                <text:p>0.516665</text:p>
              </table:table-cell>
              <table:table-cell office:value-type="float" office:value="0.505189">
                <text:p>0.505189</text:p>
              </table:table-cell>
              <table:table-cell office:value-type="float" office:value="0.507752">
                <text:p>0.507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6298">
                <text:p>0.516298</text:p>
              </table:table-cell>
              <table:table-cell office:value-type="float" office:value="0.508607">
                <text:p>0.508607</text:p>
              </table:table-cell>
              <table:table-cell office:value-type="float" office:value="0.511415">
                <text:p>0.511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3735">
                <text:p>0.513735</text:p>
              </table:table-cell>
              <table:table-cell office:value-type="float" office:value="0.512758">
                <text:p>0.512758</text:p>
              </table:table-cell>
              <table:table-cell office:value-type="float" office:value="0.514955">
                <text:p>0.514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763">
                <text:p>0.50763</text:p>
              </table:table-cell>
              <table:table-cell office:value-type="float" office:value="0.519351">
                <text:p>0.519351</text:p>
              </table:table-cell>
              <table:table-cell office:value-type="float" office:value="0.516909">
                <text:p>0.516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5921">
                <text:p>0.505921</text:p>
              </table:table-cell>
              <table:table-cell office:value-type="float" office:value="0.524844">
                <text:p>0.524844</text:p>
              </table:table-cell>
              <table:table-cell office:value-type="float" office:value="0.519106">
                <text:p>0.519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4578">
                <text:p>0.504578</text:p>
              </table:table-cell>
              <table:table-cell office:value-type="float" office:value="0.530827">
                <text:p>0.530827</text:p>
              </table:table-cell>
              <table:table-cell office:value-type="float" office:value="0.522647">
                <text:p>0.5226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4456">
                <text:p>0.504456</text:p>
              </table:table-cell>
              <table:table-cell office:value-type="float" office:value="0.537297">
                <text:p>0.537297</text:p>
              </table:table-cell>
              <table:table-cell office:value-type="float" office:value="0.52692">
                <text:p>0.52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3968">
                <text:p>0.503968</text:p>
              </table:table-cell>
              <table:table-cell office:value-type="float" office:value="0.538274">
                <text:p>0.538274</text:p>
              </table:table-cell>
              <table:table-cell office:value-type="float" office:value="0.532047">
                <text:p>0.5320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5555">
                <text:p>0.505555</text:p>
              </table:table-cell>
              <table:table-cell office:value-type="float" office:value="0.540593">
                <text:p>0.540593</text:p>
              </table:table-cell>
              <table:table-cell office:value-type="float" office:value="0.53803">
                <text:p>0.538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6898">
                <text:p>0.506898</text:p>
              </table:table-cell>
              <table:table-cell office:value-type="float" office:value="0.541692">
                <text:p>0.541692</text:p>
              </table:table-cell>
              <table:table-cell office:value-type="float" office:value="0.538274">
                <text:p>0.538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7508">
                <text:p>0.507508</text:p>
              </table:table-cell>
              <table:table-cell office:value-type="float" office:value="0.541082">
                <text:p>0.541082</text:p>
              </table:table-cell>
              <table:table-cell office:value-type="float" office:value="0.539128">
                <text:p>0.539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6532">
                <text:p>0.506532</text:p>
              </table:table-cell>
              <table:table-cell office:value-type="float" office:value="0.541204">
                <text:p>0.541204</text:p>
              </table:table-cell>
              <table:table-cell office:value-type="float" office:value="0.538884">
                <text:p>0.538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6409">
                <text:p>0.506409</text:p>
              </table:table-cell>
              <table:table-cell office:value-type="float" office:value="0.539373">
                <text:p>0.539373</text:p>
              </table:table-cell>
              <table:table-cell office:value-type="float" office:value="0.53632">
                <text:p>0.53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6409">
                <text:p>0.506409</text:p>
              </table:table-cell>
              <table:table-cell office:value-type="float" office:value="0.535954">
                <text:p>0.535954</text:p>
              </table:table-cell>
              <table:table-cell office:value-type="float" office:value="0.533757">
                <text:p>0.533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7142">
                <text:p>0.507142</text:p>
              </table:table-cell>
              <table:table-cell office:value-type="float" office:value="0.533634">
                <text:p>0.533634</text:p>
              </table:table-cell>
              <table:table-cell office:value-type="float" office:value="0.53046">
                <text:p>0.530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8973">
                <text:p>0.508973</text:p>
              </table:table-cell>
              <table:table-cell office:value-type="float" office:value="0.536565">
                <text:p>0.536565</text:p>
              </table:table-cell>
              <table:table-cell office:value-type="float" office:value="0.523868">
                <text:p>0.523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9828">
                <text:p>0.509828</text:p>
              </table:table-cell>
              <table:table-cell office:value-type="float" office:value="0.534245">
                <text:p>0.534245</text:p>
              </table:table-cell>
              <table:table-cell office:value-type="float" office:value="0.519106">
                <text:p>0.519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1537">
                <text:p>0.511537</text:p>
              </table:table-cell>
              <table:table-cell office:value-type="float" office:value="0.527408">
                <text:p>0.527408</text:p>
              </table:table-cell>
              <table:table-cell office:value-type="float" office:value="0.521304">
                <text:p>0.521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2025">
                <text:p>0.512025</text:p>
              </table:table-cell>
              <table:table-cell office:value-type="float" office:value="0.524478">
                <text:p>0.524478</text:p>
              </table:table-cell>
              <table:table-cell office:value-type="float" office:value="0.518374">
                <text:p>0.518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1537">
                <text:p>0.511537</text:p>
              </table:table-cell>
              <table:table-cell office:value-type="float" office:value="0.521182">
                <text:p>0.521182</text:p>
              </table:table-cell>
              <table:table-cell office:value-type="float" office:value="0.5152">
                <text:p>0.5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1537">
                <text:p>0.511537</text:p>
              </table:table-cell>
              <table:table-cell office:value-type="float" office:value="0.517763">
                <text:p>0.517763</text:p>
              </table:table-cell>
              <table:table-cell office:value-type="float" office:value="0.513246">
                <text:p>0.513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2392">
                <text:p>0.512392</text:p>
              </table:table-cell>
              <table:table-cell office:value-type="float" office:value="0.513979">
                <text:p>0.513979</text:p>
              </table:table-cell>
              <table:table-cell office:value-type="float" office:value="0.510194">
                <text:p>0.510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2392">
                <text:p>0.512392</text:p>
              </table:table-cell>
              <table:table-cell office:value-type="float" office:value="0.510682">
                <text:p>0.510682</text:p>
              </table:table-cell>
              <table:table-cell office:value-type="float" office:value="0.508363">
                <text:p>0.5083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2392">
                <text:p>0.512392</text:p>
              </table:table-cell>
              <table:table-cell office:value-type="float" office:value="0.507997">
                <text:p>0.507997</text:p>
              </table:table-cell>
              <table:table-cell office:value-type="float" office:value="0.50702">
                <text:p>0.50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0316">
                <text:p>0.510316</text:p>
              </table:table-cell>
              <table:table-cell office:value-type="float" office:value="0.507508">
                <text:p>0.507508</text:p>
              </table:table-cell>
              <table:table-cell office:value-type="float" office:value="0.506165">
                <text:p>0.5061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0927">
                <text:p>0.510927</text:p>
              </table:table-cell>
              <table:table-cell office:value-type="float" office:value="0.506165">
                <text:p>0.506165</text:p>
              </table:table-cell>
              <table:table-cell office:value-type="float" office:value="0.505921">
                <text:p>0.5059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2147">
                <text:p>0.512147</text:p>
              </table:table-cell>
              <table:table-cell office:value-type="float" office:value="0.503846">
                <text:p>0.503846</text:p>
              </table:table-cell>
              <table:table-cell office:value-type="float" office:value="0.50702">
                <text:p>0.507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3368">
                <text:p>0.513368</text:p>
              </table:table-cell>
              <table:table-cell office:value-type="float" office:value="0.502136">
                <text:p>0.502136</text:p>
              </table:table-cell>
              <table:table-cell office:value-type="float" office:value="0.507997">
                <text:p>0.507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5566">
                <text:p>0.515566</text:p>
              </table:table-cell>
              <table:table-cell office:value-type="float" office:value="0.501526">
                <text:p>0.501526</text:p>
              </table:table-cell>
              <table:table-cell office:value-type="float" office:value="0.508973">
                <text:p>0.508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5444">
                <text:p>0.515444</text:p>
              </table:table-cell>
              <table:table-cell office:value-type="float" office:value="0.501648">
                <text:p>0.501648</text:p>
              </table:table-cell>
              <table:table-cell office:value-type="float" office:value="0.510194">
                <text:p>0.510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642">
                <text:p>0.51642</text:p>
              </table:table-cell>
              <table:table-cell office:value-type="float" office:value="0.503601">
                <text:p>0.503601</text:p>
              </table:table-cell>
              <table:table-cell office:value-type="float" office:value="0.509217">
                <text:p>0.5092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5688">
                <text:p>0.515688</text:p>
              </table:table-cell>
              <table:table-cell office:value-type="float" office:value="0.5047">
                <text:p>0.5047</text:p>
              </table:table-cell>
              <table:table-cell office:value-type="float" office:value="0.511537">
                <text:p>0.5115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4589">
                <text:p>0.514589</text:p>
              </table:table-cell>
              <table:table-cell office:value-type="float" office:value="0.503968">
                <text:p>0.503968</text:p>
              </table:table-cell>
              <table:table-cell office:value-type="float" office:value="0.513735">
                <text:p>0.513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3246">
                <text:p>0.513246</text:p>
              </table:table-cell>
              <table:table-cell office:value-type="float" office:value="0.506043">
                <text:p>0.506043</text:p>
              </table:table-cell>
              <table:table-cell office:value-type="float" office:value="0.51288">
                <text:p>0.512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2758">
                <text:p>0.512758</text:p>
              </table:table-cell>
              <table:table-cell office:value-type="float" office:value="0.507264">
                <text:p>0.507264</text:p>
              </table:table-cell>
              <table:table-cell office:value-type="float" office:value="0.516543">
                <text:p>0.5165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0072">
                <text:p>0.510072</text:p>
              </table:table-cell>
              <table:table-cell office:value-type="float" office:value="0.508363">
                <text:p>0.508363</text:p>
              </table:table-cell>
              <table:table-cell office:value-type="float" office:value="0.519106">
                <text:p>0.519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7874">
                <text:p>0.507874</text:p>
              </table:table-cell>
              <table:table-cell office:value-type="float" office:value="0.513002">
                <text:p>0.513002</text:p>
              </table:table-cell>
              <table:table-cell office:value-type="float" office:value="0.520449">
                <text:p>0.520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6409">
                <text:p>0.506409</text:p>
              </table:table-cell>
              <table:table-cell office:value-type="float" office:value="0.517641">
                <text:p>0.517641</text:p>
              </table:table-cell>
              <table:table-cell office:value-type="float" office:value="0.524112">
                <text:p>0.5241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5189">
                <text:p>0.505189</text:p>
              </table:table-cell>
              <table:table-cell office:value-type="float" office:value="0.522403">
                <text:p>0.522403</text:p>
              </table:table-cell>
              <table:table-cell office:value-type="float" office:value="0.528995">
                <text:p>0.528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02503">
                <text:p>0.502503</text:p>
              </table:table-cell>
              <table:table-cell office:value-type="float" office:value="0.524234">
                <text:p>0.524234</text:p>
              </table:table-cell>
              <table:table-cell office:value-type="float" office:value="0.532169">
                <text:p>0.532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3235">
                <text:p>0.503235</text:p>
              </table:table-cell>
              <table:table-cell office:value-type="float" office:value="0.527652">
                <text:p>0.527652</text:p>
              </table:table-cell>
              <table:table-cell office:value-type="float" office:value="0.534245">
                <text:p>0.5342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2747">
                <text:p>0.502747</text:p>
              </table:table-cell>
              <table:table-cell office:value-type="float" office:value="0.532047">
                <text:p>0.532047</text:p>
              </table:table-cell>
              <table:table-cell office:value-type="float" office:value="0.537663">
                <text:p>0.537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2014">
                <text:p>0.502014</text:p>
              </table:table-cell>
              <table:table-cell office:value-type="float" office:value="0.534001">
                <text:p>0.534001</text:p>
              </table:table-cell>
              <table:table-cell office:value-type="float" office:value="0.540471">
                <text:p>0.540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2136">
                <text:p>0.502136</text:p>
              </table:table-cell>
              <table:table-cell office:value-type="float" office:value="0.534245">
                <text:p>0.534245</text:p>
              </table:table-cell>
              <table:table-cell office:value-type="float" office:value="0.541448">
                <text:p>0.5414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4212">
                <text:p>0.504212</text:p>
              </table:table-cell>
              <table:table-cell office:value-type="float" office:value="0.534489">
                <text:p>0.534489</text:p>
              </table:table-cell>
              <table:table-cell office:value-type="float" office:value="0.541814">
                <text:p>0.5418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5555">
                <text:p>0.505555</text:p>
              </table:table-cell>
              <table:table-cell office:value-type="float" office:value="0.532658">
                <text:p>0.532658</text:p>
              </table:table-cell>
              <table:table-cell office:value-type="float" office:value="0.538884">
                <text:p>0.5388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4944">
                <text:p>0.504944</text:p>
              </table:table-cell>
              <table:table-cell office:value-type="float" office:value="0.530216">
                <text:p>0.530216</text:p>
              </table:table-cell>
              <table:table-cell office:value-type="float" office:value="0.537785">
                <text:p>0.537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4822">
                <text:p>0.504822</text:p>
              </table:table-cell>
              <table:table-cell office:value-type="float" office:value="0.528507">
                <text:p>0.528507</text:p>
              </table:table-cell>
              <table:table-cell office:value-type="float" office:value="0.533879">
                <text:p>0.5338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03357">
                <text:p>0.503357</text:p>
              </table:table-cell>
              <table:table-cell office:value-type="float" office:value="0.523379">
                <text:p>0.523379</text:p>
              </table:table-cell>
              <table:table-cell office:value-type="float" office:value="0.531437">
                <text:p>0.531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03479">
                <text:p>0.503479</text:p>
              </table:table-cell>
              <table:table-cell office:value-type="float" office:value="0.518496">
                <text:p>0.518496</text:p>
              </table:table-cell>
              <table:table-cell office:value-type="float" office:value="0.529361">
                <text:p>0.5293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3357">
                <text:p>0.503357</text:p>
              </table:table-cell>
              <table:table-cell office:value-type="float" office:value="0.514833">
                <text:p>0.514833</text:p>
              </table:table-cell>
              <table:table-cell office:value-type="float" office:value="0.525455">
                <text:p>0.525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3846">
                <text:p>0.503846</text:p>
              </table:table-cell>
              <table:table-cell office:value-type="float" office:value="0.512147">
                <text:p>0.512147</text:p>
              </table:table-cell>
              <table:table-cell office:value-type="float" office:value="0.521914">
                <text:p>0.521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5677">
                <text:p>0.505677</text:p>
              </table:table-cell>
              <table:table-cell office:value-type="float" office:value="0.509095">
                <text:p>0.509095</text:p>
              </table:table-cell>
              <table:table-cell office:value-type="float" office:value="0.519351">
                <text:p>0.5193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5799">
                <text:p>0.505799</text:p>
              </table:table-cell>
              <table:table-cell office:value-type="float" office:value="0.507752">
                <text:p>0.507752</text:p>
              </table:table-cell>
              <table:table-cell office:value-type="float" office:value="0.517031">
                <text:p>0.517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7874">
                <text:p>0.507874</text:p>
              </table:table-cell>
              <table:table-cell office:value-type="float" office:value="0.508363">
                <text:p>0.508363</text:p>
              </table:table-cell>
              <table:table-cell office:value-type="float" office:value="0.512514">
                <text:p>0.5125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09217">
                <text:p>0.509217</text:p>
              </table:table-cell>
              <table:table-cell office:value-type="float" office:value="0.507752">
                <text:p>0.507752</text:p>
              </table:table-cell>
              <table:table-cell office:value-type="float" office:value="0.51056">
                <text:p>0.510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995">
                <text:p>0.50995</text:p>
              </table:table-cell>
              <table:table-cell office:value-type="float" office:value="0.506532">
                <text:p>0.506532</text:p>
              </table:table-cell>
              <table:table-cell office:value-type="float" office:value="0.51056">
                <text:p>0.510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0682">
                <text:p>0.510682</text:p>
              </table:table-cell>
              <table:table-cell office:value-type="float" office:value="0.506409">
                <text:p>0.506409</text:p>
              </table:table-cell>
              <table:table-cell office:value-type="float" office:value="0.509584">
                <text:p>0.5095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227">
                <text:p>0.51227</text:p>
              </table:table-cell>
              <table:table-cell office:value-type="float" office:value="0.507508">
                <text:p>0.507508</text:p>
              </table:table-cell>
              <table:table-cell office:value-type="float" office:value="0.507874">
                <text:p>0.507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lad2.H1:Blad2.J64" svg:x="0.77cm" svg:y="0.855cm" svg:width="14.59cm" svg:height="7.545cm">
          <chartooo:coordinate-region svg:x="0.77cm" svg:y="0.855cm" svg:width="14.59cm" svg:height="7.54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lad2.H1:Blad2.H64" chart:class="chart:line">
            <chart:data-point chart:repeated="64"/>
          </chart:series>
          <chart:series chart:style-name="ch6" chart:values-cell-range-address="Blad2.I1:Blad2.I64" chart:class="chart:line">
            <chart:data-point chart:repeated="64"/>
          </chart:series>
          <chart:series chart:style-name="ch7" chart:values-cell-range-address="Blad2.J1:Blad2.J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H</text:p>
              </table:table-cell>
              <table:table-cell office:value-type="string">
                <text:p>Kolom I</text:p>
              </table:table-cell>
              <table:table-cell office:value-type="string">
                <text:p>Kolom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0549">
                <text:p>0.500549</text:p>
                <draw:g>
                  <svg:desc>Blad2.H1:Blad2.H64</svg:desc>
                </draw:g>
              </table:table-cell>
              <table:table-cell office:value-type="float" office:value="0.536809">
                <text:p>0.536809</text:p>
                <draw:g>
                  <svg:desc>Blad2.I1:Blad2.I64</svg:desc>
                </draw:g>
              </table:table-cell>
              <table:table-cell office:value-type="float" office:value="0.534977">
                <text:p>0.534977</text:p>
                <draw:g>
                  <svg:desc>Blad2.J1:Blad2.J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1526">
                <text:p>0.501526</text:p>
              </table:table-cell>
              <table:table-cell office:value-type="float" office:value="0.537907">
                <text:p>0.537907</text:p>
              </table:table-cell>
              <table:table-cell office:value-type="float" office:value="0.532292">
                <text:p>0.532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1526">
                <text:p>0.501526</text:p>
              </table:table-cell>
              <table:table-cell office:value-type="float" office:value="0.538152">
                <text:p>0.538152</text:p>
              </table:table-cell>
              <table:table-cell office:value-type="float" office:value="0.531559">
                <text:p>0.531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1892">
                <text:p>0.501892</text:p>
              </table:table-cell>
              <table:table-cell office:value-type="float" office:value="0.537663">
                <text:p>0.537663</text:p>
              </table:table-cell>
              <table:table-cell office:value-type="float" office:value="0.529239">
                <text:p>0.529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409">
                <text:p>0.50409</text:p>
              </table:table-cell>
              <table:table-cell office:value-type="float" office:value="0.533879">
                <text:p>0.533879</text:p>
              </table:table-cell>
              <table:table-cell office:value-type="float" office:value="0.52692">
                <text:p>0.52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6409">
                <text:p>0.506409</text:p>
              </table:table-cell>
              <table:table-cell office:value-type="float" office:value="0.531193">
                <text:p>0.531193</text:p>
              </table:table-cell>
              <table:table-cell office:value-type="float" office:value="0.524966">
                <text:p>0.524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702">
                <text:p>0.50702</text:p>
              </table:table-cell>
              <table:table-cell office:value-type="float" office:value="0.52985">
                <text:p>0.52985</text:p>
              </table:table-cell>
              <table:table-cell office:value-type="float" office:value="0.521182">
                <text:p>0.521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763">
                <text:p>0.50763</text:p>
              </table:table-cell>
              <table:table-cell office:value-type="float" office:value="0.528263">
                <text:p>0.528263</text:p>
              </table:table-cell>
              <table:table-cell office:value-type="float" office:value="0.517031">
                <text:p>0.517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9462">
                <text:p>0.509462</text:p>
              </table:table-cell>
              <table:table-cell office:value-type="float" office:value="0.524234">
                <text:p>0.524234</text:p>
              </table:table-cell>
              <table:table-cell office:value-type="float" office:value="0.515322">
                <text:p>0.515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1415">
                <text:p>0.511415</text:p>
              </table:table-cell>
              <table:table-cell office:value-type="float" office:value="0.520693">
                <text:p>0.520693</text:p>
              </table:table-cell>
              <table:table-cell office:value-type="float" office:value="0.513002">
                <text:p>0.513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0316">
                <text:p>0.510316</text:p>
              </table:table-cell>
              <table:table-cell office:value-type="float" office:value="0.517763">
                <text:p>0.517763</text:p>
              </table:table-cell>
              <table:table-cell office:value-type="float" office:value="0.510438">
                <text:p>0.5104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0805">
                <text:p>0.510805</text:p>
              </table:table-cell>
              <table:table-cell office:value-type="float" office:value="0.514467">
                <text:p>0.514467</text:p>
              </table:table-cell>
              <table:table-cell office:value-type="float" office:value="0.508485">
                <text:p>0.508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1415">
                <text:p>0.511415</text:p>
              </table:table-cell>
              <table:table-cell office:value-type="float" office:value="0.510927">
                <text:p>0.510927</text:p>
              </table:table-cell>
              <table:table-cell office:value-type="float" office:value="0.50763">
                <text:p>0.50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2758">
                <text:p>0.512758</text:p>
              </table:table-cell>
              <table:table-cell office:value-type="float" office:value="0.507997">
                <text:p>0.507997</text:p>
              </table:table-cell>
              <table:table-cell office:value-type="float" office:value="0.505921">
                <text:p>0.505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4467">
                <text:p>0.514467</text:p>
              </table:table-cell>
              <table:table-cell office:value-type="float" office:value="0.506043">
                <text:p>0.506043</text:p>
              </table:table-cell>
              <table:table-cell office:value-type="float" office:value="0.502503">
                <text:p>0.502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5566">
                <text:p>0.515566</text:p>
              </table:table-cell>
              <table:table-cell office:value-type="float" office:value="0.502014">
                <text:p>0.502014</text:p>
              </table:table-cell>
              <table:table-cell office:value-type="float" office:value="0.503846">
                <text:p>0.503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6787">
                <text:p>0.516787</text:p>
              </table:table-cell>
              <table:table-cell office:value-type="float" office:value="0.499817">
                <text:p>0.499817</text:p>
              </table:table-cell>
              <table:table-cell office:value-type="float" office:value="0.505433">
                <text:p>0.505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7275">
                <text:p>0.517275</text:p>
              </table:table-cell>
              <table:table-cell office:value-type="float" office:value="0.499451">
                <text:p>0.499451</text:p>
              </table:table-cell>
              <table:table-cell office:value-type="float" office:value="0.506043">
                <text:p>0.506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6543">
                <text:p>0.516543</text:p>
              </table:table-cell>
              <table:table-cell office:value-type="float" office:value="0.500305">
                <text:p>0.500305</text:p>
              </table:table-cell>
              <table:table-cell office:value-type="float" office:value="0.508241">
                <text:p>0.508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5932">
                <text:p>0.515932</text:p>
              </table:table-cell>
              <table:table-cell office:value-type="float" office:value="0.502136">
                <text:p>0.502136</text:p>
              </table:table-cell>
              <table:table-cell office:value-type="float" office:value="0.50934">
                <text:p>0.50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4955">
                <text:p>0.514955</text:p>
              </table:table-cell>
              <table:table-cell office:value-type="float" office:value="0.504578">
                <text:p>0.504578</text:p>
              </table:table-cell>
              <table:table-cell office:value-type="float" office:value="0.510194">
                <text:p>0.5101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3002">
                <text:p>0.513002</text:p>
              </table:table-cell>
              <table:table-cell office:value-type="float" office:value="0.506409">
                <text:p>0.506409</text:p>
              </table:table-cell>
              <table:table-cell office:value-type="float" office:value="0.511293">
                <text:p>0.511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2025">
                <text:p>0.512025</text:p>
              </table:table-cell>
              <table:table-cell office:value-type="float" office:value="0.509584">
                <text:p>0.509584</text:p>
              </table:table-cell>
              <table:table-cell office:value-type="float" office:value="0.513124">
                <text:p>0.5131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9095">
                <text:p>0.509095</text:p>
              </table:table-cell>
              <table:table-cell office:value-type="float" office:value="0.515444">
                <text:p>0.515444</text:p>
              </table:table-cell>
              <table:table-cell office:value-type="float" office:value="0.51349">
                <text:p>0.513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6898">
                <text:p>0.506898</text:p>
              </table:table-cell>
              <table:table-cell office:value-type="float" office:value="0.51874">
                <text:p>0.51874</text:p>
              </table:table-cell>
              <table:table-cell office:value-type="float" office:value="0.515444">
                <text:p>0.515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5555">
                <text:p>0.505555</text:p>
              </table:table-cell>
              <table:table-cell office:value-type="float" office:value="0.523501">
                <text:p>0.523501</text:p>
              </table:table-cell>
              <table:table-cell office:value-type="float" office:value="0.518496">
                <text:p>0.518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1892">
                <text:p>0.501892</text:p>
              </table:table-cell>
              <table:table-cell office:value-type="float" office:value="0.531193">
                <text:p>0.531193</text:p>
              </table:table-cell>
              <table:table-cell office:value-type="float" office:value="0.521182">
                <text:p>0.521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9695">
                <text:p>0.499695</text:p>
              </table:table-cell>
              <table:table-cell office:value-type="float" office:value="0.534977">
                <text:p>0.534977</text:p>
              </table:table-cell>
              <table:table-cell office:value-type="float" office:value="0.523623">
                <text:p>0.5236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0794">
                <text:p>0.500794</text:p>
              </table:table-cell>
              <table:table-cell office:value-type="float" office:value="0.537663">
                <text:p>0.537663</text:p>
              </table:table-cell>
              <table:table-cell office:value-type="float" office:value="0.525699">
                <text:p>0.525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1526">
                <text:p>0.501526</text:p>
              </table:table-cell>
              <table:table-cell office:value-type="float" office:value="0.537663">
                <text:p>0.537663</text:p>
              </table:table-cell>
              <table:table-cell office:value-type="float" office:value="0.528995">
                <text:p>0.528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1038">
                <text:p>0.501038</text:p>
              </table:table-cell>
              <table:table-cell office:value-type="float" office:value="0.536687">
                <text:p>0.536687</text:p>
              </table:table-cell>
              <table:table-cell office:value-type="float" office:value="0.531803">
                <text:p>0.531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0794">
                <text:p>0.500794</text:p>
              </table:table-cell>
              <table:table-cell office:value-type="float" office:value="0.537419">
                <text:p>0.537419</text:p>
              </table:table-cell>
              <table:table-cell office:value-type="float" office:value="0.532658">
                <text:p>0.532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4578">
                <text:p>0.504578</text:p>
              </table:table-cell>
              <table:table-cell office:value-type="float" office:value="0.539128">
                <text:p>0.539128</text:p>
              </table:table-cell>
              <table:table-cell office:value-type="float" office:value="0.528629">
                <text:p>0.528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4578">
                <text:p>0.504578</text:p>
              </table:table-cell>
              <table:table-cell office:value-type="float" office:value="0.540471">
                <text:p>0.540471</text:p>
              </table:table-cell>
              <table:table-cell office:value-type="float" office:value="0.531803">
                <text:p>0.531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4578">
                <text:p>0.504578</text:p>
              </table:table-cell>
              <table:table-cell office:value-type="float" office:value="0.540715">
                <text:p>0.540715</text:p>
              </table:table-cell>
              <table:table-cell office:value-type="float" office:value="0.537175">
                <text:p>0.537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3724">
                <text:p>0.503724</text:p>
              </table:table-cell>
              <table:table-cell office:value-type="float" office:value="0.539861">
                <text:p>0.539861</text:p>
              </table:table-cell>
              <table:table-cell office:value-type="float" office:value="0.539983">
                <text:p>0.539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2625">
                <text:p>0.502625</text:p>
              </table:table-cell>
              <table:table-cell office:value-type="float" office:value="0.540349">
                <text:p>0.540349</text:p>
              </table:table-cell>
              <table:table-cell office:value-type="float" office:value="0.54096">
                <text:p>0.540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00305">
                <text:p>0.500305</text:p>
              </table:table-cell>
              <table:table-cell office:value-type="float" office:value="0.538762">
                <text:p>0.538762</text:p>
              </table:table-cell>
              <table:table-cell office:value-type="float" office:value="0.540105">
                <text:p>0.540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9329">
                <text:p>0.499329</text:p>
              </table:table-cell>
              <table:table-cell office:value-type="float" office:value="0.534001">
                <text:p>0.534001</text:p>
              </table:table-cell>
              <table:table-cell office:value-type="float" office:value="0.538762">
                <text:p>0.5387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884">
                <text:p>0.49884</text:p>
              </table:table-cell>
              <table:table-cell office:value-type="float" office:value="0.529484">
                <text:p>0.529484</text:p>
              </table:table-cell>
              <table:table-cell office:value-type="float" office:value="0.535466">
                <text:p>0.5354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8718">
                <text:p>0.498718</text:p>
              </table:table-cell>
              <table:table-cell office:value-type="float" office:value="0.52399">
                <text:p>0.52399</text:p>
              </table:table-cell>
              <table:table-cell office:value-type="float" office:value="0.531925">
                <text:p>0.531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0061">
                <text:p>0.500061</text:p>
              </table:table-cell>
              <table:table-cell office:value-type="float" office:value="0.520083">
                <text:p>0.520083</text:p>
              </table:table-cell>
              <table:table-cell office:value-type="float" office:value="0.528263">
                <text:p>0.5282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0183">
                <text:p>0.500183</text:p>
              </table:table-cell>
              <table:table-cell office:value-type="float" office:value="0.518252">
                <text:p>0.518252</text:p>
              </table:table-cell>
              <table:table-cell office:value-type="float" office:value="0.523257">
                <text:p>0.523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0549">
                <text:p>0.500549</text:p>
              </table:table-cell>
              <table:table-cell office:value-type="float" office:value="0.514589">
                <text:p>0.514589</text:p>
              </table:table-cell>
              <table:table-cell office:value-type="float" office:value="0.520083">
                <text:p>0.5200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03357">
                <text:p>0.503357</text:p>
              </table:table-cell>
              <table:table-cell office:value-type="float" office:value="0.510316">
                <text:p>0.510316</text:p>
              </table:table-cell>
              <table:table-cell office:value-type="float" office:value="0.517397">
                <text:p>0.5173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3968">
                <text:p>0.503968</text:p>
              </table:table-cell>
              <table:table-cell office:value-type="float" office:value="0.50763">
                <text:p>0.50763</text:p>
              </table:table-cell>
              <table:table-cell office:value-type="float" office:value="0.513246">
                <text:p>0.513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5433">
                <text:p>0.505433</text:p>
              </table:table-cell>
              <table:table-cell office:value-type="float" office:value="0.504822">
                <text:p>0.504822</text:p>
              </table:table-cell>
              <table:table-cell office:value-type="float" office:value="0.509706">
                <text:p>0.509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6898">
                <text:p>0.506898</text:p>
              </table:table-cell>
              <table:table-cell office:value-type="float" office:value="0.502136">
                <text:p>0.502136</text:p>
              </table:table-cell>
              <table:table-cell office:value-type="float" office:value="0.507264">
                <text:p>0.507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763">
                <text:p>0.50763</text:p>
              </table:table-cell>
              <table:table-cell office:value-type="float" office:value="0.500305">
                <text:p>0.500305</text:p>
              </table:table-cell>
              <table:table-cell office:value-type="float" office:value="0.505067">
                <text:p>0.505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8119">
                <text:p>0.508119</text:p>
              </table:table-cell>
              <table:table-cell office:value-type="float" office:value="0.498718">
                <text:p>0.498718</text:p>
              </table:table-cell>
              <table:table-cell office:value-type="float" office:value="0.504212">
                <text:p>0.5042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9828">
                <text:p>0.509828</text:p>
              </table:table-cell>
              <table:table-cell office:value-type="float" office:value="0.497131">
                <text:p>0.497131</text:p>
              </table:table-cell>
              <table:table-cell office:value-type="float" office:value="0.505555">
                <text:p>0.5055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1171">
                <text:p>0.511171</text:p>
              </table:table-cell>
              <table:table-cell office:value-type="float" office:value="0.497864">
                <text:p>0.497864</text:p>
              </table:table-cell>
              <table:table-cell office:value-type="float" office:value="0.507264">
                <text:p>0.507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1293">
                <text:p>0.511293</text:p>
              </table:table-cell>
              <table:table-cell office:value-type="float" office:value="0.501038">
                <text:p>0.501038</text:p>
              </table:table-cell>
              <table:table-cell office:value-type="float" office:value="0.509828">
                <text:p>0.5098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08363">
                <text:p>0.508363</text:p>
              </table:table-cell>
              <table:table-cell office:value-type="float" office:value="0.505067">
                <text:p>0.505067</text:p>
              </table:table-cell>
              <table:table-cell office:value-type="float" office:value="0.514345">
                <text:p>0.514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07386">
                <text:p>0.507386</text:p>
              </table:table-cell>
              <table:table-cell office:value-type="float" office:value="0.508485">
                <text:p>0.508485</text:p>
              </table:table-cell>
              <table:table-cell office:value-type="float" office:value="0.517397">
                <text:p>0.517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5677">
                <text:p>0.505677</text:p>
              </table:table-cell>
              <table:table-cell office:value-type="float" office:value="0.513735">
                <text:p>0.513735</text:p>
              </table:table-cell>
              <table:table-cell office:value-type="float" office:value="0.522281">
                <text:p>0.522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2869">
                <text:p>0.502869</text:p>
              </table:table-cell>
              <table:table-cell office:value-type="float" office:value="0.516665">
                <text:p>0.516665</text:p>
              </table:table-cell>
              <table:table-cell office:value-type="float" office:value="0.526309">
                <text:p>0.5263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2625">
                <text:p>0.502625</text:p>
              </table:table-cell>
              <table:table-cell office:value-type="float" office:value="0.521792">
                <text:p>0.521792</text:p>
              </table:table-cell>
              <table:table-cell office:value-type="float" office:value="0.528507">
                <text:p>0.528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1038">
                <text:p>0.501038</text:p>
              </table:table-cell>
              <table:table-cell office:value-type="float" office:value="0.525455">
                <text:p>0.525455</text:p>
              </table:table-cell>
              <table:table-cell office:value-type="float" office:value="0.530827">
                <text:p>0.530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0794">
                <text:p>0.500794</text:p>
              </table:table-cell>
              <table:table-cell office:value-type="float" office:value="0.528263">
                <text:p>0.528263</text:p>
              </table:table-cell>
              <table:table-cell office:value-type="float" office:value="0.533024">
                <text:p>0.5330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9817">
                <text:p>0.499817</text:p>
              </table:table-cell>
              <table:table-cell office:value-type="float" office:value="0.530949">
                <text:p>0.530949</text:p>
              </table:table-cell>
              <table:table-cell office:value-type="float" office:value="0.532902">
                <text:p>0.5329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0305">
                <text:p>0.500305</text:p>
              </table:table-cell>
              <table:table-cell office:value-type="float" office:value="0.531437">
                <text:p>0.531437</text:p>
              </table:table-cell>
              <table:table-cell office:value-type="float" office:value="0.535344">
                <text:p>0.535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2136">
                <text:p>0.502136</text:p>
              </table:table-cell>
              <table:table-cell office:value-type="float" office:value="0.533512">
                <text:p>0.533512</text:p>
              </table:table-cell>
              <table:table-cell office:value-type="float" office:value="0.53571">
                <text:p>0.53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01038">
                <text:p>0.501038</text:p>
              </table:table-cell>
              <table:table-cell office:value-type="float" office:value="0.535344">
                <text:p>0.535344</text:p>
              </table:table-cell>
              <table:table-cell office:value-type="float" office:value="0.536565">
                <text:p>0.5365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lad2.A1:Blad2.C64" svg:x="0.77cm" svg:y="0.855cm" svg:width="14.59cm" svg:height="7.545cm">
          <chartooo:coordinate-region svg:x="0.77cm" svg:y="0.855cm" svg:width="14.59cm" svg:height="7.54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lad2.A1:Blad2.A64" chart:class="chart:line">
            <chart:data-point chart:repeated="64"/>
          </chart:series>
          <chart:series chart:style-name="ch6" chart:values-cell-range-address="Blad2.B1:Blad2.B64" chart:class="chart:line">
            <chart:data-point chart:repeated="64"/>
          </chart:series>
          <chart:series chart:style-name="ch7" chart:values-cell-range-address="Blad2.C1:Blad2.C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  <table:table-cell office:value-type="string">
                <text:p>Kolom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4578">
                <text:p>0.504578</text:p>
                <draw:g>
                  <svg:desc>Blad2.A1:Blad2.A64</svg:desc>
                </draw:g>
              </table:table-cell>
              <table:table-cell office:value-type="float" office:value="0.539128">
                <text:p>0.539128</text:p>
                <draw:g>
                  <svg:desc>Blad2.B1:Blad2.B64</svg:desc>
                </draw:g>
              </table:table-cell>
              <table:table-cell office:value-type="float" office:value="0.528629">
                <text:p>0.528629</text:p>
                <draw:g>
                  <svg:desc>Blad2.C1:Blad2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4578">
                <text:p>0.504578</text:p>
              </table:table-cell>
              <table:table-cell office:value-type="float" office:value="0.540471">
                <text:p>0.540471</text:p>
              </table:table-cell>
              <table:table-cell office:value-type="float" office:value="0.531803">
                <text:p>0.531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4578">
                <text:p>0.504578</text:p>
              </table:table-cell>
              <table:table-cell office:value-type="float" office:value="0.540715">
                <text:p>0.540715</text:p>
              </table:table-cell>
              <table:table-cell office:value-type="float" office:value="0.537175">
                <text:p>0.537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3724">
                <text:p>0.503724</text:p>
              </table:table-cell>
              <table:table-cell office:value-type="float" office:value="0.539861">
                <text:p>0.539861</text:p>
              </table:table-cell>
              <table:table-cell office:value-type="float" office:value="0.539983">
                <text:p>0.539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2625">
                <text:p>0.502625</text:p>
              </table:table-cell>
              <table:table-cell office:value-type="float" office:value="0.540349">
                <text:p>0.540349</text:p>
              </table:table-cell>
              <table:table-cell office:value-type="float" office:value="0.54096">
                <text:p>0.54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0305">
                <text:p>0.500305</text:p>
              </table:table-cell>
              <table:table-cell office:value-type="float" office:value="0.538762">
                <text:p>0.538762</text:p>
              </table:table-cell>
              <table:table-cell office:value-type="float" office:value="0.540105">
                <text:p>0.54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9329">
                <text:p>0.499329</text:p>
              </table:table-cell>
              <table:table-cell office:value-type="float" office:value="0.534001">
                <text:p>0.534001</text:p>
              </table:table-cell>
              <table:table-cell office:value-type="float" office:value="0.538762">
                <text:p>0.538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884">
                <text:p>0.49884</text:p>
              </table:table-cell>
              <table:table-cell office:value-type="float" office:value="0.529484">
                <text:p>0.529484</text:p>
              </table:table-cell>
              <table:table-cell office:value-type="float" office:value="0.535466">
                <text:p>0.535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718">
                <text:p>0.498718</text:p>
              </table:table-cell>
              <table:table-cell office:value-type="float" office:value="0.52399">
                <text:p>0.52399</text:p>
              </table:table-cell>
              <table:table-cell office:value-type="float" office:value="0.531925">
                <text:p>0.5319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0061">
                <text:p>0.500061</text:p>
              </table:table-cell>
              <table:table-cell office:value-type="float" office:value="0.520083">
                <text:p>0.520083</text:p>
              </table:table-cell>
              <table:table-cell office:value-type="float" office:value="0.528263">
                <text:p>0.528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183">
                <text:p>0.500183</text:p>
              </table:table-cell>
              <table:table-cell office:value-type="float" office:value="0.518252">
                <text:p>0.518252</text:p>
              </table:table-cell>
              <table:table-cell office:value-type="float" office:value="0.523257">
                <text:p>0.523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0549">
                <text:p>0.500549</text:p>
              </table:table-cell>
              <table:table-cell office:value-type="float" office:value="0.514589">
                <text:p>0.514589</text:p>
              </table:table-cell>
              <table:table-cell office:value-type="float" office:value="0.520083">
                <text:p>0.520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3357">
                <text:p>0.503357</text:p>
              </table:table-cell>
              <table:table-cell office:value-type="float" office:value="0.510316">
                <text:p>0.510316</text:p>
              </table:table-cell>
              <table:table-cell office:value-type="float" office:value="0.517397">
                <text:p>0.517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3968">
                <text:p>0.503968</text:p>
              </table:table-cell>
              <table:table-cell office:value-type="float" office:value="0.50763">
                <text:p>0.50763</text:p>
              </table:table-cell>
              <table:table-cell office:value-type="float" office:value="0.513246">
                <text:p>0.513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5433">
                <text:p>0.505433</text:p>
              </table:table-cell>
              <table:table-cell office:value-type="float" office:value="0.504822">
                <text:p>0.504822</text:p>
              </table:table-cell>
              <table:table-cell office:value-type="float" office:value="0.509706">
                <text:p>0.509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6898">
                <text:p>0.506898</text:p>
              </table:table-cell>
              <table:table-cell office:value-type="float" office:value="0.502136">
                <text:p>0.502136</text:p>
              </table:table-cell>
              <table:table-cell office:value-type="float" office:value="0.507264">
                <text:p>0.507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763">
                <text:p>0.50763</text:p>
              </table:table-cell>
              <table:table-cell office:value-type="float" office:value="0.500305">
                <text:p>0.500305</text:p>
              </table:table-cell>
              <table:table-cell office:value-type="float" office:value="0.505067">
                <text:p>0.505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8119">
                <text:p>0.508119</text:p>
              </table:table-cell>
              <table:table-cell office:value-type="float" office:value="0.498718">
                <text:p>0.498718</text:p>
              </table:table-cell>
              <table:table-cell office:value-type="float" office:value="0.504212">
                <text:p>0.504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9828">
                <text:p>0.509828</text:p>
              </table:table-cell>
              <table:table-cell office:value-type="float" office:value="0.497131">
                <text:p>0.497131</text:p>
              </table:table-cell>
              <table:table-cell office:value-type="float" office:value="0.505555">
                <text:p>0.5055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1171">
                <text:p>0.511171</text:p>
              </table:table-cell>
              <table:table-cell office:value-type="float" office:value="0.497864">
                <text:p>0.497864</text:p>
              </table:table-cell>
              <table:table-cell office:value-type="float" office:value="0.507264">
                <text:p>0.507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1293">
                <text:p>0.511293</text:p>
              </table:table-cell>
              <table:table-cell office:value-type="float" office:value="0.501038">
                <text:p>0.501038</text:p>
              </table:table-cell>
              <table:table-cell office:value-type="float" office:value="0.509828">
                <text:p>0.5098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8363">
                <text:p>0.508363</text:p>
              </table:table-cell>
              <table:table-cell office:value-type="float" office:value="0.505067">
                <text:p>0.505067</text:p>
              </table:table-cell>
              <table:table-cell office:value-type="float" office:value="0.514345">
                <text:p>0.514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7386">
                <text:p>0.507386</text:p>
              </table:table-cell>
              <table:table-cell office:value-type="float" office:value="0.508485">
                <text:p>0.508485</text:p>
              </table:table-cell>
              <table:table-cell office:value-type="float" office:value="0.517397">
                <text:p>0.5173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5677">
                <text:p>0.505677</text:p>
              </table:table-cell>
              <table:table-cell office:value-type="float" office:value="0.513735">
                <text:p>0.513735</text:p>
              </table:table-cell>
              <table:table-cell office:value-type="float" office:value="0.522281">
                <text:p>0.5222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869">
                <text:p>0.502869</text:p>
              </table:table-cell>
              <table:table-cell office:value-type="float" office:value="0.516665">
                <text:p>0.516665</text:p>
              </table:table-cell>
              <table:table-cell office:value-type="float" office:value="0.526309">
                <text:p>0.526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2625">
                <text:p>0.502625</text:p>
              </table:table-cell>
              <table:table-cell office:value-type="float" office:value="0.521792">
                <text:p>0.521792</text:p>
              </table:table-cell>
              <table:table-cell office:value-type="float" office:value="0.528507">
                <text:p>0.528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1038">
                <text:p>0.501038</text:p>
              </table:table-cell>
              <table:table-cell office:value-type="float" office:value="0.525455">
                <text:p>0.525455</text:p>
              </table:table-cell>
              <table:table-cell office:value-type="float" office:value="0.530827">
                <text:p>0.530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0794">
                <text:p>0.500794</text:p>
              </table:table-cell>
              <table:table-cell office:value-type="float" office:value="0.528263">
                <text:p>0.528263</text:p>
              </table:table-cell>
              <table:table-cell office:value-type="float" office:value="0.533024">
                <text:p>0.533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99817">
                <text:p>0.499817</text:p>
              </table:table-cell>
              <table:table-cell office:value-type="float" office:value="0.530949">
                <text:p>0.530949</text:p>
              </table:table-cell>
              <table:table-cell office:value-type="float" office:value="0.532902">
                <text:p>0.532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0305">
                <text:p>0.500305</text:p>
              </table:table-cell>
              <table:table-cell office:value-type="float" office:value="0.531437">
                <text:p>0.531437</text:p>
              </table:table-cell>
              <table:table-cell office:value-type="float" office:value="0.535344">
                <text:p>0.535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2136">
                <text:p>0.502136</text:p>
              </table:table-cell>
              <table:table-cell office:value-type="float" office:value="0.533512">
                <text:p>0.533512</text:p>
              </table:table-cell>
              <table:table-cell office:value-type="float" office:value="0.53571">
                <text:p>0.535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1038">
                <text:p>0.501038</text:p>
              </table:table-cell>
              <table:table-cell office:value-type="float" office:value="0.535344">
                <text:p>0.535344</text:p>
              </table:table-cell>
              <table:table-cell office:value-type="float" office:value="0.536565">
                <text:p>0.5365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0549">
                <text:p>0.500549</text:p>
              </table:table-cell>
              <table:table-cell office:value-type="float" office:value="0.536809">
                <text:p>0.536809</text:p>
              </table:table-cell>
              <table:table-cell office:value-type="float" office:value="0.534977">
                <text:p>0.5349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1526">
                <text:p>0.501526</text:p>
              </table:table-cell>
              <table:table-cell office:value-type="float" office:value="0.537907">
                <text:p>0.537907</text:p>
              </table:table-cell>
              <table:table-cell office:value-type="float" office:value="0.532292">
                <text:p>0.5322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1526">
                <text:p>0.501526</text:p>
              </table:table-cell>
              <table:table-cell office:value-type="float" office:value="0.538152">
                <text:p>0.538152</text:p>
              </table:table-cell>
              <table:table-cell office:value-type="float" office:value="0.531559">
                <text:p>0.531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1892">
                <text:p>0.501892</text:p>
              </table:table-cell>
              <table:table-cell office:value-type="float" office:value="0.537663">
                <text:p>0.537663</text:p>
              </table:table-cell>
              <table:table-cell office:value-type="float" office:value="0.529239">
                <text:p>0.529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409">
                <text:p>0.50409</text:p>
              </table:table-cell>
              <table:table-cell office:value-type="float" office:value="0.533879">
                <text:p>0.533879</text:p>
              </table:table-cell>
              <table:table-cell office:value-type="float" office:value="0.52692">
                <text:p>0.52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06409">
                <text:p>0.506409</text:p>
              </table:table-cell>
              <table:table-cell office:value-type="float" office:value="0.531193">
                <text:p>0.531193</text:p>
              </table:table-cell>
              <table:table-cell office:value-type="float" office:value="0.524966">
                <text:p>0.5249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0702">
                <text:p>0.50702</text:p>
              </table:table-cell>
              <table:table-cell office:value-type="float" office:value="0.52985">
                <text:p>0.52985</text:p>
              </table:table-cell>
              <table:table-cell office:value-type="float" office:value="0.521182">
                <text:p>0.521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0763">
                <text:p>0.50763</text:p>
              </table:table-cell>
              <table:table-cell office:value-type="float" office:value="0.528263">
                <text:p>0.528263</text:p>
              </table:table-cell>
              <table:table-cell office:value-type="float" office:value="0.517031">
                <text:p>0.5170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9462">
                <text:p>0.509462</text:p>
              </table:table-cell>
              <table:table-cell office:value-type="float" office:value="0.524234">
                <text:p>0.524234</text:p>
              </table:table-cell>
              <table:table-cell office:value-type="float" office:value="0.515322">
                <text:p>0.515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1415">
                <text:p>0.511415</text:p>
              </table:table-cell>
              <table:table-cell office:value-type="float" office:value="0.520693">
                <text:p>0.520693</text:p>
              </table:table-cell>
              <table:table-cell office:value-type="float" office:value="0.513002">
                <text:p>0.513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10316">
                <text:p>0.510316</text:p>
              </table:table-cell>
              <table:table-cell office:value-type="float" office:value="0.517763">
                <text:p>0.517763</text:p>
              </table:table-cell>
              <table:table-cell office:value-type="float" office:value="0.510438">
                <text:p>0.510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10805">
                <text:p>0.510805</text:p>
              </table:table-cell>
              <table:table-cell office:value-type="float" office:value="0.514467">
                <text:p>0.514467</text:p>
              </table:table-cell>
              <table:table-cell office:value-type="float" office:value="0.508485">
                <text:p>0.5084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1415">
                <text:p>0.511415</text:p>
              </table:table-cell>
              <table:table-cell office:value-type="float" office:value="0.510927">
                <text:p>0.510927</text:p>
              </table:table-cell>
              <table:table-cell office:value-type="float" office:value="0.50763">
                <text:p>0.507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2758">
                <text:p>0.512758</text:p>
              </table:table-cell>
              <table:table-cell office:value-type="float" office:value="0.507997">
                <text:p>0.507997</text:p>
              </table:table-cell>
              <table:table-cell office:value-type="float" office:value="0.505921">
                <text:p>0.5059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14467">
                <text:p>0.514467</text:p>
              </table:table-cell>
              <table:table-cell office:value-type="float" office:value="0.506043">
                <text:p>0.506043</text:p>
              </table:table-cell>
              <table:table-cell office:value-type="float" office:value="0.502503">
                <text:p>0.5025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15566">
                <text:p>0.515566</text:p>
              </table:table-cell>
              <table:table-cell office:value-type="float" office:value="0.502014">
                <text:p>0.502014</text:p>
              </table:table-cell>
              <table:table-cell office:value-type="float" office:value="0.503846">
                <text:p>0.5038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16787">
                <text:p>0.516787</text:p>
              </table:table-cell>
              <table:table-cell office:value-type="float" office:value="0.499817">
                <text:p>0.499817</text:p>
              </table:table-cell>
              <table:table-cell office:value-type="float" office:value="0.505433">
                <text:p>0.505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17275">
                <text:p>0.517275</text:p>
              </table:table-cell>
              <table:table-cell office:value-type="float" office:value="0.499451">
                <text:p>0.499451</text:p>
              </table:table-cell>
              <table:table-cell office:value-type="float" office:value="0.506043">
                <text:p>0.5060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6543">
                <text:p>0.516543</text:p>
              </table:table-cell>
              <table:table-cell office:value-type="float" office:value="0.500305">
                <text:p>0.500305</text:p>
              </table:table-cell>
              <table:table-cell office:value-type="float" office:value="0.508241">
                <text:p>0.508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5932">
                <text:p>0.515932</text:p>
              </table:table-cell>
              <table:table-cell office:value-type="float" office:value="0.502136">
                <text:p>0.502136</text:p>
              </table:table-cell>
              <table:table-cell office:value-type="float" office:value="0.50934">
                <text:p>0.509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4955">
                <text:p>0.514955</text:p>
              </table:table-cell>
              <table:table-cell office:value-type="float" office:value="0.504578">
                <text:p>0.504578</text:p>
              </table:table-cell>
              <table:table-cell office:value-type="float" office:value="0.510194">
                <text:p>0.5101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3002">
                <text:p>0.513002</text:p>
              </table:table-cell>
              <table:table-cell office:value-type="float" office:value="0.506409">
                <text:p>0.506409</text:p>
              </table:table-cell>
              <table:table-cell office:value-type="float" office:value="0.511293">
                <text:p>0.511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12025">
                <text:p>0.512025</text:p>
              </table:table-cell>
              <table:table-cell office:value-type="float" office:value="0.509584">
                <text:p>0.509584</text:p>
              </table:table-cell>
              <table:table-cell office:value-type="float" office:value="0.513124">
                <text:p>0.513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9095">
                <text:p>0.509095</text:p>
              </table:table-cell>
              <table:table-cell office:value-type="float" office:value="0.515444">
                <text:p>0.515444</text:p>
              </table:table-cell>
              <table:table-cell office:value-type="float" office:value="0.51349">
                <text:p>0.513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6898">
                <text:p>0.506898</text:p>
              </table:table-cell>
              <table:table-cell office:value-type="float" office:value="0.51874">
                <text:p>0.51874</text:p>
              </table:table-cell>
              <table:table-cell office:value-type="float" office:value="0.515444">
                <text:p>0.515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5555">
                <text:p>0.505555</text:p>
              </table:table-cell>
              <table:table-cell office:value-type="float" office:value="0.523501">
                <text:p>0.523501</text:p>
              </table:table-cell>
              <table:table-cell office:value-type="float" office:value="0.518496">
                <text:p>0.5184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1892">
                <text:p>0.501892</text:p>
              </table:table-cell>
              <table:table-cell office:value-type="float" office:value="0.531193">
                <text:p>0.531193</text:p>
              </table:table-cell>
              <table:table-cell office:value-type="float" office:value="0.521182">
                <text:p>0.521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9695">
                <text:p>0.499695</text:p>
              </table:table-cell>
              <table:table-cell office:value-type="float" office:value="0.534977">
                <text:p>0.534977</text:p>
              </table:table-cell>
              <table:table-cell office:value-type="float" office:value="0.523623">
                <text:p>0.5236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00794">
                <text:p>0.500794</text:p>
              </table:table-cell>
              <table:table-cell office:value-type="float" office:value="0.537663">
                <text:p>0.537663</text:p>
              </table:table-cell>
              <table:table-cell office:value-type="float" office:value="0.525699">
                <text:p>0.5256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1526">
                <text:p>0.501526</text:p>
              </table:table-cell>
              <table:table-cell office:value-type="float" office:value="0.537663">
                <text:p>0.537663</text:p>
              </table:table-cell>
              <table:table-cell office:value-type="float" office:value="0.528995">
                <text:p>0.5289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1038">
                <text:p>0.501038</text:p>
              </table:table-cell>
              <table:table-cell office:value-type="float" office:value="0.536687">
                <text:p>0.536687</text:p>
              </table:table-cell>
              <table:table-cell office:value-type="float" office:value="0.531803">
                <text:p>0.531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00794">
                <text:p>0.500794</text:p>
              </table:table-cell>
              <table:table-cell office:value-type="float" office:value="0.537419">
                <text:p>0.537419</text:p>
              </table:table-cell>
              <table:table-cell office:value-type="float" office:value="0.532658">
                <text:p>0.5326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lad3.A1:Blad3.C64" svg:x="0.77cm" svg:y="0.855cm" svg:width="14.59cm" svg:height="7.545cm">
          <chartooo:coordinate-region svg:x="0.77cm" svg:y="0.855cm" svg:width="14.59cm" svg:height="7.54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lad3.A1:Blad3.A64" chart:class="chart:line">
            <chart:data-point chart:repeated="64"/>
          </chart:series>
          <chart:series chart:style-name="ch6" chart:values-cell-range-address="Blad3.B1:Blad3.B64" chart:class="chart:line">
            <chart:data-point chart:repeated="64"/>
          </chart:series>
          <chart:series chart:style-name="ch7" chart:values-cell-range-address="Blad3.C1:Blad3.C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  <table:table-cell office:value-type="string">
                <text:p>Kolom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1171">
                <text:p>0.511171</text:p>
                <draw:g>
                  <svg:desc>Blad3.A1:Blad3.A64</svg:desc>
                </draw:g>
              </table:table-cell>
              <table:table-cell office:value-type="float" office:value="0.524234">
                <text:p>0.524234</text:p>
                <draw:g>
                  <svg:desc>Blad3.B1:Blad3.B64</svg:desc>
                </draw:g>
              </table:table-cell>
              <table:table-cell office:value-type="float" office:value="0.523501">
                <text:p>0.523501</text:p>
                <draw:g>
                  <svg:desc>Blad3.C1:Blad3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0194">
                <text:p>0.510194</text:p>
              </table:table-cell>
              <table:table-cell office:value-type="float" office:value="0.525577">
                <text:p>0.525577</text:p>
              </table:table-cell>
              <table:table-cell office:value-type="float" office:value="0.52399">
                <text:p>0.52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8485">
                <text:p>0.508485</text:p>
              </table:table-cell>
              <table:table-cell office:value-type="float" office:value="0.525943">
                <text:p>0.525943</text:p>
              </table:table-cell>
              <table:table-cell office:value-type="float" office:value="0.525455">
                <text:p>0.52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7508">
                <text:p>0.507508</text:p>
              </table:table-cell>
              <table:table-cell office:value-type="float" office:value="0.525821">
                <text:p>0.525821</text:p>
              </table:table-cell>
              <table:table-cell office:value-type="float" office:value="0.52692">
                <text:p>0.52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5921">
                <text:p>0.505921</text:p>
              </table:table-cell>
              <table:table-cell office:value-type="float" office:value="0.525211">
                <text:p>0.525211</text:p>
              </table:table-cell>
              <table:table-cell office:value-type="float" office:value="0.528019">
                <text:p>0.528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4212">
                <text:p>0.504212</text:p>
              </table:table-cell>
              <table:table-cell office:value-type="float" office:value="0.524112">
                <text:p>0.524112</text:p>
              </table:table-cell>
              <table:table-cell office:value-type="float" office:value="0.529239">
                <text:p>0.529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2136">
                <text:p>0.502136</text:p>
              </table:table-cell>
              <table:table-cell office:value-type="float" office:value="0.5246">
                <text:p>0.5246</text:p>
              </table:table-cell>
              <table:table-cell office:value-type="float" office:value="0.528507">
                <text:p>0.5285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0061">
                <text:p>0.500061</text:p>
              </table:table-cell>
              <table:table-cell office:value-type="float" office:value="0.523501">
                <text:p>0.523501</text:p>
              </table:table-cell>
              <table:table-cell office:value-type="float" office:value="0.528385">
                <text:p>0.528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596">
                <text:p>0.498596</text:p>
              </table:table-cell>
              <table:table-cell office:value-type="float" office:value="0.520693">
                <text:p>0.520693</text:p>
              </table:table-cell>
              <table:table-cell office:value-type="float" office:value="0.529361">
                <text:p>0.529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7131">
                <text:p>0.497131</text:p>
              </table:table-cell>
              <table:table-cell office:value-type="float" office:value="0.51813">
                <text:p>0.51813</text:p>
              </table:table-cell>
              <table:table-cell office:value-type="float" office:value="0.529606">
                <text:p>0.529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5178">
                <text:p>0.495178</text:p>
              </table:table-cell>
              <table:table-cell office:value-type="float" office:value="0.515932">
                <text:p>0.515932</text:p>
              </table:table-cell>
              <table:table-cell office:value-type="float" office:value="0.529606">
                <text:p>0.529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2736">
                <text:p>0.492736</text:p>
              </table:table-cell>
              <table:table-cell office:value-type="float" office:value="0.511049">
                <text:p>0.511049</text:p>
              </table:table-cell>
              <table:table-cell office:value-type="float" office:value="0.531315">
                <text:p>0.531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2492">
                <text:p>0.492492</text:p>
              </table:table-cell>
              <table:table-cell office:value-type="float" office:value="0.506654">
                <text:p>0.506654</text:p>
              </table:table-cell>
              <table:table-cell office:value-type="float" office:value="0.531925">
                <text:p>0.531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2736">
                <text:p>0.492736</text:p>
              </table:table-cell>
              <table:table-cell office:value-type="float" office:value="0.502991">
                <text:p>0.502991</text:p>
              </table:table-cell>
              <table:table-cell office:value-type="float" office:value="0.533146">
                <text:p>0.533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93102">
                <text:p>0.493102</text:p>
              </table:table-cell>
              <table:table-cell office:value-type="float" office:value="0.500794">
                <text:p>0.500794</text:p>
              </table:table-cell>
              <table:table-cell office:value-type="float" office:value="0.53339">
                <text:p>0.53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2858">
                <text:p>0.492858</text:p>
              </table:table-cell>
              <table:table-cell office:value-type="float" office:value="0.499817">
                <text:p>0.499817</text:p>
              </table:table-cell>
              <table:table-cell office:value-type="float" office:value="0.533512">
                <text:p>0.533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3346">
                <text:p>0.493346</text:p>
              </table:table-cell>
              <table:table-cell office:value-type="float" office:value="0.498962">
                <text:p>0.498962</text:p>
              </table:table-cell>
              <table:table-cell office:value-type="float" office:value="0.53339">
                <text:p>0.53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3957">
                <text:p>0.493957</text:p>
              </table:table-cell>
              <table:table-cell office:value-type="float" office:value="0.500427">
                <text:p>0.500427</text:p>
              </table:table-cell>
              <table:table-cell office:value-type="float" office:value="0.532292">
                <text:p>0.532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95056">
                <text:p>0.495056</text:p>
              </table:table-cell>
              <table:table-cell office:value-type="float" office:value="0.502747">
                <text:p>0.502747</text:p>
              </table:table-cell>
              <table:table-cell office:value-type="float" office:value="0.531193">
                <text:p>0.531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5056">
                <text:p>0.495056</text:p>
              </table:table-cell>
              <table:table-cell office:value-type="float" office:value="0.506287">
                <text:p>0.506287</text:p>
              </table:table-cell>
              <table:table-cell office:value-type="float" office:value="0.530827">
                <text:p>0.5308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4689">
                <text:p>0.494689</text:p>
              </table:table-cell>
              <table:table-cell office:value-type="float" office:value="0.508241">
                <text:p>0.508241</text:p>
              </table:table-cell>
              <table:table-cell office:value-type="float" office:value="0.531559">
                <text:p>0.531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5666">
                <text:p>0.495666</text:p>
              </table:table-cell>
              <table:table-cell office:value-type="float" office:value="0.51288">
                <text:p>0.51288</text:p>
              </table:table-cell>
              <table:table-cell office:value-type="float" office:value="0.531437">
                <text:p>0.5314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7864">
                <text:p>0.497864</text:p>
              </table:table-cell>
              <table:table-cell office:value-type="float" office:value="0.51581">
                <text:p>0.51581</text:p>
              </table:table-cell>
              <table:table-cell office:value-type="float" office:value="0.531315">
                <text:p>0.5313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8352">
                <text:p>0.498352</text:p>
              </table:table-cell>
              <table:table-cell office:value-type="float" office:value="0.519228">
                <text:p>0.519228</text:p>
              </table:table-cell>
              <table:table-cell office:value-type="float" office:value="0.531437">
                <text:p>0.5314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8474">
                <text:p>0.498474</text:p>
              </table:table-cell>
              <table:table-cell office:value-type="float" office:value="0.523379">
                <text:p>0.523379</text:p>
              </table:table-cell>
              <table:table-cell office:value-type="float" office:value="0.529484">
                <text:p>0.529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1038">
                <text:p>0.501038</text:p>
              </table:table-cell>
              <table:table-cell office:value-type="float" office:value="0.526187">
                <text:p>0.526187</text:p>
              </table:table-cell>
              <table:table-cell office:value-type="float" office:value="0.526554">
                <text:p>0.526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3357">
                <text:p>0.503357</text:p>
              </table:table-cell>
              <table:table-cell office:value-type="float" office:value="0.528019">
                <text:p>0.528019</text:p>
              </table:table-cell>
              <table:table-cell office:value-type="float" office:value="0.524234">
                <text:p>0.524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6409">
                <text:p>0.506409</text:p>
              </table:table-cell>
              <table:table-cell office:value-type="float" office:value="0.529728">
                <text:p>0.529728</text:p>
              </table:table-cell>
              <table:table-cell office:value-type="float" office:value="0.522158">
                <text:p>0.522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8241">
                <text:p>0.508241</text:p>
              </table:table-cell>
              <table:table-cell office:value-type="float" office:value="0.529361">
                <text:p>0.529361</text:p>
              </table:table-cell>
              <table:table-cell office:value-type="float" office:value="0.522525">
                <text:p>0.522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056">
                <text:p>0.51056</text:p>
              </table:table-cell>
              <table:table-cell office:value-type="float" office:value="0.52985">
                <text:p>0.52985</text:p>
              </table:table-cell>
              <table:table-cell office:value-type="float" office:value="0.522036">
                <text:p>0.522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056">
                <text:p>0.51056</text:p>
              </table:table-cell>
              <table:table-cell office:value-type="float" office:value="0.528995">
                <text:p>0.528995</text:p>
              </table:table-cell>
              <table:table-cell office:value-type="float" office:value="0.522158">
                <text:p>0.5221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1659">
                <text:p>0.511659</text:p>
              </table:table-cell>
              <table:table-cell office:value-type="float" office:value="0.527164">
                <text:p>0.527164</text:p>
              </table:table-cell>
              <table:table-cell office:value-type="float" office:value="0.52167">
                <text:p>0.52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1903">
                <text:p>0.511903</text:p>
              </table:table-cell>
              <table:table-cell office:value-type="float" office:value="0.525333">
                <text:p>0.525333</text:p>
              </table:table-cell>
              <table:table-cell office:value-type="float" office:value="0.520816">
                <text:p>0.520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2147">
                <text:p>0.512147</text:p>
              </table:table-cell>
              <table:table-cell office:value-type="float" office:value="0.522769">
                <text:p>0.522769</text:p>
              </table:table-cell>
              <table:table-cell office:value-type="float" office:value="0.520449">
                <text:p>0.5204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2025">
                <text:p>0.512025</text:p>
              </table:table-cell>
              <table:table-cell office:value-type="float" office:value="0.519961">
                <text:p>0.519961</text:p>
              </table:table-cell>
              <table:table-cell office:value-type="float" office:value="0.519473">
                <text:p>0.519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2025">
                <text:p>0.512025</text:p>
              </table:table-cell>
              <table:table-cell office:value-type="float" office:value="0.517763">
                <text:p>0.517763</text:p>
              </table:table-cell>
              <table:table-cell office:value-type="float" office:value="0.51874">
                <text:p>0.51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1781">
                <text:p>0.511781</text:p>
              </table:table-cell>
              <table:table-cell office:value-type="float" office:value="0.515322">
                <text:p>0.515322</text:p>
              </table:table-cell>
              <table:table-cell office:value-type="float" office:value="0.517763">
                <text:p>0.5177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2147">
                <text:p>0.512147</text:p>
              </table:table-cell>
              <table:table-cell office:value-type="float" office:value="0.512758">
                <text:p>0.512758</text:p>
              </table:table-cell>
              <table:table-cell office:value-type="float" office:value="0.516909">
                <text:p>0.5169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3246">
                <text:p>0.513246</text:p>
              </table:table-cell>
              <table:table-cell office:value-type="float" office:value="0.510805">
                <text:p>0.510805</text:p>
              </table:table-cell>
              <table:table-cell office:value-type="float" office:value="0.517031">
                <text:p>0.5170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4467">
                <text:p>0.514467</text:p>
              </table:table-cell>
              <table:table-cell office:value-type="float" office:value="0.507997">
                <text:p>0.507997</text:p>
              </table:table-cell>
              <table:table-cell office:value-type="float" office:value="0.51874">
                <text:p>0.518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3735">
                <text:p>0.513735</text:p>
              </table:table-cell>
              <table:table-cell office:value-type="float" office:value="0.505433">
                <text:p>0.505433</text:p>
              </table:table-cell>
              <table:table-cell office:value-type="float" office:value="0.519106">
                <text:p>0.519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288">
                <text:p>0.51288</text:p>
              </table:table-cell>
              <table:table-cell office:value-type="float" office:value="0.505311">
                <text:p>0.505311</text:p>
              </table:table-cell>
              <table:table-cell office:value-type="float" office:value="0.517519">
                <text:p>0.517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10072">
                <text:p>0.510072</text:p>
              </table:table-cell>
              <table:table-cell office:value-type="float" office:value="0.501526">
                <text:p>0.501526</text:p>
              </table:table-cell>
              <table:table-cell office:value-type="float" office:value="0.518862">
                <text:p>0.5188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10194">
                <text:p>0.510194</text:p>
              </table:table-cell>
              <table:table-cell office:value-type="float" office:value="0.497497">
                <text:p>0.497497</text:p>
              </table:table-cell>
              <table:table-cell office:value-type="float" office:value="0.520083">
                <text:p>0.5200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07508">
                <text:p>0.507508</text:p>
              </table:table-cell>
              <table:table-cell office:value-type="float" office:value="0.492003">
                <text:p>0.492003</text:p>
              </table:table-cell>
              <table:table-cell office:value-type="float" office:value="0.521792">
                <text:p>0.5217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5921">
                <text:p>0.505921</text:p>
              </table:table-cell>
              <table:table-cell office:value-type="float" office:value="0.489562">
                <text:p>0.489562</text:p>
              </table:table-cell>
              <table:table-cell office:value-type="float" office:value="0.524356">
                <text:p>0.524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4334">
                <text:p>0.504334</text:p>
              </table:table-cell>
              <table:table-cell office:value-type="float" office:value="0.488341">
                <text:p>0.488341</text:p>
              </table:table-cell>
              <table:table-cell office:value-type="float" office:value="0.524844">
                <text:p>0.5248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6165">
                <text:p>0.506165</text:p>
              </table:table-cell>
              <table:table-cell office:value-type="float" office:value="0.485655">
                <text:p>0.485655</text:p>
              </table:table-cell>
              <table:table-cell office:value-type="float" office:value="0.526676">
                <text:p>0.5266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4456">
                <text:p>0.504456</text:p>
              </table:table-cell>
              <table:table-cell office:value-type="float" office:value="0.481382">
                <text:p>0.481382</text:p>
              </table:table-cell>
              <table:table-cell office:value-type="float" office:value="0.527896">
                <text:p>0.527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4212">
                <text:p>0.504212</text:p>
              </table:table-cell>
              <table:table-cell office:value-type="float" office:value="0.478086">
                <text:p>0.478086</text:p>
              </table:table-cell>
              <table:table-cell office:value-type="float" office:value="0.530949">
                <text:p>0.5309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3724">
                <text:p>0.503724</text:p>
              </table:table-cell>
              <table:table-cell office:value-type="float" office:value="0.478696">
                <text:p>0.478696</text:p>
              </table:table-cell>
              <table:table-cell office:value-type="float" office:value="0.531193">
                <text:p>0.5311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3601">
                <text:p>0.503601</text:p>
              </table:table-cell>
              <table:table-cell office:value-type="float" office:value="0.482237">
                <text:p>0.482237</text:p>
              </table:table-cell>
              <table:table-cell office:value-type="float" office:value="0.529239">
                <text:p>0.529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4578">
                <text:p>0.504578</text:p>
              </table:table-cell>
              <table:table-cell office:value-type="float" office:value="0.48419">
                <text:p>0.48419</text:p>
              </table:table-cell>
              <table:table-cell office:value-type="float" office:value="0.528751">
                <text:p>0.5287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04944">
                <text:p>0.504944</text:p>
              </table:table-cell>
              <table:table-cell office:value-type="float" office:value="0.485655">
                <text:p>0.485655</text:p>
              </table:table-cell>
              <table:table-cell office:value-type="float" office:value="0.528141">
                <text:p>0.5281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05311">
                <text:p>0.505311</text:p>
              </table:table-cell>
              <table:table-cell office:value-type="float" office:value="0.487242">
                <text:p>0.487242</text:p>
              </table:table-cell>
              <table:table-cell office:value-type="float" office:value="0.52753">
                <text:p>0.527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5921">
                <text:p>0.505921</text:p>
              </table:table-cell>
              <table:table-cell office:value-type="float" office:value="0.49066">
                <text:p>0.49066</text:p>
              </table:table-cell>
              <table:table-cell office:value-type="float" office:value="0.526065">
                <text:p>0.5260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7142">
                <text:p>0.507142</text:p>
              </table:table-cell>
              <table:table-cell office:value-type="float" office:value="0.493591">
                <text:p>0.493591</text:p>
              </table:table-cell>
              <table:table-cell office:value-type="float" office:value="0.52399">
                <text:p>0.523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7874">
                <text:p>0.507874</text:p>
              </table:table-cell>
              <table:table-cell office:value-type="float" office:value="0.497131">
                <text:p>0.497131</text:p>
              </table:table-cell>
              <table:table-cell office:value-type="float" office:value="0.522158">
                <text:p>0.522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9095">
                <text:p>0.509095</text:p>
              </table:table-cell>
              <table:table-cell office:value-type="float" office:value="0.50116">
                <text:p>0.50116</text:p>
              </table:table-cell>
              <table:table-cell office:value-type="float" office:value="0.519595">
                <text:p>0.519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10438">
                <text:p>0.510438</text:p>
              </table:table-cell>
              <table:table-cell office:value-type="float" office:value="0.505555">
                <text:p>0.505555</text:p>
              </table:table-cell>
              <table:table-cell office:value-type="float" office:value="0.517153">
                <text:p>0.517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1171">
                <text:p>0.511171</text:p>
              </table:table-cell>
              <table:table-cell office:value-type="float" office:value="0.510316">
                <text:p>0.510316</text:p>
              </table:table-cell>
              <table:table-cell office:value-type="float" office:value="0.514833">
                <text:p>0.514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12392">
                <text:p>0.512392</text:p>
              </table:table-cell>
              <table:table-cell office:value-type="float" office:value="0.514223">
                <text:p>0.514223</text:p>
              </table:table-cell>
              <table:table-cell office:value-type="float" office:value="0.514223">
                <text:p>0.5142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2636">
                <text:p>0.512636</text:p>
              </table:table-cell>
              <table:table-cell office:value-type="float" office:value="0.51581">
                <text:p>0.51581</text:p>
              </table:table-cell>
              <table:table-cell office:value-type="float" office:value="0.514467">
                <text:p>0.514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3368">
                <text:p>0.513368</text:p>
              </table:table-cell>
              <table:table-cell office:value-type="float" office:value="0.517397">
                <text:p>0.517397</text:p>
              </table:table-cell>
              <table:table-cell office:value-type="float" office:value="0.514345">
                <text:p>0.5143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lad4.A1:Blad4.C64" svg:x="0.77cm" svg:y="0.855cm" svg:width="14.59cm" svg:height="7.545cm">
          <chartooo:coordinate-region svg:x="0.77cm" svg:y="0.855cm" svg:width="14.59cm" svg:height="7.54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lad4.A1:Blad4.A64" chart:class="chart:line">
            <chart:data-point chart:repeated="64"/>
          </chart:series>
          <chart:series chart:style-name="ch6" chart:values-cell-range-address="Blad4.B1:Blad4.B64" chart:class="chart:line">
            <chart:data-point chart:repeated="64"/>
          </chart:series>
          <chart:series chart:style-name="ch7" chart:values-cell-range-address="Blad4.C1:Blad4.C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  <table:table-cell office:value-type="string">
                <text:p>Kolom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6165">
                <text:p>0.506165</text:p>
                <draw:g>
                  <svg:desc>Blad4.A1:Blad4.A64</svg:desc>
                </draw:g>
              </table:table-cell>
              <table:table-cell office:value-type="float" office:value="0.52985">
                <text:p>0.52985</text:p>
                <draw:g>
                  <svg:desc>Blad4.B1:Blad4.B64</svg:desc>
                </draw:g>
              </table:table-cell>
              <table:table-cell office:value-type="float" office:value="0.519839">
                <text:p>0.519839</text:p>
                <draw:g>
                  <svg:desc>Blad4.C1:Blad4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7386">
                <text:p>0.507386</text:p>
              </table:table-cell>
              <table:table-cell office:value-type="float" office:value="0.528385">
                <text:p>0.528385</text:p>
              </table:table-cell>
              <table:table-cell office:value-type="float" office:value="0.521914">
                <text:p>0.521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8607">
                <text:p>0.508607</text:p>
              </table:table-cell>
              <table:table-cell office:value-type="float" office:value="0.525821">
                <text:p>0.525821</text:p>
              </table:table-cell>
              <table:table-cell office:value-type="float" office:value="0.525577">
                <text:p>0.525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8485">
                <text:p>0.508485</text:p>
              </table:table-cell>
              <table:table-cell office:value-type="float" office:value="0.523746">
                <text:p>0.523746</text:p>
              </table:table-cell>
              <table:table-cell office:value-type="float" office:value="0.529972">
                <text:p>0.529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8973">
                <text:p>0.508973</text:p>
              </table:table-cell>
              <table:table-cell office:value-type="float" office:value="0.523746">
                <text:p>0.523746</text:p>
              </table:table-cell>
              <table:table-cell office:value-type="float" office:value="0.532047">
                <text:p>0.532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7752">
                <text:p>0.507752</text:p>
              </table:table-cell>
              <table:table-cell office:value-type="float" office:value="0.522158">
                <text:p>0.522158</text:p>
              </table:table-cell>
              <table:table-cell office:value-type="float" office:value="0.534611">
                <text:p>0.534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8119">
                <text:p>0.508119</text:p>
              </table:table-cell>
              <table:table-cell office:value-type="float" office:value="0.520816">
                <text:p>0.520816</text:p>
              </table:table-cell>
              <table:table-cell office:value-type="float" office:value="0.534489">
                <text:p>0.534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9584">
                <text:p>0.509584</text:p>
              </table:table-cell>
              <table:table-cell office:value-type="float" office:value="0.519839">
                <text:p>0.519839</text:p>
              </table:table-cell>
              <table:table-cell office:value-type="float" office:value="0.534611">
                <text:p>0.534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8485">
                <text:p>0.508485</text:p>
              </table:table-cell>
              <table:table-cell office:value-type="float" office:value="0.518984">
                <text:p>0.518984</text:p>
              </table:table-cell>
              <table:table-cell office:value-type="float" office:value="0.532169">
                <text:p>0.532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0316">
                <text:p>0.510316</text:p>
              </table:table-cell>
              <table:table-cell office:value-type="float" office:value="0.517275">
                <text:p>0.517275</text:p>
              </table:table-cell>
              <table:table-cell office:value-type="float" office:value="0.530338">
                <text:p>0.530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8973">
                <text:p>0.508973</text:p>
              </table:table-cell>
              <table:table-cell office:value-type="float" office:value="0.514101">
                <text:p>0.514101</text:p>
              </table:table-cell>
              <table:table-cell office:value-type="float" office:value="0.528629">
                <text:p>0.5286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8485">
                <text:p>0.508485</text:p>
              </table:table-cell>
              <table:table-cell office:value-type="float" office:value="0.511659">
                <text:p>0.511659</text:p>
              </table:table-cell>
              <table:table-cell office:value-type="float" office:value="0.524844">
                <text:p>0.524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9706">
                <text:p>0.509706</text:p>
              </table:table-cell>
              <table:table-cell office:value-type="float" office:value="0.509584">
                <text:p>0.509584</text:p>
              </table:table-cell>
              <table:table-cell office:value-type="float" office:value="0.520693">
                <text:p>0.5206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0316">
                <text:p>0.510316</text:p>
              </table:table-cell>
              <table:table-cell office:value-type="float" office:value="0.507264">
                <text:p>0.507264</text:p>
              </table:table-cell>
              <table:table-cell office:value-type="float" office:value="0.517763">
                <text:p>0.517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0072">
                <text:p>0.510072</text:p>
              </table:table-cell>
              <table:table-cell office:value-type="float" office:value="0.504578">
                <text:p>0.504578</text:p>
              </table:table-cell>
              <table:table-cell office:value-type="float" office:value="0.514833">
                <text:p>0.514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0316">
                <text:p>0.510316</text:p>
              </table:table-cell>
              <table:table-cell office:value-type="float" office:value="0.502136">
                <text:p>0.502136</text:p>
              </table:table-cell>
              <table:table-cell office:value-type="float" office:value="0.511903">
                <text:p>0.5119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11537">
                <text:p>0.511537</text:p>
              </table:table-cell>
              <table:table-cell office:value-type="float" office:value="0.500305">
                <text:p>0.500305</text:p>
              </table:table-cell>
              <table:table-cell office:value-type="float" office:value="0.509828">
                <text:p>0.5098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11415">
                <text:p>0.511415</text:p>
              </table:table-cell>
              <table:table-cell office:value-type="float" office:value="0.499206">
                <text:p>0.499206</text:p>
              </table:table-cell>
              <table:table-cell office:value-type="float" office:value="0.508241">
                <text:p>0.508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12636">
                <text:p>0.512636</text:p>
              </table:table-cell>
              <table:table-cell office:value-type="float" office:value="0.498718">
                <text:p>0.498718</text:p>
              </table:table-cell>
              <table:table-cell office:value-type="float" office:value="0.50702">
                <text:p>0.50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3368">
                <text:p>0.513368</text:p>
              </table:table-cell>
              <table:table-cell office:value-type="float" office:value="0.497986">
                <text:p>0.497986</text:p>
              </table:table-cell>
              <table:table-cell office:value-type="float" office:value="0.506776">
                <text:p>0.506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4833">
                <text:p>0.514833</text:p>
              </table:table-cell>
              <table:table-cell office:value-type="float" office:value="0.496398">
                <text:p>0.496398</text:p>
              </table:table-cell>
              <table:table-cell office:value-type="float" office:value="0.508485">
                <text:p>0.508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6543">
                <text:p>0.516543</text:p>
              </table:table-cell>
              <table:table-cell office:value-type="float" office:value="0.497864">
                <text:p>0.497864</text:p>
              </table:table-cell>
              <table:table-cell office:value-type="float" office:value="0.510682">
                <text:p>0.510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5932">
                <text:p>0.515932</text:p>
              </table:table-cell>
              <table:table-cell office:value-type="float" office:value="0.499573">
                <text:p>0.499573</text:p>
              </table:table-cell>
              <table:table-cell office:value-type="float" office:value="0.513857">
                <text:p>0.513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3857">
                <text:p>0.513857</text:p>
              </table:table-cell>
              <table:table-cell office:value-type="float" office:value="0.501526">
                <text:p>0.501526</text:p>
              </table:table-cell>
              <table:table-cell office:value-type="float" office:value="0.516665">
                <text:p>0.5166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3368">
                <text:p>0.513368</text:p>
              </table:table-cell>
              <table:table-cell office:value-type="float" office:value="0.506165">
                <text:p>0.506165</text:p>
              </table:table-cell>
              <table:table-cell office:value-type="float" office:value="0.517641">
                <text:p>0.517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1293">
                <text:p>0.511293</text:p>
              </table:table-cell>
              <table:table-cell office:value-type="float" office:value="0.508241">
                <text:p>0.508241</text:p>
              </table:table-cell>
              <table:table-cell office:value-type="float" office:value="0.519595">
                <text:p>0.519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10316">
                <text:p>0.510316</text:p>
              </table:table-cell>
              <table:table-cell office:value-type="float" office:value="0.50995">
                <text:p>0.50995</text:p>
              </table:table-cell>
              <table:table-cell office:value-type="float" office:value="0.522525">
                <text:p>0.5225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0316">
                <text:p>0.510316</text:p>
              </table:table-cell>
              <table:table-cell office:value-type="float" office:value="0.51227">
                <text:p>0.51227</text:p>
              </table:table-cell>
              <table:table-cell office:value-type="float" office:value="0.523746">
                <text:p>0.523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8729">
                <text:p>0.508729</text:p>
              </table:table-cell>
              <table:table-cell office:value-type="float" office:value="0.513857">
                <text:p>0.513857</text:p>
              </table:table-cell>
              <table:table-cell office:value-type="float" office:value="0.526187">
                <text:p>0.526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8729">
                <text:p>0.508729</text:p>
              </table:table-cell>
              <table:table-cell office:value-type="float" office:value="0.516909">
                <text:p>0.516909</text:p>
              </table:table-cell>
              <table:table-cell office:value-type="float" office:value="0.527896">
                <text:p>0.5278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6898">
                <text:p>0.506898</text:p>
              </table:table-cell>
              <table:table-cell office:value-type="float" office:value="0.52106">
                <text:p>0.52106</text:p>
              </table:table-cell>
              <table:table-cell office:value-type="float" office:value="0.529484">
                <text:p>0.529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5799">
                <text:p>0.505799</text:p>
              </table:table-cell>
              <table:table-cell office:value-type="float" office:value="0.522647">
                <text:p>0.522647</text:p>
              </table:table-cell>
              <table:table-cell office:value-type="float" office:value="0.532047">
                <text:p>0.5320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5555">
                <text:p>0.505555</text:p>
              </table:table-cell>
              <table:table-cell office:value-type="float" office:value="0.523379">
                <text:p>0.523379</text:p>
              </table:table-cell>
              <table:table-cell office:value-type="float" office:value="0.534733">
                <text:p>0.534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4822">
                <text:p>0.504822</text:p>
              </table:table-cell>
              <table:table-cell office:value-type="float" office:value="0.526431">
                <text:p>0.526431</text:p>
              </table:table-cell>
              <table:table-cell office:value-type="float" office:value="0.533757">
                <text:p>0.5337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4578">
                <text:p>0.504578</text:p>
              </table:table-cell>
              <table:table-cell office:value-type="float" office:value="0.528385">
                <text:p>0.528385</text:p>
              </table:table-cell>
              <table:table-cell office:value-type="float" office:value="0.532047">
                <text:p>0.532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409">
                <text:p>0.50409</text:p>
              </table:table-cell>
              <table:table-cell office:value-type="float" office:value="0.528019">
                <text:p>0.528019</text:p>
              </table:table-cell>
              <table:table-cell office:value-type="float" office:value="0.53046">
                <text:p>0.53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4212">
                <text:p>0.504212</text:p>
              </table:table-cell>
              <table:table-cell office:value-type="float" office:value="0.528507">
                <text:p>0.528507</text:p>
              </table:table-cell>
              <table:table-cell office:value-type="float" office:value="0.526676">
                <text:p>0.5266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04578">
                <text:p>0.504578</text:p>
              </table:table-cell>
              <table:table-cell office:value-type="float" office:value="0.525943">
                <text:p>0.525943</text:p>
              </table:table-cell>
              <table:table-cell office:value-type="float" office:value="0.525211">
                <text:p>0.525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04944">
                <text:p>0.504944</text:p>
              </table:table-cell>
              <table:table-cell office:value-type="float" office:value="0.525455">
                <text:p>0.525455</text:p>
              </table:table-cell>
              <table:table-cell office:value-type="float" office:value="0.522647">
                <text:p>0.5226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05067">
                <text:p>0.505067</text:p>
              </table:table-cell>
              <table:table-cell office:value-type="float" office:value="0.5246">
                <text:p>0.5246</text:p>
              </table:table-cell>
              <table:table-cell office:value-type="float" office:value="0.520938">
                <text:p>0.5209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5189">
                <text:p>0.505189</text:p>
              </table:table-cell>
              <table:table-cell office:value-type="float" office:value="0.524478">
                <text:p>0.524478</text:p>
              </table:table-cell>
              <table:table-cell office:value-type="float" office:value="0.519228">
                <text:p>0.5192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5189">
                <text:p>0.505189</text:p>
              </table:table-cell>
              <table:table-cell office:value-type="float" office:value="0.523868">
                <text:p>0.523868</text:p>
              </table:table-cell>
              <table:table-cell office:value-type="float" office:value="0.518984">
                <text:p>0.5189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3846">
                <text:p>0.503846</text:p>
              </table:table-cell>
              <table:table-cell office:value-type="float" office:value="0.522158">
                <text:p>0.522158</text:p>
              </table:table-cell>
              <table:table-cell office:value-type="float" office:value="0.520327">
                <text:p>0.5203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3357">
                <text:p>0.503357</text:p>
              </table:table-cell>
              <table:table-cell office:value-type="float" office:value="0.521426">
                <text:p>0.521426</text:p>
              </table:table-cell>
              <table:table-cell office:value-type="float" office:value="0.519595">
                <text:p>0.519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03601">
                <text:p>0.503601</text:p>
              </table:table-cell>
              <table:table-cell office:value-type="float" office:value="0.522891">
                <text:p>0.522891</text:p>
              </table:table-cell>
              <table:table-cell office:value-type="float" office:value="0.519228">
                <text:p>0.519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2503">
                <text:p>0.502503</text:p>
              </table:table-cell>
              <table:table-cell office:value-type="float" office:value="0.521304">
                <text:p>0.521304</text:p>
              </table:table-cell>
              <table:table-cell office:value-type="float" office:value="0.519228">
                <text:p>0.519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2625">
                <text:p>0.502625</text:p>
              </table:table-cell>
              <table:table-cell office:value-type="float" office:value="0.51874">
                <text:p>0.51874</text:p>
              </table:table-cell>
              <table:table-cell office:value-type="float" office:value="0.521792">
                <text:p>0.5217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2869">
                <text:p>0.502869</text:p>
              </table:table-cell>
              <table:table-cell office:value-type="float" office:value="0.516054">
                <text:p>0.516054</text:p>
              </table:table-cell>
              <table:table-cell office:value-type="float" office:value="0.524112">
                <text:p>0.524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2381">
                <text:p>0.502381</text:p>
              </table:table-cell>
              <table:table-cell office:value-type="float" office:value="0.515932">
                <text:p>0.515932</text:p>
              </table:table-cell>
              <table:table-cell office:value-type="float" office:value="0.525699">
                <text:p>0.5256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2259">
                <text:p>0.502259</text:p>
              </table:table-cell>
              <table:table-cell office:value-type="float" office:value="0.515688">
                <text:p>0.515688</text:p>
              </table:table-cell>
              <table:table-cell office:value-type="float" office:value="0.526309">
                <text:p>0.526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177">
                <text:p>0.50177</text:p>
              </table:table-cell>
              <table:table-cell office:value-type="float" office:value="0.51227">
                <text:p>0.51227</text:p>
              </table:table-cell>
              <table:table-cell office:value-type="float" office:value="0.530094">
                <text:p>0.5300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1282">
                <text:p>0.501282</text:p>
              </table:table-cell>
              <table:table-cell office:value-type="float" office:value="0.512147">
                <text:p>0.512147</text:p>
              </table:table-cell>
              <table:table-cell office:value-type="float" office:value="0.529972">
                <text:p>0.5299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2014">
                <text:p>0.502014</text:p>
              </table:table-cell>
              <table:table-cell office:value-type="float" office:value="0.514589">
                <text:p>0.514589</text:p>
              </table:table-cell>
              <table:table-cell office:value-type="float" office:value="0.528751">
                <text:p>0.5287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02259">
                <text:p>0.502259</text:p>
              </table:table-cell>
              <table:table-cell office:value-type="float" office:value="0.515932">
                <text:p>0.515932</text:p>
              </table:table-cell>
              <table:table-cell office:value-type="float" office:value="0.52753">
                <text:p>0.527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01526">
                <text:p>0.501526</text:p>
              </table:table-cell>
              <table:table-cell office:value-type="float" office:value="0.51874">
                <text:p>0.51874</text:p>
              </table:table-cell>
              <table:table-cell office:value-type="float" office:value="0.525211">
                <text:p>0.525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2381">
                <text:p>0.502381</text:p>
              </table:table-cell>
              <table:table-cell office:value-type="float" office:value="0.520205">
                <text:p>0.520205</text:p>
              </table:table-cell>
              <table:table-cell office:value-type="float" office:value="0.523501">
                <text:p>0.5235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4212">
                <text:p>0.504212</text:p>
              </table:table-cell>
              <table:table-cell office:value-type="float" office:value="0.521182">
                <text:p>0.521182</text:p>
              </table:table-cell>
              <table:table-cell office:value-type="float" office:value="0.521182">
                <text:p>0.5211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5677">
                <text:p>0.505677</text:p>
              </table:table-cell>
              <table:table-cell office:value-type="float" office:value="0.524112">
                <text:p>0.524112</text:p>
              </table:table-cell>
              <table:table-cell office:value-type="float" office:value="0.518618">
                <text:p>0.5186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5921">
                <text:p>0.505921</text:p>
              </table:table-cell>
              <table:table-cell office:value-type="float" office:value="0.52753">
                <text:p>0.52753</text:p>
              </table:table-cell>
              <table:table-cell office:value-type="float" office:value="0.516665">
                <text:p>0.5166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6287">
                <text:p>0.506287</text:p>
              </table:table-cell>
              <table:table-cell office:value-type="float" office:value="0.530216">
                <text:p>0.530216</text:p>
              </table:table-cell>
              <table:table-cell office:value-type="float" office:value="0.5152">
                <text:p>0.51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0702">
                <text:p>0.50702</text:p>
              </table:table-cell>
              <table:table-cell office:value-type="float" office:value="0.532414">
                <text:p>0.532414</text:p>
              </table:table-cell>
              <table:table-cell office:value-type="float" office:value="0.514345">
                <text:p>0.514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8851">
                <text:p>0.508851</text:p>
              </table:table-cell>
              <table:table-cell office:value-type="float" office:value="0.534001">
                <text:p>0.534001</text:p>
              </table:table-cell>
              <table:table-cell office:value-type="float" office:value="0.514833">
                <text:p>0.5148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0682">
                <text:p>0.510682</text:p>
              </table:table-cell>
              <table:table-cell office:value-type="float" office:value="0.534855">
                <text:p>0.534855</text:p>
              </table:table-cell>
              <table:table-cell office:value-type="float" office:value="0.515932">
                <text:p>0.5159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2392">
                <text:p>0.512392</text:p>
              </table:table-cell>
              <table:table-cell office:value-type="float" office:value="0.535222">
                <text:p>0.535222</text:p>
              </table:table-cell>
              <table:table-cell office:value-type="float" office:value="0.518008">
                <text:p>0.5180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lad5.A1:Blad5.C49" svg:x="0.77cm" svg:y="0.855cm" svg:width="14.59cm" svg:height="7.545cm">
          <chartooo:coordinate-region svg:x="0.77cm" svg:y="0.855cm" svg:width="14.59cm" svg:height="7.54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lad5.A1:Blad5.A49" chart:class="chart:line">
            <chart:data-point chart:repeated="49"/>
          </chart:series>
          <chart:series chart:style-name="ch6" chart:values-cell-range-address="Blad5.B1:Blad5.B49" chart:class="chart:line">
            <chart:data-point chart:repeated="49"/>
          </chart:series>
          <chart:series chart:style-name="ch7" chart:values-cell-range-address="Blad5.C1:Blad5.C49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  <table:table-cell office:value-type="string">
                <text:p>Kolom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3002">
                <text:p>0.513002</text:p>
                <draw:g>
                  <svg:desc>Blad5.A1:Blad5.A49</svg:desc>
                </draw:g>
              </table:table-cell>
              <table:table-cell office:value-type="float" office:value="0.494445">
                <text:p>0.494445</text:p>
                <draw:g>
                  <svg:desc>Blad5.B1:Blad5.B49</svg:desc>
                </draw:g>
              </table:table-cell>
              <table:table-cell office:value-type="float" office:value="0.50702">
                <text:p>0.50702</text:p>
                <draw:g>
                  <svg:desc>Blad5.C1:Blad5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3979">
                <text:p>0.513979</text:p>
              </table:table-cell>
              <table:table-cell office:value-type="float" office:value="0.495178">
                <text:p>0.495178</text:p>
              </table:table-cell>
              <table:table-cell office:value-type="float" office:value="0.506165">
                <text:p>0.506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5444">
                <text:p>0.515444</text:p>
              </table:table-cell>
              <table:table-cell office:value-type="float" office:value="0.500061">
                <text:p>0.500061</text:p>
              </table:table-cell>
              <table:table-cell office:value-type="float" office:value="0.505555">
                <text:p>0.505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7397">
                <text:p>0.517397</text:p>
              </table:table-cell>
              <table:table-cell office:value-type="float" office:value="0.503601">
                <text:p>0.503601</text:p>
              </table:table-cell>
              <table:table-cell office:value-type="float" office:value="0.506532">
                <text:p>0.506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8618">
                <text:p>0.518618</text:p>
              </table:table-cell>
              <table:table-cell office:value-type="float" office:value="0.504212">
                <text:p>0.504212</text:p>
              </table:table-cell>
              <table:table-cell office:value-type="float" office:value="0.50934">
                <text:p>0.50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7641">
                <text:p>0.517641</text:p>
              </table:table-cell>
              <table:table-cell office:value-type="float" office:value="0.505555">
                <text:p>0.505555</text:p>
              </table:table-cell>
              <table:table-cell office:value-type="float" office:value="0.513002">
                <text:p>0.513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5566">
                <text:p>0.515566</text:p>
              </table:table-cell>
              <table:table-cell office:value-type="float" office:value="0.507508">
                <text:p>0.507508</text:p>
              </table:table-cell>
              <table:table-cell office:value-type="float" office:value="0.515688">
                <text:p>0.515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5688">
                <text:p>0.515688</text:p>
              </table:table-cell>
              <table:table-cell office:value-type="float" office:value="0.508729">
                <text:p>0.508729</text:p>
              </table:table-cell>
              <table:table-cell office:value-type="float" office:value="0.517519">
                <text:p>0.517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4467">
                <text:p>0.514467</text:p>
              </table:table-cell>
              <table:table-cell office:value-type="float" office:value="0.508851">
                <text:p>0.508851</text:p>
              </table:table-cell>
              <table:table-cell office:value-type="float" office:value="0.519473">
                <text:p>0.519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5078">
                <text:p>0.515078</text:p>
              </table:table-cell>
              <table:table-cell office:value-type="float" office:value="0.509462">
                <text:p>0.509462</text:p>
              </table:table-cell>
              <table:table-cell office:value-type="float" office:value="0.52167">
                <text:p>0.52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4833">
                <text:p>0.514833</text:p>
              </table:table-cell>
              <table:table-cell office:value-type="float" office:value="0.510072">
                <text:p>0.510072</text:p>
              </table:table-cell>
              <table:table-cell office:value-type="float" office:value="0.525088">
                <text:p>0.525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2147">
                <text:p>0.512147</text:p>
              </table:table-cell>
              <table:table-cell office:value-type="float" office:value="0.510072">
                <text:p>0.510072</text:p>
              </table:table-cell>
              <table:table-cell office:value-type="float" office:value="0.528141">
                <text:p>0.528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0927">
                <text:p>0.510927</text:p>
              </table:table-cell>
              <table:table-cell office:value-type="float" office:value="0.512514">
                <text:p>0.512514</text:p>
              </table:table-cell>
              <table:table-cell office:value-type="float" office:value="0.530949">
                <text:p>0.530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7997">
                <text:p>0.507997</text:p>
              </table:table-cell>
              <table:table-cell office:value-type="float" office:value="0.511415">
                <text:p>0.511415</text:p>
              </table:table-cell>
              <table:table-cell office:value-type="float" office:value="0.535466">
                <text:p>0.535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6654">
                <text:p>0.506654</text:p>
              </table:table-cell>
              <table:table-cell office:value-type="float" office:value="0.510927">
                <text:p>0.510927</text:p>
              </table:table-cell>
              <table:table-cell office:value-type="float" office:value="0.538396">
                <text:p>0.538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5921">
                <text:p>0.505921</text:p>
              </table:table-cell>
              <table:table-cell office:value-type="float" office:value="0.510072">
                <text:p>0.510072</text:p>
              </table:table-cell>
              <table:table-cell office:value-type="float" office:value="0.539861">
                <text:p>0.539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409">
                <text:p>0.50409</text:p>
              </table:table-cell>
              <table:table-cell office:value-type="float" office:value="0.508363">
                <text:p>0.508363</text:p>
              </table:table-cell>
              <table:table-cell office:value-type="float" office:value="0.540838">
                <text:p>0.5408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3479">
                <text:p>0.503479</text:p>
              </table:table-cell>
              <table:table-cell office:value-type="float" office:value="0.506776">
                <text:p>0.506776</text:p>
              </table:table-cell>
              <table:table-cell office:value-type="float" office:value="0.540838">
                <text:p>0.540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1892">
                <text:p>0.501892</text:p>
              </table:table-cell>
              <table:table-cell office:value-type="float" office:value="0.504822">
                <text:p>0.504822</text:p>
              </table:table-cell>
              <table:table-cell office:value-type="float" office:value="0.540227">
                <text:p>0.540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0916">
                <text:p>0.500916</text:p>
              </table:table-cell>
              <table:table-cell office:value-type="float" office:value="0.505189">
                <text:p>0.505189</text:p>
              </table:table-cell>
              <table:table-cell office:value-type="float" office:value="0.537785">
                <text:p>0.537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0427">
                <text:p>0.500427</text:p>
              </table:table-cell>
              <table:table-cell office:value-type="float" office:value="0.505921">
                <text:p>0.505921</text:p>
              </table:table-cell>
              <table:table-cell office:value-type="float" office:value="0.534245">
                <text:p>0.534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0183">
                <text:p>0.500183</text:p>
              </table:table-cell>
              <table:table-cell office:value-type="float" office:value="0.506898">
                <text:p>0.506898</text:p>
              </table:table-cell>
              <table:table-cell office:value-type="float" office:value="0.530704">
                <text:p>0.530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0305">
                <text:p>0.500305</text:p>
              </table:table-cell>
              <table:table-cell office:value-type="float" office:value="0.507386">
                <text:p>0.507386</text:p>
              </table:table-cell>
              <table:table-cell office:value-type="float" office:value="0.528629">
                <text:p>0.5286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0183">
                <text:p>0.500183</text:p>
              </table:table-cell>
              <table:table-cell office:value-type="float" office:value="0.507752">
                <text:p>0.507752</text:p>
              </table:table-cell>
              <table:table-cell office:value-type="float" office:value="0.527286">
                <text:p>0.527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0794">
                <text:p>0.500794</text:p>
              </table:table-cell>
              <table:table-cell office:value-type="float" office:value="0.508485">
                <text:p>0.508485</text:p>
              </table:table-cell>
              <table:table-cell office:value-type="float" office:value="0.526065">
                <text:p>0.5260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1892">
                <text:p>0.501892</text:p>
              </table:table-cell>
              <table:table-cell office:value-type="float" office:value="0.509828">
                <text:p>0.509828</text:p>
              </table:table-cell>
              <table:table-cell office:value-type="float" office:value="0.525211">
                <text:p>0.5252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2381">
                <text:p>0.502381</text:p>
              </table:table-cell>
              <table:table-cell office:value-type="float" office:value="0.511659">
                <text:p>0.511659</text:p>
              </table:table-cell>
              <table:table-cell office:value-type="float" office:value="0.524112">
                <text:p>0.524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3724">
                <text:p>0.503724</text:p>
              </table:table-cell>
              <table:table-cell office:value-type="float" office:value="0.514833">
                <text:p>0.514833</text:p>
              </table:table-cell>
              <table:table-cell office:value-type="float" office:value="0.523013">
                <text:p>0.523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4944">
                <text:p>0.504944</text:p>
              </table:table-cell>
              <table:table-cell office:value-type="float" office:value="0.51874">
                <text:p>0.51874</text:p>
              </table:table-cell>
              <table:table-cell office:value-type="float" office:value="0.522036">
                <text:p>0.5220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6043">
                <text:p>0.506043</text:p>
              </table:table-cell>
              <table:table-cell office:value-type="float" office:value="0.522158">
                <text:p>0.522158</text:p>
              </table:table-cell>
              <table:table-cell office:value-type="float" office:value="0.520938">
                <text:p>0.5209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7752">
                <text:p>0.507752</text:p>
              </table:table-cell>
              <table:table-cell office:value-type="float" office:value="0.527164">
                <text:p>0.527164</text:p>
              </table:table-cell>
              <table:table-cell office:value-type="float" office:value="0.51874">
                <text:p>0.51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8119">
                <text:p>0.508119</text:p>
              </table:table-cell>
              <table:table-cell office:value-type="float" office:value="0.530338">
                <text:p>0.530338</text:p>
              </table:table-cell>
              <table:table-cell office:value-type="float" office:value="0.517763">
                <text:p>0.5177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0316">
                <text:p>0.510316</text:p>
              </table:table-cell>
              <table:table-cell office:value-type="float" office:value="0.532047">
                <text:p>0.532047</text:p>
              </table:table-cell>
              <table:table-cell office:value-type="float" office:value="0.517275">
                <text:p>0.517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349">
                <text:p>0.51349</text:p>
              </table:table-cell>
              <table:table-cell office:value-type="float" office:value="0.534123">
                <text:p>0.534123</text:p>
              </table:table-cell>
              <table:table-cell office:value-type="float" office:value="0.517763">
                <text:p>0.5177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3735">
                <text:p>0.513735</text:p>
              </table:table-cell>
              <table:table-cell office:value-type="float" office:value="0.533879">
                <text:p>0.533879</text:p>
              </table:table-cell>
              <table:table-cell office:value-type="float" office:value="0.521548">
                <text:p>0.5215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349">
                <text:p>0.51349</text:p>
              </table:table-cell>
              <table:table-cell office:value-type="float" office:value="0.532292">
                <text:p>0.532292</text:p>
              </table:table-cell>
              <table:table-cell office:value-type="float" office:value="0.5246">
                <text:p>0.5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349">
                <text:p>0.51349</text:p>
              </table:table-cell>
              <table:table-cell office:value-type="float" office:value="0.531315">
                <text:p>0.531315</text:p>
              </table:table-cell>
              <table:table-cell office:value-type="float" office:value="0.526554">
                <text:p>0.5265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3979">
                <text:p>0.513979</text:p>
              </table:table-cell>
              <table:table-cell office:value-type="float" office:value="0.529361">
                <text:p>0.529361</text:p>
              </table:table-cell>
              <table:table-cell office:value-type="float" office:value="0.528385">
                <text:p>0.528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3124">
                <text:p>0.513124</text:p>
              </table:table-cell>
              <table:table-cell office:value-type="float" office:value="0.526798">
                <text:p>0.526798</text:p>
              </table:table-cell>
              <table:table-cell office:value-type="float" office:value="0.529728">
                <text:p>0.5297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3002">
                <text:p>0.513002</text:p>
              </table:table-cell>
              <table:table-cell office:value-type="float" office:value="0.525088">
                <text:p>0.525088</text:p>
              </table:table-cell>
              <table:table-cell office:value-type="float" office:value="0.529728">
                <text:p>0.5297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4589">
                <text:p>0.514589</text:p>
              </table:table-cell>
              <table:table-cell office:value-type="float" office:value="0.524478">
                <text:p>0.524478</text:p>
              </table:table-cell>
              <table:table-cell office:value-type="float" office:value="0.529239">
                <text:p>0.529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4223">
                <text:p>0.514223</text:p>
              </table:table-cell>
              <table:table-cell office:value-type="float" office:value="0.522891">
                <text:p>0.522891</text:p>
              </table:table-cell>
              <table:table-cell office:value-type="float" office:value="0.527774">
                <text:p>0.527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152">
                <text:p>0.5152</text:p>
              </table:table-cell>
              <table:table-cell office:value-type="float" office:value="0.520327">
                <text:p>0.520327</text:p>
              </table:table-cell>
              <table:table-cell office:value-type="float" office:value="0.526431">
                <text:p>0.526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12514">
                <text:p>0.512514</text:p>
              </table:table-cell>
              <table:table-cell office:value-type="float" office:value="0.517886">
                <text:p>0.517886</text:p>
              </table:table-cell>
              <table:table-cell office:value-type="float" office:value="0.523379">
                <text:p>0.5233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3979">
                <text:p>0.513979</text:p>
              </table:table-cell>
              <table:table-cell office:value-type="float" office:value="0.514711">
                <text:p>0.514711</text:p>
              </table:table-cell>
              <table:table-cell office:value-type="float" office:value="0.520449">
                <text:p>0.520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3735">
                <text:p>0.513735</text:p>
              </table:table-cell>
              <table:table-cell office:value-type="float" office:value="0.509462">
                <text:p>0.509462</text:p>
              </table:table-cell>
              <table:table-cell office:value-type="float" office:value="0.518374">
                <text:p>0.5183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1227">
                <text:p>0.51227</text:p>
              </table:table-cell>
              <table:table-cell office:value-type="float" office:value="0.505067">
                <text:p>0.505067</text:p>
              </table:table-cell>
              <table:table-cell office:value-type="float" office:value="0.51581">
                <text:p>0.51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11537">
                <text:p>0.511537</text:p>
              </table:table-cell>
              <table:table-cell office:value-type="float" office:value="0.50116">
                <text:p>0.50116</text:p>
              </table:table-cell>
              <table:table-cell office:value-type="float" office:value="0.513857">
                <text:p>0.5138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11781">
                <text:p>0.511781</text:p>
              </table:table-cell>
              <table:table-cell office:value-type="float" office:value="0.497986">
                <text:p>0.497986</text:p>
              </table:table-cell>
              <table:table-cell office:value-type="float" office:value="0.511537">
                <text:p>0.5115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lad6.A1:Blad6.C64" svg:x="0.77cm" svg:y="0.855cm" svg:width="14.59cm" svg:height="7.545cm">
          <chartooo:coordinate-region svg:x="0.77cm" svg:y="0.855cm" svg:width="14.59cm" svg:height="7.54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lad6.A1:Blad6.A64" chart:class="chart:line">
            <chart:data-point chart:repeated="64"/>
          </chart:series>
          <chart:series chart:style-name="ch6" chart:values-cell-range-address="Blad6.B1:Blad6.B64" chart:class="chart:line">
            <chart:data-point chart:repeated="64"/>
          </chart:series>
          <chart:series chart:style-name="ch7" chart:values-cell-range-address="Blad6.C1:Blad6.C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  <table:table-cell office:value-type="string">
                <text:p>Kolom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6543">
                <text:p>0.516543</text:p>
                <draw:g>
                  <svg:desc>Blad6.A1:Blad6.A64</svg:desc>
                </draw:g>
              </table:table-cell>
              <table:table-cell office:value-type="float" office:value="0.51349">
                <text:p>0.51349</text:p>
                <draw:g>
                  <svg:desc>Blad6.B1:Blad6.B64</svg:desc>
                </draw:g>
              </table:table-cell>
              <table:table-cell office:value-type="float" office:value="0.510316">
                <text:p>0.510316</text:p>
                <draw:g>
                  <svg:desc>Blad6.C1:Blad6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4955">
                <text:p>0.514955</text:p>
              </table:table-cell>
              <table:table-cell office:value-type="float" office:value="0.510682">
                <text:p>0.510682</text:p>
              </table:table-cell>
              <table:table-cell office:value-type="float" office:value="0.510805">
                <text:p>0.510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3735">
                <text:p>0.513735</text:p>
              </table:table-cell>
              <table:table-cell office:value-type="float" office:value="0.509584">
                <text:p>0.509584</text:p>
              </table:table-cell>
              <table:table-cell office:value-type="float" office:value="0.510682">
                <text:p>0.510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1171">
                <text:p>0.511171</text:p>
              </table:table-cell>
              <table:table-cell office:value-type="float" office:value="0.50934">
                <text:p>0.50934</text:p>
              </table:table-cell>
              <table:table-cell office:value-type="float" office:value="0.511293">
                <text:p>0.511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1415">
                <text:p>0.511415</text:p>
              </table:table-cell>
              <table:table-cell office:value-type="float" office:value="0.508973">
                <text:p>0.508973</text:p>
              </table:table-cell>
              <table:table-cell office:value-type="float" office:value="0.51227">
                <text:p>0.51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0805">
                <text:p>0.510805</text:p>
              </table:table-cell>
              <table:table-cell office:value-type="float" office:value="0.50995">
                <text:p>0.50995</text:p>
              </table:table-cell>
              <table:table-cell office:value-type="float" office:value="0.513002">
                <text:p>0.513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7997">
                <text:p>0.507997</text:p>
              </table:table-cell>
              <table:table-cell office:value-type="float" office:value="0.513246">
                <text:p>0.513246</text:p>
              </table:table-cell>
              <table:table-cell office:value-type="float" office:value="0.516054">
                <text:p>0.516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6287">
                <text:p>0.506287</text:p>
              </table:table-cell>
              <table:table-cell office:value-type="float" office:value="0.518374">
                <text:p>0.518374</text:p>
              </table:table-cell>
              <table:table-cell office:value-type="float" office:value="0.517397">
                <text:p>0.517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2503">
                <text:p>0.502503</text:p>
              </table:table-cell>
              <table:table-cell office:value-type="float" office:value="0.523501">
                <text:p>0.523501</text:p>
              </table:table-cell>
              <table:table-cell office:value-type="float" office:value="0.519839">
                <text:p>0.519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9817">
                <text:p>0.499817</text:p>
              </table:table-cell>
              <table:table-cell office:value-type="float" office:value="0.525699">
                <text:p>0.525699</text:p>
              </table:table-cell>
              <table:table-cell office:value-type="float" office:value="0.524478">
                <text:p>0.524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9451">
                <text:p>0.499451</text:p>
              </table:table-cell>
              <table:table-cell office:value-type="float" office:value="0.529972">
                <text:p>0.529972</text:p>
              </table:table-cell>
              <table:table-cell office:value-type="float" office:value="0.527774">
                <text:p>0.527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884">
                <text:p>0.49884</text:p>
              </table:table-cell>
              <table:table-cell office:value-type="float" office:value="0.535588">
                <text:p>0.535588</text:p>
              </table:table-cell>
              <table:table-cell office:value-type="float" office:value="0.52985">
                <text:p>0.52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8352">
                <text:p>0.498352</text:p>
              </table:table-cell>
              <table:table-cell office:value-type="float" office:value="0.537541">
                <text:p>0.537541</text:p>
              </table:table-cell>
              <table:table-cell office:value-type="float" office:value="0.533146">
                <text:p>0.533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7253">
                <text:p>0.497253</text:p>
              </table:table-cell>
              <table:table-cell office:value-type="float" office:value="0.537907">
                <text:p>0.537907</text:p>
              </table:table-cell>
              <table:table-cell office:value-type="float" office:value="0.535466">
                <text:p>0.535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96765">
                <text:p>0.496765</text:p>
              </table:table-cell>
              <table:table-cell office:value-type="float" office:value="0.539006">
                <text:p>0.539006</text:p>
              </table:table-cell>
              <table:table-cell office:value-type="float" office:value="0.536809">
                <text:p>0.536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5178">
                <text:p>0.495178</text:p>
              </table:table-cell>
              <table:table-cell office:value-type="float" office:value="0.540227">
                <text:p>0.540227</text:p>
              </table:table-cell>
              <table:table-cell office:value-type="float" office:value="0.537175">
                <text:p>0.537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6643">
                <text:p>0.496643</text:p>
              </table:table-cell>
              <table:table-cell office:value-type="float" office:value="0.541814">
                <text:p>0.541814</text:p>
              </table:table-cell>
              <table:table-cell office:value-type="float" office:value="0.532536">
                <text:p>0.532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7741">
                <text:p>0.497741</text:p>
              </table:table-cell>
              <table:table-cell office:value-type="float" office:value="0.539495">
                <text:p>0.539495</text:p>
              </table:table-cell>
              <table:table-cell office:value-type="float" office:value="0.530704">
                <text:p>0.530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97986">
                <text:p>0.497986</text:p>
              </table:table-cell>
              <table:table-cell office:value-type="float" office:value="0.536076">
                <text:p>0.536076</text:p>
              </table:table-cell>
              <table:table-cell office:value-type="float" office:value="0.529728">
                <text:p>0.529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823">
                <text:p>0.49823</text:p>
              </table:table-cell>
              <table:table-cell office:value-type="float" office:value="0.533879">
                <text:p>0.533879</text:p>
              </table:table-cell>
              <table:table-cell office:value-type="float" office:value="0.526798">
                <text:p>0.526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9451">
                <text:p>0.499451</text:p>
              </table:table-cell>
              <table:table-cell office:value-type="float" office:value="0.532047">
                <text:p>0.532047</text:p>
              </table:table-cell>
              <table:table-cell office:value-type="float" office:value="0.523623">
                <text:p>0.5236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0916">
                <text:p>0.500916</text:p>
              </table:table-cell>
              <table:table-cell office:value-type="float" office:value="0.530094">
                <text:p>0.530094</text:p>
              </table:table-cell>
              <table:table-cell office:value-type="float" office:value="0.521792">
                <text:p>0.521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1282">
                <text:p>0.501282</text:p>
              </table:table-cell>
              <table:table-cell office:value-type="float" office:value="0.526676">
                <text:p>0.526676</text:p>
              </table:table-cell>
              <table:table-cell office:value-type="float" office:value="0.519473">
                <text:p>0.519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2869">
                <text:p>0.502869</text:p>
              </table:table-cell>
              <table:table-cell office:value-type="float" office:value="0.522281">
                <text:p>0.522281</text:p>
              </table:table-cell>
              <table:table-cell office:value-type="float" office:value="0.517763">
                <text:p>0.5177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6287">
                <text:p>0.506287</text:p>
              </table:table-cell>
              <table:table-cell office:value-type="float" office:value="0.519351">
                <text:p>0.519351</text:p>
              </table:table-cell>
              <table:table-cell office:value-type="float" office:value="0.51642">
                <text:p>0.51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776">
                <text:p>0.506776</text:p>
              </table:table-cell>
              <table:table-cell office:value-type="float" office:value="0.516543">
                <text:p>0.516543</text:p>
              </table:table-cell>
              <table:table-cell office:value-type="float" office:value="0.514345">
                <text:p>0.514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264">
                <text:p>0.507264</text:p>
              </table:table-cell>
              <table:table-cell office:value-type="float" office:value="0.514467">
                <text:p>0.514467</text:p>
              </table:table-cell>
              <table:table-cell office:value-type="float" office:value="0.511537">
                <text:p>0.511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095">
                <text:p>0.509095</text:p>
              </table:table-cell>
              <table:table-cell office:value-type="float" office:value="0.510805">
                <text:p>0.510805</text:p>
              </table:table-cell>
              <table:table-cell office:value-type="float" office:value="0.508851">
                <text:p>0.508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2147">
                <text:p>0.512147</text:p>
              </table:table-cell>
              <table:table-cell office:value-type="float" office:value="0.508729">
                <text:p>0.508729</text:p>
              </table:table-cell>
              <table:table-cell office:value-type="float" office:value="0.508485">
                <text:p>0.5084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2025">
                <text:p>0.512025</text:p>
              </table:table-cell>
              <table:table-cell office:value-type="float" office:value="0.507997">
                <text:p>0.507997</text:p>
              </table:table-cell>
              <table:table-cell office:value-type="float" office:value="0.508485">
                <text:p>0.5084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3979">
                <text:p>0.513979</text:p>
              </table:table-cell>
              <table:table-cell office:value-type="float" office:value="0.508119">
                <text:p>0.508119</text:p>
              </table:table-cell>
              <table:table-cell office:value-type="float" office:value="0.509095">
                <text:p>0.5090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6054">
                <text:p>0.516054</text:p>
              </table:table-cell>
              <table:table-cell office:value-type="float" office:value="0.510316">
                <text:p>0.510316</text:p>
              </table:table-cell>
              <table:table-cell office:value-type="float" office:value="0.510194">
                <text:p>0.5101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6054">
                <text:p>0.516054</text:p>
              </table:table-cell>
              <table:table-cell office:value-type="float" office:value="0.51288">
                <text:p>0.51288</text:p>
              </table:table-cell>
              <table:table-cell office:value-type="float" office:value="0.510805">
                <text:p>0.510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1914">
                <text:p>0.521914</text:p>
              </table:table-cell>
              <table:table-cell office:value-type="float" office:value="0.514833">
                <text:p>0.514833</text:p>
              </table:table-cell>
              <table:table-cell office:value-type="float" office:value="0.51349">
                <text:p>0.51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20938">
                <text:p>0.520938</text:p>
              </table:table-cell>
              <table:table-cell office:value-type="float" office:value="0.517275">
                <text:p>0.517275</text:p>
              </table:table-cell>
              <table:table-cell office:value-type="float" office:value="0.515688">
                <text:p>0.515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9228">
                <text:p>0.519228</text:p>
              </table:table-cell>
              <table:table-cell office:value-type="float" office:value="0.521548">
                <text:p>0.521548</text:p>
              </table:table-cell>
              <table:table-cell office:value-type="float" office:value="0.515078">
                <text:p>0.515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9839">
                <text:p>0.519839</text:p>
              </table:table-cell>
              <table:table-cell office:value-type="float" office:value="0.524478">
                <text:p>0.524478</text:p>
              </table:table-cell>
              <table:table-cell office:value-type="float" office:value="0.513368">
                <text:p>0.513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0205">
                <text:p>0.520205</text:p>
              </table:table-cell>
              <table:table-cell office:value-type="float" office:value="0.522891">
                <text:p>0.522891</text:p>
              </table:table-cell>
              <table:table-cell office:value-type="float" office:value="0.514589">
                <text:p>0.5145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9228">
                <text:p>0.519228</text:p>
              </table:table-cell>
              <table:table-cell office:value-type="float" office:value="0.518374">
                <text:p>0.518374</text:p>
              </table:table-cell>
              <table:table-cell office:value-type="float" office:value="0.519595">
                <text:p>0.5195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6909">
                <text:p>0.516909</text:p>
              </table:table-cell>
              <table:table-cell office:value-type="float" office:value="0.5152">
                <text:p>0.5152</text:p>
              </table:table-cell>
              <table:table-cell office:value-type="float" office:value="0.520571">
                <text:p>0.5205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7397">
                <text:p>0.517397</text:p>
              </table:table-cell>
              <table:table-cell office:value-type="float" office:value="0.514101">
                <text:p>0.514101</text:p>
              </table:table-cell>
              <table:table-cell office:value-type="float" office:value="0.520571">
                <text:p>0.5205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6909">
                <text:p>0.516909</text:p>
              </table:table-cell>
              <table:table-cell office:value-type="float" office:value="0.511659">
                <text:p>0.511659</text:p>
              </table:table-cell>
              <table:table-cell office:value-type="float" office:value="0.521792">
                <text:p>0.5217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1288">
                <text:p>0.51288</text:p>
              </table:table-cell>
              <table:table-cell office:value-type="float" office:value="0.507752">
                <text:p>0.507752</text:p>
              </table:table-cell>
              <table:table-cell office:value-type="float" office:value="0.524478">
                <text:p>0.524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11659">
                <text:p>0.511659</text:p>
              </table:table-cell>
              <table:table-cell office:value-type="float" office:value="0.505067">
                <text:p>0.505067</text:p>
              </table:table-cell>
              <table:table-cell office:value-type="float" office:value="0.524844">
                <text:p>0.5248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09584">
                <text:p>0.509584</text:p>
              </table:table-cell>
              <table:table-cell office:value-type="float" office:value="0.500916">
                <text:p>0.500916</text:p>
              </table:table-cell>
              <table:table-cell office:value-type="float" office:value="0.527896">
                <text:p>0.527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8241">
                <text:p>0.508241</text:p>
              </table:table-cell>
              <table:table-cell office:value-type="float" office:value="0.49823">
                <text:p>0.49823</text:p>
              </table:table-cell>
              <table:table-cell office:value-type="float" office:value="0.530338">
                <text:p>0.530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6165">
                <text:p>0.506165</text:p>
              </table:table-cell>
              <table:table-cell office:value-type="float" office:value="0.496276">
                <text:p>0.496276</text:p>
              </table:table-cell>
              <table:table-cell office:value-type="float" office:value="0.531681">
                <text:p>0.5316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4578">
                <text:p>0.504578</text:p>
              </table:table-cell>
              <table:table-cell office:value-type="float" office:value="0.495056">
                <text:p>0.495056</text:p>
              </table:table-cell>
              <table:table-cell office:value-type="float" office:value="0.53339">
                <text:p>0.53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5311">
                <text:p>0.505311</text:p>
              </table:table-cell>
              <table:table-cell office:value-type="float" office:value="0.496032">
                <text:p>0.496032</text:p>
              </table:table-cell>
              <table:table-cell office:value-type="float" office:value="0.534001">
                <text:p>0.534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6043">
                <text:p>0.506043</text:p>
              </table:table-cell>
              <table:table-cell office:value-type="float" office:value="0.497619">
                <text:p>0.497619</text:p>
              </table:table-cell>
              <table:table-cell office:value-type="float" office:value="0.53278">
                <text:p>0.532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7508">
                <text:p>0.507508</text:p>
              </table:table-cell>
              <table:table-cell office:value-type="float" office:value="0.499939">
                <text:p>0.499939</text:p>
              </table:table-cell>
              <table:table-cell office:value-type="float" office:value="0.531559">
                <text:p>0.5315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7386">
                <text:p>0.507386</text:p>
              </table:table-cell>
              <table:table-cell office:value-type="float" office:value="0.50177">
                <text:p>0.50177</text:p>
              </table:table-cell>
              <table:table-cell office:value-type="float" office:value="0.529606">
                <text:p>0.529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8729">
                <text:p>0.508729</text:p>
              </table:table-cell>
              <table:table-cell office:value-type="float" office:value="0.503479">
                <text:p>0.503479</text:p>
              </table:table-cell>
              <table:table-cell office:value-type="float" office:value="0.528507">
                <text:p>0.5285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09706">
                <text:p>0.509706</text:p>
              </table:table-cell>
              <table:table-cell office:value-type="float" office:value="0.503968">
                <text:p>0.503968</text:p>
              </table:table-cell>
              <table:table-cell office:value-type="float" office:value="0.528995">
                <text:p>0.5289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09462">
                <text:p>0.509462</text:p>
              </table:table-cell>
              <table:table-cell office:value-type="float" office:value="0.504822">
                <text:p>0.504822</text:p>
              </table:table-cell>
              <table:table-cell office:value-type="float" office:value="0.529117">
                <text:p>0.529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9462">
                <text:p>0.509462</text:p>
              </table:table-cell>
              <table:table-cell office:value-type="float" office:value="0.506532">
                <text:p>0.506532</text:p>
              </table:table-cell>
              <table:table-cell office:value-type="float" office:value="0.527896">
                <text:p>0.5278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10927">
                <text:p>0.510927</text:p>
              </table:table-cell>
              <table:table-cell office:value-type="float" office:value="0.508485">
                <text:p>0.508485</text:p>
              </table:table-cell>
              <table:table-cell office:value-type="float" office:value="0.525333">
                <text:p>0.525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12514">
                <text:p>0.512514</text:p>
              </table:table-cell>
              <table:table-cell office:value-type="float" office:value="0.510682">
                <text:p>0.510682</text:p>
              </table:table-cell>
              <table:table-cell office:value-type="float" office:value="0.524112">
                <text:p>0.524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14833">
                <text:p>0.514833</text:p>
              </table:table-cell>
              <table:table-cell office:value-type="float" office:value="0.512392">
                <text:p>0.512392</text:p>
              </table:table-cell>
              <table:table-cell office:value-type="float" office:value="0.521792">
                <text:p>0.5217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16176">
                <text:p>0.516176</text:p>
              </table:table-cell>
              <table:table-cell office:value-type="float" office:value="0.5152">
                <text:p>0.5152</text:p>
              </table:table-cell>
              <table:table-cell office:value-type="float" office:value="0.519595">
                <text:p>0.5195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8496">
                <text:p>0.518496</text:p>
              </table:table-cell>
              <table:table-cell office:value-type="float" office:value="0.520816">
                <text:p>0.520816</text:p>
              </table:table-cell>
              <table:table-cell office:value-type="float" office:value="0.514467">
                <text:p>0.514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19717">
                <text:p>0.519717</text:p>
              </table:table-cell>
              <table:table-cell office:value-type="float" office:value="0.522769">
                <text:p>0.522769</text:p>
              </table:table-cell>
              <table:table-cell office:value-type="float" office:value="0.512392">
                <text:p>0.512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9595">
                <text:p>0.519595</text:p>
              </table:table-cell>
              <table:table-cell office:value-type="float" office:value="0.522769">
                <text:p>0.522769</text:p>
              </table:table-cell>
              <table:table-cell office:value-type="float" office:value="0.512147">
                <text:p>0.5121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8252">
                <text:p>0.518252</text:p>
              </table:table-cell>
              <table:table-cell office:value-type="float" office:value="0.524356">
                <text:p>0.524356</text:p>
              </table:table-cell>
              <table:table-cell office:value-type="float" office:value="0.508851">
                <text:p>0.5088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lad7.A1:Blad7.C65" svg:x="0.77cm" svg:y="0.855cm" svg:width="14.59cm" svg:height="7.545cm">
          <chartooo:coordinate-region svg:x="0.77cm" svg:y="0.855cm" svg:width="14.59cm" svg:height="7.54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lad7.A1:Blad7.A65" chart:class="chart:line">
            <chart:data-point chart:repeated="65"/>
          </chart:series>
          <chart:series chart:style-name="ch6" chart:values-cell-range-address="Blad7.B1:Blad7.B65" chart:class="chart:line">
            <chart:data-point chart:repeated="65"/>
          </chart:series>
          <chart:series chart:style-name="ch7" chart:values-cell-range-address="Blad7.C1:Blad7.C65" chart:class="chart:line"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  <table:table-cell office:value-type="string">
                <text:p>Kolom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0316">
                <text:p>0.510316</text:p>
                <draw:g>
                  <svg:desc>Blad7.A1:Blad7.A65</svg:desc>
                </draw:g>
              </table:table-cell>
              <table:table-cell office:value-type="float" office:value="0.509217">
                <text:p>0.509217</text:p>
                <draw:g>
                  <svg:desc>Blad7.B1:Blad7.B65</svg:desc>
                </draw:g>
              </table:table-cell>
              <table:table-cell office:value-type="float" office:value="0.51813">
                <text:p>0.51813</text:p>
                <draw:g>
                  <svg:desc>Blad7.C1:Blad7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0682">
                <text:p>0.510682</text:p>
              </table:table-cell>
              <table:table-cell office:value-type="float" office:value="0.507997">
                <text:p>0.507997</text:p>
              </table:table-cell>
              <table:table-cell office:value-type="float" office:value="0.516665">
                <text:p>0.516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995">
                <text:p>0.50995</text:p>
              </table:table-cell>
              <table:table-cell office:value-type="float" office:value="0.505921">
                <text:p>0.505921</text:p>
              </table:table-cell>
              <table:table-cell office:value-type="float" office:value="0.515688">
                <text:p>0.515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995">
                <text:p>0.50995</text:p>
              </table:table-cell>
              <table:table-cell office:value-type="float" office:value="0.503113">
                <text:p>0.503113</text:p>
              </table:table-cell>
              <table:table-cell office:value-type="float" office:value="0.514467">
                <text:p>0.514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1049">
                <text:p>0.511049</text:p>
              </table:table-cell>
              <table:table-cell office:value-type="float" office:value="0.500427">
                <text:p>0.500427</text:p>
              </table:table-cell>
              <table:table-cell office:value-type="float" office:value="0.513857">
                <text:p>0.513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1293">
                <text:p>0.511293</text:p>
              </table:table-cell>
              <table:table-cell office:value-type="float" office:value="0.498962">
                <text:p>0.498962</text:p>
              </table:table-cell>
              <table:table-cell office:value-type="float" office:value="0.513246">
                <text:p>0.5132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1293">
                <text:p>0.511293</text:p>
              </table:table-cell>
              <table:table-cell office:value-type="float" office:value="0.498108">
                <text:p>0.498108</text:p>
              </table:table-cell>
              <table:table-cell office:value-type="float" office:value="0.51288">
                <text:p>0.51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0927">
                <text:p>0.510927</text:p>
              </table:table-cell>
              <table:table-cell office:value-type="float" office:value="0.497864">
                <text:p>0.497864</text:p>
              </table:table-cell>
              <table:table-cell office:value-type="float" office:value="0.513124">
                <text:p>0.513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1415">
                <text:p>0.511415</text:p>
              </table:table-cell>
              <table:table-cell office:value-type="float" office:value="0.498718">
                <text:p>0.498718</text:p>
              </table:table-cell>
              <table:table-cell office:value-type="float" office:value="0.51349">
                <text:p>0.51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1415">
                <text:p>0.511415</text:p>
              </table:table-cell>
              <table:table-cell office:value-type="float" office:value="0.498962">
                <text:p>0.498962</text:p>
              </table:table-cell>
              <table:table-cell office:value-type="float" office:value="0.5152">
                <text:p>0.5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0927">
                <text:p>0.510927</text:p>
              </table:table-cell>
              <table:table-cell office:value-type="float" office:value="0.49823">
                <text:p>0.49823</text:p>
              </table:table-cell>
              <table:table-cell office:value-type="float" office:value="0.517519">
                <text:p>0.517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1049">
                <text:p>0.511049</text:p>
              </table:table-cell>
              <table:table-cell office:value-type="float" office:value="0.497619">
                <text:p>0.497619</text:p>
              </table:table-cell>
              <table:table-cell office:value-type="float" office:value="0.520693">
                <text:p>0.520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9828">
                <text:p>0.509828</text:p>
              </table:table-cell>
              <table:table-cell office:value-type="float" office:value="0.499573">
                <text:p>0.499573</text:p>
              </table:table-cell>
              <table:table-cell office:value-type="float" office:value="0.523257">
                <text:p>0.523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8851">
                <text:p>0.508851</text:p>
              </table:table-cell>
              <table:table-cell office:value-type="float" office:value="0.502014">
                <text:p>0.502014</text:p>
              </table:table-cell>
              <table:table-cell office:value-type="float" office:value="0.524844">
                <text:p>0.524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7508">
                <text:p>0.507508</text:p>
              </table:table-cell>
              <table:table-cell office:value-type="float" office:value="0.504822">
                <text:p>0.504822</text:p>
              </table:table-cell>
              <table:table-cell office:value-type="float" office:value="0.526309">
                <text:p>0.526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6654">
                <text:p>0.506654</text:p>
              </table:table-cell>
              <table:table-cell office:value-type="float" office:value="0.506165">
                <text:p>0.506165</text:p>
              </table:table-cell>
              <table:table-cell office:value-type="float" office:value="0.528263">
                <text:p>0.528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5799">
                <text:p>0.505799</text:p>
              </table:table-cell>
              <table:table-cell office:value-type="float" office:value="0.507508">
                <text:p>0.507508</text:p>
              </table:table-cell>
              <table:table-cell office:value-type="float" office:value="0.530582">
                <text:p>0.530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5555">
                <text:p>0.505555</text:p>
              </table:table-cell>
              <table:table-cell office:value-type="float" office:value="0.51056">
                <text:p>0.51056</text:p>
              </table:table-cell>
              <table:table-cell office:value-type="float" office:value="0.531071">
                <text:p>0.531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5189">
                <text:p>0.505189</text:p>
              </table:table-cell>
              <table:table-cell office:value-type="float" office:value="0.512514">
                <text:p>0.512514</text:p>
              </table:table-cell>
              <table:table-cell office:value-type="float" office:value="0.532536">
                <text:p>0.5325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3479">
                <text:p>0.503479</text:p>
              </table:table-cell>
              <table:table-cell office:value-type="float" office:value="0.513857">
                <text:p>0.513857</text:p>
              </table:table-cell>
              <table:table-cell office:value-type="float" office:value="0.534611">
                <text:p>0.534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4456">
                <text:p>0.504456</text:p>
              </table:table-cell>
              <table:table-cell office:value-type="float" office:value="0.515322">
                <text:p>0.515322</text:p>
              </table:table-cell>
              <table:table-cell office:value-type="float" office:value="0.536198">
                <text:p>0.536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4578">
                <text:p>0.504578</text:p>
              </table:table-cell>
              <table:table-cell office:value-type="float" office:value="0.51813">
                <text:p>0.51813</text:p>
              </table:table-cell>
              <table:table-cell office:value-type="float" office:value="0.535954">
                <text:p>0.535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4822">
                <text:p>0.504822</text:p>
              </table:table-cell>
              <table:table-cell office:value-type="float" office:value="0.52106">
                <text:p>0.52106</text:p>
              </table:table-cell>
              <table:table-cell office:value-type="float" office:value="0.536442">
                <text:p>0.5364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3113">
                <text:p>0.503113</text:p>
              </table:table-cell>
              <table:table-cell office:value-type="float" office:value="0.522036">
                <text:p>0.522036</text:p>
              </table:table-cell>
              <table:table-cell office:value-type="float" office:value="0.536809">
                <text:p>0.5368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5311">
                <text:p>0.505311</text:p>
              </table:table-cell>
              <table:table-cell office:value-type="float" office:value="0.52167">
                <text:p>0.52167</text:p>
              </table:table-cell>
              <table:table-cell office:value-type="float" office:value="0.536198">
                <text:p>0.5361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5311">
                <text:p>0.505311</text:p>
              </table:table-cell>
              <table:table-cell office:value-type="float" office:value="0.522769">
                <text:p>0.522769</text:p>
              </table:table-cell>
              <table:table-cell office:value-type="float" office:value="0.536198">
                <text:p>0.536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4944">
                <text:p>0.504944</text:p>
              </table:table-cell>
              <table:table-cell office:value-type="float" office:value="0.523501">
                <text:p>0.523501</text:p>
              </table:table-cell>
              <table:table-cell office:value-type="float" office:value="0.534855">
                <text:p>0.53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6532">
                <text:p>0.506532</text:p>
              </table:table-cell>
              <table:table-cell office:value-type="float" office:value="0.52399">
                <text:p>0.52399</text:p>
              </table:table-cell>
              <table:table-cell office:value-type="float" office:value="0.531559">
                <text:p>0.531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7264">
                <text:p>0.507264</text:p>
              </table:table-cell>
              <table:table-cell office:value-type="float" office:value="0.522403">
                <text:p>0.522403</text:p>
              </table:table-cell>
              <table:table-cell office:value-type="float" office:value="0.530094">
                <text:p>0.530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7752">
                <text:p>0.507752</text:p>
              </table:table-cell>
              <table:table-cell office:value-type="float" office:value="0.519839">
                <text:p>0.519839</text:p>
              </table:table-cell>
              <table:table-cell office:value-type="float" office:value="0.528385">
                <text:p>0.528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9217">
                <text:p>0.509217</text:p>
              </table:table-cell>
              <table:table-cell office:value-type="float" office:value="0.517519">
                <text:p>0.517519</text:p>
              </table:table-cell>
              <table:table-cell office:value-type="float" office:value="0.527042">
                <text:p>0.527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9462">
                <text:p>0.509462</text:p>
              </table:table-cell>
              <table:table-cell office:value-type="float" office:value="0.515322">
                <text:p>0.515322</text:p>
              </table:table-cell>
              <table:table-cell office:value-type="float" office:value="0.525699">
                <text:p>0.525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9706">
                <text:p>0.509706</text:p>
              </table:table-cell>
              <table:table-cell office:value-type="float" office:value="0.514345">
                <text:p>0.514345</text:p>
              </table:table-cell>
              <table:table-cell office:value-type="float" office:value="0.523379">
                <text:p>0.5233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056">
                <text:p>0.51056</text:p>
              </table:table-cell>
              <table:table-cell office:value-type="float" office:value="0.513246">
                <text:p>0.513246</text:p>
              </table:table-cell>
              <table:table-cell office:value-type="float" office:value="0.521182">
                <text:p>0.5211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1415">
                <text:p>0.511415</text:p>
              </table:table-cell>
              <table:table-cell office:value-type="float" office:value="0.510316">
                <text:p>0.510316</text:p>
              </table:table-cell>
              <table:table-cell office:value-type="float" office:value="0.519106">
                <text:p>0.5191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227">
                <text:p>0.51227</text:p>
              </table:table-cell>
              <table:table-cell office:value-type="float" office:value="0.508729">
                <text:p>0.508729</text:p>
              </table:table-cell>
              <table:table-cell office:value-type="float" office:value="0.51642">
                <text:p>0.51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227">
                <text:p>0.51227</text:p>
              </table:table-cell>
              <table:table-cell office:value-type="float" office:value="0.507752">
                <text:p>0.507752</text:p>
              </table:table-cell>
              <table:table-cell office:value-type="float" office:value="0.514467">
                <text:p>0.5144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3124">
                <text:p>0.513124</text:p>
              </table:table-cell>
              <table:table-cell office:value-type="float" office:value="0.506043">
                <text:p>0.506043</text:p>
              </table:table-cell>
              <table:table-cell office:value-type="float" office:value="0.512758">
                <text:p>0.5127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4101">
                <text:p>0.514101</text:p>
              </table:table-cell>
              <table:table-cell office:value-type="float" office:value="0.503968">
                <text:p>0.503968</text:p>
              </table:table-cell>
              <table:table-cell office:value-type="float" office:value="0.512025">
                <text:p>0.512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4589">
                <text:p>0.514589</text:p>
              </table:table-cell>
              <table:table-cell office:value-type="float" office:value="0.502747">
                <text:p>0.502747</text:p>
              </table:table-cell>
              <table:table-cell office:value-type="float" office:value="0.511049">
                <text:p>0.5110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4833">
                <text:p>0.514833</text:p>
              </table:table-cell>
              <table:table-cell office:value-type="float" office:value="0.503724">
                <text:p>0.503724</text:p>
              </table:table-cell>
              <table:table-cell office:value-type="float" office:value="0.510072">
                <text:p>0.5100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5688">
                <text:p>0.515688</text:p>
              </table:table-cell>
              <table:table-cell office:value-type="float" office:value="0.504578">
                <text:p>0.504578</text:p>
              </table:table-cell>
              <table:table-cell office:value-type="float" office:value="0.50995">
                <text:p>0.50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17397">
                <text:p>0.517397</text:p>
              </table:table-cell>
              <table:table-cell office:value-type="float" office:value="0.505921">
                <text:p>0.505921</text:p>
              </table:table-cell>
              <table:table-cell office:value-type="float" office:value="0.510316">
                <text:p>0.5103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17763">
                <text:p>0.517763</text:p>
              </table:table-cell>
              <table:table-cell office:value-type="float" office:value="0.50763">
                <text:p>0.50763</text:p>
              </table:table-cell>
              <table:table-cell office:value-type="float" office:value="0.510927">
                <text:p>0.5109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813">
                <text:p>0.51813</text:p>
              </table:table-cell>
              <table:table-cell office:value-type="float" office:value="0.507997">
                <text:p>0.507997</text:p>
              </table:table-cell>
              <table:table-cell office:value-type="float" office:value="0.512025">
                <text:p>0.5120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17641">
                <text:p>0.517641</text:p>
              </table:table-cell>
              <table:table-cell office:value-type="float" office:value="0.509584">
                <text:p>0.509584</text:p>
              </table:table-cell>
              <table:table-cell office:value-type="float" office:value="0.513735">
                <text:p>0.5137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17397">
                <text:p>0.517397</text:p>
              </table:table-cell>
              <table:table-cell office:value-type="float" office:value="0.512025">
                <text:p>0.512025</text:p>
              </table:table-cell>
              <table:table-cell office:value-type="float" office:value="0.514101">
                <text:p>0.514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16665">
                <text:p>0.516665</text:p>
              </table:table-cell>
              <table:table-cell office:value-type="float" office:value="0.514833">
                <text:p>0.514833</text:p>
              </table:table-cell>
              <table:table-cell office:value-type="float" office:value="0.514833">
                <text:p>0.5148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15932">
                <text:p>0.515932</text:p>
              </table:table-cell>
              <table:table-cell office:value-type="float" office:value="0.516298">
                <text:p>0.516298</text:p>
              </table:table-cell>
              <table:table-cell office:value-type="float" office:value="0.515444">
                <text:p>0.515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15932">
                <text:p>0.515932</text:p>
              </table:table-cell>
              <table:table-cell office:value-type="float" office:value="0.520571">
                <text:p>0.520571</text:p>
              </table:table-cell>
              <table:table-cell office:value-type="float" office:value="0.515688">
                <text:p>0.5156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5078">
                <text:p>0.515078</text:p>
              </table:table-cell>
              <table:table-cell office:value-type="float" office:value="0.5246">
                <text:p>0.5246</text:p>
              </table:table-cell>
              <table:table-cell office:value-type="float" office:value="0.516787">
                <text:p>0.5167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3857">
                <text:p>0.513857</text:p>
              </table:table-cell>
              <table:table-cell office:value-type="float" office:value="0.52753">
                <text:p>0.52753</text:p>
              </table:table-cell>
              <table:table-cell office:value-type="float" office:value="0.518374">
                <text:p>0.5183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13979">
                <text:p>0.513979</text:p>
              </table:table-cell>
              <table:table-cell office:value-type="float" office:value="0.530338">
                <text:p>0.530338</text:p>
              </table:table-cell>
              <table:table-cell office:value-type="float" office:value="0.519717">
                <text:p>0.5197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13857">
                <text:p>0.513857</text:p>
              </table:table-cell>
              <table:table-cell office:value-type="float" office:value="0.530949">
                <text:p>0.530949</text:p>
              </table:table-cell>
              <table:table-cell office:value-type="float" office:value="0.522403">
                <text:p>0.522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13002">
                <text:p>0.513002</text:p>
              </table:table-cell>
              <table:table-cell office:value-type="float" office:value="0.531193">
                <text:p>0.531193</text:p>
              </table:table-cell>
              <table:table-cell office:value-type="float" office:value="0.524234">
                <text:p>0.5242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2025">
                <text:p>0.512025</text:p>
              </table:table-cell>
              <table:table-cell office:value-type="float" office:value="0.531559">
                <text:p>0.531559</text:p>
              </table:table-cell>
              <table:table-cell office:value-type="float" office:value="0.525821">
                <text:p>0.5258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11537">
                <text:p>0.511537</text:p>
              </table:table-cell>
              <table:table-cell office:value-type="float" office:value="0.531559">
                <text:p>0.531559</text:p>
              </table:table-cell>
              <table:table-cell office:value-type="float" office:value="0.528141">
                <text:p>0.5281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11415">
                <text:p>0.511415</text:p>
              </table:table-cell>
              <table:table-cell office:value-type="float" office:value="0.531315">
                <text:p>0.531315</text:p>
              </table:table-cell>
              <table:table-cell office:value-type="float" office:value="0.530216">
                <text:p>0.5302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11049">
                <text:p>0.511049</text:p>
              </table:table-cell>
              <table:table-cell office:value-type="float" office:value="0.531681">
                <text:p>0.531681</text:p>
              </table:table-cell>
              <table:table-cell office:value-type="float" office:value="0.530827">
                <text:p>0.530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10316">
                <text:p>0.510316</text:p>
              </table:table-cell>
              <table:table-cell office:value-type="float" office:value="0.530582">
                <text:p>0.530582</text:p>
              </table:table-cell>
              <table:table-cell office:value-type="float" office:value="0.532658">
                <text:p>0.5326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09462">
                <text:p>0.509462</text:p>
              </table:table-cell>
              <table:table-cell office:value-type="float" office:value="0.529361">
                <text:p>0.529361</text:p>
              </table:table-cell>
              <table:table-cell office:value-type="float" office:value="0.531803">
                <text:p>0.5318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0995">
                <text:p>0.50995</text:p>
              </table:table-cell>
              <table:table-cell office:value-type="float" office:value="0.526798">
                <text:p>0.526798</text:p>
              </table:table-cell>
              <table:table-cell office:value-type="float" office:value="0.530216">
                <text:p>0.5302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0438">
                <text:p>0.510438</text:p>
              </table:table-cell>
              <table:table-cell office:value-type="float" office:value="0.5246">
                <text:p>0.5246</text:p>
              </table:table-cell>
              <table:table-cell office:value-type="float" office:value="0.529239">
                <text:p>0.5292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09828">
                <text:p>0.509828</text:p>
              </table:table-cell>
              <table:table-cell office:value-type="float" office:value="0.522891">
                <text:p>0.522891</text:p>
              </table:table-cell>
              <table:table-cell office:value-type="float" office:value="0.527408">
                <text:p>0.5274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9217">
                <text:p>0.509217</text:p>
              </table:table-cell>
              <table:table-cell office:value-type="float" office:value="0.521304">
                <text:p>0.521304</text:p>
              </table:table-cell>
              <table:table-cell office:value-type="float" office:value="0.524722">
                <text:p>0.5247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lad8.A1:Blad8.C64" svg:x="0.77cm" svg:y="0.855cm" svg:width="14.59cm" svg:height="7.545cm">
          <chartooo:coordinate-region svg:x="0.77cm" svg:y="0.855cm" svg:width="14.59cm" svg:height="7.54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lad8.A1:Blad8.A64" chart:class="chart:line">
            <chart:data-point chart:repeated="64"/>
          </chart:series>
          <chart:series chart:style-name="ch6" chart:values-cell-range-address="Blad8.B1:Blad8.B64" chart:class="chart:line">
            <chart:data-point chart:repeated="64"/>
          </chart:series>
          <chart:series chart:style-name="ch7" chart:values-cell-range-address="Blad8.C1:Blad8.C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  <table:table-cell office:value-type="string">
                <text:p>Kolom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7741">
                <text:p>0.497741</text:p>
                <draw:g>
                  <svg:desc>Blad8.A1:Blad8.A64</svg:desc>
                </draw:g>
              </table:table-cell>
              <table:table-cell office:value-type="float" office:value="0.491881">
                <text:p>0.491881</text:p>
                <draw:g>
                  <svg:desc>Blad8.B1:Blad8.B64</svg:desc>
                </draw:g>
              </table:table-cell>
              <table:table-cell office:value-type="float" office:value="0.527408">
                <text:p>0.527408</text:p>
                <draw:g>
                  <svg:desc>Blad8.C1:Blad8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9939">
                <text:p>0.499939</text:p>
              </table:table-cell>
              <table:table-cell office:value-type="float" office:value="0.492736">
                <text:p>0.492736</text:p>
              </table:table-cell>
              <table:table-cell office:value-type="float" office:value="0.525455">
                <text:p>0.52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1648">
                <text:p>0.501648</text:p>
              </table:table-cell>
              <table:table-cell office:value-type="float" office:value="0.493835">
                <text:p>0.493835</text:p>
              </table:table-cell>
              <table:table-cell office:value-type="float" office:value="0.524356">
                <text:p>0.524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03601">
                <text:p>0.503601</text:p>
              </table:table-cell>
              <table:table-cell office:value-type="float" office:value="0.495178">
                <text:p>0.495178</text:p>
              </table:table-cell>
              <table:table-cell office:value-type="float" office:value="0.523746">
                <text:p>0.523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5677">
                <text:p>0.505677</text:p>
              </table:table-cell>
              <table:table-cell office:value-type="float" office:value="0.496032">
                <text:p>0.496032</text:p>
              </table:table-cell>
              <table:table-cell office:value-type="float" office:value="0.523501">
                <text:p>0.523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7752">
                <text:p>0.507752</text:p>
              </table:table-cell>
              <table:table-cell office:value-type="float" office:value="0.497619">
                <text:p>0.497619</text:p>
              </table:table-cell>
              <table:table-cell office:value-type="float" office:value="0.522403">
                <text:p>0.522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9217">
                <text:p>0.509217</text:p>
              </table:table-cell>
              <table:table-cell office:value-type="float" office:value="0.499939">
                <text:p>0.499939</text:p>
              </table:table-cell>
              <table:table-cell office:value-type="float" office:value="0.52167">
                <text:p>0.52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1415">
                <text:p>0.511415</text:p>
              </table:table-cell>
              <table:table-cell office:value-type="float" office:value="0.50177">
                <text:p>0.50177</text:p>
              </table:table-cell>
              <table:table-cell office:value-type="float" office:value="0.520205">
                <text:p>0.520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3246">
                <text:p>0.513246</text:p>
              </table:table-cell>
              <table:table-cell office:value-type="float" office:value="0.502869">
                <text:p>0.502869</text:p>
              </table:table-cell>
              <table:table-cell office:value-type="float" office:value="0.519595">
                <text:p>0.519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14467">
                <text:p>0.514467</text:p>
              </table:table-cell>
              <table:table-cell office:value-type="float" office:value="0.504578">
                <text:p>0.504578</text:p>
              </table:table-cell>
              <table:table-cell office:value-type="float" office:value="0.519595">
                <text:p>0.519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5932">
                <text:p>0.515932</text:p>
              </table:table-cell>
              <table:table-cell office:value-type="float" office:value="0.50763">
                <text:p>0.50763</text:p>
              </table:table-cell>
              <table:table-cell office:value-type="float" office:value="0.518496">
                <text:p>0.518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6909">
                <text:p>0.516909</text:p>
              </table:table-cell>
              <table:table-cell office:value-type="float" office:value="0.50934">
                <text:p>0.50934</text:p>
              </table:table-cell>
              <table:table-cell office:value-type="float" office:value="0.517886">
                <text:p>0.517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9106">
                <text:p>0.519106</text:p>
              </table:table-cell>
              <table:table-cell office:value-type="float" office:value="0.512514">
                <text:p>0.512514</text:p>
              </table:table-cell>
              <table:table-cell office:value-type="float" office:value="0.517275">
                <text:p>0.517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1426">
                <text:p>0.521426</text:p>
              </table:table-cell>
              <table:table-cell office:value-type="float" office:value="0.515444">
                <text:p>0.515444</text:p>
              </table:table-cell>
              <table:table-cell office:value-type="float" office:value="0.516543">
                <text:p>0.516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2647">
                <text:p>0.522647</text:p>
              </table:table-cell>
              <table:table-cell office:value-type="float" office:value="0.518008">
                <text:p>0.518008</text:p>
              </table:table-cell>
              <table:table-cell office:value-type="float" office:value="0.515932">
                <text:p>0.515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23135">
                <text:p>0.523135</text:p>
              </table:table-cell>
              <table:table-cell office:value-type="float" office:value="0.519595">
                <text:p>0.519595</text:p>
              </table:table-cell>
              <table:table-cell office:value-type="float" office:value="0.516298">
                <text:p>0.516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2769">
                <text:p>0.522769</text:p>
              </table:table-cell>
              <table:table-cell office:value-type="float" office:value="0.520938">
                <text:p>0.520938</text:p>
              </table:table-cell>
              <table:table-cell office:value-type="float" office:value="0.516909">
                <text:p>0.516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3013">
                <text:p>0.523013</text:p>
              </table:table-cell>
              <table:table-cell office:value-type="float" office:value="0.520205">
                <text:p>0.520205</text:p>
              </table:table-cell>
              <table:table-cell office:value-type="float" office:value="0.517886">
                <text:p>0.5178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2769">
                <text:p>0.522769</text:p>
              </table:table-cell>
              <table:table-cell office:value-type="float" office:value="0.518008">
                <text:p>0.518008</text:p>
              </table:table-cell>
              <table:table-cell office:value-type="float" office:value="0.519106">
                <text:p>0.519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106">
                <text:p>0.52106</text:p>
              </table:table-cell>
              <table:table-cell office:value-type="float" office:value="0.51642">
                <text:p>0.51642</text:p>
              </table:table-cell>
              <table:table-cell office:value-type="float" office:value="0.519717">
                <text:p>0.519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20327">
                <text:p>0.520327</text:p>
              </table:table-cell>
              <table:table-cell office:value-type="float" office:value="0.51581">
                <text:p>0.51581</text:p>
              </table:table-cell>
              <table:table-cell office:value-type="float" office:value="0.51874">
                <text:p>0.518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9106">
                <text:p>0.519106</text:p>
              </table:table-cell>
              <table:table-cell office:value-type="float" office:value="0.513613">
                <text:p>0.513613</text:p>
              </table:table-cell>
              <table:table-cell office:value-type="float" office:value="0.519717">
                <text:p>0.519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16665">
                <text:p>0.516665</text:p>
              </table:table-cell>
              <table:table-cell office:value-type="float" office:value="0.511049">
                <text:p>0.511049</text:p>
              </table:table-cell>
              <table:table-cell office:value-type="float" office:value="0.520816">
                <text:p>0.520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52">
                <text:p>0.5152</text:p>
              </table:table-cell>
              <table:table-cell office:value-type="float" office:value="0.508241">
                <text:p>0.508241</text:p>
              </table:table-cell>
              <table:table-cell office:value-type="float" office:value="0.522036">
                <text:p>0.522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3124">
                <text:p>0.513124</text:p>
              </table:table-cell>
              <table:table-cell office:value-type="float" office:value="0.50934">
                <text:p>0.50934</text:p>
              </table:table-cell>
              <table:table-cell office:value-type="float" office:value="0.519961">
                <text:p>0.5199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0316">
                <text:p>0.510316</text:p>
              </table:table-cell>
              <table:table-cell office:value-type="float" office:value="0.507752">
                <text:p>0.507752</text:p>
              </table:table-cell>
              <table:table-cell office:value-type="float" office:value="0.521182">
                <text:p>0.521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264">
                <text:p>0.507264</text:p>
              </table:table-cell>
              <table:table-cell office:value-type="float" office:value="0.504334">
                <text:p>0.504334</text:p>
              </table:table-cell>
              <table:table-cell office:value-type="float" office:value="0.523257">
                <text:p>0.523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4212">
                <text:p>0.504212</text:p>
              </table:table-cell>
              <table:table-cell office:value-type="float" office:value="0.501404">
                <text:p>0.501404</text:p>
              </table:table-cell>
              <table:table-cell office:value-type="float" office:value="0.523746">
                <text:p>0.523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2381">
                <text:p>0.502381</text:p>
              </table:table-cell>
              <table:table-cell office:value-type="float" office:value="0.500427">
                <text:p>0.500427</text:p>
              </table:table-cell>
              <table:table-cell office:value-type="float" office:value="0.522769">
                <text:p>0.5227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3968">
                <text:p>0.503968</text:p>
              </table:table-cell>
              <table:table-cell office:value-type="float" office:value="0.496765">
                <text:p>0.496765</text:p>
              </table:table-cell>
              <table:table-cell office:value-type="float" office:value="0.524722">
                <text:p>0.5247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02869">
                <text:p>0.502869</text:p>
              </table:table-cell>
              <table:table-cell office:value-type="float" office:value="0.493957">
                <text:p>0.493957</text:p>
              </table:table-cell>
              <table:table-cell office:value-type="float" office:value="0.527164">
                <text:p>0.527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2014">
                <text:p>0.502014</text:p>
              </table:table-cell>
              <table:table-cell office:value-type="float" office:value="0.492003">
                <text:p>0.492003</text:p>
              </table:table-cell>
              <table:table-cell office:value-type="float" office:value="0.528507">
                <text:p>0.528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1282">
                <text:p>0.501282</text:p>
              </table:table-cell>
              <table:table-cell office:value-type="float" office:value="0.491393">
                <text:p>0.491393</text:p>
              </table:table-cell>
              <table:table-cell office:value-type="float" office:value="0.528873">
                <text:p>0.5288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0794">
                <text:p>0.500794</text:p>
              </table:table-cell>
              <table:table-cell office:value-type="float" office:value="0.49005">
                <text:p>0.49005</text:p>
              </table:table-cell>
              <table:table-cell office:value-type="float" office:value="0.530094">
                <text:p>0.530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00794">
                <text:p>0.500794</text:p>
              </table:table-cell>
              <table:table-cell office:value-type="float" office:value="0.49005">
                <text:p>0.49005</text:p>
              </table:table-cell>
              <table:table-cell office:value-type="float" office:value="0.530094">
                <text:p>0.530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0916">
                <text:p>0.500916</text:p>
              </table:table-cell>
              <table:table-cell office:value-type="float" office:value="0.490538">
                <text:p>0.490538</text:p>
              </table:table-cell>
              <table:table-cell office:value-type="float" office:value="0.530216">
                <text:p>0.530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9939">
                <text:p>0.499939</text:p>
              </table:table-cell>
              <table:table-cell office:value-type="float" office:value="0.491271">
                <text:p>0.491271</text:p>
              </table:table-cell>
              <table:table-cell office:value-type="float" office:value="0.530827">
                <text:p>0.530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9451">
                <text:p>0.499451</text:p>
              </table:table-cell>
              <table:table-cell office:value-type="float" office:value="0.492614">
                <text:p>0.492614</text:p>
              </table:table-cell>
              <table:table-cell office:value-type="float" office:value="0.531437">
                <text:p>0.531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9451">
                <text:p>0.499451</text:p>
              </table:table-cell>
              <table:table-cell office:value-type="float" office:value="0.494323">
                <text:p>0.494323</text:p>
              </table:table-cell>
              <table:table-cell office:value-type="float" office:value="0.53278">
                <text:p>0.532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7375">
                <text:p>0.497375</text:p>
              </table:table-cell>
              <table:table-cell office:value-type="float" office:value="0.496887">
                <text:p>0.496887</text:p>
              </table:table-cell>
              <table:table-cell office:value-type="float" office:value="0.532658">
                <text:p>0.532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8108">
                <text:p>0.498108</text:p>
              </table:table-cell>
              <table:table-cell office:value-type="float" office:value="0.499939">
                <text:p>0.499939</text:p>
              </table:table-cell>
              <table:table-cell office:value-type="float" office:value="0.533024">
                <text:p>0.533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823">
                <text:p>0.49823</text:p>
              </table:table-cell>
              <table:table-cell office:value-type="float" office:value="0.503846">
                <text:p>0.503846</text:p>
              </table:table-cell>
              <table:table-cell office:value-type="float" office:value="0.532658">
                <text:p>0.5326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7497">
                <text:p>0.497497</text:p>
              </table:table-cell>
              <table:table-cell office:value-type="float" office:value="0.507142">
                <text:p>0.507142</text:p>
              </table:table-cell>
              <table:table-cell office:value-type="float" office:value="0.531925">
                <text:p>0.5319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98108">
                <text:p>0.498108</text:p>
              </table:table-cell>
              <table:table-cell office:value-type="float" office:value="0.511537">
                <text:p>0.511537</text:p>
              </table:table-cell>
              <table:table-cell office:value-type="float" office:value="0.531071">
                <text:p>0.5310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823">
                <text:p>0.49823</text:p>
              </table:table-cell>
              <table:table-cell office:value-type="float" office:value="0.515322">
                <text:p>0.515322</text:p>
              </table:table-cell>
              <table:table-cell office:value-type="float" office:value="0.530582">
                <text:p>0.530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99817">
                <text:p>0.499817</text:p>
              </table:table-cell>
              <table:table-cell office:value-type="float" office:value="0.520083">
                <text:p>0.520083</text:p>
              </table:table-cell>
              <table:table-cell office:value-type="float" office:value="0.529361">
                <text:p>0.529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3113">
                <text:p>0.503113</text:p>
              </table:table-cell>
              <table:table-cell office:value-type="float" office:value="0.524112">
                <text:p>0.524112</text:p>
              </table:table-cell>
              <table:table-cell office:value-type="float" office:value="0.526798">
                <text:p>0.526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4456">
                <text:p>0.504456</text:p>
              </table:table-cell>
              <table:table-cell office:value-type="float" office:value="0.526309">
                <text:p>0.526309</text:p>
              </table:table-cell>
              <table:table-cell office:value-type="float" office:value="0.526431">
                <text:p>0.5264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5555">
                <text:p>0.505555</text:p>
              </table:table-cell>
              <table:table-cell office:value-type="float" office:value="0.526187">
                <text:p>0.526187</text:p>
              </table:table-cell>
              <table:table-cell office:value-type="float" office:value="0.526065">
                <text:p>0.5260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6532">
                <text:p>0.506532</text:p>
              </table:table-cell>
              <table:table-cell office:value-type="float" office:value="0.527286">
                <text:p>0.527286</text:p>
              </table:table-cell>
              <table:table-cell office:value-type="float" office:value="0.525088">
                <text:p>0.525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5799">
                <text:p>0.505799</text:p>
              </table:table-cell>
              <table:table-cell office:value-type="float" office:value="0.527042">
                <text:p>0.527042</text:p>
              </table:table-cell>
              <table:table-cell office:value-type="float" office:value="0.5246">
                <text:p>0.52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4944">
                <text:p>0.504944</text:p>
              </table:table-cell>
              <table:table-cell office:value-type="float" office:value="0.524966">
                <text:p>0.524966</text:p>
              </table:table-cell>
              <table:table-cell office:value-type="float" office:value="0.524966">
                <text:p>0.524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5677">
                <text:p>0.505677</text:p>
              </table:table-cell>
              <table:table-cell office:value-type="float" office:value="0.52399">
                <text:p>0.52399</text:p>
              </table:table-cell>
              <table:table-cell office:value-type="float" office:value="0.525088">
                <text:p>0.5250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04578">
                <text:p>0.504578</text:p>
              </table:table-cell>
              <table:table-cell office:value-type="float" office:value="0.523746">
                <text:p>0.523746</text:p>
              </table:table-cell>
              <table:table-cell office:value-type="float" office:value="0.525577">
                <text:p>0.5255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04578">
                <text:p>0.504578</text:p>
              </table:table-cell>
              <table:table-cell office:value-type="float" office:value="0.523623">
                <text:p>0.523623</text:p>
              </table:table-cell>
              <table:table-cell office:value-type="float" office:value="0.525943">
                <text:p>0.525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2381">
                <text:p>0.502381</text:p>
              </table:table-cell>
              <table:table-cell office:value-type="float" office:value="0.521914">
                <text:p>0.521914</text:p>
              </table:table-cell>
              <table:table-cell office:value-type="float" office:value="0.527286">
                <text:p>0.527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00305">
                <text:p>0.500305</text:p>
              </table:table-cell>
              <table:table-cell office:value-type="float" office:value="0.517763">
                <text:p>0.517763</text:p>
              </table:table-cell>
              <table:table-cell office:value-type="float" office:value="0.530827">
                <text:p>0.530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9695">
                <text:p>0.499695</text:p>
              </table:table-cell>
              <table:table-cell office:value-type="float" office:value="0.513613">
                <text:p>0.513613</text:p>
              </table:table-cell>
              <table:table-cell office:value-type="float" office:value="0.533512">
                <text:p>0.5335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7131">
                <text:p>0.497131</text:p>
              </table:table-cell>
              <table:table-cell office:value-type="float" office:value="0.50995">
                <text:p>0.50995</text:p>
              </table:table-cell>
              <table:table-cell office:value-type="float" office:value="0.535832">
                <text:p>0.5358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53">
                <text:p>0.4953</text:p>
              </table:table-cell>
              <table:table-cell office:value-type="float" office:value="0.507142">
                <text:p>0.507142</text:p>
              </table:table-cell>
              <table:table-cell office:value-type="float" office:value="0.53571">
                <text:p>0.53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94567">
                <text:p>0.494567</text:p>
              </table:table-cell>
              <table:table-cell office:value-type="float" office:value="0.503357">
                <text:p>0.503357</text:p>
              </table:table-cell>
              <table:table-cell office:value-type="float" office:value="0.53571">
                <text:p>0.535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94811">
                <text:p>0.494811</text:p>
              </table:table-cell>
              <table:table-cell office:value-type="float" office:value="0.499206">
                <text:p>0.499206</text:p>
              </table:table-cell>
              <table:table-cell office:value-type="float" office:value="0.534611">
                <text:p>0.5346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6154">
                <text:p>0.496154</text:p>
              </table:table-cell>
              <table:table-cell office:value-type="float" office:value="0.496887">
                <text:p>0.496887</text:p>
              </table:table-cell>
              <table:table-cell office:value-type="float" office:value="0.533879">
                <text:p>0.5338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6643">
                <text:p>0.496643</text:p>
              </table:table-cell>
              <table:table-cell office:value-type="float" office:value="0.495422">
                <text:p>0.495422</text:p>
              </table:table-cell>
              <table:table-cell office:value-type="float" office:value="0.532536">
                <text:p>0.5325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Blad1.N1:Blad1.P64" svg:x="0.77cm" svg:y="0.855cm" svg:width="14.59cm" svg:height="7.545cm">
          <chartooo:coordinate-region svg:x="0.77cm" svg:y="0.855cm" svg:width="14.59cm" svg:height="7.54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Blad1.N1:Blad1.N64" chart:class="chart:line">
            <chart:data-point chart:repeated="64"/>
          </chart:series>
          <chart:series chart:style-name="ch6" chart:values-cell-range-address="Blad1.O1:Blad1.O64" chart:class="chart:line">
            <chart:data-point chart:repeated="64"/>
          </chart:series>
          <chart:series chart:style-name="ch7" chart:values-cell-range-address="Blad1.P1:Blad1.P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N</text:p>
              </table:table-cell>
              <table:table-cell office:value-type="string">
                <text:p>Kolom O</text:p>
              </table:table-cell>
              <table:table-cell office:value-type="string">
                <text:p>Kolom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3368">
                <text:p>0.513368</text:p>
                <draw:g>
                  <svg:desc>Blad1.N1:Blad1.N64</svg:desc>
                </draw:g>
              </table:table-cell>
              <table:table-cell office:value-type="float" office:value="0.502136">
                <text:p>0.502136</text:p>
                <draw:g>
                  <svg:desc>Blad1.O1:Blad1.O64</svg:desc>
                </draw:g>
              </table:table-cell>
              <table:table-cell office:value-type="float" office:value="0.507997">
                <text:p>0.507997</text:p>
                <draw:g>
                  <svg:desc>Blad1.P1:Blad1.P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5566">
                <text:p>0.515566</text:p>
              </table:table-cell>
              <table:table-cell office:value-type="float" office:value="0.501526">
                <text:p>0.501526</text:p>
              </table:table-cell>
              <table:table-cell office:value-type="float" office:value="0.508973">
                <text:p>0.508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5444">
                <text:p>0.515444</text:p>
              </table:table-cell>
              <table:table-cell office:value-type="float" office:value="0.501648">
                <text:p>0.501648</text:p>
              </table:table-cell>
              <table:table-cell office:value-type="float" office:value="0.510194">
                <text:p>0.510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642">
                <text:p>0.51642</text:p>
              </table:table-cell>
              <table:table-cell office:value-type="float" office:value="0.503601">
                <text:p>0.503601</text:p>
              </table:table-cell>
              <table:table-cell office:value-type="float" office:value="0.509217">
                <text:p>0.5092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5688">
                <text:p>0.515688</text:p>
              </table:table-cell>
              <table:table-cell office:value-type="float" office:value="0.5047">
                <text:p>0.5047</text:p>
              </table:table-cell>
              <table:table-cell office:value-type="float" office:value="0.511537">
                <text:p>0.511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4589">
                <text:p>0.514589</text:p>
              </table:table-cell>
              <table:table-cell office:value-type="float" office:value="0.503968">
                <text:p>0.503968</text:p>
              </table:table-cell>
              <table:table-cell office:value-type="float" office:value="0.513735">
                <text:p>0.513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3246">
                <text:p>0.513246</text:p>
              </table:table-cell>
              <table:table-cell office:value-type="float" office:value="0.506043">
                <text:p>0.506043</text:p>
              </table:table-cell>
              <table:table-cell office:value-type="float" office:value="0.51288">
                <text:p>0.51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2758">
                <text:p>0.512758</text:p>
              </table:table-cell>
              <table:table-cell office:value-type="float" office:value="0.507264">
                <text:p>0.507264</text:p>
              </table:table-cell>
              <table:table-cell office:value-type="float" office:value="0.516543">
                <text:p>0.516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0072">
                <text:p>0.510072</text:p>
              </table:table-cell>
              <table:table-cell office:value-type="float" office:value="0.508363">
                <text:p>0.508363</text:p>
              </table:table-cell>
              <table:table-cell office:value-type="float" office:value="0.519106">
                <text:p>0.519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7874">
                <text:p>0.507874</text:p>
              </table:table-cell>
              <table:table-cell office:value-type="float" office:value="0.513002">
                <text:p>0.513002</text:p>
              </table:table-cell>
              <table:table-cell office:value-type="float" office:value="0.520449">
                <text:p>0.520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6409">
                <text:p>0.506409</text:p>
              </table:table-cell>
              <table:table-cell office:value-type="float" office:value="0.517641">
                <text:p>0.517641</text:p>
              </table:table-cell>
              <table:table-cell office:value-type="float" office:value="0.524112">
                <text:p>0.524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5189">
                <text:p>0.505189</text:p>
              </table:table-cell>
              <table:table-cell office:value-type="float" office:value="0.522403">
                <text:p>0.522403</text:p>
              </table:table-cell>
              <table:table-cell office:value-type="float" office:value="0.528995">
                <text:p>0.528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2503">
                <text:p>0.502503</text:p>
              </table:table-cell>
              <table:table-cell office:value-type="float" office:value="0.524234">
                <text:p>0.524234</text:p>
              </table:table-cell>
              <table:table-cell office:value-type="float" office:value="0.532169">
                <text:p>0.532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3235">
                <text:p>0.503235</text:p>
              </table:table-cell>
              <table:table-cell office:value-type="float" office:value="0.527652">
                <text:p>0.527652</text:p>
              </table:table-cell>
              <table:table-cell office:value-type="float" office:value="0.534245">
                <text:p>0.534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2747">
                <text:p>0.502747</text:p>
              </table:table-cell>
              <table:table-cell office:value-type="float" office:value="0.532047">
                <text:p>0.532047</text:p>
              </table:table-cell>
              <table:table-cell office:value-type="float" office:value="0.537663">
                <text:p>0.5376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2014">
                <text:p>0.502014</text:p>
              </table:table-cell>
              <table:table-cell office:value-type="float" office:value="0.534001">
                <text:p>0.534001</text:p>
              </table:table-cell>
              <table:table-cell office:value-type="float" office:value="0.540471">
                <text:p>0.540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2136">
                <text:p>0.502136</text:p>
              </table:table-cell>
              <table:table-cell office:value-type="float" office:value="0.534245">
                <text:p>0.534245</text:p>
              </table:table-cell>
              <table:table-cell office:value-type="float" office:value="0.541448">
                <text:p>0.541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4212">
                <text:p>0.504212</text:p>
              </table:table-cell>
              <table:table-cell office:value-type="float" office:value="0.534489">
                <text:p>0.534489</text:p>
              </table:table-cell>
              <table:table-cell office:value-type="float" office:value="0.541814">
                <text:p>0.5418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5555">
                <text:p>0.505555</text:p>
              </table:table-cell>
              <table:table-cell office:value-type="float" office:value="0.532658">
                <text:p>0.532658</text:p>
              </table:table-cell>
              <table:table-cell office:value-type="float" office:value="0.538884">
                <text:p>0.5388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4944">
                <text:p>0.504944</text:p>
              </table:table-cell>
              <table:table-cell office:value-type="float" office:value="0.530216">
                <text:p>0.530216</text:p>
              </table:table-cell>
              <table:table-cell office:value-type="float" office:value="0.537785">
                <text:p>0.537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4822">
                <text:p>0.504822</text:p>
              </table:table-cell>
              <table:table-cell office:value-type="float" office:value="0.528507">
                <text:p>0.528507</text:p>
              </table:table-cell>
              <table:table-cell office:value-type="float" office:value="0.533879">
                <text:p>0.5338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3357">
                <text:p>0.503357</text:p>
              </table:table-cell>
              <table:table-cell office:value-type="float" office:value="0.523379">
                <text:p>0.523379</text:p>
              </table:table-cell>
              <table:table-cell office:value-type="float" office:value="0.531437">
                <text:p>0.5314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3479">
                <text:p>0.503479</text:p>
              </table:table-cell>
              <table:table-cell office:value-type="float" office:value="0.518496">
                <text:p>0.518496</text:p>
              </table:table-cell>
              <table:table-cell office:value-type="float" office:value="0.529361">
                <text:p>0.529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3357">
                <text:p>0.503357</text:p>
              </table:table-cell>
              <table:table-cell office:value-type="float" office:value="0.514833">
                <text:p>0.514833</text:p>
              </table:table-cell>
              <table:table-cell office:value-type="float" office:value="0.525455">
                <text:p>0.5254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3846">
                <text:p>0.503846</text:p>
              </table:table-cell>
              <table:table-cell office:value-type="float" office:value="0.512147">
                <text:p>0.512147</text:p>
              </table:table-cell>
              <table:table-cell office:value-type="float" office:value="0.521914">
                <text:p>0.521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5677">
                <text:p>0.505677</text:p>
              </table:table-cell>
              <table:table-cell office:value-type="float" office:value="0.509095">
                <text:p>0.509095</text:p>
              </table:table-cell>
              <table:table-cell office:value-type="float" office:value="0.519351">
                <text:p>0.519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5799">
                <text:p>0.505799</text:p>
              </table:table-cell>
              <table:table-cell office:value-type="float" office:value="0.507752">
                <text:p>0.507752</text:p>
              </table:table-cell>
              <table:table-cell office:value-type="float" office:value="0.517031">
                <text:p>0.517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7874">
                <text:p>0.507874</text:p>
              </table:table-cell>
              <table:table-cell office:value-type="float" office:value="0.508363">
                <text:p>0.508363</text:p>
              </table:table-cell>
              <table:table-cell office:value-type="float" office:value="0.512514">
                <text:p>0.512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9217">
                <text:p>0.509217</text:p>
              </table:table-cell>
              <table:table-cell office:value-type="float" office:value="0.507752">
                <text:p>0.507752</text:p>
              </table:table-cell>
              <table:table-cell office:value-type="float" office:value="0.51056">
                <text:p>0.51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995">
                <text:p>0.50995</text:p>
              </table:table-cell>
              <table:table-cell office:value-type="float" office:value="0.506532">
                <text:p>0.506532</text:p>
              </table:table-cell>
              <table:table-cell office:value-type="float" office:value="0.51056">
                <text:p>0.510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0682">
                <text:p>0.510682</text:p>
              </table:table-cell>
              <table:table-cell office:value-type="float" office:value="0.506409">
                <text:p>0.506409</text:p>
              </table:table-cell>
              <table:table-cell office:value-type="float" office:value="0.509584">
                <text:p>0.5095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227">
                <text:p>0.51227</text:p>
              </table:table-cell>
              <table:table-cell office:value-type="float" office:value="0.507508">
                <text:p>0.507508</text:p>
              </table:table-cell>
              <table:table-cell office:value-type="float" office:value="0.507874">
                <text:p>0.5078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5688">
                <text:p>0.515688</text:p>
              </table:table-cell>
              <table:table-cell office:value-type="float" office:value="0.500794">
                <text:p>0.500794</text:p>
              </table:table-cell>
              <table:table-cell office:value-type="float" office:value="0.500183">
                <text:p>0.500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5932">
                <text:p>0.515932</text:p>
              </table:table-cell>
              <table:table-cell office:value-type="float" office:value="0.501282">
                <text:p>0.501282</text:p>
              </table:table-cell>
              <table:table-cell office:value-type="float" office:value="0.499939">
                <text:p>0.4999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642">
                <text:p>0.51642</text:p>
              </table:table-cell>
              <table:table-cell office:value-type="float" office:value="0.500427">
                <text:p>0.500427</text:p>
              </table:table-cell>
              <table:table-cell office:value-type="float" office:value="0.501526">
                <text:p>0.5015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6298">
                <text:p>0.516298</text:p>
              </table:table-cell>
              <table:table-cell office:value-type="float" office:value="0.501892">
                <text:p>0.501892</text:p>
              </table:table-cell>
              <table:table-cell office:value-type="float" office:value="0.503724">
                <text:p>0.503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16909">
                <text:p>0.516909</text:p>
              </table:table-cell>
              <table:table-cell office:value-type="float" office:value="0.502869">
                <text:p>0.502869</text:p>
              </table:table-cell>
              <table:table-cell office:value-type="float" office:value="0.506287">
                <text:p>0.506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6665">
                <text:p>0.516665</text:p>
              </table:table-cell>
              <table:table-cell office:value-type="float" office:value="0.505189">
                <text:p>0.505189</text:p>
              </table:table-cell>
              <table:table-cell office:value-type="float" office:value="0.507752">
                <text:p>0.507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16298">
                <text:p>0.516298</text:p>
              </table:table-cell>
              <table:table-cell office:value-type="float" office:value="0.508607">
                <text:p>0.508607</text:p>
              </table:table-cell>
              <table:table-cell office:value-type="float" office:value="0.511415">
                <text:p>0.5114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13735">
                <text:p>0.513735</text:p>
              </table:table-cell>
              <table:table-cell office:value-type="float" office:value="0.512758">
                <text:p>0.512758</text:p>
              </table:table-cell>
              <table:table-cell office:value-type="float" office:value="0.514955">
                <text:p>0.5149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763">
                <text:p>0.50763</text:p>
              </table:table-cell>
              <table:table-cell office:value-type="float" office:value="0.519351">
                <text:p>0.519351</text:p>
              </table:table-cell>
              <table:table-cell office:value-type="float" office:value="0.516909">
                <text:p>0.5169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5921">
                <text:p>0.505921</text:p>
              </table:table-cell>
              <table:table-cell office:value-type="float" office:value="0.524844">
                <text:p>0.524844</text:p>
              </table:table-cell>
              <table:table-cell office:value-type="float" office:value="0.519106">
                <text:p>0.519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4578">
                <text:p>0.504578</text:p>
              </table:table-cell>
              <table:table-cell office:value-type="float" office:value="0.530827">
                <text:p>0.530827</text:p>
              </table:table-cell>
              <table:table-cell office:value-type="float" office:value="0.522647">
                <text:p>0.5226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4456">
                <text:p>0.504456</text:p>
              </table:table-cell>
              <table:table-cell office:value-type="float" office:value="0.537297">
                <text:p>0.537297</text:p>
              </table:table-cell>
              <table:table-cell office:value-type="float" office:value="0.52692">
                <text:p>0.526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03968">
                <text:p>0.503968</text:p>
              </table:table-cell>
              <table:table-cell office:value-type="float" office:value="0.538274">
                <text:p>0.538274</text:p>
              </table:table-cell>
              <table:table-cell office:value-type="float" office:value="0.532047">
                <text:p>0.5320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5555">
                <text:p>0.505555</text:p>
              </table:table-cell>
              <table:table-cell office:value-type="float" office:value="0.540593">
                <text:p>0.540593</text:p>
              </table:table-cell>
              <table:table-cell office:value-type="float" office:value="0.53803">
                <text:p>0.538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6898">
                <text:p>0.506898</text:p>
              </table:table-cell>
              <table:table-cell office:value-type="float" office:value="0.541692">
                <text:p>0.541692</text:p>
              </table:table-cell>
              <table:table-cell office:value-type="float" office:value="0.538274">
                <text:p>0.538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7508">
                <text:p>0.507508</text:p>
              </table:table-cell>
              <table:table-cell office:value-type="float" office:value="0.541082">
                <text:p>0.541082</text:p>
              </table:table-cell>
              <table:table-cell office:value-type="float" office:value="0.539128">
                <text:p>0.53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6532">
                <text:p>0.506532</text:p>
              </table:table-cell>
              <table:table-cell office:value-type="float" office:value="0.541204">
                <text:p>0.541204</text:p>
              </table:table-cell>
              <table:table-cell office:value-type="float" office:value="0.538884">
                <text:p>0.5388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6409">
                <text:p>0.506409</text:p>
              </table:table-cell>
              <table:table-cell office:value-type="float" office:value="0.539373">
                <text:p>0.539373</text:p>
              </table:table-cell>
              <table:table-cell office:value-type="float" office:value="0.53632">
                <text:p>0.536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6409">
                <text:p>0.506409</text:p>
              </table:table-cell>
              <table:table-cell office:value-type="float" office:value="0.535954">
                <text:p>0.535954</text:p>
              </table:table-cell>
              <table:table-cell office:value-type="float" office:value="0.533757">
                <text:p>0.5337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07142">
                <text:p>0.507142</text:p>
              </table:table-cell>
              <table:table-cell office:value-type="float" office:value="0.533634">
                <text:p>0.533634</text:p>
              </table:table-cell>
              <table:table-cell office:value-type="float" office:value="0.53046">
                <text:p>0.53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8973">
                <text:p>0.508973</text:p>
              </table:table-cell>
              <table:table-cell office:value-type="float" office:value="0.536565">
                <text:p>0.536565</text:p>
              </table:table-cell>
              <table:table-cell office:value-type="float" office:value="0.523868">
                <text:p>0.523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09828">
                <text:p>0.509828</text:p>
              </table:table-cell>
              <table:table-cell office:value-type="float" office:value="0.534245">
                <text:p>0.534245</text:p>
              </table:table-cell>
              <table:table-cell office:value-type="float" office:value="0.519106">
                <text:p>0.5191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11537">
                <text:p>0.511537</text:p>
              </table:table-cell>
              <table:table-cell office:value-type="float" office:value="0.527408">
                <text:p>0.527408</text:p>
              </table:table-cell>
              <table:table-cell office:value-type="float" office:value="0.521304">
                <text:p>0.5213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2025">
                <text:p>0.512025</text:p>
              </table:table-cell>
              <table:table-cell office:value-type="float" office:value="0.524478">
                <text:p>0.524478</text:p>
              </table:table-cell>
              <table:table-cell office:value-type="float" office:value="0.518374">
                <text:p>0.5183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11537">
                <text:p>0.511537</text:p>
              </table:table-cell>
              <table:table-cell office:value-type="float" office:value="0.521182">
                <text:p>0.521182</text:p>
              </table:table-cell>
              <table:table-cell office:value-type="float" office:value="0.5152">
                <text:p>0.5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11537">
                <text:p>0.511537</text:p>
              </table:table-cell>
              <table:table-cell office:value-type="float" office:value="0.517763">
                <text:p>0.517763</text:p>
              </table:table-cell>
              <table:table-cell office:value-type="float" office:value="0.513246">
                <text:p>0.5132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12392">
                <text:p>0.512392</text:p>
              </table:table-cell>
              <table:table-cell office:value-type="float" office:value="0.513979">
                <text:p>0.513979</text:p>
              </table:table-cell>
              <table:table-cell office:value-type="float" office:value="0.510194">
                <text:p>0.5101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12392">
                <text:p>0.512392</text:p>
              </table:table-cell>
              <table:table-cell office:value-type="float" office:value="0.510682">
                <text:p>0.510682</text:p>
              </table:table-cell>
              <table:table-cell office:value-type="float" office:value="0.508363">
                <text:p>0.5083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2392">
                <text:p>0.512392</text:p>
              </table:table-cell>
              <table:table-cell office:value-type="float" office:value="0.507997">
                <text:p>0.507997</text:p>
              </table:table-cell>
              <table:table-cell office:value-type="float" office:value="0.50702">
                <text:p>0.507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10316">
                <text:p>0.510316</text:p>
              </table:table-cell>
              <table:table-cell office:value-type="float" office:value="0.507508">
                <text:p>0.507508</text:p>
              </table:table-cell>
              <table:table-cell office:value-type="float" office:value="0.506165">
                <text:p>0.506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10927">
                <text:p>0.510927</text:p>
              </table:table-cell>
              <table:table-cell office:value-type="float" office:value="0.506165">
                <text:p>0.506165</text:p>
              </table:table-cell>
              <table:table-cell office:value-type="float" office:value="0.505921">
                <text:p>0.5059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12147">
                <text:p>0.512147</text:p>
              </table:table-cell>
              <table:table-cell office:value-type="float" office:value="0.503846">
                <text:p>0.503846</text:p>
              </table:table-cell>
              <table:table-cell office:value-type="float" office:value="0.50702">
                <text:p>0.507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